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1" manifest:media-type=""/>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
  <manifest:file-entry manifest:full-path="ObjectReplacements/Object 44" manifest:media-type=""/>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
  <manifest:file-entry manifest:full-path="ObjectReplacements/Object 5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styles.xml" manifest:media-type="text/xml"/>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43/content.xml" manifest:media-type="text/xml"/>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Pictures/100002010000072200000234A25EB91FC3AF730E.png" manifest:media-type="image/png"/>
  <manifest:file-entry manifest:full-path="Pictures/100002010000020400000186F29C38A46B3936FC.png" manifest:media-type="image/png"/>
  <manifest:file-entry manifest:full-path="Pictures/1000000000000057000000590EDEC488FA7FDB94.jpg" manifest:media-type="image/jpeg"/>
  <manifest:file-entry manifest:full-path="Pictures/10000201000008B9000003478A37BD9B38025C52.png" manifest:media-type="image/png"/>
  <manifest:file-entry manifest:full-path="Pictures/10000201000004BA00000268EC38E943A78AE70E.png" manifest:media-type="image/png"/>
  <manifest:file-entry manifest:full-path="Pictures/1000020100000292000001B5F1A9C85CB182F342.png" manifest:media-type="image/png"/>
  <manifest:file-entry manifest:full-path="Pictures/10000201000004D6000002D61E61FB9DBB6FBA54.png" manifest:media-type="image/png"/>
  <manifest:file-entry manifest:full-path="Pictures/1000020100000A92000002C72FE6980BF9A22255.png" manifest:media-type="image/png"/>
  <manifest:file-entry manifest:full-path="Pictures/10000201000008C200000347986D72F00A322574.png" manifest:media-type="image/png"/>
  <manifest:file-entry manifest:full-path="Pictures/10000201000002140000032A597384BB20A115DB.png" manifest:media-type="image/png"/>
  <manifest:file-entry manifest:full-path="Pictures/100002010000072200000234100724656D92A74D.png" manifest:media-type="image/png"/>
  <manifest:file-entry manifest:full-path="Pictures/100002010000072200000234F3E318F76558D848.png" manifest:media-type="image/png"/>
  <manifest:file-entry manifest:full-path="Pictures/1000020100000722000002343C89A40EDA0B1A3F.png" manifest:media-type="image/png"/>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settings.xml" manifest:media-type="text/xml"/>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meta.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Times New Roman4" svg:font-family="'Times New Roman'" style:font-family-generic="roman"/>
    <style:font-face style:name="Times New Roman5" svg:font-family="'Times New Roman'" style:font-adornments="Bold" style:font-family-generic="roman"/>
    <style:font-face style:name="Arial2" svg:font-family="Arial" style:font-family-generic="swiss"/>
    <style:font-face style:name="Arial1"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1" svg:font-family="'Times New Roman'" style:font-family-generic="roman" style:font-pitch="variable"/>
    <style:font-face style:name="Times New Roman2" svg:font-family="'Times New Roman'" style:font-adornments="Itálico" style:font-family-generic="roman" style:font-pitch="variable"/>
    <style:font-face style:name="Times New Roman6" svg:font-family="'Times New Roman'" style:font-adornments="Negrito" style:font-family-generic="roman" style:font-pitch="variable"/>
    <style:font-face style:name="Times New Roman3"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a1" style:family="table">
      <style:table-properties style:width="15.995cm" table:align="left" fo:keep-with-next="always" style:writing-mode="lr-tb"/>
    </style:style>
    <style:style style:name="Tabela1.A" style:family="table-column">
      <style:table-column-properties style:column-width="3.993cm"/>
    </style:style>
    <style:style style:name="Tabela1.B" style:family="table-column">
      <style:table-column-properties style:column-width="1.334cm"/>
    </style:style>
    <style:style style:name="Tabela1.1" style:family="table-row">
      <style:table-row-properties style:min-row-height="0.794cm"/>
    </style:style>
    <style:style style:name="Tabela1.A1" style:family="table-cell">
      <style:table-cell-properties fo:padding="0.097cm" fo:border-left="0.05pt solid #000000" fo:border-right="none" fo:border-top="0.05pt solid #000000" fo:border-bottom="0.05pt solid #000000"/>
    </style:style>
    <style:style style:name="Tabela1.J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J2" style:family="table-cell">
      <style:table-cell-properties fo:padding="0.097cm" fo:border-left="0.05pt solid #000000" fo:border-right="0.05pt solid #000000" fo:border-top="none" fo:border-bottom="0.05pt solid #000000"/>
    </style:style>
    <style:style style:name="Tabela9" style:family="table">
      <style:table-properties style:width="16cm" table:align="margins"/>
    </style:style>
    <style:style style:name="Tabela9.A" style:family="table-column">
      <style:table-column-properties style:column-width="14.222cm" style:rel-column-width="58251*"/>
    </style:style>
    <style:style style:name="Tabela9.B" style:family="table-column">
      <style:table-column-properties style:column-width="1.778cm" style:rel-column-width="7284*"/>
    </style:style>
    <style:style style:name="Tabela9.1" style:family="table-row">
      <style:table-row-properties style:min-row-height="1.397cm"/>
    </style:style>
    <style:style style:name="Tabela9.A1" style:family="table-cell">
      <style:table-cell-properties style:vertical-align="middle" fo:padding="0.097cm" fo:border="none"/>
    </style:style>
    <style:style style:name="Tabela8" style:family="table">
      <style:table-properties style:width="16cm" table:align="margins"/>
    </style:style>
    <style:style style:name="Tabela8.A" style:family="table-column">
      <style:table-column-properties style:column-width="14.222cm" style:rel-column-width="58251*"/>
    </style:style>
    <style:style style:name="Tabela8.B" style:family="table-column">
      <style:table-column-properties style:column-width="1.778cm" style:rel-column-width="7284*"/>
    </style:style>
    <style:style style:name="Tabela8.1" style:family="table-row">
      <style:table-row-properties style:min-row-height="1.191cm"/>
    </style:style>
    <style:style style:name="Tabela8.A1" style:family="table-cell">
      <style:table-cell-properties style:vertical-align="middle" fo:padding="0.097cm" fo:border="none"/>
    </style:style>
    <style:style style:name="Tabela2" style:family="table">
      <style:table-properties style:width="16cm" table:align="margins" style:writing-mode="lr-tb"/>
    </style:style>
    <style:style style:name="Tabela2.A" style:family="table-column">
      <style:table-column-properties style:column-width="6.399cm" style:rel-column-width="26211*"/>
    </style:style>
    <style:style style:name="Tabela2.B" style:family="table-column">
      <style:table-column-properties style:column-width="2.401cm" style:rel-column-width="9832*"/>
    </style:style>
    <style:style style:name="Tabela2.E" style:family="table-column">
      <style:table-column-properties style:column-width="2.399cm" style:rel-column-width="9828*"/>
    </style:style>
    <style:style style:name="Tabela2.A1" style:family="table-cell">
      <style:table-cell-properties fo:padding="0.049cm" fo:border-left="0.05pt solid #000000" fo:border-right="none" fo:border-top="0.05pt solid #000000" fo:border-bottom="0.05pt solid #000000"/>
    </style:style>
    <style:style style:name="Tabela2.B1" style:family="table-cell">
      <style:table-cell-properties style:vertical-align="" fo:padding="0.049cm" fo:border-left="0.05pt solid #000000" fo:border-right="none" fo:border-top="0.05pt solid #000000" fo:border-bottom="0.05pt solid #000000"/>
    </style:style>
    <style:style style:name="Tabela2.E1" style:family="table-cell">
      <style:table-cell-properties fo:padding="0.049cm" fo:border="0.05pt solid #000000"/>
    </style:style>
    <style:style style:name="Tabela2.A2" style:family="table-cell">
      <style:table-cell-properties fo:padding="0.049cm" fo:border-left="0.05pt solid #000000" fo:border-right="none" fo:border-top="none" fo:border-bottom="0.05pt solid #000000"/>
    </style:style>
    <style:style style:name="Tabela2.B2" style:family="table-cell">
      <style:table-cell-properties fo:padding="0.049cm" fo:border-left="0.05pt solid #000000" fo:border-right="none" fo:border-top="none" fo:border-bottom="0.05pt solid #000000"/>
    </style:style>
    <style:style style:name="Tabela2.C2" style:family="table-cell">
      <style:table-cell-properties fo:padding="0.049cm" fo:border-left="0.05pt solid #000000" fo:border-right="none" fo:border-top="none" fo:border-bottom="0.05pt solid #000000"/>
    </style:style>
    <style:style style:name="Tabela2.D2" style:family="table-cell">
      <style:table-cell-properties fo:padding="0.049cm" fo:border-left="0.05pt solid #000000" fo:border-right="none" fo:border-top="none" fo:border-bottom="0.05pt solid #000000"/>
    </style:style>
    <style:style style:name="Tabela2.E2" style:family="table-cell">
      <style:table-cell-properties fo:padding="0.049cm" fo:border-left="0.05pt solid #000000" fo:border-right="0.05pt solid #000000" fo:border-top="none" fo:border-bottom="0.05pt solid #000000"/>
    </style:style>
    <style:style style:name="Tabela2.A3" style:family="table-cell">
      <style:table-cell-properties fo:padding="0.049cm" fo:border-left="0.05pt solid #000000" fo:border-right="none" fo:border-top="none" fo:border-bottom="0.05pt solid #000000"/>
    </style:style>
    <style:style style:name="Tabela2.B3" style:family="table-cell">
      <style:table-cell-properties fo:padding="0.049cm" fo:border-left="0.05pt solid #000000" fo:border-right="none" fo:border-top="none" fo:border-bottom="0.05pt solid #000000"/>
    </style:style>
    <style:style style:name="Tabela2.C3" style:family="table-cell">
      <style:table-cell-properties fo:padding="0.049cm" fo:border-left="0.05pt solid #000000" fo:border-right="none" fo:border-top="none" fo:border-bottom="0.05pt solid #000000"/>
    </style:style>
    <style:style style:name="Tabela2.D3" style:family="table-cell">
      <style:table-cell-properties fo:padding="0.049cm" fo:border-left="0.05pt solid #000000" fo:border-right="none" fo:border-top="none" fo:border-bottom="0.05pt solid #000000"/>
    </style:style>
    <style:style style:name="Tabela2.E3" style:family="table-cell">
      <style:table-cell-properties fo:padding="0.049cm" fo:border-left="0.05pt solid #000000" fo:border-right="0.05pt solid #000000" fo:border-top="none" fo:border-bottom="0.05pt solid #000000"/>
    </style:style>
    <style:style style:name="Tabela2.A4" style:family="table-cell">
      <style:table-cell-properties fo:padding="0.049cm" fo:border-left="0.05pt solid #000000" fo:border-right="none" fo:border-top="none" fo:border-bottom="0.05pt solid #000000"/>
    </style:style>
    <style:style style:name="Tabela2.B4" style:family="table-cell">
      <style:table-cell-properties fo:padding="0.049cm" fo:border-left="0.05pt solid #000000" fo:border-right="none" fo:border-top="none" fo:border-bottom="0.05pt solid #000000"/>
    </style:style>
    <style:style style:name="Tabela2.C4" style:family="table-cell">
      <style:table-cell-properties fo:padding="0.049cm" fo:border-left="0.05pt solid #000000" fo:border-right="none" fo:border-top="none" fo:border-bottom="0.05pt solid #000000"/>
    </style:style>
    <style:style style:name="Tabela2.D4" style:family="table-cell">
      <style:table-cell-properties fo:padding="0.049cm" fo:border-left="0.05pt solid #000000" fo:border-right="none" fo:border-top="none" fo:border-bottom="0.05pt solid #000000"/>
    </style:style>
    <style:style style:name="Tabela2.E4" style:family="table-cell">
      <style:table-cell-properties fo:padding="0.049cm" fo:border-left="0.05pt solid #000000" fo:border-right="0.05pt solid #000000" fo:border-top="none" fo:border-bottom="0.05pt solid #000000"/>
    </style:style>
    <style:style style:name="Tabela2.A5" style:family="table-cell">
      <style:table-cell-properties fo:padding="0.049cm" fo:border-left="0.05pt solid #000000" fo:border-right="none" fo:border-top="none" fo:border-bottom="0.05pt solid #000000"/>
    </style:style>
    <style:style style:name="Tabela2.B5" style:family="table-cell">
      <style:table-cell-properties fo:padding="0.049cm" fo:border-left="0.05pt solid #000000" fo:border-right="none" fo:border-top="none" fo:border-bottom="0.05pt solid #000000"/>
    </style:style>
    <style:style style:name="Tabela2.C5" style:family="table-cell">
      <style:table-cell-properties fo:padding="0.049cm" fo:border-left="0.05pt solid #000000" fo:border-right="none" fo:border-top="none" fo:border-bottom="0.05pt solid #000000"/>
    </style:style>
    <style:style style:name="Tabela2.D5" style:family="table-cell">
      <style:table-cell-properties fo:padding="0.049cm" fo:border-left="0.05pt solid #000000" fo:border-right="none" fo:border-top="none" fo:border-bottom="0.05pt solid #000000"/>
    </style:style>
    <style:style style:name="Tabela2.E5" style:family="table-cell">
      <style:table-cell-properties fo:padding="0.049cm" fo:border-left="0.05pt solid #000000" fo:border-right="0.05pt solid #000000" fo:border-top="none" fo:border-bottom="0.05pt solid #000000"/>
    </style:style>
    <style:style style:name="Tabela2.A6" style:family="table-cell">
      <style:table-cell-properties fo:padding="0.049cm" fo:border-left="0.05pt solid #000000" fo:border-right="none" fo:border-top="none" fo:border-bottom="0.05pt solid #000000"/>
    </style:style>
    <style:style style:name="Tabela2.B6" style:family="table-cell">
      <style:table-cell-properties fo:padding="0.049cm" fo:border-left="0.05pt solid #000000" fo:border-right="none" fo:border-top="none" fo:border-bottom="0.05pt solid #000000"/>
    </style:style>
    <style:style style:name="Tabela2.C6" style:family="table-cell">
      <style:table-cell-properties fo:padding="0.049cm" fo:border-left="0.05pt solid #000000" fo:border-right="none" fo:border-top="none" fo:border-bottom="0.05pt solid #000000"/>
    </style:style>
    <style:style style:name="Tabela2.D6" style:family="table-cell">
      <style:table-cell-properties fo:padding="0.049cm" fo:border-left="0.05pt solid #000000" fo:border-right="none" fo:border-top="none" fo:border-bottom="0.05pt solid #000000"/>
    </style:style>
    <style:style style:name="Tabela2.E6" style:family="table-cell">
      <style:table-cell-properties fo:padding="0.049cm" fo:border-left="0.05pt solid #000000" fo:border-right="0.05pt solid #000000" fo:border-top="none" fo:border-bottom="0.05pt solid #000000"/>
    </style:style>
    <style:style style:name="Tabela2.A7" style:family="table-cell">
      <style:table-cell-properties fo:padding="0.049cm" fo:border-left="0.05pt solid #000000" fo:border-right="none" fo:border-top="none" fo:border-bottom="0.05pt solid #000000"/>
    </style:style>
    <style:style style:name="Tabela2.B7" style:family="table-cell">
      <style:table-cell-properties fo:padding="0.049cm" fo:border-left="0.05pt solid #000000" fo:border-right="none" fo:border-top="none" fo:border-bottom="0.05pt solid #000000"/>
    </style:style>
    <style:style style:name="Tabela2.C7" style:family="table-cell">
      <style:table-cell-properties fo:padding="0.049cm" fo:border-left="0.05pt solid #000000" fo:border-right="none" fo:border-top="none" fo:border-bottom="0.05pt solid #000000"/>
    </style:style>
    <style:style style:name="Tabela2.D7" style:family="table-cell">
      <style:table-cell-properties fo:padding="0.049cm" fo:border-left="0.05pt solid #000000" fo:border-right="none" fo:border-top="none" fo:border-bottom="0.05pt solid #000000"/>
    </style:style>
    <style:style style:name="Tabela2.E7" style:family="table-cell">
      <style:table-cell-properties fo:padding="0.049cm" fo:border-left="0.05pt solid #000000" fo:border-right="0.05pt solid #000000" fo:border-top="none" fo:border-bottom="0.05pt solid #000000"/>
    </style:style>
    <style:style style:name="Tabela2.A8" style:family="table-cell">
      <style:table-cell-properties fo:padding="0.049cm" fo:border-left="0.05pt solid #000000" fo:border-right="none" fo:border-top="none" fo:border-bottom="0.05pt solid #000000"/>
    </style:style>
    <style:style style:name="Tabela2.B8" style:family="table-cell">
      <style:table-cell-properties fo:padding="0.049cm" fo:border-left="0.05pt solid #000000" fo:border-right="none" fo:border-top="none" fo:border-bottom="0.05pt solid #000000"/>
    </style:style>
    <style:style style:name="Tabela2.C8" style:family="table-cell">
      <style:table-cell-properties fo:padding="0.049cm" fo:border-left="0.05pt solid #000000" fo:border-right="none" fo:border-top="none" fo:border-bottom="0.05pt solid #000000"/>
    </style:style>
    <style:style style:name="Tabela2.D8" style:family="table-cell">
      <style:table-cell-properties fo:padding="0.049cm" fo:border-left="0.05pt solid #000000" fo:border-right="none" fo:border-top="none" fo:border-bottom="0.05pt solid #000000"/>
    </style:style>
    <style:style style:name="Tabela2.E8" style:family="table-cell">
      <style:table-cell-properties fo:padding="0.049cm" fo:border-left="0.05pt solid #000000" fo:border-right="0.05pt solid #000000" fo:border-top="none" fo:border-bottom="0.05pt solid #000000"/>
    </style:style>
    <style:style style:name="Tabela3" style:family="table">
      <style:table-properties style:width="16cm" table:align="margins" style:writing-mode="lr-tb"/>
    </style:style>
    <style:style style:name="Tabela3.A" style:family="table-column">
      <style:table-column-properties style:column-width="6.398cm" style:rel-column-width="26203*"/>
    </style:style>
    <style:style style:name="Tabela3.B" style:family="table-column">
      <style:table-column-properties style:column-width="2.401cm" style:rel-column-width="9832*"/>
    </style:style>
    <style:style style:name="Tabela3.E" style:family="table-column">
      <style:table-column-properties style:column-width="2.401cm" style:rel-column-width="9836*"/>
    </style:style>
    <style:style style:name="Tabela3.A1" style:family="table-cell">
      <style:table-cell-properties fo:padding="0.049cm" fo:border-left="0.05pt solid #000000" fo:border-right="none" fo:border-top="0.05pt solid #000000" fo:border-bottom="0.05pt solid #000000"/>
    </style:style>
    <style:style style:name="Tabela3.B1" style:family="table-cell">
      <style:table-cell-properties style:vertical-align="" fo:padding="0.049cm" fo:border-left="0.05pt solid #000000" fo:border-right="none" fo:border-top="0.05pt solid #000000" fo:border-bottom="0.05pt solid #000000"/>
    </style:style>
    <style:style style:name="Tabela3.E1" style:family="table-cell">
      <style:table-cell-properties fo:padding="0.049cm" fo:border="0.05pt solid #000000"/>
    </style:style>
    <style:style style:name="Tabela3.A2" style:family="table-cell">
      <style:table-cell-properties fo:padding="0.049cm" fo:border-left="0.05pt solid #000000" fo:border-right="none" fo:border-top="none" fo:border-bottom="0.05pt solid #000000"/>
    </style:style>
    <style:style style:name="Tabela3.B2" style:family="table-cell">
      <style:table-cell-properties fo:padding="0.049cm" fo:border-left="0.05pt solid #000000" fo:border-right="none" fo:border-top="none" fo:border-bottom="0.05pt solid #000000"/>
    </style:style>
    <style:style style:name="Tabela3.C2" style:family="table-cell">
      <style:table-cell-properties fo:padding="0.049cm" fo:border-left="0.05pt solid #000000" fo:border-right="none" fo:border-top="none" fo:border-bottom="0.05pt solid #000000"/>
    </style:style>
    <style:style style:name="Tabela3.D2" style:family="table-cell">
      <style:table-cell-properties fo:padding="0.049cm" fo:border-left="0.05pt solid #000000" fo:border-right="none" fo:border-top="none" fo:border-bottom="0.05pt solid #000000"/>
    </style:style>
    <style:style style:name="Tabela3.E2" style:family="table-cell">
      <style:table-cell-properties fo:padding="0.049cm" fo:border-left="0.05pt solid #000000" fo:border-right="0.05pt solid #000000" fo:border-top="none" fo:border-bottom="0.05pt solid #000000"/>
    </style:style>
    <style:style style:name="Tabela3.A3" style:family="table-cell">
      <style:table-cell-properties fo:padding="0.049cm" fo:border-left="0.05pt solid #000000" fo:border-right="none" fo:border-top="none" fo:border-bottom="0.05pt solid #000000"/>
    </style:style>
    <style:style style:name="Tabela3.B3" style:family="table-cell">
      <style:table-cell-properties fo:padding="0.049cm" fo:border-left="0.05pt solid #000000" fo:border-right="none" fo:border-top="none" fo:border-bottom="0.05pt solid #000000"/>
    </style:style>
    <style:style style:name="Tabela3.C3" style:family="table-cell">
      <style:table-cell-properties fo:padding="0.049cm" fo:border-left="0.05pt solid #000000" fo:border-right="none" fo:border-top="none" fo:border-bottom="0.05pt solid #000000"/>
    </style:style>
    <style:style style:name="Tabela3.D3" style:family="table-cell">
      <style:table-cell-properties fo:padding="0.049cm" fo:border-left="0.05pt solid #000000" fo:border-right="none" fo:border-top="none" fo:border-bottom="0.05pt solid #000000"/>
    </style:style>
    <style:style style:name="Tabela3.E3" style:family="table-cell">
      <style:table-cell-properties fo:padding="0.049cm" fo:border-left="0.05pt solid #000000" fo:border-right="0.05pt solid #000000" fo:border-top="none" fo:border-bottom="0.05pt solid #000000"/>
    </style:style>
    <style:style style:name="Tabela3.A4" style:family="table-cell">
      <style:table-cell-properties fo:padding="0.049cm" fo:border-left="0.05pt solid #000000" fo:border-right="none" fo:border-top="none" fo:border-bottom="0.05pt solid #000000"/>
    </style:style>
    <style:style style:name="Tabela3.B4" style:family="table-cell">
      <style:table-cell-properties fo:padding="0.049cm" fo:border-left="0.05pt solid #000000" fo:border-right="none" fo:border-top="none" fo:border-bottom="0.05pt solid #000000"/>
    </style:style>
    <style:style style:name="Tabela3.C4" style:family="table-cell">
      <style:table-cell-properties fo:padding="0.049cm" fo:border-left="0.05pt solid #000000" fo:border-right="none" fo:border-top="none" fo:border-bottom="0.05pt solid #000000"/>
    </style:style>
    <style:style style:name="Tabela3.D4" style:family="table-cell">
      <style:table-cell-properties fo:padding="0.049cm" fo:border-left="0.05pt solid #000000" fo:border-right="none" fo:border-top="none" fo:border-bottom="0.05pt solid #000000"/>
    </style:style>
    <style:style style:name="Tabela3.E4" style:family="table-cell">
      <style:table-cell-properties fo:padding="0.049cm" fo:border-left="0.05pt solid #000000" fo:border-right="0.05pt solid #000000" fo:border-top="none" fo:border-bottom="0.05pt solid #000000"/>
    </style:style>
    <style:style style:name="Tabela3.A5" style:family="table-cell">
      <style:table-cell-properties fo:padding="0.049cm" fo:border-left="0.05pt solid #000000" fo:border-right="none" fo:border-top="none" fo:border-bottom="0.05pt solid #000000"/>
    </style:style>
    <style:style style:name="Tabela3.B5" style:family="table-cell">
      <style:table-cell-properties fo:padding="0.049cm" fo:border-left="0.05pt solid #000000" fo:border-right="none" fo:border-top="none" fo:border-bottom="0.05pt solid #000000"/>
    </style:style>
    <style:style style:name="Tabela3.C5" style:family="table-cell">
      <style:table-cell-properties fo:padding="0.049cm" fo:border-left="0.05pt solid #000000" fo:border-right="none" fo:border-top="none" fo:border-bottom="0.05pt solid #000000"/>
    </style:style>
    <style:style style:name="Tabela3.D5" style:family="table-cell">
      <style:table-cell-properties fo:padding="0.049cm" fo:border-left="0.05pt solid #000000" fo:border-right="none" fo:border-top="none" fo:border-bottom="0.05pt solid #000000"/>
    </style:style>
    <style:style style:name="Tabela3.E5" style:family="table-cell">
      <style:table-cell-properties fo:padding="0.049cm" fo:border-left="0.05pt solid #000000" fo:border-right="0.05pt solid #000000" fo:border-top="none" fo:border-bottom="0.05pt solid #000000"/>
    </style:style>
    <style:style style:name="Tabela3.A6" style:family="table-cell">
      <style:table-cell-properties fo:padding="0.049cm" fo:border-left="0.05pt solid #000000" fo:border-right="none" fo:border-top="none" fo:border-bottom="0.05pt solid #000000"/>
    </style:style>
    <style:style style:name="Tabela3.B6" style:family="table-cell">
      <style:table-cell-properties fo:padding="0.049cm" fo:border-left="0.05pt solid #000000" fo:border-right="none" fo:border-top="none" fo:border-bottom="0.05pt solid #000000"/>
    </style:style>
    <style:style style:name="Tabela3.C6" style:family="table-cell">
      <style:table-cell-properties fo:padding="0.049cm" fo:border-left="0.05pt solid #000000" fo:border-right="none" fo:border-top="none" fo:border-bottom="0.05pt solid #000000"/>
    </style:style>
    <style:style style:name="Tabela3.D6" style:family="table-cell">
      <style:table-cell-properties fo:padding="0.049cm" fo:border-left="0.05pt solid #000000" fo:border-right="none" fo:border-top="none" fo:border-bottom="0.05pt solid #000000"/>
    </style:style>
    <style:style style:name="Tabela3.E6" style:family="table-cell">
      <style:table-cell-properties fo:padding="0.049cm" fo:border-left="0.05pt solid #000000" fo:border-right="0.05pt solid #000000" fo:border-top="none" fo:border-bottom="0.05pt solid #000000"/>
    </style:style>
    <style:style style:name="Tabela3.A7" style:family="table-cell">
      <style:table-cell-properties fo:padding="0.049cm" fo:border-left="0.05pt solid #000000" fo:border-right="none" fo:border-top="none" fo:border-bottom="0.05pt solid #000000"/>
    </style:style>
    <style:style style:name="Tabela3.B7" style:family="table-cell">
      <style:table-cell-properties fo:padding="0.049cm" fo:border-left="0.05pt solid #000000" fo:border-right="none" fo:border-top="none" fo:border-bottom="0.05pt solid #000000"/>
    </style:style>
    <style:style style:name="Tabela3.C7" style:family="table-cell">
      <style:table-cell-properties fo:padding="0.049cm" fo:border-left="0.05pt solid #000000" fo:border-right="none" fo:border-top="none" fo:border-bottom="0.05pt solid #000000"/>
    </style:style>
    <style:style style:name="Tabela3.D7" style:family="table-cell">
      <style:table-cell-properties fo:padding="0.049cm" fo:border-left="0.05pt solid #000000" fo:border-right="none" fo:border-top="none" fo:border-bottom="0.05pt solid #000000"/>
    </style:style>
    <style:style style:name="Tabela3.E7" style:family="table-cell">
      <style:table-cell-properties fo:padding="0.049cm" fo:border-left="0.05pt solid #000000" fo:border-right="0.05pt solid #000000" fo:border-top="none" fo:border-bottom="0.05pt solid #000000"/>
    </style:style>
    <style:style style:name="Tabela3.A8" style:family="table-cell">
      <style:table-cell-properties fo:padding="0.049cm" fo:border-left="0.05pt solid #000000" fo:border-right="none" fo:border-top="none" fo:border-bottom="0.05pt solid #000000"/>
    </style:style>
    <style:style style:name="Tabela3.B8" style:family="table-cell">
      <style:table-cell-properties fo:padding="0.049cm" fo:border-left="0.05pt solid #000000" fo:border-right="none" fo:border-top="none" fo:border-bottom="0.05pt solid #000000"/>
    </style:style>
    <style:style style:name="Tabela3.C8" style:family="table-cell">
      <style:table-cell-properties fo:padding="0.049cm" fo:border-left="0.05pt solid #000000" fo:border-right="none" fo:border-top="none" fo:border-bottom="0.05pt solid #000000"/>
    </style:style>
    <style:style style:name="Tabela3.D8" style:family="table-cell">
      <style:table-cell-properties fo:padding="0.049cm" fo:border-left="0.05pt solid #000000" fo:border-right="none" fo:border-top="none" fo:border-bottom="0.05pt solid #000000"/>
    </style:style>
    <style:style style:name="Tabela3.E8" style:family="table-cell">
      <style:table-cell-properties fo:padding="0.049cm" fo:border-left="0.05pt solid #000000" fo:border-right="0.05pt solid #000000"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099cm" style:rel-column-width="20886*"/>
    </style:style>
    <style:style style:name="Tabela4.B" style:family="table-column">
      <style:table-column-properties style:column-width="3.2cm" style:rel-column-width="13105*"/>
    </style:style>
    <style:style style:name="Tabela4.C" style:family="table-column">
      <style:table-column-properties style:column-width="2.789cm" style:rel-column-width="11422*"/>
    </style:style>
    <style:style style:name="Tabela4.D" style:family="table-column">
      <style:table-column-properties style:column-width="2.406cm" style:rel-column-width="9854*"/>
    </style:style>
    <style:style style:name="Tabela4.E" style:family="table-column">
      <style:table-column-properties style:column-width="2.506cm" style:rel-column-width="10268*"/>
    </style:style>
    <style:style style:name="Tabela4.A1" style:family="table-cell">
      <style:table-cell-properties fo:padding="0.049cm" fo:border-left="0.05pt solid #000000" fo:border-right="none" fo:border-top="0.05pt solid #000000" fo:border-bottom="0.05pt solid #000000"/>
    </style:style>
    <style:style style:name="Tabela4.B1" style:family="table-cell">
      <style:table-cell-properties style:vertical-align="" fo:padding="0.049cm" fo:border-left="0.05pt solid #000000" fo:border-right="none" fo:border-top="0.05pt solid #000000" fo:border-bottom="0.05pt solid #000000"/>
    </style:style>
    <style:style style:name="Tabela4.E1" style:family="table-cell">
      <style:table-cell-properties fo:padding="0.049cm" fo:border="0.05pt solid #000000"/>
    </style:style>
    <style:style style:name="Tabela4.A2" style:family="table-cell">
      <style:table-cell-properties fo:padding="0.049cm" fo:border-left="0.05pt solid #000000" fo:border-right="none" fo:border-top="none" fo:border-bottom="0.05pt solid #000000"/>
    </style:style>
    <style:style style:name="Tabela4.B2" style:family="table-cell">
      <style:table-cell-properties fo:padding="0.049cm" fo:border-left="0.05pt solid #000000" fo:border-right="none" fo:border-top="none" fo:border-bottom="0.05pt solid #000000"/>
    </style:style>
    <style:style style:name="Tabela4.C2" style:family="table-cell">
      <style:table-cell-properties fo:padding="0.049cm" fo:border-left="0.05pt solid #000000" fo:border-right="none" fo:border-top="none" fo:border-bottom="0.05pt solid #000000"/>
    </style:style>
    <style:style style:name="Tabela4.D2" style:family="table-cell">
      <style:table-cell-properties fo:padding="0.049cm" fo:border-left="0.05pt solid #000000" fo:border-right="none" fo:border-top="none" fo:border-bottom="0.05pt solid #000000"/>
    </style:style>
    <style:style style:name="Tabela4.E2" style:family="table-cell">
      <style:table-cell-properties fo:padding="0.049cm" fo:border-left="0.05pt solid #000000" fo:border-right="0.05pt solid #000000" fo:border-top="none" fo:border-bottom="0.05pt solid #000000"/>
    </style:style>
    <style:style style:name="Tabela4.A3" style:family="table-cell">
      <style:table-cell-properties fo:padding="0.049cm" fo:border-left="0.05pt solid #000000" fo:border-right="none" fo:border-top="none" fo:border-bottom="0.05pt solid #000000"/>
    </style:style>
    <style:style style:name="Tabela4.B3" style:family="table-cell">
      <style:table-cell-properties fo:padding="0.049cm" fo:border-left="0.05pt solid #000000" fo:border-right="none" fo:border-top="none" fo:border-bottom="0.05pt solid #000000"/>
    </style:style>
    <style:style style:name="Tabela4.C3" style:family="table-cell">
      <style:table-cell-properties fo:padding="0.049cm" fo:border-left="0.05pt solid #000000" fo:border-right="none" fo:border-top="none" fo:border-bottom="0.05pt solid #000000"/>
    </style:style>
    <style:style style:name="Tabela4.D3" style:family="table-cell">
      <style:table-cell-properties fo:padding="0.049cm" fo:border-left="0.05pt solid #000000" fo:border-right="none" fo:border-top="none" fo:border-bottom="0.05pt solid #000000"/>
    </style:style>
    <style:style style:name="Tabela4.E3" style:family="table-cell">
      <style:table-cell-properties fo:padding="0.049cm" fo:border-left="0.05pt solid #000000" fo:border-right="0.05pt solid #000000" fo:border-top="none" fo:border-bottom="0.05pt solid #000000"/>
    </style:style>
    <style:style style:name="Tabela4.A4" style:family="table-cell">
      <style:table-cell-properties fo:padding="0.049cm" fo:border-left="0.05pt solid #000000" fo:border-right="none" fo:border-top="none" fo:border-bottom="0.05pt solid #000000"/>
    </style:style>
    <style:style style:name="Tabela4.B4" style:family="table-cell">
      <style:table-cell-properties fo:padding="0.049cm" fo:border-left="0.05pt solid #000000" fo:border-right="none" fo:border-top="none" fo:border-bottom="0.05pt solid #000000"/>
    </style:style>
    <style:style style:name="Tabela4.C4" style:family="table-cell">
      <style:table-cell-properties fo:padding="0.049cm" fo:border-left="0.05pt solid #000000" fo:border-right="none" fo:border-top="none" fo:border-bottom="0.05pt solid #000000"/>
    </style:style>
    <style:style style:name="Tabela4.D4" style:family="table-cell">
      <style:table-cell-properties fo:padding="0.049cm" fo:border-left="0.05pt solid #000000" fo:border-right="none" fo:border-top="none" fo:border-bottom="0.05pt solid #000000"/>
    </style:style>
    <style:style style:name="Tabela4.E4" style:family="table-cell">
      <style:table-cell-properties fo:padding="0.049cm" fo:border-left="0.05pt solid #000000" fo:border-right="0.05pt solid #000000" fo:border-top="none" fo:border-bottom="0.05pt solid #000000"/>
    </style:style>
    <style:style style:name="Tabela4.A5" style:family="table-cell">
      <style:table-cell-properties fo:padding="0.049cm" fo:border-left="0.05pt solid #000000" fo:border-right="none" fo:border-top="none" fo:border-bottom="0.05pt solid #000000"/>
    </style:style>
    <style:style style:name="Tabela4.B5" style:family="table-cell">
      <style:table-cell-properties fo:padding="0.049cm" fo:border-left="0.05pt solid #000000" fo:border-right="none" fo:border-top="none" fo:border-bottom="0.05pt solid #000000"/>
    </style:style>
    <style:style style:name="Tabela4.C5" style:family="table-cell">
      <style:table-cell-properties fo:padding="0.049cm" fo:border-left="0.05pt solid #000000" fo:border-right="none" fo:border-top="none" fo:border-bottom="0.05pt solid #000000"/>
    </style:style>
    <style:style style:name="Tabela4.D5" style:family="table-cell">
      <style:table-cell-properties fo:padding="0.049cm" fo:border-left="0.05pt solid #000000" fo:border-right="none" fo:border-top="none" fo:border-bottom="0.05pt solid #000000"/>
    </style:style>
    <style:style style:name="Tabela4.E5" style:family="table-cell">
      <style:table-cell-properties fo:padding="0.049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3.103cm" style:rel-column-width="12708*"/>
    </style:style>
    <style:style style:name="Tabela5.B" style:family="table-column">
      <style:table-column-properties style:column-width="7.288cm" style:rel-column-width="29852*"/>
    </style:style>
    <style:style style:name="Tabela5.C" style:family="table-column">
      <style:table-column-properties style:column-width="2.02cm" style:rel-column-width="8272*"/>
    </style:style>
    <style:style style:name="Tabela5.D" style:family="table-column">
      <style:table-column-properties style:column-width="1.997cm" style:rel-column-width="8178*"/>
    </style:style>
    <style:style style:name="Tabela5.E" style:family="table-column">
      <style:table-column-properties style:column-width="1.593cm" style:rel-column-width="6525*"/>
    </style:style>
    <style:style style:name="Tabela5.A1" style:family="table-cell">
      <style:table-cell-properties fo:padding="0.049cm" fo:border-left="0.05pt solid #000000" fo:border-right="none" fo:border-top="0.05pt solid #000000" fo:border-bottom="0.05pt solid #000000"/>
    </style:style>
    <style:style style:name="Tabela5.B1" style:family="table-cell">
      <style:table-cell-properties style:vertical-align="" fo:padding="0.049cm" fo:border-left="0.05pt solid #000000" fo:border-right="none" fo:border-top="0.05pt solid #000000" fo:border-bottom="0.05pt solid #000000"/>
    </style:style>
    <style:style style:name="Tabela5.E1" style:family="table-cell">
      <style:table-cell-properties fo:padding="0.049cm" fo:border="0.05pt solid #000000"/>
    </style:style>
    <style:style style:name="Tabela5.A2" style:family="table-cell">
      <style:table-cell-properties fo:padding="0.049cm" fo:border-left="0.05pt solid #000000" fo:border-right="none" fo:border-top="none" fo:border-bottom="0.05pt solid #000000"/>
    </style:style>
    <style:style style:name="Tabela5.B2" style:family="table-cell">
      <style:table-cell-properties fo:padding="0.049cm" fo:border-left="0.05pt solid #000000" fo:border-right="none" fo:border-top="none" fo:border-bottom="0.05pt solid #000000"/>
    </style:style>
    <style:style style:name="Tabela5.C2" style:family="table-cell">
      <style:table-cell-properties fo:padding="0.049cm" fo:border-left="0.05pt solid #000000" fo:border-right="none" fo:border-top="none" fo:border-bottom="0.05pt solid #000000"/>
    </style:style>
    <style:style style:name="Tabela5.D2" style:family="table-cell">
      <style:table-cell-properties fo:padding="0.049cm" fo:border-left="0.05pt solid #000000" fo:border-right="none" fo:border-top="none" fo:border-bottom="0.05pt solid #000000"/>
    </style:style>
    <style:style style:name="Tabela5.E2" style:family="table-cell">
      <style:table-cell-properties fo:padding="0.049cm" fo:border-left="0.05pt solid #000000" fo:border-right="0.05pt solid #000000" fo:border-top="none" fo:border-bottom="0.05pt solid #000000"/>
    </style:style>
    <style:style style:name="Tabela5.A3" style:family="table-cell">
      <style:table-cell-properties fo:padding="0.049cm" fo:border-left="0.05pt solid #000000" fo:border-right="none" fo:border-top="none" fo:border-bottom="0.05pt solid #000000"/>
    </style:style>
    <style:style style:name="Tabela5.B3" style:family="table-cell">
      <style:table-cell-properties fo:padding="0.049cm" fo:border-left="0.05pt solid #000000" fo:border-right="none" fo:border-top="none" fo:border-bottom="0.05pt solid #000000"/>
    </style:style>
    <style:style style:name="Tabela5.C3" style:family="table-cell">
      <style:table-cell-properties fo:padding="0.049cm" fo:border-left="0.05pt solid #000000" fo:border-right="none" fo:border-top="none" fo:border-bottom="0.05pt solid #000000"/>
    </style:style>
    <style:style style:name="Tabela5.D3" style:family="table-cell">
      <style:table-cell-properties fo:padding="0.049cm" fo:border-left="0.05pt solid #000000" fo:border-right="none" fo:border-top="none" fo:border-bottom="0.05pt solid #000000"/>
    </style:style>
    <style:style style:name="Tabela5.E3" style:family="table-cell">
      <style:table-cell-properties fo:padding="0.049cm" fo:border-left="0.05pt solid #000000" fo:border-right="0.05pt solid #000000" fo:border-top="none" fo:border-bottom="0.05pt solid #000000"/>
    </style:style>
    <style:style style:name="Tabela5.A4" style:family="table-cell">
      <style:table-cell-properties fo:padding="0.049cm" fo:border-left="0.05pt solid #000000" fo:border-right="none" fo:border-top="none" fo:border-bottom="0.05pt solid #000000"/>
    </style:style>
    <style:style style:name="Tabela5.B4" style:family="table-cell">
      <style:table-cell-properties fo:padding="0.049cm" fo:border-left="0.05pt solid #000000" fo:border-right="none" fo:border-top="none" fo:border-bottom="0.05pt solid #000000"/>
    </style:style>
    <style:style style:name="Tabela5.C4" style:family="table-cell">
      <style:table-cell-properties fo:padding="0.049cm" fo:border-left="0.05pt solid #000000" fo:border-right="none" fo:border-top="none" fo:border-bottom="0.05pt solid #000000"/>
    </style:style>
    <style:style style:name="Tabela5.D4" style:family="table-cell">
      <style:table-cell-properties fo:padding="0.049cm" fo:border-left="0.05pt solid #000000" fo:border-right="none" fo:border-top="none" fo:border-bottom="0.05pt solid #000000"/>
    </style:style>
    <style:style style:name="Tabela5.E4" style:family="table-cell">
      <style:table-cell-properties fo:padding="0.049cm" fo:border-left="0.05pt solid #000000" fo:border-right="0.05pt solid #000000" fo:border-top="none" fo:border-bottom="0.05pt solid #000000"/>
    </style:style>
    <style:style style:name="Tabela6" style:family="table">
      <style:table-properties style:width="16cm" table:align="margins" style:writing-mode="lr-tb"/>
    </style:style>
    <style:style style:name="Tabela6.A" style:family="table-column">
      <style:table-column-properties style:column-width="3.896cm" style:rel-column-width="15959*"/>
    </style:style>
    <style:style style:name="Tabela6.B" style:family="table-column">
      <style:table-column-properties style:column-width="3.103cm" style:rel-column-width="12708*"/>
    </style:style>
    <style:style style:name="Tabela6.C" style:family="table-column">
      <style:table-column-properties style:column-width="3.007cm" style:rel-column-width="12318*"/>
    </style:style>
    <style:style style:name="Tabela6.D" style:family="table-column">
      <style:table-column-properties style:column-width="2.983cm" style:rel-column-width="12216*"/>
    </style:style>
    <style:style style:name="Tabela6.E" style:family="table-column">
      <style:table-column-properties style:column-width="3.011cm" style:rel-column-width="12334*"/>
    </style:style>
    <style:style style:name="Tabela6.A1" style:family="table-cell">
      <style:table-cell-properties fo:padding="0.049cm" fo:border-left="0.05pt solid #000000" fo:border-right="none" fo:border-top="0.05pt solid #000000" fo:border-bottom="0.05pt solid #000000"/>
    </style:style>
    <style:style style:name="Tabela6.B1" style:family="table-cell">
      <style:table-cell-properties style:vertical-align="" fo:padding="0.049cm" fo:border-left="0.05pt solid #000000" fo:border-right="none" fo:border-top="0.05pt solid #000000" fo:border-bottom="0.05pt solid #000000"/>
    </style:style>
    <style:style style:name="Tabela6.C1" style:family="table-cell">
      <style:table-cell-properties fo:padding="0.049cm" fo:border="0.05pt solid #000000"/>
    </style:style>
    <style:style style:name="Tabela6.C2" style:family="table-cell">
      <style:table-cell-properties fo:padding="0.049cm" fo:border-left="0.05pt solid #000000" fo:border-right="none" fo:border-top="none" fo:border-bottom="0.05pt solid #000000"/>
    </style:style>
    <style:style style:name="Tabela6.D2" style:family="table-cell">
      <style:table-cell-properties fo:padding="0.049cm" fo:border-left="0.05pt solid #000000" fo:border-right="none" fo:border-top="none" fo:border-bottom="0.05pt solid #000000"/>
    </style:style>
    <style:style style:name="Tabela6.E2" style:family="table-cell">
      <style:table-cell-properties fo:padding="0.049cm" fo:border-left="0.05pt solid #000000" fo:border-right="0.05pt solid #000000" fo:border-top="none" fo:border-bottom="0.05pt solid #000000"/>
    </style:style>
    <style:style style:name="Tabela6.A3" style:family="table-cell">
      <style:table-cell-properties fo:padding="0.049cm" fo:border-left="0.05pt solid #000000" fo:border-right="none" fo:border-top="none" fo:border-bottom="0.05pt solid #000000"/>
    </style:style>
    <style:style style:name="Tabela6.B3" style:family="table-cell">
      <style:table-cell-properties fo:padding="0.049cm" fo:border-left="0.05pt solid #000000" fo:border-right="none" fo:border-top="none" fo:border-bottom="0.05pt solid #000000"/>
    </style:style>
    <style:style style:name="Tabela6.C3" style:family="table-cell">
      <style:table-cell-properties fo:padding="0.049cm" fo:border-left="0.05pt solid #000000" fo:border-right="none" fo:border-top="none" fo:border-bottom="0.05pt solid #000000"/>
    </style:style>
    <style:style style:name="Tabela6.D3" style:family="table-cell">
      <style:table-cell-properties fo:padding="0.049cm" fo:border-left="0.05pt solid #000000" fo:border-right="none" fo:border-top="none" fo:border-bottom="0.05pt solid #000000"/>
    </style:style>
    <style:style style:name="Tabela6.E3" style:family="table-cell">
      <style:table-cell-properties fo:padding="0.049cm" fo:border-left="0.05pt solid #000000" fo:border-right="0.05pt solid #000000" fo:border-top="none" fo:border-bottom="0.05pt solid #000000"/>
    </style:style>
    <style:style style:name="Tabela6.A4" style:family="table-cell">
      <style:table-cell-properties fo:padding="0.049cm" fo:border-left="0.05pt solid #000000" fo:border-right="none" fo:border-top="none" fo:border-bottom="0.05pt solid #000000"/>
    </style:style>
    <style:style style:name="Tabela6.B4" style:family="table-cell">
      <style:table-cell-properties fo:padding="0.049cm" fo:border-left="0.05pt solid #000000" fo:border-right="none" fo:border-top="none" fo:border-bottom="0.05pt solid #000000"/>
    </style:style>
    <style:style style:name="Tabela6.C4" style:family="table-cell">
      <style:table-cell-properties fo:padding="0.049cm" fo:border-left="0.05pt solid #000000" fo:border-right="none" fo:border-top="none" fo:border-bottom="0.05pt solid #000000"/>
    </style:style>
    <style:style style:name="Tabela6.D4" style:family="table-cell">
      <style:table-cell-properties fo:padding="0.049cm" fo:border-left="0.05pt solid #000000" fo:border-right="none" fo:border-top="none" fo:border-bottom="0.05pt solid #000000"/>
    </style:style>
    <style:style style:name="Tabela6.E4" style:family="table-cell">
      <style:table-cell-properties fo:padding="0.049cm" fo:border-left="0.05pt solid #000000" fo:border-right="0.05pt solid #000000" fo:border-top="none" fo:border-bottom="0.05pt solid #000000"/>
    </style:style>
    <style:style style:name="Tabela6.A5" style:family="table-cell">
      <style:table-cell-properties fo:padding="0.049cm" fo:border-left="0.05pt solid #000000" fo:border-right="none" fo:border-top="none" fo:border-bottom="0.05pt solid #000000"/>
    </style:style>
    <style:style style:name="Tabela6.B5" style:family="table-cell">
      <style:table-cell-properties fo:padding="0.049cm" fo:border-left="0.05pt solid #000000" fo:border-right="none" fo:border-top="none" fo:border-bottom="0.05pt solid #000000"/>
    </style:style>
    <style:style style:name="Tabela6.C5" style:family="table-cell">
      <style:table-cell-properties fo:padding="0.049cm" fo:border-left="0.05pt solid #000000" fo:border-right="none" fo:border-top="none" fo:border-bottom="0.05pt solid #000000"/>
    </style:style>
    <style:style style:name="Tabela6.D5" style:family="table-cell">
      <style:table-cell-properties fo:padding="0.049cm" fo:border-left="0.05pt solid #000000" fo:border-right="none" fo:border-top="none" fo:border-bottom="0.05pt solid #000000"/>
    </style:style>
    <style:style style:name="Tabela6.E5" style:family="table-cell">
      <style:table-cell-properties fo:padding="0.049cm" fo:border-left="0.05pt solid #000000" fo:border-right="0.05pt solid #000000" fo:border-top="none" fo:border-bottom="0.05pt solid #000000"/>
    </style:style>
    <style:style style:name="Tabela6.A6" style:family="table-cell">
      <style:table-cell-properties fo:padding="0.049cm" fo:border-left="0.05pt solid #000000" fo:border-right="none" fo:border-top="none" fo:border-bottom="0.05pt solid #000000"/>
    </style:style>
    <style:style style:name="Tabela6.B6" style:family="table-cell">
      <style:table-cell-properties fo:padding="0.049cm" fo:border-left="0.05pt solid #000000" fo:border-right="none" fo:border-top="none" fo:border-bottom="0.05pt solid #000000"/>
    </style:style>
    <style:style style:name="Tabela6.C6" style:family="table-cell">
      <style:table-cell-properties fo:padding="0.049cm" fo:border-left="0.05pt solid #000000" fo:border-right="none" fo:border-top="none" fo:border-bottom="0.05pt solid #000000"/>
    </style:style>
    <style:style style:name="Tabela6.D6" style:family="table-cell">
      <style:table-cell-properties fo:padding="0.049cm" fo:border-left="0.05pt solid #000000" fo:border-right="none" fo:border-top="none" fo:border-bottom="0.05pt solid #000000"/>
    </style:style>
    <style:style style:name="Tabela6.E6" style:family="table-cell">
      <style:table-cell-properties fo:padding="0.049cm" fo:border-left="0.05pt solid #000000" fo:border-right="0.05pt solid #000000" fo:border-top="none" fo:border-bottom="0.05pt solid #000000"/>
    </style:style>
    <style:style style:name="Tabela6.A7" style:family="table-cell">
      <style:table-cell-properties fo:padding="0.049cm" fo:border-left="0.05pt solid #000000" fo:border-right="none" fo:border-top="none" fo:border-bottom="0.05pt solid #000000"/>
    </style:style>
    <style:style style:name="Tabela6.B7" style:family="table-cell">
      <style:table-cell-properties fo:padding="0.049cm" fo:border-left="0.05pt solid #000000" fo:border-right="none" fo:border-top="none" fo:border-bottom="0.05pt solid #000000"/>
    </style:style>
    <style:style style:name="Tabela6.C7" style:family="table-cell">
      <style:table-cell-properties fo:padding="0.049cm" fo:border-left="0.05pt solid #000000" fo:border-right="none" fo:border-top="none" fo:border-bottom="0.05pt solid #000000"/>
    </style:style>
    <style:style style:name="Tabela6.D7" style:family="table-cell">
      <style:table-cell-properties fo:padding="0.049cm" fo:border-left="0.05pt solid #000000" fo:border-right="none" fo:border-top="none" fo:border-bottom="0.05pt solid #000000"/>
    </style:style>
    <style:style style:name="Tabela6.E7" style:family="table-cell">
      <style:table-cell-properties fo:padding="0.049cm" fo:border-left="0.05pt solid #000000" fo:border-right="0.05pt solid #000000" fo:border-top="none" fo:border-bottom="0.05pt solid #000000"/>
    </style:style>
    <style:style style:name="Tabela6.A8" style:family="table-cell">
      <style:table-cell-properties fo:padding="0.049cm" fo:border-left="0.05pt solid #000000" fo:border-right="none" fo:border-top="none" fo:border-bottom="0.05pt solid #000000"/>
    </style:style>
    <style:style style:name="Tabela6.B8" style:family="table-cell">
      <style:table-cell-properties fo:padding="0.049cm" fo:border-left="0.05pt solid #000000" fo:border-right="none" fo:border-top="none" fo:border-bottom="0.05pt solid #000000"/>
    </style:style>
    <style:style style:name="Tabela6.C8" style:family="table-cell">
      <style:table-cell-properties fo:padding="0.049cm" fo:border-left="0.05pt solid #000000" fo:border-right="none" fo:border-top="none" fo:border-bottom="0.05pt solid #000000"/>
    </style:style>
    <style:style style:name="Tabela6.D8" style:family="table-cell">
      <style:table-cell-properties fo:padding="0.049cm" fo:border-left="0.05pt solid #000000" fo:border-right="none" fo:border-top="none" fo:border-bottom="0.05pt solid #000000"/>
    </style:style>
    <style:style style:name="Tabela6.E8" style:family="table-cell">
      <style:table-cell-properties fo:padding="0.049cm" fo:border-left="0.05pt solid #000000" fo:border-right="0.05pt solid #000000" fo:border-top="none" fo:border-bottom="0.05pt solid #000000"/>
    </style:style>
    <style:style style:name="Tabela6.A9" style:family="table-cell">
      <style:table-cell-properties fo:padding="0.049cm" fo:border-left="0.05pt solid #000000" fo:border-right="none" fo:border-top="none" fo:border-bottom="0.05pt solid #000000"/>
    </style:style>
    <style:style style:name="Tabela6.B9" style:family="table-cell">
      <style:table-cell-properties fo:padding="0.049cm" fo:border-left="0.05pt solid #000000" fo:border-right="none" fo:border-top="none" fo:border-bottom="0.05pt solid #000000"/>
    </style:style>
    <style:style style:name="Tabela6.C9" style:family="table-cell">
      <style:table-cell-properties fo:padding="0.049cm" fo:border-left="0.05pt solid #000000" fo:border-right="none" fo:border-top="none" fo:border-bottom="0.05pt solid #000000"/>
    </style:style>
    <style:style style:name="Tabela6.D9" style:family="table-cell">
      <style:table-cell-properties fo:padding="0.049cm" fo:border-left="0.05pt solid #000000" fo:border-right="none" fo:border-top="none" fo:border-bottom="0.05pt solid #000000"/>
    </style:style>
    <style:style style:name="Tabela6.E9" style:family="table-cell">
      <style:table-cell-properties fo:padding="0.049cm" fo:border-left="0.05pt solid #000000" fo:border-right="0.05pt solid #000000" fo:border-top="none" fo:border-bottom="0.05pt solid #000000"/>
    </style:style>
    <style:style style:name="Tabela6.A10" style:family="table-cell">
      <style:table-cell-properties fo:padding="0.049cm" fo:border-left="0.05pt solid #000000" fo:border-right="none" fo:border-top="none" fo:border-bottom="0.05pt solid #000000"/>
    </style:style>
    <style:style style:name="Tabela6.B10" style:family="table-cell">
      <style:table-cell-properties fo:padding="0.049cm" fo:border-left="0.05pt solid #000000" fo:border-right="none" fo:border-top="none" fo:border-bottom="0.05pt solid #000000"/>
    </style:style>
    <style:style style:name="Tabela6.C10" style:family="table-cell">
      <style:table-cell-properties fo:padding="0.049cm" fo:border-left="0.05pt solid #000000" fo:border-right="none" fo:border-top="none" fo:border-bottom="0.05pt solid #000000"/>
    </style:style>
    <style:style style:name="Tabela6.D10" style:family="table-cell">
      <style:table-cell-properties fo:padding="0.049cm" fo:border-left="0.05pt solid #000000" fo:border-right="none" fo:border-top="none" fo:border-bottom="0.05pt solid #000000"/>
    </style:style>
    <style:style style:name="Tabela6.E10" style:family="table-cell">
      <style:table-cell-properties fo:padding="0.049cm" fo:border-left="0.05pt solid #000000" fo:border-right="0.05pt solid #000000" fo:border-top="none" fo:border-bottom="0.05pt solid #000000"/>
    </style:style>
    <style:style style:name="Tabela6.A11" style:family="table-cell">
      <style:table-cell-properties fo:padding="0.049cm" fo:border-left="0.05pt solid #000000" fo:border-right="none" fo:border-top="none" fo:border-bottom="0.05pt solid #000000"/>
    </style:style>
    <style:style style:name="Tabela6.B11" style:family="table-cell">
      <style:table-cell-properties fo:padding="0.049cm" fo:border-left="0.05pt solid #000000" fo:border-right="none" fo:border-top="none" fo:border-bottom="0.05pt solid #000000"/>
    </style:style>
    <style:style style:name="Tabela6.C11" style:family="table-cell">
      <style:table-cell-properties fo:padding="0.049cm" fo:border-left="0.05pt solid #000000" fo:border-right="none" fo:border-top="none" fo:border-bottom="0.05pt solid #000000"/>
    </style:style>
    <style:style style:name="Tabela6.D11" style:family="table-cell">
      <style:table-cell-properties fo:padding="0.049cm" fo:border-left="0.05pt solid #000000" fo:border-right="none" fo:border-top="none" fo:border-bottom="0.05pt solid #000000"/>
    </style:style>
    <style:style style:name="Tabela6.E11" style:family="table-cell">
      <style:table-cell-properties fo:padding="0.049cm" fo:border-left="0.05pt solid #000000" fo:border-right="0.05pt solid #000000" fo:border-top="none" fo:border-bottom="0.05pt solid #000000"/>
    </style:style>
    <style:style style:name="Tabela6.12" style:family="table-row">
      <style:table-row-properties style:min-row-height="0.635cm"/>
    </style:style>
    <style:style style:name="Tabela6.A12" style:family="table-cell">
      <style:table-cell-properties fo:padding="0.049cm" fo:border-left="0.05pt solid #000000" fo:border-right="none" fo:border-top="none" fo:border-bottom="0.05pt solid #000000"/>
    </style:style>
    <style:style style:name="Tabela6.B12" style:family="table-cell">
      <style:table-cell-properties fo:padding="0.049cm" fo:border-left="0.05pt solid #000000" fo:border-right="none" fo:border-top="none" fo:border-bottom="0.05pt solid #000000"/>
    </style:style>
    <style:style style:name="Tabela6.C12" style:family="table-cell">
      <style:table-cell-properties fo:padding="0.049cm" fo:border-left="0.05pt solid #000000" fo:border-right="none" fo:border-top="none" fo:border-bottom="0.05pt solid #000000"/>
    </style:style>
    <style:style style:name="Tabela6.D12" style:family="table-cell">
      <style:table-cell-properties fo:padding="0.049cm" fo:border-left="0.05pt solid #000000" fo:border-right="none" fo:border-top="none" fo:border-bottom="0.05pt solid #000000"/>
    </style:style>
    <style:style style:name="Tabela6.E12" style:family="table-cell">
      <style:table-cell-properties fo:padding="0.049cm" fo:border-left="0.05pt solid #000000" fo:border-right="0.05pt solid #000000" fo:border-top="none" fo:border-bottom="0.05pt solid #000000"/>
    </style:style>
    <style:style style:name="Tabela6.A13" style:family="table-cell">
      <style:table-cell-properties fo:padding="0.049cm" fo:border-left="0.05pt solid #000000" fo:border-right="none" fo:border-top="none" fo:border-bottom="0.05pt solid #000000"/>
    </style:style>
    <style:style style:name="Tabela6.B13" style:family="table-cell">
      <style:table-cell-properties fo:padding="0.049cm" fo:border-left="0.05pt solid #000000" fo:border-right="none" fo:border-top="none" fo:border-bottom="0.05pt solid #000000"/>
    </style:style>
    <style:style style:name="Tabela6.C13" style:family="table-cell">
      <style:table-cell-properties fo:padding="0.049cm" fo:border-left="0.05pt solid #000000" fo:border-right="none" fo:border-top="none" fo:border-bottom="0.05pt solid #000000"/>
    </style:style>
    <style:style style:name="Tabela6.D13" style:family="table-cell">
      <style:table-cell-properties fo:padding="0.049cm" fo:border-left="0.05pt solid #000000" fo:border-right="none" fo:border-top="none" fo:border-bottom="0.05pt solid #000000"/>
    </style:style>
    <style:style style:name="Tabela6.E13" style:family="table-cell">
      <style:table-cell-properties fo:padding="0.049cm" fo:border-left="0.05pt solid #000000" fo:border-right="0.05pt solid #000000" fo:border-top="none" fo:border-bottom="0.05pt solid #000000"/>
    </style:style>
    <style:style style:name="Tabela6.A14" style:family="table-cell">
      <style:table-cell-properties fo:padding="0.049cm" fo:border-left="0.05pt solid #000000" fo:border-right="none" fo:border-top="none" fo:border-bottom="0.05pt solid #000000"/>
    </style:style>
    <style:style style:name="Tabela6.B14" style:family="table-cell">
      <style:table-cell-properties fo:padding="0.049cm" fo:border-left="0.05pt solid #000000" fo:border-right="none" fo:border-top="none" fo:border-bottom="0.05pt solid #000000"/>
    </style:style>
    <style:style style:name="Tabela6.C14" style:family="table-cell">
      <style:table-cell-properties fo:padding="0.049cm" fo:border-left="0.05pt solid #000000" fo:border-right="none" fo:border-top="none" fo:border-bottom="0.05pt solid #000000"/>
    </style:style>
    <style:style style:name="Tabela6.D14" style:family="table-cell">
      <style:table-cell-properties fo:padding="0.049cm" fo:border-left="0.05pt solid #000000" fo:border-right="none" fo:border-top="none" fo:border-bottom="0.05pt solid #000000"/>
    </style:style>
    <style:style style:name="Tabela6.E14" style:family="table-cell">
      <style:table-cell-properties fo:padding="0.049cm" fo:border-left="0.05pt solid #000000" fo:border-right="0.05pt solid #000000" fo:border-top="none" fo:border-bottom="0.05pt solid #000000"/>
    </style:style>
    <style:style style:name="Tabela7" style:family="table">
      <style:table-properties style:width="11.007cm" fo:margin-left="2.133cm" table:align="left" style:writing-mode="lr-tb"/>
    </style:style>
    <style:style style:name="Tabela7.A" style:family="table-column">
      <style:table-column-properties style:column-width="5.106cm"/>
    </style:style>
    <style:style style:name="Tabela7.B" style:family="table-column">
      <style:table-column-properties style:column-width="2.805cm"/>
    </style:style>
    <style:style style:name="Tabela7.C" style:family="table-column">
      <style:table-column-properties style:column-width="3.096cm"/>
    </style:style>
    <style:style style:name="Tabela7.A1" style:family="table-cell">
      <style:table-cell-properties fo:padding="0.049cm" fo:border-left="0.05pt solid #000000" fo:border-right="none" fo:border-top="0.05pt solid #000000" fo:border-bottom="0.05pt solid #000000"/>
    </style:style>
    <style:style style:name="Tabela7.B1" style:family="table-cell">
      <style:table-cell-properties style:vertical-align="" fo:padding="0.049cm" fo:border-left="0.05pt solid #000000" fo:border-right="none" fo:border-top="0.05pt solid #000000" fo:border-bottom="0.05pt solid #000000"/>
    </style:style>
    <style:style style:name="Tabela7.C1" style:family="table-cell">
      <style:table-cell-properties style:vertical-align="" fo:padding="0.049cm" fo:border="0.05pt solid #000000"/>
    </style:style>
    <style:style style:name="Tabela7.A2" style:family="table-cell">
      <style:table-cell-properties fo:padding="0.049cm" fo:border-left="0.05pt solid #000000" fo:border-right="none" fo:border-top="none" fo:border-bottom="0.05pt solid #000000"/>
    </style:style>
    <style:style style:name="Tabela7.B2" style:family="table-cell">
      <style:table-cell-properties style:vertical-align="" fo:padding="0.049cm" fo:border-left="0.05pt solid #000000" fo:border-right="none" fo:border-top="none" fo:border-bottom="0.05pt solid #000000"/>
    </style:style>
    <style:style style:name="Tabela7.C2" style:family="table-cell">
      <style:table-cell-properties style:vertical-align="" fo:padding="0.049cm" fo:border-left="0.05pt solid #000000" fo:border-right="0.05pt solid #000000" fo:border-top="none" fo:border-bottom="0.05pt solid #000000"/>
    </style:style>
    <style:style style:name="Tabela7.A3" style:family="table-cell">
      <style:table-cell-properties fo:padding="0.049cm" fo:border-left="0.05pt solid #000000" fo:border-right="none" fo:border-top="none" fo:border-bottom="0.05pt solid #000000"/>
    </style:style>
    <style:style style:name="Tabela7.A4" style:family="table-cell">
      <style:table-cell-properties fo:padding="0.049cm" fo:border-left="0.05pt solid #000000" fo:border-right="none" fo:border-top="none" fo:border-bottom="0.05pt solid #000000"/>
    </style:style>
    <style:style style:name="Tabela7.A5" style:family="table-cell">
      <style:table-cell-properties fo:padding="0.049cm" fo:border-left="0.05pt solid #000000" fo:border-right="none" fo:border-top="none" fo:border-bottom="0.05pt solid #000000"/>
    </style:style>
    <style:style style:name="Tabela7.A6" style:family="table-cell">
      <style:table-cell-properties fo:padding="0.049cm" fo:border-left="0.05pt solid #000000" fo:border-right="none" fo:border-top="none" fo:border-bottom="0.05pt solid #000000"/>
    </style:style>
    <style:style style:name="Tabela7.A7" style:family="table-cell">
      <style:table-cell-properties fo:padding="0.049cm" fo:border-left="0.05pt solid #000000" fo:border-right="none"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P3"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P4" style:family="paragraph" style:parent-style-name="Text_20_body">
      <style:paragraph-properties fo:margin-top="0cm" fo:margin-bottom="0cm" loext:contextual-spacing="false" style:line-height-at-least="0.176cm" fo:text-align="center" style:justify-single-word="false"/>
      <style:text-properties style:font-name="Arial1" style:font-name-complex="Arial"/>
    </style:style>
    <style:style style:name="P5"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P7"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P8" style:family="paragraph" style:parent-style-name="Padrão">
      <style:paragraph-properties fo:margin-top="0cm" fo:margin-bottom="0cm" loext:contextual-spacing="false" fo:line-height="150%" fo:text-align="center" style:justify-single-word="false"/>
      <style:text-properties fo:font-weight="bold" officeooo:rsid="001c9d62" officeooo:paragraph-rsid="0012c9eb" style:font-weight-asian="bold"/>
    </style:style>
    <style:style style:name="P9" style:family="paragraph" style:parent-style-name="Padrão">
      <style:paragraph-properties fo:margin-top="0cm" fo:margin-bottom="0cm" loext:contextual-spacing="false" fo:line-height="150%" fo:text-align="center" style:justify-single-word="false"/>
      <style:text-properties fo:font-weight="bold" officeooo:paragraph-rsid="0012c9eb" style:font-weight-asian="bold"/>
    </style:style>
    <style:style style:name="P10" style:family="paragraph" style:parent-style-name="Padrão">
      <style:paragraph-properties fo:margin-top="0cm" fo:margin-bottom="0cm" loext:contextual-spacing="false" fo:line-height="150%" fo:text-align="center" style:justify-single-word="false"/>
      <style:text-properties officeooo:rsid="002e68fb" officeooo:paragraph-rsid="0012c9eb"/>
    </style:style>
    <style:style style:name="P11" style:family="paragraph" style:parent-style-name="Padrão">
      <style:paragraph-properties fo:margin-top="0cm" fo:margin-bottom="0cm" loext:contextual-spacing="false" fo:line-height="150%" fo:text-align="start" style:justify-single-word="false"/>
      <style:text-properties officeooo:rsid="002e68fb" officeooo:paragraph-rsid="0012c9eb"/>
    </style:style>
    <style:style style:name="P12" style:family="paragraph" style:parent-style-name="Illustration">
      <style:paragraph-properties fo:margin-top="0cm" fo:margin-bottom="0cm" loext:contextual-spacing="false" fo:line-height="100%"/>
      <style:text-properties style:font-name="Times New Roman1" fo:font-style="normal" officeooo:paragraph-rsid="001a3eb7" style:font-style-asian="normal" style:font-style-complex="normal"/>
    </style:style>
    <style:style style:name="P13" style:family="paragraph" style:parent-style-name="Padrão">
      <style:paragraph-properties fo:margin-top="0cm" fo:margin-bottom="0cm" loext:contextual-spacing="false" fo:line-height="150%" fo:text-align="start" style:justify-single-word="false" fo:break-before="page"/>
      <style:text-properties officeooo:rsid="002e68fb" officeooo:paragraph-rsid="0012c9eb"/>
    </style:style>
    <style:style style:name="P14" style:family="paragraph" style:parent-style-name="Illustration">
      <style:text-properties style:font-name="Times New Roman1" officeooo:paragraph-rsid="01164489"/>
    </style:style>
    <style:style style:name="P15" style:family="paragraph" style:parent-style-name="Illustration">
      <style:paragraph-properties fo:line-height="100%"/>
      <style:text-properties style:font-name="Times New Roman1" fo:font-size="12pt" officeooo:paragraph-rsid="001c588f" style:font-size-asian="12pt" style:font-size-complex="12pt"/>
    </style:style>
    <style:style style:name="P16" style:family="paragraph" style:parent-style-name="Illustration">
      <style:paragraph-properties fo:line-height="100%"/>
      <style:text-properties style:font-name="Times New Roman1" fo:font-size="12pt" officeooo:paragraph-rsid="00201a3a" style:font-size-asian="12pt" style:font-size-complex="12pt"/>
    </style:style>
    <style:style style:name="P17" style:family="paragraph" style:parent-style-name="Illustration">
      <style:paragraph-properties fo:line-height="100%"/>
      <style:text-properties style:font-name="Times New Roman1" fo:font-style="normal" style:font-style-asian="normal" style:font-style-complex="normal"/>
    </style:style>
    <style:style style:name="P18" style:family="paragraph" style:parent-style-name="Illustration">
      <style:paragraph-properties fo:line-height="100%"/>
      <style:text-properties style:font-name="Times New Roman1" fo:font-style="normal" officeooo:paragraph-rsid="00342678" style:font-style-asian="normal" style:font-style-complex="normal"/>
    </style:style>
    <style:style style:name="P19" style:family="paragraph" style:parent-style-name="Illustration">
      <style:paragraph-properties fo:line-height="100%"/>
      <style:text-properties style:font-name="Times New Roman1" fo:font-style="normal" officeooo:paragraph-rsid="0035e42f" style:font-style-asian="normal" style:font-style-complex="normal"/>
    </style:style>
    <style:style style:name="P20" style:family="paragraph" style:parent-style-name="Illustration">
      <style:paragraph-properties fo:line-height="100%"/>
      <style:text-properties style:font-name="Times New Roman1" fo:font-style="normal" officeooo:paragraph-rsid="0036434c" style:font-style-asian="normal" style:font-style-complex="normal"/>
    </style:style>
    <style:style style:name="P21" style:family="paragraph" style:parent-style-name="Illustration">
      <style:paragraph-properties fo:line-height="100%"/>
      <style:text-properties style:font-name="Times New Roman1" fo:font-style="normal" officeooo:paragraph-rsid="00385d09" style:font-style-asian="normal" style:font-style-complex="normal"/>
    </style:style>
    <style:style style:name="P22" style:family="paragraph" style:parent-style-name="Illustration">
      <style:paragraph-properties fo:line-height="100%"/>
      <style:text-properties style:font-name="Times New Roman1" fo:font-style="normal" officeooo:paragraph-rsid="0039633a" style:font-style-asian="normal" style:font-style-complex="normal"/>
    </style:style>
    <style:style style:name="P23" style:family="paragraph" style:parent-style-name="Illustration">
      <style:paragraph-properties fo:line-height="100%"/>
      <style:text-properties style:font-name="Times New Roman1" fo:font-style="normal" officeooo:paragraph-rsid="0039e044" style:font-style-asian="normal" style:font-style-complex="normal"/>
    </style:style>
    <style:style style:name="P24" style:family="paragraph" style:parent-style-name="Illustration">
      <style:paragraph-properties fo:line-height="100%"/>
      <style:text-properties fo:font-style="normal" officeooo:paragraph-rsid="00222a3f" style:font-style-asian="normal" style:font-style-complex="normal"/>
    </style:style>
    <style:style style:name="P25" style:family="paragraph" style:parent-style-name="Padrão">
      <style:paragraph-properties fo:line-height="150%" fo:text-align="center" style:justify-single-word="false"/>
      <style:text-properties officeooo:paragraph-rsid="0012c9eb"/>
    </style:style>
    <style:style style:name="P26" style:family="paragraph" style:parent-style-name="Standard">
      <style:paragraph-properties fo:line-height="150%"/>
      <style:text-properties officeooo:paragraph-rsid="0012c9eb"/>
    </style:style>
    <style:style style:name="P27" style:family="paragraph" style:parent-style-name="Standard">
      <style:paragraph-properties fo:line-height="100%"/>
      <style:text-properties officeooo:paragraph-rsid="0031dbeb"/>
    </style:style>
    <style:style style:name="P28" style:family="paragraph" style:parent-style-name="Standard">
      <style:paragraph-properties fo:line-height="100%" fo:text-align="start" style:justify-single-word="false"/>
    </style:style>
    <style:style style:name="P29" style:family="paragraph" style:parent-style-name="Standard">
      <style:text-properties style:font-name="Times New Roman1"/>
    </style:style>
    <style:style style:name="P30" style:family="paragraph" style:parent-style-name="Standard">
      <style:paragraph-properties fo:text-align="center" style:justify-single-word="false"/>
      <style:text-properties style:font-name="Times New Roman1"/>
    </style:style>
    <style:style style:name="P31" style:family="paragraph" style:parent-style-name="Standard">
      <style:text-properties style:font-name="Times New Roman1" fo:font-size="10pt" style:font-size-asian="10pt" style:font-size-complex="10pt"/>
    </style:style>
    <style:style style:name="P32" style:family="paragraph" style:parent-style-name="Standard">
      <style:text-properties style:font-name="Times New Roman1" officeooo:rsid="007298c2" officeooo:paragraph-rsid="007298c2"/>
    </style:style>
    <style:style style:name="P33" style:family="paragraph" style:parent-style-name="Standard">
      <style:paragraph-properties fo:line-height="100%" fo:text-align="start" style:justify-single-word="false"/>
      <style:text-properties style:font-name="Times New Roman1"/>
    </style:style>
    <style:style style:name="P34" style:family="paragraph" style:parent-style-name="Standard">
      <style:text-properties style:font-name="Times New Roman1" officeooo:paragraph-rsid="00c30762"/>
    </style:style>
    <style:style style:name="P35" style:family="paragraph" style:parent-style-name="Standard">
      <style:text-properties style:font-name="Times New Roman1" officeooo:paragraph-rsid="00da6ca9"/>
    </style:style>
    <style:style style:name="P36" style:family="paragraph" style:parent-style-name="Standard">
      <style:paragraph-properties>
        <style:tab-stops>
          <style:tab-stop style:position="16cm" style:type="right" style:leader-style="dotted" style:leader-text="."/>
        </style:tab-stops>
      </style:paragraph-properties>
    </style:style>
    <style:style style:name="P37" style:family="paragraph" style:parent-style-name="Standard">
      <style:text-properties officeooo:paragraph-rsid="00a064d0"/>
    </style:style>
    <style:style style:name="P38" style:family="paragraph" style:parent-style-name="Standard">
      <style:text-properties officeooo:paragraph-rsid="00a43766"/>
    </style:style>
    <style:style style:name="P39" style:family="paragraph" style:parent-style-name="Standard">
      <style:text-properties officeooo:paragraph-rsid="00d06836"/>
    </style:style>
    <style:style style:name="P40" style:family="paragraph" style:parent-style-name="Standard">
      <style:text-properties officeooo:paragraph-rsid="00db1b2c"/>
    </style:style>
    <style:style style:name="P41" style:family="paragraph" style:parent-style-name="Bibliography_20_Heading">
      <style:paragraph-properties fo:break-before="page"/>
    </style:style>
    <style:style style:name="P42" style:family="paragraph" style:parent-style-name="Figure_20_Index_20_1">
      <style:paragraph-properties>
        <style:tab-stops>
          <style:tab-stop style:position="16cm" style:type="right" style:leader-style="dotted" style:leader-text="."/>
        </style:tab-stops>
      </style:paragraph-properties>
    </style:style>
    <style:style style:name="P43" style:family="paragraph" style:parent-style-name="Table">
      <style:text-properties officeooo:paragraph-rsid="0067bd13"/>
    </style:style>
    <style:style style:name="P44" style:family="paragraph" style:parent-style-name="Table">
      <style:text-properties officeooo:paragraph-rsid="0068d572"/>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end" style:justify-single-word="false"/>
    </style:style>
    <style:style style:name="P47" style:family="paragraph" style:parent-style-name="Table_20_index_20_1">
      <style:paragraph-properties>
        <style:tab-stops>
          <style:tab-stop style:position="16cm" style:type="right" style:leader-style="dotted" style:leader-text="."/>
        </style:tab-stops>
      </style:paragraph-properties>
    </style:style>
    <style:style style:name="P48" style:family="paragraph" style:parent-style-name="Padrão" style:master-page-name="First_20_Page">
      <style:paragraph-properties fo:margin-top="0cm" fo:margin-bottom="0cm" loext:contextual-spacing="false" fo:line-height="150%" fo:text-align="center" style:justify-single-word="false" style:page-number="auto"/>
      <style:text-properties fo:font-weight="bold" officeooo:rsid="027ccaef" officeooo:paragraph-rsid="0012c9eb" style:font-weight-asian="bold"/>
    </style:style>
    <style:style style:name="P49" style:family="paragraph" style:parent-style-name="Heading_20_1">
      <style:paragraph-properties fo:break-before="page"/>
    </style:style>
    <style:style style:name="P50" style:family="paragraph" style:parent-style-name="Heading_20_3">
      <style:text-properties officeooo:rsid="0026351b"/>
    </style:style>
    <style:style style:name="P51" style:family="paragraph" style:parent-style-name="Heading_20_3">
      <style:text-properties officeooo:rsid="00a22d67"/>
    </style:style>
    <style:style style:name="P52" style:family="paragraph" style:parent-style-name="Standard" style:list-style-name="L1">
      <style:text-properties style:font-name="Times New Roman1"/>
    </style:style>
    <style:style style:name="P53" style:family="paragraph" style:parent-style-name="Standard" style:list-style-name="L2">
      <style:text-properties style:font-name="Times New Roman1"/>
    </style:style>
    <style:style style:name="P54" style:family="paragraph" style:parent-style-name="Standard" style:list-style-name="L3">
      <style:text-properties style:font-name="Times New Roman1"/>
    </style:style>
    <style:style style:name="P55" style:family="paragraph" style:parent-style-name="Standard" style:list-style-name="L4">
      <style:text-properties style:font-name="Times New Roman1"/>
    </style:style>
    <style:style style:name="P56" style:family="paragraph" style:parent-style-name="Standard" style:list-style-name="L5">
      <style:text-properties style:font-name="Times New Roman1"/>
    </style:style>
    <style:style style:name="P57" style:family="paragraph" style:parent-style-name="Standard" style:list-style-name="L6">
      <style:text-properties style:font-name="Times New Roman1"/>
    </style:style>
    <style:style style:name="P58" style:family="paragraph" style:parent-style-name="Standard" style:list-style-name="L7">
      <style:text-properties style:font-name="Times New Roman1"/>
    </style:style>
    <style:style style:name="P59" style:family="paragraph" style:parent-style-name="Standard">
      <style:text-properties style:font-name="Times New Roman1" officeooo:paragraph-rsid="00e921da"/>
    </style:style>
    <style:style style:name="P60" style:family="paragraph" style:parent-style-name="Standard">
      <style:text-properties officeooo:paragraph-rsid="00e3e1af"/>
    </style:style>
    <style:style style:name="P61" style:family="paragraph" style:parent-style-name="Standard">
      <style:text-properties officeooo:paragraph-rsid="00ecc832"/>
    </style:style>
    <style:style style:name="T1" style:family="text">
      <style:text-properties style:font-name="Spranq eco sans" fo:font-size="11pt" fo:font-style="italic" style:font-size-asian="11pt" style:font-style-asian="italic" style:font-name-complex="Ecofont Vera Sans" style:font-size-complex="11pt"/>
    </style:style>
    <style:style style:name="T2" style:family="text">
      <style:text-properties style:font-name="Spranq eco sans" fo:font-size="11pt" style:font-size-asian="11pt" style:font-name-complex="Ecofont Vera Sans" style:font-size-complex="11pt"/>
    </style:style>
    <style:style style:name="T3" style:family="text">
      <style:text-properties fo:font-style="italic" style:font-style-asian="italic" style:font-style-complex="italic"/>
    </style:style>
    <style:style style:name="T4" style:family="text">
      <style:text-properties fo:font-style="italic" officeooo:rsid="005c4e21" style:font-style-asian="italic" style:font-style-complex="italic"/>
    </style:style>
    <style:style style:name="T5" style:family="text">
      <style:text-properties fo:font-style="italic" officeooo:rsid="003a9a87" style:font-style-asian="italic" style:font-style-complex="italic"/>
    </style:style>
    <style:style style:name="T6" style:family="text">
      <style:text-properties fo:font-style="italic" officeooo:rsid="007449b3" style:font-style-asian="italic" style:font-style-complex="italic"/>
    </style:style>
    <style:style style:name="T7" style:family="text">
      <style:text-properties fo:font-style="italic" officeooo:rsid="007fdfb8" style:font-style-asian="italic" style:font-style-complex="italic"/>
    </style:style>
    <style:style style:name="T8" style:family="text">
      <style:text-properties fo:font-style="italic" officeooo:rsid="028d6f96" style:font-style-asian="italic" style:font-style-complex="italic"/>
    </style:style>
    <style:style style:name="T9" style:family="text">
      <style:text-properties fo:font-style="italic" officeooo:rsid="00d0a9db" style:font-style-asian="italic" style:font-style-complex="italic"/>
    </style:style>
    <style:style style:name="T10" style:family="text">
      <style:text-properties fo:font-style="italic" officeooo:rsid="02bff446" style:font-style-asian="italic" style:font-style-complex="italic"/>
    </style:style>
    <style:style style:name="T11" style:family="text">
      <style:text-properties fo:font-style="italic" officeooo:rsid="00ed792e" style:font-style-asian="italic" style:font-style-complex="italic"/>
    </style:style>
    <style:style style:name="T12" style:family="text">
      <style:text-properties fo:font-style="italic" officeooo:rsid="02220dc0" style:font-style-asian="italic" style:font-style-complex="italic"/>
    </style:style>
    <style:style style:name="T13" style:family="text">
      <style:text-properties fo:font-style="italic" officeooo:rsid="013c6c21" style:font-style-asian="italic" style:font-style-complex="italic"/>
    </style:style>
    <style:style style:name="T14" style:family="text">
      <style:text-properties fo:font-style="italic" officeooo:rsid="015c77cd" style:font-style-asian="italic" style:font-style-complex="italic"/>
    </style:style>
    <style:style style:name="T15" style:family="text">
      <style:text-properties fo:font-style="italic" officeooo:rsid="024474ae" style:font-style-asian="italic" style:font-style-complex="italic"/>
    </style:style>
    <style:style style:name="T16" style:family="text">
      <style:text-properties fo:font-style="italic" officeooo:rsid="0161f4e1" style:font-style-asian="italic" style:font-style-complex="italic"/>
    </style:style>
    <style:style style:name="T17" style:family="text">
      <style:text-properties fo:font-style="italic" officeooo:rsid="025130f0" style:font-style-asian="italic" style:font-style-complex="italic"/>
    </style:style>
    <style:style style:name="T18" style:family="text">
      <style:text-properties fo:font-style="italic" officeooo:rsid="025505ad" style:font-style-asian="italic" style:font-style-complex="italic"/>
    </style:style>
    <style:style style:name="T19" style:family="text">
      <style:text-properties fo:font-style="italic" officeooo:rsid="0260ca95" style:font-style-asian="italic" style:font-style-complex="italic"/>
    </style:style>
    <style:style style:name="T20" style:family="text">
      <style:text-properties fo:font-style="italic" officeooo:rsid="0279e243" style:font-style-asian="italic" style:font-style-complex="italic"/>
    </style:style>
    <style:style style:name="T21" style:family="text">
      <style:text-properties fo:font-style="italic" officeooo:rsid="008195b7" style:font-style-asian="italic" style:font-style-complex="italic"/>
    </style:style>
    <style:style style:name="T22" style:family="text">
      <style:text-properties fo:font-style="italic" officeooo:rsid="017e40b9" style:font-style-asian="italic" style:font-style-complex="italic"/>
    </style:style>
    <style:style style:name="T23" style:family="text">
      <style:text-properties fo:font-style="italic" officeooo:rsid="018e6af9" style:font-style-asian="italic" style:font-style-complex="italic"/>
    </style:style>
    <style:style style:name="T24" style:family="text">
      <style:text-properties fo:font-style="italic" officeooo:rsid="01905c75" style:font-style-asian="italic" style:font-style-complex="italic"/>
    </style:style>
    <style:style style:name="T25" style:family="text">
      <style:text-properties fo:font-style="italic" officeooo:rsid="01d4d014" style:font-style-asian="italic" style:font-style-complex="italic"/>
    </style:style>
    <style:style style:name="T26" style:family="text">
      <style:text-properties fo:font-style="italic" officeooo:rsid="01c8b8d9" style:font-style-asian="italic" style:font-style-complex="italic"/>
    </style:style>
    <style:style style:name="T27" style:family="text">
      <style:text-properties fo:font-style="italic" officeooo:rsid="01eb354e" style:font-style-asian="italic" style:font-style-complex="italic"/>
    </style:style>
    <style:style style:name="T28" style:family="text">
      <style:text-properties fo:font-style="italic" officeooo:rsid="01eb4ba5" style:font-style-asian="italic" style:font-style-complex="italic"/>
    </style:style>
    <style:style style:name="T29" style:family="text">
      <style:text-properties fo:font-style="italic" officeooo:rsid="02e6dc98" style:font-style-asian="italic" style:font-style-complex="italic"/>
    </style:style>
    <style:style style:name="T30" style:family="text">
      <style:text-properties fo:font-style="italic" officeooo:rsid="030cb7a2" style:font-style-asian="italic" style:font-style-complex="italic"/>
    </style:style>
    <style:style style:name="T31" style:family="text">
      <style:text-properties fo:font-style="italic" officeooo:rsid="03165a24" style:font-style-asian="italic" style:font-style-complex="italic"/>
    </style:style>
    <style:style style:name="T32" style:family="text">
      <style:text-properties fo:font-style="italic" officeooo:rsid="025a2026" style:font-style-asian="italic" style:font-style-complex="italic"/>
    </style:style>
    <style:style style:name="T33" style:family="text">
      <style:text-properties fo:font-style="italic" officeooo:rsid="0098b6c6" style:font-style-asian="italic" style:font-style-complex="italic"/>
    </style:style>
    <style:style style:name="T34"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35"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style>
    <style:style style:name="T36"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style>
    <style:style style:name="T37" style:family="text">
      <style:text-properties fo:font-variant="normal" fo:text-transform="none" fo:color="#000000" style:text-line-through-style="none" style:text-line-through-type="none" fo:font-size="12pt" fo:font-style="normal" style:text-underline-style="none" fo:font-weight="normal" officeooo:rsid="0173a2e1" style:text-blinking="false" fo:background-color="transparent" loext:char-shading-value="0"/>
    </style:style>
    <style:style style:name="T38" style:family="text">
      <style:text-properties fo:font-variant="normal" fo:text-transform="none" fo:color="#000000" style:text-line-through-style="none" style:text-line-through-type="none" fo:font-size="12pt" fo:font-style="normal" style:text-underline-style="none" fo:font-weight="normal" officeooo:rsid="007449b3" style:text-blinking="false" fo:background-color="transparent" loext:char-shading-value="0"/>
    </style:style>
    <style:style style:name="T39" style:family="text">
      <style:text-properties fo:font-variant="normal" fo:text-transform="none" fo:color="#000000" style:text-line-through-style="none" style:text-line-through-type="none" fo:font-size="12pt" fo:font-style="normal" style:text-underline-style="none" fo:font-weight="normal" officeooo:rsid="0207fb98" style:text-blinking="false" fo:background-color="transparent" loext:char-shading-value="0"/>
    </style:style>
    <style:style style:name="T40" style:family="text">
      <style:text-properties fo:font-variant="normal" fo:text-transform="none" fo:color="#000000" style:text-line-through-style="none" style:text-line-through-type="none" fo:font-size="12pt" fo:font-style="normal" style:text-underline-style="none" fo:font-weight="normal" officeooo:rsid="017e40b9" style:text-blinking="false" fo:background-color="transparent" loext:char-shading-value="0"/>
    </style:style>
    <style:style style:name="T41" style:family="text">
      <style:text-properties fo:font-variant="normal" fo:text-transform="none" fo:color="#000000" style:text-line-through-style="none" style:text-line-through-type="none" fo:font-size="12pt" fo:font-style="normal" style:text-underline-style="none" fo:font-weight="normal" officeooo:rsid="018245ac" style:text-blinking="false" fo:background-color="transparent" loext:char-shading-value="0"/>
    </style:style>
    <style:style style:name="T42" style:family="text">
      <style:text-properties fo:font-variant="normal" fo:text-transform="none" fo:color="#000000" style:text-line-through-style="none" style:text-line-through-type="none" fo:font-size="12pt" fo:font-style="normal" style:text-underline-style="none" fo:font-weight="normal" officeooo:rsid="01946cca" style:text-blinking="false" fo:background-color="transparent" loext:char-shading-value="0"/>
    </style:style>
    <style:style style:name="T43" style:family="text">
      <style:text-properties fo:font-variant="normal" fo:text-transform="none" fo:color="#000000" style:text-line-through-style="none" style:text-line-through-type="none" fo:font-size="12pt" fo:font-style="normal" style:text-underline-style="none" fo:font-weight="normal" officeooo:rsid="01b1e2fe" style:text-blinking="false" fo:background-color="transparent" loext:char-shading-value="0"/>
    </style:style>
    <style:style style:name="T44" style:family="text">
      <style:text-properties fo:font-variant="normal" fo:text-transform="none" fo:color="#000000" style:text-line-through-style="none" style:text-line-through-type="none" fo:font-size="12pt" fo:font-style="normal" style:text-underline-style="none" fo:font-weight="normal" officeooo:rsid="01998e1a" style:text-blinking="false" fo:background-color="transparent" loext:char-shading-value="0"/>
    </style:style>
    <style:style style:name="T45" style:family="text">
      <style:text-properties fo:font-variant="normal" fo:text-transform="none" fo:color="#000000" style:text-line-through-style="none" style:text-line-through-type="none" fo:font-size="12pt" fo:font-style="normal" style:text-underline-style="none" fo:font-weight="normal" officeooo:rsid="01b69e8e" style:text-blinking="false" fo:background-color="transparent" loext:char-shading-value="0"/>
    </style:style>
    <style:style style:name="T46"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font-weight-asian="normal" style:font-weight-complex="normal"/>
    </style:style>
    <style:style style:name="T47"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font-weight-asian="normal" style:font-weight-complex="normal"/>
    </style:style>
    <style:style style:name="T48" style:family="text">
      <style:text-properties fo:font-variant="normal" fo:text-transform="none" fo:color="#000000" style:text-line-through-style="none" style:text-line-through-type="none" fo:font-size="12pt" fo:font-style="normal" style:text-underline-style="none" fo:font-weight="normal" officeooo:rsid="02dae402" style:text-blinking="false" fo:background-color="transparent" loext:char-shading-value="0" style:font-weight-asian="normal" style:font-weight-complex="normal"/>
    </style:style>
    <style:style style:name="T49" style:family="text">
      <style:text-properties fo:font-variant="normal" fo:text-transform="none" fo:color="#000000" style:text-line-through-style="none" style:text-line-through-type="none" fo:font-size="12pt" fo:font-style="normal" style:text-underline-style="none" fo:font-weight="normal" officeooo:rsid="02d5d3b6"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fo:font-size="12pt" fo:font-style="normal" style:text-underline-style="none" fo:font-weight="normal" officeooo:rsid="02db0169"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fo:font-size="12pt" fo:font-style="normal" style:text-underline-style="none" fo:font-weight="normal" officeooo:rsid="02dba3b4"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fo:font-size="12pt" fo:font-style="normal" style:text-underline-style="none" fo:font-weight="normal" officeooo:rsid="0320b485"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fo:font-size="12pt" fo:font-style="normal" style:text-underline-style="none" fo:font-weight="normal" officeooo:rsid="02d70729"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fo:font-size="12pt" fo:font-style="normal" style:text-underline-style="none" fo:font-weight="normal" officeooo:rsid="02dbed3d"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fo:font-size="12pt" fo:font-style="normal" style:text-underline-style="none" fo:font-weight="normal" officeooo:rsid="02d85bc6"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fo:font-size="12pt" fo:font-style="normal" style:text-underline-style="none" fo:font-weight="normal" officeooo:rsid="02dfb217"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ize="12pt" fo:font-style="normal" style:text-underline-style="none" fo:font-weight="normal" officeooo:rsid="02e1b4b6"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ize="12pt" fo:font-style="normal" style:text-underline-style="none" fo:font-weight="normal" officeooo:rsid="03192f17"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ize="12pt" fo:font-style="normal" style:text-underline-style="none" fo:font-weight="normal" officeooo:rsid="031be886"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ize="12pt" fo:font-style="normal" style:text-underline-style="none" fo:font-weight="normal" officeooo:rsid="031ea586"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ize="12pt" fo:font-style="normal" style:text-underline-style="none" fo:font-weight="normal" officeooo:rsid="032a9a35"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ize="12pt" fo:font-style="normal" style:text-underline-style="none" fo:font-weight="normal" officeooo:rsid="005217bc" style:text-blinking="false" fo:background-color="transparent" loext:char-shading-value="0"/>
    </style:style>
    <style:style style:name="T63" style:family="text">
      <style:text-properties fo:font-variant="normal" fo:text-transform="none" fo:color="#000000" style:text-line-through-style="none" style:text-line-through-type="none" fo:font-size="12pt" fo:font-style="normal" style:text-underline-style="none" fo:font-weight="normal" officeooo:rsid="0212c88e" style:text-blinking="false" fo:background-color="transparent" loext:char-shading-value="0"/>
    </style:style>
    <style:style style:name="T64" style:family="text">
      <style:text-properties fo:font-variant="normal" fo:text-transform="none" fo:color="#000000" style:text-line-through-style="none" style:text-line-through-type="none" fo:font-size="12pt" fo:font-style="normal" style:text-underline-style="none" fo:font-weight="normal" officeooo:rsid="00547757" style:text-blinking="false" fo:background-color="transparent" loext:char-shading-value="0"/>
    </style:style>
    <style:style style:name="T65" style:family="text">
      <style:text-properties fo:font-variant="normal" fo:text-transform="none" fo:color="#000000" style:text-line-through-style="none" style:text-line-through-type="none" fo:font-size="12pt" fo:font-style="normal" style:text-underline-style="none" fo:font-weight="normal" officeooo:rsid="0021cb9d" style:text-blinking="false" fo:background-color="transparent" loext:char-shading-value="0"/>
    </style:style>
    <style:style style:name="T66" style:family="text">
      <style:text-properties fo:font-variant="normal" fo:text-transform="none" fo:color="#000000" style:text-line-through-style="none" style:text-line-through-type="none" fo:font-size="12pt" fo:font-style="normal" style:text-underline-style="none" fo:font-weight="normal" officeooo:rsid="00ad7113" style:text-blinking="false" fo:background-color="transparent" loext:char-shading-value="0"/>
    </style:style>
    <style:style style:name="T67"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68"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tyle-asian="italic" style:font-style-complex="italic"/>
    </style:style>
    <style:style style:name="T69" style:family="text">
      <style:text-properties fo:font-variant="normal" fo:text-transform="none" fo:color="#000000" style:text-line-through-style="none" style:text-line-through-type="none" fo:font-size="12pt" fo:font-style="italic" style:text-underline-style="none" fo:font-weight="normal" officeooo:rsid="008195b7" style:text-blinking="false" fo:background-color="transparent" loext:char-shading-value="0" style:font-style-asian="italic" style:font-style-complex="italic"/>
    </style:style>
    <style:style style:name="T70" style:family="text">
      <style:text-properties fo:font-variant="normal" fo:text-transform="none" fo:color="#000000" style:text-line-through-style="none" style:text-line-through-type="none" fo:font-size="12pt" fo:font-style="italic" style:text-underline-style="none" fo:font-weight="normal" officeooo:rsid="01b1e2fe" style:text-blinking="false" fo:background-color="transparent" loext:char-shading-value="0" style:font-style-asian="italic" style:font-style-complex="italic"/>
    </style:style>
    <style:style style:name="T71" style:family="text">
      <style:text-properties fo:font-variant="normal" fo:text-transform="none" fo:color="#000000" style:text-line-through-style="none" style:text-line-through-type="none" fo:font-size="12pt" fo:font-style="italic" style:text-underline-style="none" fo:font-weight="normal" officeooo:rsid="007d5dee" style:text-blinking="false" fo:background-color="transparent" loext:char-shading-value="0" style:font-style-asian="italic" style:font-style-complex="italic"/>
    </style:style>
    <style:style style:name="T72"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font-style-asian="italic" style:font-style-complex="italic"/>
    </style:style>
    <style:style style:name="T73" style:family="text">
      <style:text-properties fo:font-variant="normal" fo:text-transform="none" fo:color="#000000" style:text-line-through-style="none" style:text-line-through-type="none" fo:font-size="12pt" fo:font-style="italic" style:text-underline-style="none" fo:font-weight="normal" officeooo:rsid="03192f17" style:text-blinking="false" fo:background-color="transparent" loext:char-shading-value="0" style:font-style-asian="italic" style:font-weight-asian="normal" style:font-style-complex="italic" style:font-weight-complex="normal"/>
    </style:style>
    <style:style style:name="T74" style:family="text">
      <style:text-properties fo:font-variant="normal" fo:text-transform="none" fo:color="#000000" style:text-line-through-style="none" style:text-line-through-type="none" fo:font-size="12pt" fo:font-style="italic" style:text-underline-style="none" fo:font-weight="normal" officeooo:rsid="031ea586" style:text-blinking="false" fo:background-color="transparent" loext:char-shading-value="0" style:font-style-asian="italic" style:font-weight-asian="normal" style:font-style-complex="italic" style:font-weight-complex="normal"/>
    </style:style>
    <style:style style:name="T75"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style>
    <style:style style:name="T76"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style>
    <style:style style:name="T77" style:family="text">
      <style:text-properties fo:font-variant="normal" fo:text-transform="none" fo:color="#000000" style:text-line-through-style="none" style:text-line-through-type="none" style:font-name="Times New Roman1" fo:font-size="12pt" fo:font-style="normal" style:text-underline-style="none" fo:font-weight="normal" officeooo:rsid="008195b7"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style:font-name="Times New Roman1" fo:font-size="12pt" fo:font-style="normal" style:text-underline-style="none" fo:font-weight="normal" officeooo:rsid="02e1b4b6" style:text-blinking="false" fo:background-color="transparent" loext:char-shading-value="0" style:font-weight-asian="normal" style:font-weight-complex="normal"/>
    </style:style>
    <style:style style:name="T79" style:family="text">
      <style:text-properties fo:font-variant="normal" fo:text-transform="none" fo:color="#000000" style:text-line-through-style="none" style:text-line-through-type="none" style:font-name="Times New Roman1" fo:font-size="12pt" fo:font-style="normal" style:text-underline-style="none" fo:font-weight="normal" officeooo:rsid="02eab7f7"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style:font-name="Times New Roman1" fo:font-size="12pt" fo:font-style="normal" style:text-underline-style="none" fo:font-weight="normal" officeooo:rsid="02e6dc98"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style:font-name="Times New Roman1" fo:font-size="12pt" fo:font-style="normal" style:text-underline-style="none" fo:font-weight="normal" officeooo:rsid="02ec0512"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style:font-name="Times New Roman1" fo:font-size="12pt" fo:font-style="normal" style:text-underline-style="none" fo:font-weight="normal" officeooo:rsid="02f9c026"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style:font-name="Times New Roman1" fo:font-size="12pt" fo:font-style="normal" style:text-underline-style="none" fo:font-weight="normal" officeooo:rsid="00547757" style:text-blinking="false" fo:background-color="transparent" loext:char-shading-value="0"/>
    </style:style>
    <style:style style:name="T84"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tyle-asian="normal" style:font-style-complex="normal"/>
    </style:style>
    <style:style style:name="T85" style:family="text">
      <style:text-properties fo:font-variant="normal" fo:text-transform="none" fo:color="#000000" style:text-line-through-style="none" style:text-line-through-type="none" style:font-name="Times New Roman1" fo:font-size="12pt" fo:font-style="normal" style:text-underline-style="none" fo:font-weight="normal" officeooo:rsid="00547757" style:text-blinking="false" fo:background-color="transparent" loext:char-shading-value="0" style:font-style-asian="normal" style:font-style-complex="normal"/>
    </style:style>
    <style:style style:name="T86" style:family="text">
      <style:text-properties fo:font-variant="normal" fo:text-transform="none" fo:color="#000000" style:text-line-through-style="none" style:text-line-through-type="none" style:font-name="Times New Roman1" fo:font-size="12pt" fo:font-style="normal" style:text-underline-style="none" fo:font-weight="normal" officeooo:rsid="00361ca4" style:text-blinking="false" fo:background-color="transparent" loext:char-shading-value="0"/>
    </style:style>
    <style:style style:name="T87" style:family="text">
      <style:text-properties fo:font-variant="normal" fo:text-transform="none" fo:color="#000000" style:text-line-through-style="none" style:text-line-through-type="none" style:font-name="Times New Roman1" fo:font-size="12pt" fo:font-style="normal" style:text-underline-style="none" fo:font-weight="normal" officeooo:rsid="0021cb9d" style:text-blinking="false" fo:background-color="transparent" loext:char-shading-value="0"/>
    </style:style>
    <style:style style:name="T88" style:family="text">
      <style:text-properties fo:font-variant="normal" fo:text-transform="none" fo:color="#000000" style:text-line-through-style="none" style:text-line-through-type="none" style:font-name="Times New Roman1" fo:font-size="12pt" fo:font-style="normal" style:text-underline-style="none" fo:font-weight="normal" officeooo:rsid="00a8ec8c" style:text-blinking="false" fo:background-color="transparent" loext:char-shading-value="0"/>
    </style:style>
    <style:style style:name="T89" style:family="text">
      <style:text-properties fo:font-variant="normal" fo:text-transform="none" fo:color="#000000" style:text-line-through-style="none" style:text-line-through-type="none" style:font-name="Times New Roman1" fo:font-size="12pt" fo:font-style="normal" style:text-underline-style="none" fo:font-weight="normal" officeooo:rsid="0212c88e" style:text-blinking="false" fo:background-color="transparent" loext:char-shading-value="0"/>
    </style:style>
    <style:style style:name="T90" style:family="text">
      <style:text-properties fo:font-variant="normal" fo:text-transform="none" fo:color="#000000" style:text-line-through-style="none" style:text-line-through-type="none" style:font-name="Times New Roman1" fo:font-size="12pt" fo:font-style="normal" style:text-underline-style="none" fo:font-weight="normal" officeooo:rsid="00ab1fc5" style:text-blinking="false" fo:background-color="transparent" loext:char-shading-value="0"/>
    </style:style>
    <style:style style:name="T91" style:family="text">
      <style:text-properties fo:font-variant="normal" fo:text-transform="none" fo:color="#000000" style:text-line-through-style="none" style:text-line-through-type="none" style:font-name="Times New Roman1" fo:font-size="12pt" fo:font-style="normal" style:text-underline-style="none" fo:font-weight="normal" officeooo:rsid="00ac415b" style:text-blinking="false" fo:background-color="transparent" loext:char-shading-value="0"/>
    </style:style>
    <style:style style:name="T92" style:family="text">
      <style:text-properties fo:font-variant="normal" fo:text-transform="none" fo:color="#000000" style:text-line-through-style="none" style:text-line-through-type="none" style:font-name="Times New Roman1" fo:font-size="12pt" fo:font-style="italic" style:text-underline-style="none" fo:font-weight="normal" style:text-blinking="false" fo:background-color="transparent" loext:char-shading-value="0"/>
    </style:style>
    <style:style style:name="T93" style:family="text">
      <style:text-properties fo:font-variant="normal" fo:text-transform="none" fo:color="#000000" style:text-line-through-style="none" style:text-line-through-type="none" style:font-name="Times New Roman1" fo:font-size="12pt" fo:font-style="italic" style:text-underline-style="none" fo:font-weight="normal" officeooo:rsid="02eab7f7" style:text-blinking="false" fo:background-color="transparent" loext:char-shading-value="0" style:font-style-asian="italic" style:font-weight-asian="normal" style:font-style-complex="italic" style:font-weight-complex="normal"/>
    </style:style>
    <style:style style:name="T94" style:family="text">
      <style:text-properties fo:font-variant="normal" fo:text-transform="none" fo:color="#000000" style:text-line-through-style="none" style:text-line-through-type="none" style:font-name="Times New Roman1" fo:font-size="12pt" fo:font-style="italic" style:text-underline-style="none" fo:font-weight="normal" style:text-blinking="false" fo:background-color="transparent" loext:char-shading-value="0" style:font-style-asian="italic" style:font-style-complex="italic"/>
    </style:style>
    <style:style style:name="T95" style:family="text">
      <style:text-properties officeooo:rsid="0052fe51"/>
    </style:style>
    <style:style style:name="T96" style:family="text">
      <style:text-properties officeooo:rsid="00337206"/>
    </style:style>
    <style:style style:name="T97" style:family="text">
      <style:text-properties officeooo:rsid="0212c88e"/>
    </style:style>
    <style:style style:name="T98" style:family="text">
      <style:text-properties officeooo:rsid="01bea9c2"/>
    </style:style>
    <style:style style:name="T99" style:family="text">
      <style:text-properties officeooo:rsid="005c4e21"/>
    </style:style>
    <style:style style:name="T100" style:family="text">
      <style:text-properties fo:font-style="normal" style:font-style-asian="normal" style:font-style-complex="normal"/>
    </style:style>
    <style:style style:name="T101" style:family="text">
      <style:text-properties fo:font-style="normal" officeooo:rsid="005f4c70" style:font-style-asian="normal" style:font-style-complex="normal"/>
    </style:style>
    <style:style style:name="T102" style:family="text">
      <style:text-properties fo:font-style="normal" officeooo:rsid="005dccd8" style:font-style-asian="normal" style:font-style-complex="normal"/>
    </style:style>
    <style:style style:name="T103" style:family="text">
      <style:text-properties fo:font-style="normal" officeooo:rsid="007fdfb8" style:font-style-asian="normal" style:font-style-complex="normal"/>
    </style:style>
    <style:style style:name="T104" style:family="text">
      <style:text-properties fo:font-style="normal" officeooo:rsid="02bff446" style:font-style-asian="normal" style:font-style-complex="normal"/>
    </style:style>
    <style:style style:name="T105" style:family="text">
      <style:text-properties fo:font-style="normal" officeooo:rsid="02220dc0" style:font-style-asian="normal" style:font-style-complex="normal"/>
    </style:style>
    <style:style style:name="T106" style:family="text">
      <style:text-properties fo:font-style="normal" officeooo:rsid="02706069" style:font-style-asian="normal" style:font-style-complex="normal"/>
    </style:style>
    <style:style style:name="T107" style:family="text">
      <style:text-properties fo:font-style="normal" officeooo:rsid="0270cd37" style:font-style-asian="normal" style:font-style-complex="normal"/>
    </style:style>
    <style:style style:name="T108" style:family="text">
      <style:text-properties fo:font-style="normal" officeooo:rsid="025130f0" style:font-style-asian="normal" style:font-style-complex="normal"/>
    </style:style>
    <style:style style:name="T109" style:family="text">
      <style:text-properties fo:font-style="normal" officeooo:rsid="025f145f" style:font-style-asian="normal" style:font-style-complex="normal"/>
    </style:style>
    <style:style style:name="T110" style:family="text">
      <style:text-properties fo:font-style="normal" officeooo:rsid="025a2026" style:font-style-asian="normal" style:font-style-complex="normal"/>
    </style:style>
    <style:style style:name="T111" style:family="text">
      <style:text-properties fo:font-style="normal" officeooo:rsid="0279e243" style:font-style-asian="normal" style:font-style-complex="normal"/>
    </style:style>
    <style:style style:name="T112" style:family="text">
      <style:text-properties fo:font-style="normal" officeooo:rsid="0177e33f" style:font-style-asian="normal" style:font-style-complex="normal"/>
    </style:style>
    <style:style style:name="T113" style:family="text">
      <style:text-properties fo:font-style="normal" officeooo:rsid="01d4d014" style:font-style-asian="normal" style:font-style-complex="normal"/>
    </style:style>
    <style:style style:name="T114" style:family="text">
      <style:text-properties fo:font-style="normal" officeooo:rsid="01eb4ba5" style:font-style-asian="normal" style:font-style-complex="normal"/>
    </style:style>
    <style:style style:name="T115" style:family="text">
      <style:text-properties fo:font-style="normal" officeooo:rsid="012a88e4" style:font-style-asian="normal" style:font-style-complex="normal"/>
    </style:style>
    <style:style style:name="T116" style:family="text">
      <style:text-properties fo:font-style="normal" style:text-underline-style="none" officeooo:rsid="01cc5884" style:font-style-asian="normal" style:font-style-complex="normal"/>
    </style:style>
    <style:style style:name="T117" style:family="text">
      <style:text-properties officeooo:rsid="005f4c70"/>
    </style:style>
    <style:style style:name="T118" style:family="text">
      <style:text-properties officeooo:rsid="0038ad7b"/>
    </style:style>
    <style:style style:name="T119" style:family="text">
      <style:text-properties officeooo:rsid="003d6252"/>
    </style:style>
    <style:style style:name="T120" style:family="text">
      <style:text-properties officeooo:rsid="003a9a87"/>
    </style:style>
    <style:style style:name="T121" style:family="text">
      <style:text-properties officeooo:rsid="004ee3bf"/>
    </style:style>
    <style:style style:name="T122" style:family="text">
      <style:text-properties officeooo:rsid="007449b3"/>
    </style:style>
    <style:style style:name="T123" style:family="text">
      <style:text-properties officeooo:rsid="0075f198"/>
    </style:style>
    <style:style style:name="T124" style:family="text">
      <style:text-properties officeooo:rsid="008e6ac1"/>
    </style:style>
    <style:style style:name="T125" style:family="text">
      <style:text-properties officeooo:rsid="007fdfb8"/>
    </style:style>
    <style:style style:name="T126" style:family="text">
      <style:text-properties officeooo:rsid="00a22d67"/>
    </style:style>
    <style:style style:name="T127" style:family="text">
      <style:text-properties officeooo:rsid="02919736"/>
    </style:style>
    <style:style style:name="T128" style:family="text">
      <style:text-properties officeooo:rsid="00cba0f4"/>
    </style:style>
    <style:style style:name="T129" style:family="text">
      <style:text-properties officeooo:rsid="00cd2d2c"/>
    </style:style>
    <style:style style:name="T130" style:family="text">
      <style:text-properties officeooo:rsid="028d6f96"/>
    </style:style>
    <style:style style:name="T131" style:family="text">
      <style:text-properties officeooo:rsid="00db9730"/>
    </style:style>
    <style:style style:name="T132" style:family="text">
      <style:text-properties officeooo:rsid="00ddd4f1"/>
    </style:style>
    <style:style style:name="T133" style:family="text">
      <style:text-properties officeooo:rsid="00e24243"/>
    </style:style>
    <style:style style:name="T134" style:family="text">
      <style:text-properties officeooo:rsid="029919aa"/>
    </style:style>
    <style:style style:name="T135" style:family="text">
      <style:text-properties officeooo:rsid="00e2c3b2"/>
    </style:style>
    <style:style style:name="T136" style:family="text">
      <style:text-properties officeooo:rsid="00e39cde"/>
    </style:style>
    <style:style style:name="T137" style:family="text">
      <style:text-properties officeooo:rsid="02bff446"/>
    </style:style>
    <style:style style:name="T138" style:family="text">
      <style:text-properties officeooo:rsid="02c15c2c"/>
    </style:style>
    <style:style style:name="T139" style:family="text">
      <style:text-properties officeooo:rsid="027df348"/>
    </style:style>
    <style:style style:name="T140" style:family="text">
      <style:text-properties officeooo:rsid="02827da0"/>
    </style:style>
    <style:style style:name="T141" style:family="text">
      <style:text-properties officeooo:rsid="02205b39"/>
    </style:style>
    <style:style style:name="T142" style:family="text">
      <style:text-properties officeooo:rsid="02220dc0"/>
    </style:style>
    <style:style style:name="T143" style:family="text">
      <style:text-properties officeooo:rsid="01170e46"/>
    </style:style>
    <style:style style:name="T144" style:family="text">
      <style:text-properties officeooo:rsid="0117c2b9"/>
    </style:style>
    <style:style style:name="T145" style:family="text">
      <style:text-properties officeooo:rsid="013c6c21"/>
    </style:style>
    <style:style style:name="T146" style:family="text">
      <style:text-properties officeooo:rsid="015c77cd"/>
    </style:style>
    <style:style style:name="T147" style:family="text">
      <style:text-properties officeooo:rsid="02232650"/>
    </style:style>
    <style:style style:name="T148" style:family="text">
      <style:text-properties officeooo:rsid="022f8aba"/>
    </style:style>
    <style:style style:name="T149" style:family="text">
      <style:text-properties officeooo:rsid="024474ae"/>
    </style:style>
    <style:style style:name="T150" style:family="text">
      <style:text-properties officeooo:rsid="01691cc0"/>
    </style:style>
    <style:style style:name="T151" style:family="text">
      <style:text-properties officeooo:rsid="0161f4e1"/>
    </style:style>
    <style:style style:name="T152" style:family="text">
      <style:text-properties officeooo:rsid="024e1e84"/>
    </style:style>
    <style:style style:name="T153" style:family="text">
      <style:text-properties officeooo:rsid="025130f0"/>
    </style:style>
    <style:style style:name="T154" style:family="text">
      <style:text-properties officeooo:rsid="025505ad"/>
    </style:style>
    <style:style style:name="T155" style:family="text">
      <style:text-properties officeooo:rsid="0260ca95"/>
    </style:style>
    <style:style style:name="T156" style:family="text">
      <style:text-properties officeooo:rsid="02706069"/>
    </style:style>
    <style:style style:name="T157" style:family="text">
      <style:text-properties officeooo:rsid="008195b7"/>
    </style:style>
    <style:style style:name="T158" style:family="text">
      <style:text-properties officeooo:rsid="017e40b9"/>
    </style:style>
    <style:style style:name="T159" style:family="text">
      <style:text-properties officeooo:rsid="018bb668"/>
    </style:style>
    <style:style style:name="T160" style:family="text">
      <style:text-properties officeooo:rsid="018c2241"/>
    </style:style>
    <style:style style:name="T161" style:family="text">
      <style:text-properties officeooo:rsid="018d044c"/>
    </style:style>
    <style:style style:name="T162" style:family="text">
      <style:text-properties officeooo:rsid="018e6af9"/>
    </style:style>
    <style:style style:name="T163" style:family="text">
      <style:text-properties officeooo:rsid="0197289d"/>
    </style:style>
    <style:style style:name="T164" style:family="text">
      <style:text-properties officeooo:rsid="01905c75"/>
    </style:style>
    <style:style style:name="T165" style:family="text">
      <style:text-properties officeooo:rsid="0198c98b"/>
    </style:style>
    <style:style style:name="T166" style:family="text">
      <style:text-properties officeooo:rsid="01a62d4c"/>
    </style:style>
    <style:style style:name="T167" style:family="text">
      <style:text-properties officeooo:rsid="01a7c5aa"/>
    </style:style>
    <style:style style:name="T168" style:family="text">
      <style:text-properties officeooo:rsid="01a6dd16"/>
    </style:style>
    <style:style style:name="T169" style:family="text">
      <style:text-properties officeooo:rsid="01b1e2fe"/>
    </style:style>
    <style:style style:name="T170" style:family="text">
      <style:text-properties officeooo:rsid="01d4d014"/>
    </style:style>
    <style:style style:name="T171" style:family="text">
      <style:text-properties officeooo:rsid="01d62a78"/>
    </style:style>
    <style:style style:name="T172" style:family="text">
      <style:text-properties officeooo:rsid="01d66e9e"/>
    </style:style>
    <style:style style:name="T173" style:family="text">
      <style:text-properties officeooo:rsid="01d599be"/>
    </style:style>
    <style:style style:name="T174" style:family="text">
      <style:text-properties officeooo:rsid="01c8b8d9"/>
    </style:style>
    <style:style style:name="T175" style:family="text">
      <style:text-properties officeooo:rsid="01e7c8e7"/>
    </style:style>
    <style:style style:name="T176" style:family="text">
      <style:text-properties officeooo:rsid="01e7df6a"/>
    </style:style>
    <style:style style:name="T177" style:family="text">
      <style:text-properties officeooo:rsid="01eb354e"/>
    </style:style>
    <style:style style:name="T178" style:family="text">
      <style:text-properties officeooo:rsid="01eb4ba5"/>
    </style:style>
    <style:style style:name="T179" style:family="text">
      <style:text-properties officeooo:rsid="01eecde3"/>
    </style:style>
    <style:style style:name="T180" style:family="text">
      <style:text-properties fo:font-weight="normal" officeooo:rsid="01d57959" style:font-weight-asian="normal" style:font-weight-complex="normal"/>
    </style:style>
    <style:style style:name="T181" style:family="text">
      <style:text-properties fo:font-weight="normal" officeooo:rsid="01eecde3" style:font-weight-asian="normal" style:font-weight-complex="normal"/>
    </style:style>
    <style:style style:name="T182" style:family="text">
      <style:text-properties fo:font-weight="normal" officeooo:rsid="01f44c30" style:font-weight-asian="normal" style:font-weight-complex="normal"/>
    </style:style>
    <style:style style:name="T183" style:family="text">
      <style:text-properties fo:font-weight="normal" officeooo:rsid="01c8b8d9" style:font-weight-asian="normal" style:font-weight-complex="normal"/>
    </style:style>
    <style:style style:name="T184" style:family="text">
      <style:text-properties fo:font-weight="normal" officeooo:rsid="012a88e4" style:font-weight-asian="normal" style:font-weight-complex="normal"/>
    </style:style>
    <style:style style:name="T185" style:family="text">
      <style:text-properties officeooo:rsid="02e6dc98"/>
    </style:style>
    <style:style style:name="T186" style:family="text">
      <style:text-properties officeooo:rsid="030cb7a2"/>
    </style:style>
    <style:style style:name="T187" style:family="text">
      <style:text-properties officeooo:rsid="030eb1fa"/>
    </style:style>
    <style:style style:name="T188" style:family="text">
      <style:text-properties officeooo:rsid="03165a24"/>
    </style:style>
    <style:style style:name="T189" style:family="text">
      <style:text-properties fo:font-weight="bold" style:font-weight-asian="bold" style:font-weight-complex="bold"/>
    </style:style>
    <style:style style:name="T190" style:family="text">
      <style:text-properties fo:font-weight="bold" officeooo:rsid="0129cd15" style:font-weight-asian="bold" style:font-weight-complex="bold"/>
    </style:style>
    <style:style style:name="T191" style:family="text">
      <style:text-properties fo:font-weight="bold" officeooo:rsid="012a88e4" style:font-weight-asian="bold" style:font-weight-complex="bold"/>
    </style:style>
    <style:style style:name="T192" style:family="text">
      <style:text-properties fo:font-weight="bold" officeooo:rsid="01e395ad" style:font-weight-asian="bold" style:font-weight-complex="bold"/>
    </style:style>
    <style:style style:name="T193" style:family="text">
      <style:text-properties fo:font-weight="bold" officeooo:rsid="013c6c21" style:font-weight-asian="bold" style:font-weight-complex="bold"/>
    </style:style>
    <style:style style:name="T194" style:family="text">
      <style:text-properties fo:font-weight="bold" officeooo:rsid="023fc9fa" style:font-weight-asian="bold" style:font-weight-complex="bold"/>
    </style:style>
    <style:style style:name="T195" style:family="text">
      <style:text-properties fo:font-weight="bold" officeooo:rsid="02150826" style:font-weight-asian="bold" style:font-weight-complex="bold"/>
    </style:style>
    <style:style style:name="T196" style:family="text">
      <style:text-properties fo:font-weight="bold" officeooo:rsid="02efce05" style:font-weight-asian="bold" style:font-weight-complex="bold"/>
    </style:style>
    <style:style style:name="T197" style:family="text">
      <style:text-properties fo:font-weight="bold" officeooo:rsid="0239a5ed" style:font-weight-asian="bold" style:font-weight-complex="bold"/>
    </style:style>
    <style:style style:name="T198" style:family="text">
      <style:text-properties fo:font-weight="bold" officeooo:rsid="0211ada0" style:font-weight-asian="bold" style:font-weight-complex="bold"/>
    </style:style>
    <style:style style:name="T199" style:family="text">
      <style:text-properties fo:font-weight="bold" officeooo:rsid="0216a4e9" style:font-weight-asian="bold" style:font-weight-complex="bold"/>
    </style:style>
    <style:style style:name="T200" style:family="text">
      <style:text-properties officeooo:rsid="0129cd15"/>
    </style:style>
    <style:style style:name="T201" style:family="text">
      <style:text-properties officeooo:rsid="012a88e4"/>
    </style:style>
    <style:style style:name="T202" style:family="text">
      <style:text-properties officeooo:rsid="020cb1a3"/>
    </style:style>
    <style:style style:name="T203" style:family="text">
      <style:text-properties fo:color="#000000" style:font-name="Times New Roman1" style:text-underline-style="none"/>
    </style:style>
    <style:style style:name="T204" style:family="text">
      <style:text-properties fo:color="#000000" style:font-name="Times New Roman1" fo:font-size="10pt" style:text-underline-style="none" style:font-size-asian="10pt" style:font-size-complex="10pt"/>
    </style:style>
    <style:style style:name="T205" style:family="text">
      <style:text-properties officeooo:rsid="01e395ad"/>
    </style:style>
    <style:style style:name="T206" style:family="text">
      <style:text-properties officeooo:rsid="023fc9fa"/>
    </style:style>
    <style:style style:name="T207" style:family="text">
      <style:text-properties officeooo:rsid="02150826"/>
    </style:style>
    <style:style style:name="T208" style:family="text">
      <style:text-properties officeooo:rsid="018245ac"/>
    </style:style>
    <style:style style:name="T209" style:family="text">
      <style:text-properties officeooo:rsid="02efce05"/>
    </style:style>
    <style:style style:name="T210" style:family="text">
      <style:text-properties officeooo:rsid="0239a5ed"/>
    </style:style>
    <style:style style:name="T211" style:family="text">
      <style:text-properties officeooo:rsid="0211ada0"/>
    </style:style>
    <style:style style:name="T212" style:family="text">
      <style:text-properties officeooo:rsid="006bd75f"/>
    </style:style>
    <style:style style:name="T213" style:family="text">
      <style:text-properties officeooo:rsid="0216a4e9"/>
    </style:style>
    <style:style style:name="T214" style:family="text">
      <style:text-properties officeooo:rsid="011d8d45"/>
    </style:style>
    <style:style style:name="T215" style:family="text">
      <style:text-properties officeooo:rsid="024ee7a5"/>
    </style:style>
    <style:style style:name="T216" style:family="text">
      <style:text-properties officeooo:rsid="025a2026"/>
    </style:style>
    <style:style style:name="T217" style:family="text">
      <style:text-properties officeooo:rsid="025b0c59"/>
    </style:style>
    <style:style style:name="T218" style:family="text">
      <style:text-properties officeooo:rsid="001a3eb7"/>
    </style:style>
    <style:style style:name="T219" style:family="text">
      <style:text-properties style:font-name="Times New Roman1"/>
    </style:style>
    <style:style style:name="T220" style:family="text">
      <style:text-properties style:font-name="Times New Roman1" fo:font-style="normal" style:font-style-asian="normal" style:font-style-complex="normal"/>
    </style:style>
    <style:style style:name="T221" style:family="text">
      <style:text-properties style:font-name="Times New Roman1" fo:font-style="normal" officeooo:rsid="001c588f" style:font-style-asian="normal" style:font-style-complex="normal"/>
    </style:style>
    <style:style style:name="T222" style:family="text">
      <style:text-properties style:font-name="Times New Roman1" fo:font-style="normal" officeooo:rsid="0270cd37" style:font-style-asian="normal" style:font-style-complex="normal"/>
    </style:style>
    <style:style style:name="T223" style:family="text">
      <style:text-properties style:font-name="Times New Roman1" fo:font-style="normal" officeooo:rsid="00e806e6" style:font-style-asian="normal" style:font-style-complex="normal"/>
    </style:style>
    <style:style style:name="T224" style:family="text">
      <style:text-properties style:font-name="Times New Roman1" fo:font-style="normal" officeooo:rsid="02706069" style:font-style-asian="normal" style:font-style-complex="normal"/>
    </style:style>
    <style:style style:name="T225" style:family="text">
      <style:text-properties style:font-name="Times New Roman1" fo:font-style="normal" officeooo:rsid="00e8f25a" style:font-style-asian="normal" style:font-style-complex="normal"/>
    </style:style>
    <style:style style:name="T226" style:family="text">
      <style:text-properties style:font-name="Times New Roman1" fo:font-style="normal" officeooo:rsid="025f145f" style:font-style-asian="normal" style:font-style-complex="normal"/>
    </style:style>
    <style:style style:name="T227" style:family="text">
      <style:text-properties style:font-name="Times New Roman1" fo:font-style="normal" officeooo:rsid="025a2026" style:font-style-asian="normal" style:font-style-complex="normal"/>
    </style:style>
    <style:style style:name="T228" style:family="text">
      <style:text-properties style:font-name="Times New Roman1" fo:font-weight="bold" style:font-weight-asian="bold" style:font-weight-complex="bold"/>
    </style:style>
    <style:style style:name="T229" style:family="text">
      <style:text-properties style:font-name="Times New Roman1" fo:font-weight="bold" officeooo:rsid="006d6574" style:font-weight-asian="bold" style:font-weight-complex="bold"/>
    </style:style>
    <style:style style:name="T230" style:family="text">
      <style:text-properties style:font-name="Times New Roman1" style:text-underline-style="none"/>
    </style:style>
    <style:style style:name="T231" style:family="text">
      <style:text-properties style:font-name="Times New Roman1" style:text-underline-style="none" officeooo:rsid="0129cd15"/>
    </style:style>
    <style:style style:name="T232" style:family="text">
      <style:text-properties style:font-name="Times New Roman1" officeooo:rsid="007449b3"/>
    </style:style>
    <style:style style:name="T233" style:family="text">
      <style:text-properties style:font-name="Times New Roman1" officeooo:rsid="008195b7"/>
    </style:style>
    <style:style style:name="T234" style:family="text">
      <style:text-properties style:font-name="Times New Roman1" fo:font-style="italic" style:font-style-asian="italic" style:font-style-complex="italic"/>
    </style:style>
    <style:style style:name="T235" style:family="text">
      <style:text-properties style:font-name="Times New Roman1" fo:font-style="italic" officeooo:rsid="025130f0" style:font-style-asian="italic" style:font-style-complex="italic"/>
    </style:style>
    <style:style style:name="T236" style:family="text">
      <style:text-properties style:font-name="Times New Roman1" fo:font-style="italic" officeooo:rsid="00ecc832" style:font-style-asian="italic" style:font-style-complex="italic"/>
    </style:style>
    <style:style style:name="T237" style:family="text">
      <style:text-properties style:font-name="Times New Roman1" officeooo:rsid="00baadf9"/>
    </style:style>
    <style:style style:name="T238" style:family="text">
      <style:text-properties style:font-name="Times New Roman1" officeooo:rsid="00bbead3"/>
    </style:style>
    <style:style style:name="T239" style:family="text">
      <style:text-properties style:font-name="Times New Roman1" officeooo:rsid="00bdce9d"/>
    </style:style>
    <style:style style:name="T240" style:family="text">
      <style:text-properties style:font-name="Times New Roman1" officeooo:rsid="0296db51"/>
    </style:style>
    <style:style style:name="T241" style:family="text">
      <style:text-properties style:font-name="Times New Roman1" officeooo:rsid="00bf063e"/>
    </style:style>
    <style:style style:name="T242" style:family="text">
      <style:text-properties style:font-name="Times New Roman1" officeooo:rsid="00bf874e"/>
    </style:style>
    <style:style style:name="T243" style:family="text">
      <style:text-properties style:font-name="Times New Roman1" officeooo:rsid="00cdc9f2"/>
    </style:style>
    <style:style style:name="T244" style:family="text">
      <style:text-properties style:font-name="Times New Roman1" officeooo:rsid="00cfc3bf"/>
    </style:style>
    <style:style style:name="T245" style:family="text">
      <style:text-properties style:font-name="Times New Roman1" officeooo:rsid="00d06836"/>
    </style:style>
    <style:style style:name="T246" style:family="text">
      <style:text-properties style:font-name="Times New Roman1" officeooo:rsid="01393f92"/>
    </style:style>
    <style:style style:name="T247" style:family="text">
      <style:text-properties style:font-name="Times New Roman1" officeooo:rsid="00db1b2c"/>
    </style:style>
    <style:style style:name="T248" style:family="text">
      <style:text-properties style:font-name="Times New Roman1" officeooo:rsid="025130f0"/>
    </style:style>
    <style:style style:name="T249" style:family="text">
      <style:text-properties style:font-name="Times New Roman1" officeooo:rsid="00e3e1af"/>
    </style:style>
    <style:style style:name="T250" style:family="text">
      <style:text-properties style:font-name="Times New Roman1" officeooo:rsid="00e670bb"/>
    </style:style>
    <style:style style:name="T251" style:family="text">
      <style:text-properties style:font-name="Times New Roman1" officeooo:rsid="00e71bcd"/>
    </style:style>
    <style:style style:name="T252" style:family="text">
      <style:text-properties style:font-name="Times New Roman1" officeooo:rsid="02706069"/>
    </style:style>
    <style:style style:name="T253" style:family="text">
      <style:text-properties style:font-name="Times New Roman1" officeooo:rsid="00e8f25a"/>
    </style:style>
    <style:style style:name="T254" style:family="text">
      <style:text-properties style:font-name="Times New Roman1" officeooo:rsid="00ecc832"/>
    </style:style>
    <style:style style:name="T255" style:family="text">
      <style:text-properties fo:font-size="10pt" style:font-size-asian="10pt" style:font-size-complex="10pt"/>
    </style:style>
    <style:style style:name="T256" style:family="text">
      <style:text-properties fo:font-size="10pt" officeooo:rsid="001a3eb7" style:font-size-asian="10pt" style:font-size-complex="10pt"/>
    </style:style>
    <style:style style:name="T257" style:family="text">
      <style:text-properties fo:font-size="10pt" officeooo:rsid="001be106" style:font-size-asian="10pt" style:font-size-complex="10pt"/>
    </style:style>
    <style:style style:name="T258" style:family="text">
      <style:text-properties fo:font-size="10pt" officeooo:rsid="001c588f" style:font-size-asian="10pt" style:font-size-complex="10pt"/>
    </style:style>
    <style:style style:name="T259" style:family="text">
      <style:text-properties fo:font-size="10pt" officeooo:rsid="001dfc93" style:font-size-asian="10pt" style:font-size-complex="10pt"/>
    </style:style>
    <style:style style:name="T260" style:family="text">
      <style:text-properties fo:font-size="10pt" officeooo:rsid="0021f369" style:font-size-asian="10pt" style:font-size-complex="10pt"/>
    </style:style>
    <style:style style:name="T261" style:family="text">
      <style:text-properties fo:font-size="10pt" officeooo:rsid="002227de" style:font-size-asian="10pt" style:font-size-complex="10pt"/>
    </style:style>
    <style:style style:name="T262" style:family="text">
      <style:text-properties fo:font-size="10pt" officeooo:rsid="00222a3f" style:font-size-asian="10pt" style:font-size-complex="10pt"/>
    </style:style>
    <style:style style:name="T263" style:family="text">
      <style:text-properties fo:font-size="10pt" officeooo:rsid="00237a1a" style:font-size-asian="10pt" style:font-size-complex="10pt"/>
    </style:style>
    <style:style style:name="T264" style:family="text">
      <style:text-properties fo:font-size="10pt" officeooo:rsid="002638d5" style:font-size-asian="10pt" style:font-size-complex="10pt"/>
    </style:style>
    <style:style style:name="T265" style:family="text">
      <style:text-properties fo:font-size="10pt" officeooo:rsid="002867bb" style:font-size-asian="10pt" style:font-size-complex="10pt"/>
    </style:style>
    <style:style style:name="T266" style:family="text">
      <style:text-properties fo:font-size="10pt" officeooo:rsid="02e6dc98" style:font-size-asian="10pt" style:font-size-complex="10pt"/>
    </style:style>
    <style:style style:name="T267" style:family="text">
      <style:text-properties officeooo:rsid="001be106"/>
    </style:style>
    <style:style style:name="T268" style:family="text">
      <style:text-properties officeooo:rsid="001c588f"/>
    </style:style>
    <style:style style:name="T269" style:family="text">
      <style:text-properties officeooo:rsid="0021f369"/>
    </style:style>
    <style:style style:name="T270" style:family="text">
      <style:text-properties officeooo:rsid="00222a3f"/>
    </style:style>
    <style:style style:name="T271" style:family="text">
      <style:text-properties fo:font-size="12pt" style:font-size-asian="12pt" style:font-size-complex="12pt"/>
    </style:style>
    <style:style style:name="T272" style:family="text">
      <style:text-properties fo:font-size="12pt" officeooo:rsid="00222a3f" style:font-size-asian="12pt" style:font-size-complex="12pt"/>
    </style:style>
    <style:style style:name="T273" style:family="text">
      <style:text-properties fo:font-size="12pt" officeooo:rsid="002227de" style:font-size-asian="12pt" style:font-size-complex="12pt"/>
    </style:style>
    <style:style style:name="T274" style:family="text">
      <style:text-properties officeooo:rsid="00237a1a"/>
    </style:style>
    <style:style style:name="T275" style:family="text">
      <style:text-properties officeooo:rsid="002638d5"/>
    </style:style>
    <style:style style:name="T276" style:family="text">
      <style:text-properties officeooo:rsid="002867bb"/>
    </style:style>
    <style:style style:name="T277" style:family="text">
      <style:text-properties officeooo:rsid="0098b6c6"/>
    </style:style>
    <style:style style:name="T278" style:family="text">
      <style:text-properties officeooo:rsid="007aa6a6"/>
    </style:style>
    <style:style style:name="T279" style:family="text">
      <style:text-properties officeooo:rsid="007ab0fd"/>
    </style:style>
    <style:style style:name="T280" style:family="text">
      <style:text-properties officeooo:rsid="0080b693"/>
    </style:style>
    <style:style style:name="T281" style:family="text">
      <style:text-properties officeooo:rsid="00826e79"/>
    </style:style>
    <style:style style:name="T282" style:family="text">
      <style:text-properties officeooo:rsid="00854879"/>
    </style:style>
    <style:style style:name="T283" style:family="text">
      <style:text-properties officeooo:rsid="00ae0c3e"/>
    </style:style>
    <style:style style:name="T284" style:family="text">
      <style:text-properties officeooo:rsid="00afb389"/>
    </style:style>
    <style:style style:name="T285" style:family="text">
      <style:text-properties officeooo:rsid="00b0df6b"/>
    </style:style>
    <style:style style:name="T286" style:family="text">
      <style:text-properties officeooo:rsid="00c4cd58"/>
    </style:style>
    <style:style style:name="T287" style:family="text">
      <style:text-properties officeooo:rsid="00c6c8c4"/>
    </style:style>
    <style:style style:name="T288" style:family="text">
      <style:text-properties officeooo:rsid="00c7b986"/>
    </style:style>
    <style:style style:name="T289" style:family="text">
      <style:text-properties officeooo:rsid="00c8dfd6"/>
    </style:style>
    <style:style style:name="T290" style:family="text">
      <style:text-properties officeooo:rsid="00d20644"/>
    </style:style>
    <style:style style:name="T291" style:family="text">
      <style:text-properties officeooo:rsid="00d35438"/>
    </style:style>
    <style:style style:name="T292" style:family="text">
      <style:text-properties officeooo:rsid="00d506f7"/>
    </style:style>
    <style:style style:name="T293" style:family="text">
      <style:text-properties officeooo:rsid="00d7a703"/>
    </style:style>
    <style:style style:name="T294" style:family="text">
      <style:text-properties officeooo:rsid="00d8eb2d"/>
    </style:style>
    <style:style style:name="T295" style:family="text">
      <style:text-properties officeooo:rsid="00e670bb"/>
    </style:style>
    <style:style style:name="T296" style:family="text">
      <style:text-properties officeooo:rsid="00e806e6"/>
    </style:style>
    <style:style style:name="T297" style:family="text">
      <style:text-properties officeooo:rsid="00ecc832"/>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8">MATHIAS ARTUR SCHULZ</text:p>
      <text:p text:style-name="P25"/>
      <text:p text:style-name="P25"/>
      <text:p text:style-name="P25"/>
      <text:p text:style-name="P25"/>
      <text:p text:style-name="P25"/>
      <text:p text:style-name="P25"/>
      <text:p text:style-name="P25"/>
      <text:p text:style-name="P25"/>
      <text:p text:style-name="P8">DETECÇÃO DE <text:span text:style-name="T3">FAKE NEWS</text:span> A PARTIR DE</text:p>
      <text:p text:style-name="P8">REDES NEURAIS ARTIFICIAI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Rio do Sul</text:p>
      <text:p text:style-name="P10">2020</text:p>
      <text:p text:style-name="P10"><text:soft-page-break/></text:p>
      <text:illustration-index text:style-name="Sect1" text:protected="true" text:name="Índice de figuras2">
        <text:illustration-index-source text:caption-sequence-name="Illustration" text:caption-sequence-format="text">
          <text:index-title-template text:style-name="Figure_20_Index_20_Heading">LISTA DE ILUSTRAÇÕ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2_Head">
            <text:p text:style-name="Figure_20_Index_20_Heading">LISTA DE ILUSTRAÇÕES</text:p>
          </text:index-title>
          <text:p text:style-name="P42"><text:a xlink:type="simple" xlink:href="#Ilustração!0|sequence" text:style-name="Index_20_Link" text:visited-style-name="Index_20_Link">Figura 1 – Rede neural feedforward<text:tab/>21</text:a></text:p>
          <text:p text:style-name="P42"><text:a xlink:type="simple" xlink:href="#Ilustração!1|sequence" text:style-name="Index_20_Link" text:visited-style-name="Index_20_Link">Figura 2 – Estrutura de um neurônio biológico<text:tab/>23</text:a></text:p>
          <text:p text:style-name="P42"><text:a xlink:type="simple" xlink:href="#Ilustração!2|sequence" text:style-name="Index_20_Link" text:visited-style-name="Index_20_Link"><text:span text:style-name="T100">Figura 3</text:span></text:a><text:a xlink:type="simple" xlink:href="#Ilustração!2|sequence" text:style-name="Index_20_Link" text:visited-style-name="Index_20_Link"><text:span text:style-name="T100"> – </text:span></text:a><text:a xlink:type="simple" xlink:href="#Ilustração!2|sequence" text:style-name="Index_20_Link" text:visited-style-name="Index_20_Link"><text:span text:style-name="T100">Estrutura de um neurônio artificial</text:span></text:a><text:a xlink:type="simple" xlink:href="#Ilustração!2|sequence" text:style-name="Index_20_Link" text:visited-style-name="Index_20_Link"><text:tab/>25</text:a></text:p>
          <text:p text:style-name="P42"><text:a xlink:type="simple" xlink:href="#Ilustração!3|sequence" text:style-name="Index_20_Link" text:visited-style-name="Index_20_Link">Figura 4 – Arquitetura de uma rede multilayer perceptron com duas camadas intermediárias<text:tab/>27</text:a></text:p>
          <text:p text:style-name="P42"><text:a xlink:type="simple" xlink:href="#Ilustração!4|sequence" text:style-name="Index_20_Link" text:visited-style-name="Index_20_Link">Figura 5 – Funcionamento de uma rede neural recorrente<text:tab/>28</text:a></text:p>
          <text:p text:style-name="P42"><text:a xlink:type="simple" xlink:href="#Ilustração!5|sequence" text:style-name="Index_20_Link" text:visited-style-name="Index_20_Link">Figura 6 – Rede neural feedback<text:tab/>29</text:a></text:p>
          <text:p text:style-name="P42"><text:a xlink:type="simple" xlink:href="#Ilustração!6|sequence" text:style-name="Index_20_Link" text:visited-style-name="Index_20_Link">Figura 7 – Módulo de repetição em uma RNN padrão<text:tab/>31</text:a></text:p>
          <text:p text:style-name="P42"><text:a xlink:type="simple" xlink:href="#Ilustração!7|sequence" text:style-name="Index_20_Link" text:visited-style-name="Index_20_Link">Figura 8 – Módulo de repetição em uma LSTM<text:tab/>32</text:a></text:p>
          <text:p text:style-name="P42"><text:a xlink:type="simple" xlink:href="#Ilustração!8|sequence" text:style-name="Index_20_Link" text:visited-style-name="Index_20_Link">Figura 9 – Camada </text:a><text:a xlink:type="simple" xlink:href="#Ilustração!8|sequence" text:style-name="Index_20_Link" text:visited-style-name="Index_20_Link"><text:span text:style-name="T3">sigmóide</text:span></text:a><text:a xlink:type="simple" xlink:href="#Ilustração!8|sequence" text:style-name="Index_20_Link" text:visited-style-name="Index_20_Link"> (Portão do esquecimento)<text:tab/>33</text:a></text:p>
          <text:p text:style-name="P42"><text:a xlink:type="simple" xlink:href="#Ilustração!9|sequence" text:style-name="Index_20_Link" text:visited-style-name="Index_20_Link">Figura 10 – Camada </text:a><text:a xlink:type="simple" xlink:href="#Ilustração!9|sequence" text:style-name="Index_20_Link" text:visited-style-name="Index_20_Link"><text:span text:style-name="T3">sigmóide</text:span></text:a><text:a xlink:type="simple" xlink:href="#Ilustração!9|sequence" text:style-name="Index_20_Link" text:visited-style-name="Index_20_Link"> (Portão de entrada) e camada </text:a><text:a xlink:type="simple" xlink:href="#Ilustração!9|sequence" text:style-name="Index_20_Link" text:visited-style-name="Index_20_Link"><text:span text:style-name="T3">tanh</text:span></text:a><text:a xlink:type="simple" xlink:href="#Ilustração!9|sequence" text:style-name="Index_20_Link" text:visited-style-name="Index_20_Link"><text:tab/>33</text:a></text:p>
          <text:p text:style-name="P42"><text:a xlink:type="simple" xlink:href="#Ilustração!10|sequence" text:style-name="Index_20_Link" text:visited-style-name="Index_20_Link">Figura 11 – Atualização do antigo estado da célula<text:tab/>34</text:a></text:p>
          <text:p text:style-name="P42"><text:a xlink:type="simple" xlink:href="#Ilustração!11|sequence" text:style-name="Index_20_Link" text:visited-style-name="Index_20_Link">Figura 12 – Camada </text:a><text:a xlink:type="simple" xlink:href="#Ilustração!11|sequence" text:style-name="Index_20_Link" text:visited-style-name="Index_20_Link"><text:span text:style-name="T3">sigmóide</text:span></text:a><text:a xlink:type="simple" xlink:href="#Ilustração!11|sequence" text:style-name="Index_20_Link" text:visited-style-name="Index_20_Link"> (Portão de saída)<text:tab/>34</text:a></text:p>
        </text:index-body>
      </text:illustration-index>
      <text:p text:style-name="P11"/>
      <text:p text:style-name="P13"/>
      <text:table-index text:style-name="Sect1" text:protected="true"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LISTA DE TABELAS</text:p>
          </text:index-title>
          <text:p text:style-name="P47">Tabela 1 – Cronograma de atividades<text:tab/>12</text:p>
          <text:p text:style-name="P47">Tabela 2 – Resultados das RNA em textos preprocessados<text:tab/>37</text:p>
          <text:p text:style-name="P47">Tabela 3 – Resultados das RNA em textos sumarizados<text:tab/>38</text:p>
          <text:p text:style-name="P47">Tabela 4 – Resultados de outros modelos utilizados<text:tab/>39</text:p>
          <text:p text:style-name="P47">Tabela 5 – Construção do dataset<text:tab/>39</text:p>
          <text:p text:style-name="P47">Tabela 6 – Desempenho dos modelos<text:tab/>40</text:p>
          <text:p text:style-name="P47">Tabela 7 – Distribuição das notícias do dataset por categoria<text:tab/>43</text:p>
        </text:index-body>
      </text:table-index>
      <text:p text:style-name="P11"/>
      <text:p text:style-name="P13"/>
      <text:user-index text:style-name="Sect1" text:name="Índice personalizado1">
        <text:user-index-source text:use-index-marks="true" text:index-name="User-Defined">
          <text:index-title-template text:style-name="User_20_Index_20_Heading">LISTA DE ABREVIATURAS E SIG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Índice personalizado1_Head">
            <text:p text:style-name="User_20_Index_20_Heading">LISTA DE ABREVIATURAS E SIGLAS</text:p>
          </text:index-title>
        </text:index-body>
      </text:user-index>
      <text:p text:style-name="P11"/>
      <text:p text:style-name="P11"/>
      <text:p text:style-name="P11"/>
      <text:p text:style-name="P11"/>
      <text:p text:style-name="P13"/>
      <text:table-of-content text:style-name="Sect1" text:protected="true" text:name="Índice1">
        <text:table-of-content-source text:outline-level="10" text:use-index-marks="false">
          <text:index-title-template text:style-name="Contents_20_Heading">SUMÁRIO</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36"><text:a xlink:type="simple" xlink:href="#__RefHeading___Toc202_3453411701" text:style-name="Index_20_Link" text:visited-style-name="Index_20_Link">1 <text:s/>INTRODUÇÃO<text:tab/>7</text:a></text:p>
          <text:p text:style-name="P36"><text:a xlink:type="simple" xlink:href="#__RefHeading___Toc383_1329566890" text:style-name="Index_20_Link" text:visited-style-name="Index_20_Link">1.1 <text:s/>PROBLEMATIZAÇÃO<text:tab/>8</text:a></text:p>
          <text:p text:style-name="P36"><text:a xlink:type="simple" xlink:href="#__RefHeading___Toc385_1329566890" text:style-name="Index_20_Link" text:visited-style-name="Index_20_Link">1.1.1 <text:s/>Solução Proposta<text:tab/>9</text:a></text:p>
          <text:p text:style-name="P36"><text:a xlink:type="simple" xlink:href="#__RefHeading___Toc1025_1329566890" text:style-name="Index_20_Link" text:visited-style-name="Index_20_Link">1.1.2 <text:s/>Delimitação do Escopo<text:tab/>10</text:a></text:p>
          <text:p text:style-name="P36"><text:a xlink:type="simple" xlink:href="#__RefHeading___Toc383_13295668901" text:style-name="Index_20_Link" text:visited-style-name="Index_20_Link">1.2 <text:s/>OBJETIVOS<text:tab/>11</text:a></text:p>
          <text:p text:style-name="P36"><text:a xlink:type="simple" xlink:href="#__RefHeading___Toc385_13295668901" text:style-name="Index_20_Link" text:visited-style-name="Index_20_Link">1.2.1 <text:s/>Objetivo geral<text:tab/>11</text:a></text:p>
          <text:p text:style-name="P36"><text:a xlink:type="simple" xlink:href="#__RefHeading___Toc385_132956689011" text:style-name="Index_20_Link" text:visited-style-name="Index_20_Link">1.2.2 <text:s/>Objetivos específicos<text:tab/>11</text:a></text:p>
          <text:p text:style-name="P36"><text:a xlink:type="simple" xlink:href="#__RefHeading___Toc383_132956689011" text:style-name="Index_20_Link" text:visited-style-name="Index_20_Link">1.3 <text:s/>METODOLOGIA<text:tab/>12</text:a></text:p>
          <text:p text:style-name="P36"><text:a xlink:type="simple" xlink:href="#__RefHeading___Toc1969_1387168253" text:style-name="Index_20_Link" text:visited-style-name="Index_20_Link">1.4 <text:s/>CRONOGRAMA<text:tab/>12</text:a></text:p>
          <text:p text:style-name="P36"><text:a xlink:type="simple" xlink:href="#__RefHeading___Toc724_246650157" text:style-name="Index_20_Link" text:visited-style-name="Index_20_Link">2 <text:s/>FUNDAMENTAÇÃO TEÓRICA<text:tab/>14</text:a></text:p>
          <text:p text:style-name="P36"><text:a xlink:type="simple" xlink:href="#__RefHeading___Toc383_132956689012" text:style-name="Index_20_Link" text:visited-style-name="Index_20_Link">2.1 <text:s/>FAKE NEWS<text:tab/>14</text:a></text:p>
          <text:p text:style-name="P36"><text:a xlink:type="simple" xlink:href="#__RefHeading___Toc1973_1387168253" text:style-name="Index_20_Link" text:visited-style-name="Index_20_Link">2.1.1 <text:s/>Formas de combate utilizadas para as fake news<text:tab/>17</text:a></text:p>
          <text:p text:style-name="P36"><text:a xlink:type="simple" xlink:href="#__RefHeading___Toc385_13295668901221" text:style-name="Index_20_Link" text:visited-style-name="Index_20_Link">2.1.2 <text:s/>Checagem de fatos<text:tab/>18</text:a></text:p>
          <text:p text:style-name="P36"><text:a xlink:type="simple" xlink:href="#__RefHeading___Toc1975_1387168253" text:style-name="Index_20_Link" text:visited-style-name="Index_20_Link">2.2 <text:s/>REDES NEURAIS ARTIFICIAIS<text:tab/>20</text:a></text:p>
          <text:p text:style-name="P36"><text:a xlink:type="simple" xlink:href="#__RefHeading___Toc385_13295668901212" text:style-name="Index_20_Link" text:visited-style-name="Index_20_Link">2.2.1 <text:s/>Neurônio biológico<text:tab/>22</text:a></text:p>
          <text:p text:style-name="P36"><text:a xlink:type="simple" xlink:href="#__RefHeading___Toc385_13295668901213" text:style-name="Index_20_Link" text:visited-style-name="Index_20_Link">2.2.2 <text:s/>Neurônio Artificial<text:tab/>24</text:a></text:p>
          <text:p text:style-name="P36"><text:a xlink:type="simple" xlink:href="#__RefHeading___Toc1975_13871682531" text:style-name="Index_20_Link" text:visited-style-name="Index_20_Link">2.3 <text:s/>RNA’S UTILIZADAS<text:tab/>26</text:a></text:p>
          <text:p text:style-name="P36"><text:a xlink:type="simple" xlink:href="#__RefHeading___Toc385_132956689012121" text:style-name="Index_20_Link" text:visited-style-name="Index_20_Link">2.3.1 <text:s/>Multilayer Perceptron<text:tab/>26</text:a></text:p>
          <text:p text:style-name="P36"><text:a xlink:type="simple" xlink:href="#__RefHeading___Toc385_1329566890121211" text:style-name="Index_20_Link" text:visited-style-name="Index_20_Link">2.3.2 <text:s/>Redes Neurais Recorrentes<text:tab/>27</text:a></text:p>
          <text:p text:style-name="P36"><text:a xlink:type="simple" xlink:href="#__RefHeading___Toc1982_1268758836" text:style-name="Index_20_Link" text:visited-style-name="Index_20_Link">2.3.2.1 <text:s/>Long Short-Term Memory<text:tab/>30</text:a></text:p>
          <text:p text:style-name="P36"><text:a xlink:type="simple" xlink:href="#__RefHeading___Toc726_246650157" text:style-name="Index_20_Link" text:visited-style-name="Index_20_Link">3 <text:s/>TRABALHOS CORRELATOS<text:tab/>35</text:a></text:p>
          <text:p text:style-name="P36"><text:a xlink:type="simple" xlink:href="#__RefHeading___Toc1975_138716825311" text:style-name="Index_20_Link" text:visited-style-name="Index_20_Link">3.1 <text:s/>AUTOMATIC IDENTIFICATION OF FAKE NEWS USING DEEP LEARNING<text:tab/>35</text:a></text:p>
          <text:p text:style-name="P36"><text:a xlink:type="simple" xlink:href="#__RefHeading___Toc1975_1387168253111" text:style-name="Index_20_Link" text:visited-style-name="Index_20_Link">3.2 <text:s/>FIND: FAKE INFORMATION AND NEWS DETECTIONS USING DEEP LEARNING<text:tab/>35</text:a></text:p>
          <text:p text:style-name="P36"><text:a xlink:type="simple" xlink:href="#__RefHeading___Toc2971_140291769" text:style-name="Index_20_Link" text:visited-style-name="Index_20_Link">3.3 <text:s/>DEEP LEARNING PARA CLASSIFICAÇÃO DE FAKE NEWS POR SUMARIZAÇÃO DE TEXTO<text:tab/>36</text:a></text:p>
          <text:p text:style-name="P36"><text:a xlink:type="simple" xlink:href="#__RefHeading___Toc2971_1402917691" text:style-name="Index_20_Link" text:visited-style-name="Index_20_Link">3.4 <text:s/>FAKE NEWS DETECTION USING A DEEP NEURAL NETWORK<text:tab/>38</text:a></text:p>
          <text:p text:style-name="P36"><text:a xlink:type="simple" xlink:href="#__RefHeading___Toc2971_14029176911" text:style-name="Index_20_Link" text:visited-style-name="Index_20_Link">3.5 <text:s/>EARLY DETECTION OF FAKE NEWS “BEFORE IT FLIES HIGH”<text:tab/>39</text:a></text:p>
          <text:p text:style-name="P36"><text:a xlink:type="simple" xlink:href="#__RefHeading___Toc7376_1217568438" text:style-name="Index_20_Link" text:visited-style-name="Index_20_Link">4 <text:s/>DESENVOLVIMENTO<text:tab/>42</text:a></text:p>
          <text:p text:style-name="P36"><text:soft-page-break/><text:a xlink:type="simple" xlink:href="#__RefHeading___Toc383_13295668902" text:style-name="Index_20_Link" text:visited-style-name="Index_20_Link">4.1 <text:s/>ESPECIFICAÇÕES FORMAIS<text:tab/>42</text:a></text:p>
          <text:p text:style-name="P36"><text:a xlink:type="simple" xlink:href="#__RefHeading___Toc385_13295668902" text:style-name="Index_20_Link" text:visited-style-name="Index_20_Link">4.1.1 <text:s/>Dados disponíveis<text:tab/>42</text:a></text:p>
          <text:p text:style-name="P36"><text:a xlink:type="simple" xlink:href="#__RefHeading___Toc385_132956689021" text:style-name="Index_20_Link" text:visited-style-name="Index_20_Link">4.1.2 <text:s/>Modelagem dos modelos de RNAs<text:tab/>44</text:a></text:p>
        </text:index-body>
      </text:table-of-content>
      <text:p text:style-name="P26"/>
      <text:h text:style-name="P49" text:outline-level="1"><text:bookmark-start text:name="__RefHeading___Toc202_3453411701"/>INTRODUÇÃO<text:bookmark-end text:name="__RefHeading___Toc202_3453411701"/></text:h>
      <text:p text:style-name="P29"><text:span text:style-name="T35"><text:tab/>As falsas notícias, também chamadas de </text:span><text:span text:style-name="T72">fake news</text:span><text:span text:style-name="T35">, não são novas no cotidiano das pessoas, entretanto a internet alavancou o seu crescimento e facilitou a forma como elas são disseminadas. São fabricadas e construídas com base em notícias atuais, entretanto possuem diferenças quanto a suas intenções (BAUM </text:span><text:span text:style-name="T75">et al.</text:span><text:span text:style-name="T35">, 2018), no qual possuem como principal objetivo enganar seus leit</text:span><text:span text:style-name="T62">o</text:span><text:span text:style-name="T35">r</text:span><text:span text:style-name="T62">e</text:span><text:span text:style-name="T35">s a partir de notícias que são falsas intencionalmente </text:span><text:span text:style-name="T63">(TANDOC; LIM; LING, 2017)</text:span><text:span text:style-name="T35">.</text:span></text:p>
      <text:p text:style-name="P29"><text:span text:style-name="T35"><text:tab/></text:span><text:span text:style-name="T34">Segundo o dicionário de Cambridge, </text:span><text:span text:style-name="T68">fake news</text:span><text:span text:style-name="T34"> são falsas histórias que parecem ser notícias, se encontram espalhadas na internet ou usando outras mídias, geralmente criadas para influenciar opiniões políticas ou utilizadas como uma piada (FAKE NEWS, 2020). Se tornam populares principalmente devido a sua inserção em diversas áreas e tópicos, como: política, doenças, vacinas, nutrição e valores das ações (BAUM </text:span><text:span text:style-name="T67">et al.</text:span><text:span text:style-name="T34">, 2018).</text:span></text:p>
      <text:p text:style-name="P29"><text:tab/>A criação de <text:span text:style-name="T3">fake news</text:span> são motivadas a partir de dois fatores principais, que são: O financeiro, a partir do desenvolvimento <text:span text:style-name="T95">de</text:span> histórias falsas e que instigam as pessoas à leitura, <text:span text:style-name="T96">propagam rapidamente</text:span> a notícia e geram lucros ao autor a partir dos cliques na notícia; E ideológico, promovendo ou desfavorecendo pessoas específicas por meio da criação de falsas notícias <text:span text:style-name="T97">(TANDOC; LIM; LING, 2017)</text:span>.</text:p>
      <text:p text:style-name="P29"><text:span text:style-name="T34"><text:tab/>A internet e as mídias sociais são os principais canais para a disseminação de notícias falsas, principalmente a partir da facilidade da criação de novos sites. Além disso, não apenas fornecem um meio para publicar essas histórias, mas também oferecem ferramentas para promover ativamente a sua divulgação (BAUM </text:span><text:span text:style-name="T67">et al.</text:span><text:span text:style-name="T34">, 2018).</text:span></text:p>
      <text:p text:style-name="P29"><text:span text:style-name="T34"><text:tab/>Para o combate de </text:span><text:span text:style-name="T68">fake news</text:span><text:span text:style-name="T34">, é possível realizar uma separação em duas categorias: A primeira forma está relacionada ao aumento da capacidade dos indivíduos em avaliar as notícias, buscando características que levem ao levantamento de um relato falso. Por exemplo, a partir de sites que avaliam a veracidade das informações, como o </text:span><text:span text:style-name="T68">PolitiFact</text:span><text:span text:style-name="T34"> e </text:span><text:span text:style-name="T68">Snopes</text:span><text:span text:style-name="T34">; E a segunda categoria é a busca por mudanças estruturais que diminuam a acesso dos indivíduos </text:span><text:span text:style-name="T64">às falsas</text:span><text:span text:style-name="T34"> resenhas (BAUM </text:span><text:span text:style-name="T67">et al.</text:span><text:span text:style-name="T34">, 2018</text:span><text:span text:style-name="T65">).</text:span></text:p>
      <text:p text:style-name="Standard"><text:span text:style-name="T87"><text:tab/></text:span><text:span text:style-name="T76">Segundo uma pesquisa realizada pelo site de notícias e entretenimento </text:span><text:span text:style-name="T94">BuzzFeed</text:span><text:span text:style-name="T84">,</text:span><text:span text:style-name="T76"> </text:span><text:span text:style-name="T88">no ano de</text:span><text:span text:style-name="T76"> 2016, </text:span><text:span text:style-name="T88">as</text:span><text:span text:style-name="T94"> fake news</text:span><text:span text:style-name="T76"> de jornais </text:span><text:span text:style-name="T88">enganavam</text:span><text:span text:style-name="T76"> os adultos americanos cerca de 75% das vezes. </text:span><text:span text:style-name="T89">(TANDOC; LIM; LING, 2017)</text:span><text:span text:style-name="T76">. Os indivíduos tendem a aceitar as notícias com maior facilidade a partir de informações que se alinhem com suas respectivas crenças (como </text:span><text:soft-page-break/><text:span text:style-name="T76">partidárias e ideológicas) e também por meio de notícias que agradem </text:span><text:span text:style-name="T91">a eles</text:span><text:span text:style-name="T90"> </text:span><text:span text:style-name="T76">(BAUM </text:span><text:span text:style-name="T92">et al.</text:span><text:span text:style-name="T76">, 2018).</text:span></text:p>
      <text:p text:style-name="P29"><text:span text:style-name="T34"><text:tab/>Um grande desafio para os indivíduos é a identificação, compreensão e a distinção a partir do olho humano entre notícias reais e falsas </text:span><text:span text:style-name="T39">(VERMA; MITTAL; DAWN, 2019)</text:span><text:span text:style-name="T34">. Com isso, Redes Neurais Artificiais (RNA</text:span><text:span text:style-name="T66">s</text:span><text:span text:style-name="T34">) podem ser utilizadas para a detecção de </text:span><text:span text:style-name="T68">fake news</text:span><text:span text:style-name="T34">, a partir de diversos modelos existentes. A detecção de </text:span><text:span text:style-name="T68">fake news</text:span><text:span text:style-name="T34"> também é um obstáculo para os métodos de análise utilizados atualmente, como métodos de aprendizado tradicional e modelos de aprendizado profundo. Entretanto, grande parte dos modelos atuais não são capazes de identificar notícias recentes eventos críticos em termos de tempo (ADBULLAH; QAWASMEH; TAWALBEH, 2019).</text:span></text:p>
      <text:p text:style-name="Standard"><text:span text:style-name="T76"><text:tab/>Considerando os recentes avanços das RNAs, o propósito principal deste trabalho é desenvolver um modelo de </text:span><text:span text:style-name="T83">detecção</text:span><text:span text:style-name="T76"> de </text:span><text:span text:style-name="T83">falsas notícias</text:span><text:span text:style-name="T76"> </text:span><text:span text:style-name="T85">(</text:span><text:span text:style-name="T94">fake news</text:span><text:span text:style-name="T83">) em </text:span><text:span text:style-name="T76">sites de notícias disponíveis nas mídias sociais por meio da técnica de Redes Neurais Artificiais, utilizando a abordagem de aprendizado profundo (</text:span><text:span text:style-name="T94">Deep Learning</text:span><text:span text:style-name="T76">). A pesquisa realiza </text:span><text:span text:style-name="T86">também</text:span><text:span text:style-name="T76"> um comparativo entre </text:span><text:span text:style-name="T86">dois </text:span><text:span text:style-name="T76">modelo</text:span><text:span text:style-name="T86">s</text:span><text:span text:style-name="T76">, </text:span><text:span text:style-name="T86">uma</text:span><text:span text:style-name="T76"> utilizando o aprendizado profundo e </text:span><text:span text:style-name="T86">outra </text:span><text:span text:style-name="T76">não utilizando. Essa comparação visa constatar ou não, a vantagem do aprendizado profundo sobre a abordagem tradiciona</text:span><text:span text:style-name="T83">l</text:span><text:span text:style-name="Fonte_20_parág._20_padrão"><text:span text:style-name="T76"> na identificação de </text:span></text:span><text:span text:style-name="Fonte_20_parág._20_padrão"><text:span text:style-name="T94">fake news</text:span></text:span><text:span text:style-name="Fonte_20_parág._20_padrão"><text:span text:style-name="T76">.</text:span></text:span></text:p>
      <text:h text:style-name="Heading_20_2" text:outline-level="2"><text:bookmark-start text:name="__RefHeading___Toc383_1329566890"/>PROBLEMATIZAÇÃO<text:bookmark-end text:name="__RefHeading___Toc383_1329566890"/></text:h>
      <text:p text:style-name="P29"><text:tab/>A detecção manual de uma <text:span text:style-name="T3">fake news </text:span>pode ser realizada de algumas formas, por exemplo buscando outras fontes e sites, modificando o algoritmo de busca <text:span text:style-name="T3">PageRank</text:span> da Google, possibilitando a busca a partir da importância e confiança das referências e não apenas a partir da quantidade de referências utilizadas. Entretanto, também é possível utilizar informações das notícias para sua classificação, como fontes, títulos, texto, imagens. Dessa forma, as RNAs permitem a detecção de falsas notícias a partir da diferença na estrutura do texto (MARU<text:span text:style-name="T98">M</text:span>O, 2018).</text:p>
      <text:p text:style-name="P29"><text:span text:style-name="T99"><text:tab/>Existem diversos desafios para detectar </text:span><text:span text:style-name="T4">fake news</text:span><text:span text:style-name="T99">, em grande parte dos casos</text:span><text:span text:style-name="T101">,</text:span><text:span text:style-name="T102"> </text:span><text:span text:style-name="T101">elas </text:span><text:span text:style-name="T117">se baseiam em histórias verdadeiras com poucos detalhes falsos, dificultando seu reconhecimento e enganando os leitores. As </text:span><text:span text:style-name="T283">falsas notícias </text:span><text:span text:style-name="T99">possuem uma grande complexidade e podem ser separadas em três tipos de notícias, que são: sátira, fraude e propaganda, no qual a formação dessas falsas histórias ocorrem por meio de palavras </text:span><text:soft-page-break/><text:span text:style-name="T99">subjetivas, intensificadas e de cobertura, com a intenção de introduzir uma linguagem vaga, obscurecedora, dramatizante ou sensacionalista (TIM, 2018).</text:span></text:p>
      <text:p text:style-name="P29"><text:tab/>A classificação de uma notícia é trabalhosa e complexa, além de necessitar bastante tempo do especialista. Com isso, para a resolução desse problema é possível a utilização Aprendizado de Máquina que realiza a classificação de forma mais rápida e, em alguns casos, mais precisa que os seres humanos. Contudo, a classificação de texto é complexa e abstrata, por isso o <text:span text:style-name="T3">Deep Learning</text:span> (subárea do aprendizado de máquina) pode ser um grande facilitador para esse problema (MARU<text:span text:style-name="T98">M</text:span>O, 2018).</text:p>
      <text:p text:style-name="P29"><text:tab/>A aplicação de abordagens para detecção de falsas notícias é trabalhosa, principalmente devido à complexidade das notícias, além disso outro fator determinante é a busca e criação de um conjunto de dados que possua notícias reais e falsas disponíveis na língua portuguesa, devido ao fato de grande parte dos estudos já realizados nessa área utilizarem como base a língua inglesa.</text:p>
      <text:p text:style-name="P29"><text:tab/>De acordo com estudos já realizados pelos autores citados acima, a detecção de <text:span text:style-name="T3">fake news</text:span> <text:span text:style-name="T117">pode ser</text:span> realizada a partir de <text:span text:style-name="T117">diversas </text:span>abordagens, como o aprendizado profundo. No entanto, grande parte dos autores focam na língua inglesa como base para a detecção, dessa forma surge a seguinte pergunta de pesquisa: É possível obter um resultado favorável na detecção de <text:span text:style-name="T3">fake news</text:span> utilizando como base a língua portuguesa?</text:p>
      <text:h text:style-name="Heading_20_3" text:outline-level="3"><text:bookmark-start text:name="__RefHeading___Toc385_1329566890"/>Solução Proposta<text:bookmark-end text:name="__RefHeading___Toc385_1329566890"/></text:h>
      <text:p text:style-name="P29"><text:tab/>A proposta deste trabalho é desenvolver um modelo de detecção de <text:span text:style-name="T3">fake news</text:span> baseado em Redes Neurais Artificiais para as áreas de interesse utilizando como conjunto de dados notícias reais e falsas. Neste problema, serão comparados dois modelos de RNA<text:span text:style-name="T118">s, um</text:span> que utiliza a abordagem de aprendizado profundo e o<text:span text:style-name="T118">utro</text:span> que não a utiliza. Além disso, a adequação de uma topologia de RNA a um problema particular de detecção inclui diversos complicadores, dentre os quais:</text:p>
      <text:list xml:id="list2826354148" text:style-name="L1">
        <text:list-item>
          <text:p text:style-name="P52">Obtenção de notícias reais e falsas na língua portuguesa;</text:p>
        </text:list-item>
        <text:list-item>
          <text:p text:style-name="P52">Tratamento dos dados;</text:p>
        </text:list-item>
        <text:list-item>
          <text:p text:style-name="P52">Conversão dos dados para representação numérica;</text:p>
        </text:list-item>
        <text:list-item>
          <text:p text:style-name="P52">Definição das variáveis de entrada;</text:p>
        </text:list-item>
        <text:list-item>
          <text:p text:style-name="P52">Algoritmo de treinamento;</text:p>
        </text:list-item>
        <text:list-item>
          <text:p text:style-name="P52">Algoritmo de otimização;</text:p>
        </text:list-item>
        <text:list-item>
          <text:p text:style-name="P52"><text:soft-page-break/>Função de ativação;</text:p>
        </text:list-item>
        <text:list-item>
          <text:p text:style-name="P52">Número de camadas intermediárias;</text:p>
        </text:list-item>
        <text:list-item>
          <text:p text:style-name="P52">Número de neurônios nas camadas intermediárias da rede.</text:p>
        </text:list-item>
      </text:list>
      <text:h text:style-name="Heading_20_3" text:outline-level="3"><text:bookmark-start text:name="__RefHeading___Toc1025_1329566890"/>Delimitação do Escopo<text:bookmark-end text:name="__RefHeading___Toc1025_1329566890"/></text:h>
      <text:p text:style-name="P29"><text:tab/>O estudo apresentará a modelagem de <text:span text:style-name="T119">duas</text:span> Rede<text:span text:style-name="T119">s</text:span> Neura<text:span text:style-name="T119">is</text:span> Artificia<text:span text:style-name="T119">is</text:span> para a detecção de <text:span text:style-name="T3">fake news</text:span>. Será considerado a Rede Neural Recorrente LSTM (<text:span text:style-name="T3">Long Short Term Memory</text:span>) utilizando a abordagem de aprendizado profundo <text:span text:style-name="T120">e a Rede Neural Artificial MLP (</text:span><text:span text:style-name="T5">Multilayer perceptron</text:span><text:span text:style-name="T120">) utilizando a abordagem tradicional. A</text:span>lém disso, <text:span text:style-name="T120">a</text:span> aplicação estará restrita à área de estudo selecionada, que consiste em notícias escritas na língua portuguesa.</text:p>
      <text:h text:style-name="P50" text:outline-level="3"><text:bookmark-start text:name="__RefHeading___Toc389_1329566890"/>Justificativa<text:bookmark-end text:name="__RefHeading___Toc389_1329566890"/></text:h>
      <text:p text:style-name="P29"><text:tab/>O grande número de indivíduos divulgando notícias teve um grande crescimento nos últimos anos, principalmente nas mídias sociais. Esse aumento levou a um grande número de notícias difíceis de serem classificadas como verdadeiras ou falsas <text:s/>(ADBULLAH; QAWASMEH; TAWALBEH, 2019). Além disso, segundo Jacob, diretor administrativo do site de verificação de fatos <text:span text:style-name="T3">BOOM</text:span>, de Mumbai, o ano de 2019 foi o ano mais movimentado para verificadores de fatos até agora, atingindo o maior pico de falsas notícias criadas (CHATURVEDI, 2019).</text:p>
      <text:p text:style-name="P29"><text:tab/>Segundo Chaturvedi (2019) a disseminação de <text:span text:style-name="T3">fake news</text:span> não apresenta sinais de declínio, mesmo com algumas medidas realizadas pelos governos e plataformas das mídias sociais. A entidade sem fins lucrativos <text:span text:style-name="T3">Check4Spam</text:span>, responsável por verificar a veracidade das notícias nas mídias sociais, relata que, no ano de 2019 o número de mensagens recebidas para verificação teve um aumento de mais de 20%, subindo de 4.000 mensagens no ano de 2018 para aproximadamente 5.000 a 6.000 postagens por mês no ano de 2019, sendo um dos principais impulsionadores os eventos que ocorrem durante o ano.</text:p>
      <text:p text:style-name="P29"><text:tab/>Para a detecção de <text:span text:style-name="T3">fake news</text:span>, redes neurais genéricas também podem ser utilizadas, assim como são empregadas para diversas outras aplicações, como visão computacional e reconhecimento de fala. Contudo, elas não oferece<text:span text:style-name="T284">m</text:span> um excelente desempenho e não funciona<text:span text:style-name="T284">m</text:span> muito bem para grandes aplicações, com isso é necessário o uso de estratégias específicas. O <text:span text:style-name="T3">Deep Learning</text:span> permite o uso de técnicas especializadas para a <text:soft-page-break/>modelagem de linguagem natural e processamento de dados sequenciais (BENGIO; GOODFELLOW; COURVILLE, 2015).</text:p>
      <text:p text:style-name="P29"><text:tab/>Segundo Deng e Yu (2013) o <text:span text:style-name="T3">Deep Learning</text:span> é uma classe de técnicas do aprendizado de máquina, no qual apresentam muitas camadas intermediárias para o processamento de informações não lineares, extração e transformação de recursos supervisionados ou não supervisionados e, <text:span text:style-name="T285">além disso,</text:span> análise e classificação de padrões.</text:p>
      <text:p text:style-name="P29"><text:tab/>A carência por formas de detecção de <text:span text:style-name="T3">fake news</text:span> na língua portuguesa, viabilizou a elaboração da investigação no tema. O presente trabalho auxiliará a comunidade online na detecção de falsas notícias, prevenindo a disseminação de notícias criadas apenas com a intenção <text:span text:style-name="T121">espalhar</text:span> falsas histórias.</text:p>
      <text:p text:style-name="P29"><text:tab/>Levando em consideração as afirmações dos autores citados, pretende-se através do presente trabalho contribuir para a literatura por meio da modelagem de um modelo de RNA para detecção de <text:span text:style-name="T3">fake news</text:span> e de um comparativo de tal modelo em vários níveis de profundidade.</text:p>
      <text:h text:style-name="Heading_20_2" text:outline-level="2"><text:bookmark-start text:name="__RefHeading___Toc383_13295668901"/>OBJETIVOS<text:bookmark-end text:name="__RefHeading___Toc383_13295668901"/></text:h>
      <text:p text:style-name="P29"><text:tab/><text:span text:style-name="T122">Esta seção descreve os objetivos geral e específicos do trabalho.</text:span></text:p>
      <text:h text:style-name="Heading_20_3" text:outline-level="3"><text:bookmark-start text:name="__RefHeading___Toc385_13295668901"/>Objetivo geral<text:bookmark-end text:name="__RefHeading___Toc385_13295668901"/></text:h>
      <text:p text:style-name="P29"><text:tab/><text:span text:style-name="T122">Desenvolver um modelo de detecção de falsas notícias </text:span><text:span text:style-name="T64">em </text:span><text:span text:style-name="T34">sites de notícias </text:span><text:span text:style-name="T38">brasileiros</text:span><text:span text:style-name="T34"> disponíveis nas mídias sociais por meio da técnica de Redes Neurais Artificiais.</text:span></text:p>
      <text:h text:style-name="Heading_20_3" text:outline-level="3"><text:bookmark-start text:name="__RefHeading___Toc385_132956689011"/>Objetivos específicos<text:bookmark-end text:name="__RefHeading___Toc385_132956689011"/></text:h>
      <text:p text:style-name="P29"><text:tab/><text:span text:style-name="T123">Os objetivos específicos deste trabalho estão descritos a abaixo.</text:span></text:p>
      <text:list xml:id="list4084038325" text:style-name="L2">
        <text:list-item>
          <text:p text:style-name="P53">Investigar quais modelos têm sido utilizados no problema da detecção de falsas notícias;</text:p>
        </text:list-item>
        <text:list-item>
          <text:p text:style-name="P53">Definir as principais variáveis que possam auxiliar na detecção de falsas notícias;</text:p>
        </text:list-item>
        <text:list-item>
          <text:p text:style-name="P53">Obter conjuntos de dados para treinamento, teste e validação dos modelos;</text:p>
        </text:list-item>
        <text:list-item>
          <text:p text:style-name="P53">Modelar e treinar os modelos em diversas configurações para detecção de falsas notícias no local de estudo selecionado;</text:p>
        </text:list-item>
        <text:list-item>
          <text:p text:style-name="P53">Comparar as detecções realizadas pelos modelos com os dados de validação;</text:p>
        </text:list-item>
      </text:list>
      <text:h text:style-name="Heading_20_2" text:outline-level="2"><text:bookmark-start text:name="__RefHeading___Toc383_132956689011"/><text:soft-page-break/>METODOLOGIA<text:bookmark-end text:name="__RefHeading___Toc383_132956689011"/></text:h>
      <text:p text:style-name="P29"><text:tab/><text:span text:style-name="T122">Esta seção apresenta a metodologia empregada para o desenvolvimento do trabalho.</text:span></text:p>
      <text:list xml:id="list520918273" text:style-name="L3">
        <text:list-item>
          <text:p text:style-name="P54"><text:span text:style-name="T122">Revisão bibliográfica: Esta etapa objetiva o aprofundamento teórico acerca de detecção de </text:span><text:span text:style-name="T6">fake news</text:span><text:span text:style-name="T122"> e Redes Neurais Artificiais aplicadas a este problema. A pesquisa bibliográfica foi realizada em livros, teses, dissertações, monografias e artigos de periódicos;</text:span></text:p>
        </text:list-item>
        <text:list-item>
          <text:p text:style-name="P54"><text:span text:style-name="T122">Revisão sistemática da literatura: Esta etapa identificou o estado da arte na área de detecção de </text:span><text:span text:style-name="T6">fake news</text:span><text:span text:style-name="T122">. Delimitou quais modelos e métodos têm sido aplicados e identificou as características das detecções, como métricas de erro e variáveis de entrada utilizadas;</text:span></text:p>
        </text:list-item>
        <text:list-item>
          <text:p text:style-name="P54">Tratamento dos dados: Com os dados obtidos realizou-se a normalização dos dados através de técnicas de Processamento de Linguagem Natural;</text:p>
        </text:list-item>
        <text:list-item>
          <text:p text:style-name="P54"><text:span text:style-name="T122">Modelagem das Redes Neurais Artificiais: Nesta etapa, são modeladas e treinadas diferentes configurações de RNAs para realizar a detecção das </text:span><text:span text:style-name="T6">fake news</text:span><text:span text:style-name="T122"> nas áreas de interesse. </text:span></text:p>
        </text:list-item>
        <text:list-item>
          <text:p text:style-name="P54"><text:span text:style-name="T122">Comparação das RNAs: Obtenção do menor erro de cada modelo utilizado. Com isso, avaliação e comparação do desempenho das RNAs a partir das métricas de erro. As detecções realizadas por estas redes são comparadas com os dados reais sobre </text:span><text:span text:style-name="T6">fake news</text:span><text:span text:style-name="T122">.</text:span></text:p>
        </text:list-item>
      </text:list>
      <text:h text:style-name="Heading_20_2" text:outline-level="2"><text:bookmark-start text:name="__RefHeading___Toc1969_1387168253"/>CRONOGRAMA<text:bookmark-end text:name="__RefHeading___Toc1969_1387168253"/></text:h>
      <text:p text:style-name="Standard"><text:span text:style-name="T219"><text:tab/></text:span><text:span text:style-name="T232">Esta seção apresenta a tabela do cronograma de etapas realizados na construção deste trabalho.</text:span></text:p>
      <text:p text:style-name="P43">Tabela <text:sequence text:ref-name="refTable0" text:name="Table" text:formula="ooow:Table+1" style:num-format="1">1</text:sequence><text:s/>– <text:span text:style-name="T219">Cronograma de atividades</text:span></text:p>
      <table:table table:name="Tabela1" table:style-name="Tabela1">
        <table:table-column table:style-name="Tabela1.A"/>
        <table:table-column table:style-name="Tabela1.B" table:number-columns-repeated="9"/>
        <table:table-row table:style-name="Tabela1.1">
          <table:table-cell table:style-name="Tabela1.A1" office:value-type="string">
            <text:p text:style-name="P29">Etapas</text:p>
          </table:table-cell>
          <table:table-cell table:style-name="Tabela1.A1" office:value-type="string">
            <text:p text:style-name="P29">Mar</text:p>
          </table:table-cell>
          <table:table-cell table:style-name="Tabela1.A1" office:value-type="string">
            <text:p text:style-name="P29">Abr</text:p>
          </table:table-cell>
          <table:table-cell table:style-name="Tabela1.A1" office:value-type="string">
            <text:p text:style-name="P29">Mai</text:p>
          </table:table-cell>
          <table:table-cell table:style-name="Tabela1.A1" office:value-type="string">
            <text:p text:style-name="P29">Jun</text:p>
          </table:table-cell>
          <table:table-cell table:style-name="Tabela1.A1" office:value-type="string">
            <text:p text:style-name="P29">Jul</text:p>
          </table:table-cell>
          <table:table-cell table:style-name="Tabela1.A1" office:value-type="string">
            <text:p text:style-name="P29">Ago</text:p>
          </table:table-cell>
          <table:table-cell table:style-name="Tabela1.A1" office:value-type="string">
            <text:p text:style-name="P29">Set</text:p>
          </table:table-cell>
          <table:table-cell table:style-name="Tabela1.A1" office:value-type="string">
            <text:p text:style-name="P29">Out</text:p>
          </table:table-cell>
          <table:table-cell table:style-name="Tabela1.J1" office:value-type="string">
            <text:p text:style-name="P29">Nov</text:p>
          </table:table-cell>
        </table:table-row>
        <table:table-row>
          <table:table-cell table:style-name="Tabela1.A2" office:value-type="string">
            <text:p text:style-name="P29">Pesquisa do tema</text:p>
          </table:table-cell>
          <table:table-cell table:style-name="Tabela1.A2" office:value-type="string">
            <text:p text:style-name="P30">X</text:p>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J2" office:value-type="string">
            <text:p text:style-name="P30"/>
          </table:table-cell>
        </table:table-row>
        <table:table-row>
          <table:table-cell table:style-name="Tabela1.A2" office:value-type="string">
            <text:p text:style-name="P29">Revisão Bibliográfica</text:p>
          </table:table-cell>
          <table:table-cell table:style-name="Tabela1.A2" office:value-type="string">
            <text:p text:style-name="P30">X</text:p>
          </table:table-cell>
          <table:table-cell table:style-name="Tabela1.A2" office:value-type="string">
            <text:p text:style-name="P30">X</text:p>
          </table:table-cell>
          <table:table-cell table:style-name="Tabela1.A2" office:value-type="string">
            <text:p text:style-name="P30">X</text:p>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J2" office:value-type="string">
            <text:p text:style-name="P30"/>
          </table:table-cell>
        </table:table-row>
        <text:soft-page-break/>
        <table:table-row>
          <table:table-cell table:style-name="Tabela1.A2" office:value-type="string">
            <text:p text:style-name="P29">Determinação dos objetivos</text:p>
          </table:table-cell>
          <table:table-cell table:style-name="Tabela1.A2" office:value-type="string">
            <text:p text:style-name="P30"/>
          </table:table-cell>
          <table:table-cell table:style-name="Tabela1.A2" office:value-type="string">
            <text:p text:style-name="P30">X</text:p>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J2" office:value-type="string">
            <text:p text:style-name="P30"/>
          </table:table-cell>
        </table:table-row>
        <table:table-row>
          <table:table-cell table:style-name="Tabela1.A2" office:value-type="string">
            <text:p text:style-name="P29">Localização e identificação das fontes para obtenção do <text:span text:style-name="T3">dataset</text:span></text:p>
          </table:table-cell>
          <table:table-cell table:style-name="Tabela1.A2" office:value-type="string">
            <text:p text:style-name="P30">X</text:p>
          </table:table-cell>
          <table:table-cell table:style-name="Tabela1.A2" office:value-type="string">
            <text:p text:style-name="P30">X</text:p>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J2" office:value-type="string">
            <text:p text:style-name="P30"/>
          </table:table-cell>
        </table:table-row>
      </table:table>
      <text:p text:style-name="P31">Fonte<text:span text:style-name="T124"> – </text:span>Acervo do Autor</text:p>
      <text:p text:style-name="P29"/>
      <text:h text:style-name="P49" text:outline-level="1"><text:bookmark-start text:name="__RefHeading___Toc724_246650157"/>FUNDAMENTAÇÃO TEÓRICA<text:bookmark-end text:name="__RefHeading___Toc724_246650157"/></text:h>
      <text:p text:style-name="P29"><text:span text:style-name="T35"><text:tab/>Neste capítulo, são abordados conceitos relacionados às áreas de Redes Neurais Artificiais (RNAs) e </text:span><text:span text:style-name="T71">fake news</text:span><text:span text:style-name="T35">, os quais são fundamentais para a realização e clareza deste trabalho.</text:span></text:p>
      <text:h text:style-name="Heading_20_2" text:outline-level="2"><text:bookmark-start text:name="__RefHeading___Toc383_132956689012"/>FAKE NEWS<text:bookmark-end text:name="__RefHeading___Toc383_132956689012"/></text:h>
      <text:p text:style-name="P29"><text:tab/><text:span text:style-name="T125">No século XX, as propagandas em massa foram para os nazistas uma ótima forma de disseminar falsas notícias a seu favor e obter a atenção dos alemães. Antes do amplo uso da internet e as mídias sociais, divulgar uma </text:span><text:span text:style-name="T7">fake news</text:span><text:span text:style-name="T125"> era mais complexo, pois prejudicava a reputação da publicação, possuía um alto custo de distribuição e o autor era penalizado (TRAUMANN, 2017).</text:span></text:p>
      <text:p text:style-name="P29"><text:tab/>No entanto, Traumann (2017) relata que atualmente os custos de divulgação de falsas notícias por meio das mídias sociais são pequenos e/ou inexistentes, a probabilidade do autor ser descoberto é menor e, além disso, indivíduos que produzem esses tipos de notícias não estão preocupados com sua reputação.</text:p>
      <text:p text:style-name="P29"><text:span text:style-name="T125"><text:tab/>O conceito de notícias falsas surgiu como uma expressão para artigos que são falsos de forma intencional e verificada, parecem autênticos, no entanto possuem falsos fatos com o objetivo de atrair e enganar os leitores. Além disso, </text:span><text:span text:style-name="T7">fake news</text:span><text:span text:style-name="T125"> são fabricadas imitando a forma do conteúdo de uma notícia, mas não conseguem copiar o processo e o propósito organizacional (RIBEIRO; ORTELLADO, 2018).</text:span></text:p>
      <text:p text:style-name="P29"><text:span text:style-name="T125"><text:tab/>De acordo com Ribeiro e Ortellado (2018), as </text:span><text:span text:style-name="T7">fake news </text:span><text:span text:style-name="T125">são provenientes a partir de diversas formas de comunicação, dentre os quais pode ser: Artigos de notícias, opiniões, paródias e sarcasmo, assim como rumores, memes, boatos, entre outros. Entretanto, é importante observar alguns casos que não são considerados falsas notícias, por exemplo:</text:span></text:p>
      <text:list xml:id="list242402203" text:style-name="L4">
        <text:list-item>
          <text:p text:style-name="P55">Erros não intencionais em reportagens;</text:p>
        </text:list-item>
        <text:list-item>
          <text:p text:style-name="P55">Rumores não provenientes de um artigo de notícia;</text:p>
        </text:list-item>
        <text:list-item>
          <text:p text:style-name="P55">Teorias da conspiração;</text:p>
        </text:list-item>
        <text:list-item>
          <text:p text:style-name="P55">Falsas afirmações de políticos.</text:p>
        </text:list-item>
      </text:list>
      <text:p text:style-name="P29"><text:span text:style-name="T125"><text:tab/>Para uma tentativa de combate às </text:span><text:span text:style-name="T7">fake news</text:span><text:span text:style-name="T125"> no Brasil, o Supremo Tribunal Federal (STF) lançou, em Junho de 2019, o Painel Multissetorial de Checagem de </text:span><text:soft-page-break/><text:span text:style-name="T125">Informações e Combate a </text:span><text:span text:style-name="T7">Fake News</text:span><text:span text:style-name="T125">, no qual reuniu jornais, agências, associações de juízes e tribunais superiores para a criação de sites e projetos com o objetivo de investigar e analisar as informações que circulam nas mídias sociais (BARBOSA; SANTI, 2019).</text:span></text:p>
      <text:p text:style-name="P29"><text:tab/>De acordo com uma pesquisa realizada pelo instituto Ipsos, 62% dos brasileiros acreditam em notícias que na verdade eram falsas notícias. Com isso, é possível analisar que poucas pessoas buscam saber mais sobre as notícias lidas e verificar se a fonte e as informações da notícia são realmente verdadeiras (BARBOSA; SANTI, 2019).</text:p>
      <text:p text:style-name="P29"><text:tab/>Segundo Barbosa e Santi (2019), as notícias falsas compartilhadas garantem poder e vantagem, em muito casos o conteúdo causa julgamento precipitado, preconceitos, violência verbal e discriminação. Desta forma, podem ser utilizadas como aparato político e de poder para disseminar ideologias, favorecer determinadas pessoas e denegrir a imagem de outras, como políticos e outros agentes.</text:p>
      <text:p text:style-name="P29"><text:tab/>Para determinados indivíduos nas redes sociais, notícias que se alinhem a sua visão e ponto de vista, fazendo com que atinja as expectativas, pensamentos e preconceitos, independente da veracidade já é vista como uma notícia verdadeira. Com isso, a notícia passa a ser vista do ângulo subjetivo e emocional, que leva a aprovação de falsas informações e a manipulação do leitor a mudar seu pensamento sobre determinados temas, como na área política e científica (BARBOSA; SANTI, 2019).</text:p>
      <text:h text:style-name="P51" text:outline-level="3"><text:bookmark-start text:name="__RefHeading___Toc1971_1387168253"/>Impactos das Fake News<text:bookmark-end text:name="__RefHeading___Toc1971_1387168253"/></text:h>
      <text:p text:style-name="P29"><text:tab/><text:span text:style-name="T126">Delmazo e Valente (2018) relatam uma pesquisa realizada pelo site </text:span><text:span text:style-name="T7">Buzzfeed News</text:span><text:span text:style-name="T125">, no qual apresentou que nos três últimos meses da campanha para as eleições presidenciais dos Estados Unidos, no ano de 2016, as principais as notícias falsas do Facebook eram mais populares e aceitas do que as principais notícias de veículos de comunicação, como o </text:span><text:span text:style-name="T7">The New York Times</text:span><text:span text:style-name="T103">, </text:span><text:span text:style-name="T7">Washington Post</text:span><text:span text:style-name="T103">, </text:span><text:span text:style-name="T7">Huffington Post</text:span><text:span text:style-name="T103">, </text:span><text:span text:style-name="T7">NBC News</text:span><text:span text:style-name="T103">,</text:span><text:span text:style-name="T125"> entre outros.</text:span></text:p>
      <text:p text:style-name="P29"><text:span text:style-name="T125"><text:tab/>Além disso, as 20 notícias falsas com melhor performance na rede social possuíram 8.711.000 compartilhamentos, comentários e reações (DELMAZO; VALENTE, 2018). Dentre as principais notícias falsas que repercutiram, destacam-se por exemplo: “</text:span><text:span text:style-name="T7">Wikileaks</text:span><text:span text:style-name="T125"> confirma que Clinton vendeu armas para o Estado Islâmico” e “Papa Francisco choca o mundo e apoia Donald Trump” (SPINELLI; SANTOS, 2018).</text:span></text:p>
      <text:p text:style-name="Standard"><text:soft-page-break/><text:span text:style-name="T219"><text:tab/>De acordo com Spinelli e Santos (2028), um caso de destaque ocorreu em uma pizzaria da Carolina do Norte, no qual um homem de 28 anos entrou atirando com o objetivo de investigar por conta própria uma teoria da conspiração fictícia que se propagou rapidamente durante as eleições, no qual a pizz</text:span><text:span text:style-name="T237">a</text:span><text:span text:style-name="T238">r</text:span><text:span text:style-name="T219">ia </text:span><text:span text:style-name="T239">estava mantendo</text:span><text:span text:style-name="T219"> um cativeiro de tráfico sexual de crianças com o auxílio financeiro do Partido Democrata, felizmente nenhuma pessoa se feriu.</text:span></text:p>
      <text:p text:style-name="P29"><text:tab/>No Brasil, de acordo com uma pesquisa realizada pelo Grupo de Pesquisa em Politicas Públicas de Acesso a Informação da Universidade de São Paulo (USP), durante a semana anterior a votação de abertura do processo de Impeachment da então presidenta Dilma Rousseff, as cinco notícias mais compartilhadas no Facebook, três dessas eram falsas (DELMAZO; VALENTE, 2018).</text:p>
      <text:p text:style-name="P29"><text:tab/>Segundo Delmazo e Valente (2018), quando uma notícia é acessada, um dos grandes impactos está relacionado a qualidade da leitura, é necessário prestar uma atenção especial ao que está sendo lido, para que os artigos não fiquem descontextualizados em relação às suas fontes e que os fatos não se misturem livremente com ficção.</text:p>
      <text:p text:style-name="P29"><text:tab/>Uma reportagem divulgada no portal G1 no dia 19 de julho de 2018, realizada pelo programa Profissão Repórter, da Rede Globo, <text:span text:style-name="T127">realizou uma investigação sobre</text:span> notícias falsas que circulam na internet, a equipe entrou em contato e entrevistou Carlos Afonso, administrador do site Ceticismo Político. O site havia publicado notícias falsas sobre a vereadora Marielle Franco, assassinada no dia 14 de março de 2018, associando ela ao tráfico de drogas <text:span text:style-name="T127">(HIGINO, 2019).</text:span></text:p>
      <text:p text:style-name="P29"><text:tab/>De acordo com Carlos, as fontes eram obtidas de uma desembargadora no Facebook, entretanto a desembargadora não conhecia Marielle e as informações eram baseadas na postagem de uma amiga. <text:span text:style-name="T127">D</text:span>epois de um tempo o Facebook tirou do ar todas as páginas relacionadas ao site. <text:span text:style-name="T127">Entretanto,</text:span> o texto do Ceticismo Político foi compartilhado mais de 360 mil vezes e a desembargadora apagou sua postagem <text:span text:style-name="T127">(HIGINO, 2019).</text:span></text:p>
      <text:p text:style-name="P29"><text:span text:style-name="T125"><text:tab/>Um boato disseminado nas redes sociais do Brasil, relatava que a ex-primeira dama Marisa Letícia, morta em 3 de fevereiro de 2017, estaria viva e viajando pela Itália. Além disso, outra </text:span><text:span text:style-name="T7">fake news</text:span><text:span text:style-name="T125"> afirmava que o viúvo Marisa Letícia, o ex-presidente Luiz Inácio Lula da Silva, teria solicitado pensão referente ao salário de Marisa como servidora do Congresso Nacional, no valor de R$ 68 mil (DELMAZO; VALENTE, 2018).</text:span></text:p>
      <text:p text:style-name="P29"><text:soft-page-break/><text:span text:style-name="T125"><text:tab/>Spinelli e Santos (2028) destacam uma pesquisa do </text:span><text:span text:style-name="T7">Pew Research Center</text:span><text:span text:style-name="T103">,</text:span><text:span text:style-name="T125"> no qual as notícias falsas confundem a interpretação dos fatos e eventos atuais para 64% dos americanos entrevistados. Diversas </text:span><text:span text:style-name="T7">fake news</text:span><text:span text:style-name="T125"> são disseminadas nas mídias sociais, os exemplos acima são uma pequena amostra dessas notícias e os riscos reais que elas representam para a sociedade contemporânea.</text:span></text:p>
      <text:h text:style-name="Heading_20_3" text:outline-level="3"><text:bookmark-start text:name="__RefHeading___Toc1973_1387168253"/>Formas de combate utilizadas para as fake news<text:bookmark-end text:name="__RefHeading___Toc1973_1387168253"/></text:h>
      <text:p text:style-name="P29"><text:tab/><text:span text:style-name="T128">S</text:span>ites responsáveis por disseminar notícias falsas estão <text:span text:style-name="T129">a todo</text:span> vapor na produção, devido principalmente aos cliques da audiência, que geram lucros, e a divulgação de <text:span text:style-name="T3">fake news</text:span> acaba sendo incentivada pela publicidade (SPINELLI; SANTOS, 2018).</text:p>
      <text:p text:style-name="Standard"><text:span text:style-name="T219"><text:tab/></text:span><text:span text:style-name="T240">De acordo com Higino (2019), o</text:span><text:span text:style-name="T219"> jornalismo possui como objetivo pesquisar, organizar, coletar e analisar dados ou fatos e transmitir as informações obtidas para a sociedade, por meio do jornal impresso, rádio, </text:span><text:span text:style-name="T241">TV</text:span><text:span text:style-name="T219"> ou internet. </text:span><text:span text:style-name="T241">P</text:span><text:span text:style-name="T219">or meio </text:span><text:span text:style-name="T241">dessas </text:span><text:span text:style-name="T219">informações recebidas cada indiv</text:span><text:span text:style-name="T242">í</text:span><text:span text:style-name="T219">duo aprimora seu conhecimento sobre determinado assunto.</text:span></text:p>
      <text:p text:style-name="P29"><text:tab/>Com as redes sociais, muitas pessoas podem fazer o jornalismo e tornam o diploma de jornalismo opcional. <text:span text:style-name="T3">Fake news </text:span>podem ser produzidas e divulgadas por pessoas civis, instituições de variados âmbitos da sociedade e até pessoas públicas, com grande proporção de divulgação. Dessa <text:span text:style-name="T130">forma</text:span>, <text:span text:style-name="T130">os jornalistas precisam</text:span> conquistar novamente a credibilidade <text:span text:style-name="T130">da sociedade</text:span>, um momento em que as <text:span text:style-name="T8">fake news </text:span>são espalhadas com mais rapidez e facilidade do que as informações que foram checadas antes de serem publicadas <text:span text:style-name="T130">(HIGINO, 2019)</text:span>.</text:p>
      <text:p text:style-name="P29"><text:span text:style-name="T125"><text:tab/>Delmazo e Valente (2018) relatam que c</text:span>om o grande impacto das <text:span text:style-name="T9">f</text:span><text:span text:style-name="T3">ake </text:span><text:span text:style-name="T9">n</text:span><text:span text:style-name="T3">ews</text:span>, o Facebook a partir ano de 2016 iniciou o desenvolvimento de barreiras para a disseminação dessas notícias, como: Fim do patrocínio de publicações falsas; Possibilidade dos usuários denunciarem falsas notícias; Parceiras com verificadores de fatos; Alteração da linha do tempo para reduzir a disseminação e o impacto das <text:span text:style-name="T3">fake news</text:span>; Maior dificuldade para criação de contas falsas.</text:p>
      <text:p text:style-name="P29"><text:tab/>No ano de 2017, o Facebook identificou e fechou 470 perfis russos que teriam gasto US$ 100.000 em anúncios entre junho de 2015 e maio de 2017. Além disso, também foi lançado e disponibilizado uma ferramenta sobre dicas de como identificar notícias falsas (DELMAZO; VALENTE, 2018).</text:p>
      <text:p text:style-name="P29"><text:soft-page-break/><text:tab/><text:span text:style-name="T131">Segundo Delmazo e Valente (2018), u</text:span>ma das iniciativas realizada pelo Google, mídias tradicionais de diversos países e outras organizações foi a criação do <text:span text:style-name="T3">First Draft New</text:span>s, com o objetivo de apresentar notícias adequadas aos usuários e combater as notícias falsas. Além disso, <text:span text:style-name="T132">o</text:span> <text:span text:style-name="T3">First Draft News</text:span> também realiza o monitoramento de eleições, como as que ocorreram nos Estados Unidos em 2016 e no Reino Unido, França e Alemanha em 2017.</text:p>
      <text:p text:style-name="P29"><text:tab/>Outra iniciativa realizada pelo Google foi a <text:span text:style-name="T133">implementação</text:span> de um selo de verificação nas páginas, junto com outras 115 organizações de verificação de fatos, a partir do selo é possível visualizar se a notícia é falsa a partir da checagem das organizações parceiras (DELMAZO; VALENTE, 2018).</text:p>
      <text:p text:style-name="P29"><text:span text:style-name="T277"><text:tab/></text:span><text:span text:style-name="T134">Segundo Delmazo e Valente (2018), a</text:span><text:span text:style-name="T277"> disseminação de </text:span><text:span text:style-name="T33">fake news </text:span><text:span text:style-name="T277">afeta a distinção do que é real </text:span><text:span text:style-name="T135">na sociedade </text:span><text:span text:style-name="T277">e </text:span><text:span text:style-name="T135">o que </text:span><text:span text:style-name="T277">é falso, ocasionando uma ameaça não apenas ao jornalismo, mas também à democracia. Deste modo, um desafio é que a própria audiência contraponha as falsas notícias, compreenda os métodos de apuração jornalística e que </text:span><text:span text:style-name="T136">compartilhe</text:span><text:span text:style-name="T277"> e </text:span><text:span text:style-name="T136">usufrua</text:span><text:span text:style-name="T277"> de veículos de comunicação que informam com credibilidade e precisão.</text:span></text:p>
      <text:h text:style-name="Heading_20_3" text:outline-level="3"><text:bookmark-start text:name="__RefHeading___Toc385_13295668901221"/>Checagem de fatos<text:bookmark-end text:name="__RefHeading___Toc385_13295668901221"/></text:h>
      <text:p text:style-name="P29"><text:tab/><text:span text:style-name="T125">No jornalismo, a notícia é o principal produto, que é sustentado a partir da necessidade de percepção do seres humanos, o que acontece na cidade, no país, do outro lado do mundo. Além disso, o jornalismo possui um compromisso com a verdade, desta forma existe consentimento entre os jornalistas sobre a importância de apurar bem os fatos, com exatidão, equidade e verdade (DELMAZO; VALENTE, 2018).</text:span></text:p>
      <text:p text:style-name="P29"><text:span text:style-name="T125"><text:tab/>De acordo com Delmazo e Valente (2018), a verificação dos fatos (</text:span><text:span text:style-name="T7">fact-checking</text:span><text:span text:style-name="T125">), desenvolvida de acordo com os procedimentos já especificados na reportagem jornalística, permite que a política não se afaste do que deveria ser, que não se afaste da sua relação com a verdade. O </text:span><text:span text:style-name="T7">fact-checking</text:span><text:span text:style-name="T125"> possui preocupação com a transparência, credibilidade, busca pela diversidade de personalidades checadas e uma política clara de erros.</text:span></text:p>
      <text:p text:style-name="P34"><text:tab/><text:span text:style-name="T137">Duas grandes iniciativas para a verificação de fatos são o </text:span><text:span text:style-name="T3">Fact Checker </text:span>e o <text:span text:style-name="T3">PolitiFac</text:span><text:span text:style-name="T10">t</text:span><text:span text:style-name="T137">. </text:span>O <text:span text:style-name="T3">Fact Checker </text:span><text:span text:style-name="T104">é uma coluna </text:span><text:span text:style-name="T137">teve início </text:span>em setembro de 2007, <text:span text:style-name="T137">especificamente para</text:span> a campanha presidencial de 2008 e, <text:span text:style-name="T137">no ano de 2011,</text:span> o jornal <text:span text:style-name="T3">Washington Post</text:span> a estabeleceu como permanente. O <text:span text:style-name="T3">PolitiFact</text:span>, <text:span text:style-name="T137">lançado em </text:span>2007, <text:span text:style-name="T137">é um </text:span>projeto independente do <text:soft-page-break/>jornal da Flórida <text:span text:style-name="T3">Tampa Bay Times</text:span>, <text:span text:style-name="T137">sendo </text:span>adquirido pelo <text:span text:style-name="T3">Poynter Institute</text:span> <text:span text:style-name="T137">no ano de 2018,</text:span> uma escola sem fins lucrativos para jornalistas<text:span text:style-name="T137"> (VETRITTI, 2019).</text:span></text:p>
      <text:p text:style-name="P29"><text:span text:style-name="T125"><text:tab/>Segundo Vetritti (2019), nos Estados Unidos, com o lançamento do site </text:span><text:span text:style-name="T7">Factcheck.org</text:span><text:span text:style-name="T125">, o gênero </text:span><text:span text:style-name="T7">fact-checking</text:span><text:span text:style-name="T125"> começou a conquistar reconhecimento, audiência e constituir uma nova forma de fazer jornalismo na era digital. Além disso, no ano de 2009, o </text:span><text:span text:style-name="T7">PolitiFact </text:span><text:span text:style-name="T125">recebeu o Prêmio </text:span><text:span text:style-name="T7">Pulitzer</text:span><text:span text:style-name="T125"> pela cobertura da campanha </text:span>presidencial de 2008, <text:span text:style-name="T137">sendo </text:span>a primeira vez em que o prêmio foi concedido a uma iniciativa <text:span text:style-name="T138">que surgiu online.</text:span></text:p>
      <text:p text:style-name="P29"><text:span text:style-name="T125"><text:tab/>Delmazo e Valente (2018) destacam que os responsáveis pela checagem de fato</text:span><text:span text:style-name="T288">s</text:span><text:span text:style-name="T125"> em todo mundo possuem uma norma internacional, o </text:span><text:span text:style-name="T7">International Fact-checking Network</text:span><text:span text:style-name="T11"> – </text:span><text:span text:style-name="T125">IFCN, </text:span><text:span text:style-name="T286">que</text:span><text:span text:style-name="T125"> possuí um código de princípios, uma conferência global realizada todo ano e um dia internacional, o dia do </text:span><text:span text:style-name="T7">fact-checking</text:span><text:span text:style-name="T125"> em 2 de abril, depois do d</text:span><text:span text:style-name="T287">i</text:span><text:span text:style-name="T125">a </text:span><text:span text:style-name="T287">da</text:span><text:span text:style-name="T125"> mentira.</text:span></text:p>
      <text:p text:style-name="P29"><text:tab/>O IFCN, possuí em abril de 2020, um total de 76 signatários verificados de acordo com código de princípios da IFCN, sendo duas agências do Brasil, Agência Lupa e Aos Fatos. Todas as agências credenciadas devem estabelecer compromissos de apartidarismo, equidade, transparência das fontes, detalhes sobre métodos utilizados e correções francas e amplas (IFCN, 2020).</text:p>
      <text:p text:style-name="P29"><text:tab/>O IFCN possui 12 signatários verificados em renovação, que são avisados <text:span text:style-name="T289">um</text:span> mês antes da data de vencimento com um período de três meses para concluir seu processo de renovação, estando sujeito a uma nova avaliação e aprovação pelo conselho consultivo da IFCN em referência ao código de princípios. Um dos 12 signatários em renovação, sendo o único do Brasil, é a agência Estadão Verifica. Além disso, o IFCN possui 15 signatários expirados, sendo um do Brasil, a Agência Público – Truco (IFCN, 2020).</text:p>
      <text:p text:style-name="P29"><text:tab/><text:span text:style-name="T139">A</text:span> primeira agência de notícias do Brasil a se especializar na técnica jornalística mundialmente conhecida como <text:span text:style-name="T3">fact-checking</text:span> <text:span text:style-name="T139">é a agência Lupa</text:span>, <text:span text:style-name="T139">que</text:span> se encontra ativa desde novembro de 2015. Possui como objetivo acompanhar o noticiário de política, economia, cidade, cultura, educação, saúde e relações internacionais, realizando correções e divulgando dados corretos quando necessário <text:span text:style-name="T140">(LUPA, 2015)</text:span>.</text:p>
      <text:p text:style-name="P29"><text:tab/>A agência Lupa já produziu checagens em formatos de texto, áudio e vídeo e, além disso, realizou verificações em jornais, revistas, rádios, sites, canais de televisão e redes sociais, tanto no Brasil quanto no exterior. Possui como uma de suas missões estimular o debate público, por meio de dados e informações precisas baseadas em fontes oficiais que possam ser checadas. Dessa forma, a Lupa não utiliza fontes anônimas em seu trabalho e <text:soft-page-break/>permite que seus leitores tenham acesso a todos os bancos de dados utilizados para as checagens <text:span text:style-name="T140">(LUPA, 2015)</text:span>.</text:p>
      <text:p text:style-name="P39"><text:span text:style-name="T219"><text:tab/>A agência Aos Fatos, possui bases no Rio de Janeiro e em São Paulo e é mantida por uma equipe de profissionais multidisciplinares e multitarefas. Possui como objetivo acompanhar declarações de políticos e autoridades de expressão nacional verificando se estão falando a verdade. Aos Fatos é financiada por meio do seu programa de apoiadores, o Aos Fatos Mais. Além disso, </text:span><text:span text:style-name="T245">p</text:span><text:span text:style-name="T219">arcerias editoriais e projetos de tecnologia encubados </text:span><text:span text:style-name="T244">são</text:span><text:span text:style-name="T243"> realizados a partir do</text:span><text:span text:style-name="T219"> Aos Fatos Lab (AOS FATOS, 2020).</text:span></text:p>
      <text:h text:style-name="Heading_20_2" text:outline-level="2"><text:bookmark-start text:name="__RefHeading___Toc1975_1387168253"/>REDES NEURAIS ARTIFICIAIS<text:bookmark-end text:name="__RefHeading___Toc1975_1387168253"/></text:h>
      <text:p text:style-name="P29"><text:tab/><text:span text:style-name="T125">Uma Rede Neural Artificial (RNA) é um modelo que simula o comportamento e o funcionamento do cérebro humano (FINOCCHIO, 2014). É capaz de realizar problemas altamente complexos por meio de um processamento distribuído entre várias pequenas unidades interligadas, chamadas de neurônios (FURTADO, 2019). Porém, com uma quantidade de neurônio</text:span><text:span text:style-name="T290">s</text:span><text:span text:style-name="T125"> muito menor quando comparado ao cérebro humano (FINOCCHIO, 2014).</text:span></text:p>
      <text:p text:style-name="P29"><text:tab/>Segundo Furtado (2019), as conexões entre os neurônios possuem um determinado valor, denominado peso da conexão ou sinapse, no qual determinada o grau de conectividade entre os neurônios. Além disso, cada neurônio realiza um processamento de forma isolada e paralela aos outros, com isso o resultado é encaminhado aos próximos neurônios através das conexões.</text:p>
      <text:p text:style-name="P29"><text:tab/>A aptidão de uma RNA na resolução de um problema é determinado através da sua arquitetura, no qual é especificado a quantidade e forma de ligação dos neurônios, assim como o peso das conexões e o número de camadas (FURTADO, 2019).</text:p>
      <text:p text:style-name="P29"><text:tab/>Geralmente, a forma de resolução de um problema é baseado no método empírico, a partir dos processos de treinamentos e modificações graduais para adaptar e aperfeiçoar o modelo a solução do problema (FURTADO, 2019).</text:p>
      <text:p text:style-name="P29"><text:span text:style-name="T141"><text:tab/>Segundo Nelson (2017), os dados que serão processados </text:span>são passados às unidades de entrada, os valores são multiplicados pelos <text:span text:style-name="T141">respectivos</text:span> pesos e passados em sequência às unidades com as quais possuem conexões diretas. <text:span text:style-name="T141">Além disso, as r</text:span>edes neurais normalmente são organizadas em camadas, com cada camada possuindo uma ou mais unidades, e as saídas <text:soft-page-break/>das unidades são combinadas, utilizando a função de ativação, e usadas como entradas das unidades da <text:span text:style-name="T141">próxima camada.</text:span></text:p>
      <text:p text:style-name="P29"><text:span text:style-name="T141"><text:tab/>R</text:span>edes neurais<text:span text:style-name="T142"> comuns se baseiam na</text:span> arquitetura denominad<text:span text:style-name="T142">a</text:span> como <text:span text:style-name="T3">feedforward</text:span><text:span text:style-name="T105">, no qual representa </text:span>um fluxo de informaç<text:span text:style-name="T142">ões</text:span> unidirecional, não existindo nenhum tipo de ciclo <text:span text:style-name="T141">(NELSON, 2017)</text:span>, como <text:span text:style-name="T142">apresentado na figura abaixo, uma rede </text:span><text:span text:style-name="T12">feedforward </text:span><text:span text:style-name="T142">totalmente conectada com uma camada oculta e uma camada de saída (HAYKIN, 2009).</text:span></text:p>
      <text:p text:style-name="P29"><draw:frame draw:style-name="fr4" draw:name="Quadro4" text:anchor-type="paragraph" svg:x="2.972cm" svg:y="0.24cm" svg:width="9.784cm" draw:z-index="9"><draw:text-box fo:min-height="8.767cm"><text:p text:style-name="P12">Figura <text:sequence text:ref-name="refIllustration0" text:name="Illustration" text:formula="ooow:Illustration+1" style:num-format="1">1</text:sequence><text:span text:style-name="T218"><text:s/>– </text:span>Rede neural feedforward</text:p><text:p text:style-name="P17"><draw:frame draw:style-name="fr5" draw:name="Figura5" text:anchor-type="as-char" svg:width="8.468cm" style:rel-width="100%" svg:height="6.401cm" style:rel-height="scale" draw:z-index="21"><draw:image xlink:href="Pictures/100002010000020400000186F29C38A46B3936FC.png" xlink:type="simple" xlink:show="embed" xlink:actuate="onLoad" loext:mime-type="image/png"/></draw:frame><text:line-break/><text:span text:style-name="T256">Fonte – Jones (2017)</text:span></text:p></draw:text-box></draw:frame></text:p>
      <text:p text:style-name="P29"><text:tab/>Furtado (2019) relata que as Redes Neurais Artificiais possuem três fases principais para resolução de um problema: Treinamento, no qual a partir de padrões de entrada o modelo treina, tenta resolver o problema e gera padrões de saída; Teste, os padrões de entrada são apresentados ao modelo e as saídas obtidas são comparadas às saídas desejadas; Aplicação, o modelo é utilizado para resolver determinado problema.</text:p>
      <text:p text:style-name="P29"><text:tab/>A primeira rede neural relatada em documentos datam o ano de 1943, escritos por McCulloch e Pitts. No qual propuseram um modelo de neurônio com uma unidade de processamento binária, sendo um modelo simples, mas de grande importância para os próximos anos (FINOCCHIO, 2014).</text:p>
      <text:p text:style-name="P29"><text:tab/>No ano de 1949, Donald O. Hebb apresentou uma hipótese de como a força das sinapses no cérebro se modificam em resposta à experiência dos seres vivos. As conexões entre células que são ativadas ao mesmo tempo tendem a se fortalecer e as outras conexões tendem a se enfraquecer. Com isso, Donald O. Hebb foi o primeiro que propôs uma lei de <text:soft-page-break/>aprendizagem para as sinapses dos neurônios e auxiliou como inspiração para outros pesquisadores (FINOCCHIO, 2014).</text:p>
      <text:p text:style-name="P29"><text:tab/>De acordo com Finocchio (2014), em 1957 surgiu o primeiro neuro computador que obteve sucesso, chamado Mark I Perceptron, desenvolvido por Frank Rosenblatt, Charles Wightman e outros pesquisadores. O neuro computador possuía como principal objetivo o reconhecimento de padrões. Entretanto, redes básicas como a perceptron, possuem algumas limitações básicas, apesar de serem capazes de executar as operações booleanas ‘e’ e ‘ou’ por exemplo, não são capazes de implementar outras regras lógicas simples, como o caso do ‘ou exclusivo’.</text:p>
      <text:p text:style-name="P29"><text:tab/>Finocchio (2014) descreve que nos anos seguintes houve uma queda de financiamentos para pesquisas sobre redes neurais, sendo um dos motivos devido a alta expectativa criada e baixos resultados obtidos. Entretanto, no ano de 1980, houve um crescimento do número de pesquisas realizadas e aplicações em sistemas reais, tudo isso devido a diversos fatores, dentro os principais podem ser citados:</text:p>
      <text:list xml:id="list956760909" text:style-name="L5">
        <text:list-item>
          <text:p text:style-name="P56">Neurofisiologistas com maior conhecimento sobre o processamento de informações nos organismos vivos;</text:p>
        </text:list-item>
        <text:list-item>
          <text:p text:style-name="P56">Novas tecnologias permitindo maior potencial computacional e baixo custo, o que possibilitou simulações e testes mais complex<text:span text:style-name="T291">o</text:span>s;</text:p>
        </text:list-item>
        <text:list-item>
          <text:p text:style-name="P56">Novas teorias que serviram de base para o desenvolvimento de novos algoritmos.</text:p>
        </text:list-item>
      </text:list>
      <text:p text:style-name="P29"><text:tab/>Assim como o cérebro humano, as RNAs possuem capacidade de interagir com o meio externo e adaptar-se a ele. Esse motivo é o que permite que essas redes sejam utilizadas em diversas áreas de aplicação (FINOCCHIO, 2014), como engenharia, economia, agronomia, medicina. Resolvendo problemas como: Extração de características; Classificação; Categorização; Estimativa; Previsão; entre outros problemas (FURTADO, 2019).</text:p>
      <text:h text:style-name="Heading_20_3" text:outline-level="3"><text:bookmark-start text:name="__RefHeading___Toc385_13295668901212"/>Neurônio biológico<text:bookmark-end text:name="__RefHeading___Toc385_13295668901212"/></text:h>
      <text:p text:style-name="P29"><text:tab/><text:span text:style-name="T122">O sistema nervoso é o responsável por coordenar as atividades dos vários tipos de tecidos e órgãos dos seres vivos, no qual cada um possuí determinadas funções e responsabilidades. Como o tecido nervoso, no qual é constituído por dois componentes principais, que são os neurônios e as neuróglias (FURTADO, 2019).</text:span></text:p>
      <text:p text:style-name="P29"><text:soft-page-break/><text:tab/>De acordo com Furtado (2019), a neuróglia é composta por diversos tipos celulares que se apresentam entre os neurônios, sua função é a sustentação, nutrição e defesa nos neurônios. Além disso, também possui outras duas funções, na vida embrionária, no qual estabelece sinapses adequadas para o crescimento dos dendritos e axônios. Na vida adulta, <text:span text:style-name="T292">no qual </text:span>possibilita a formação de circuitos independentes que auxiliam os impulsos a serem espalhados corretamente.</text:p>
      <text:p text:style-name="P29"><text:tab/>Os neurônios são células que reagem a estímulos do meio no qual se encontram, por meio da alteração na diferença de potencial elétrico existente na superfície interna e externa da membrana celular. Por meio desses estímulos, a mudança de potencial é propagada a outros neurônios, músculos e glândulas (FURTADO, 2019). Os neurônios possuem, desta forma, um papel essencial no funcionamento, comportamento e raciocínio dos seres vivos (FINOCCHIO, 2014).</text:p>
      <text:p text:style-name="P29"><text:tab/>A figura abaixo apresenta a estrutura de um neurônio, que é composto por um corpo celular, onde se encontra o núcleo do neurônio. Do corpo celular partem os dendritos, responsáveis por receber estímulos. O axônio é um prologamento responsável por transmitir os impulsos com informações provenientes do corpo celular a outros neurônios, músculos e glândulas (FURTADO, 2019).</text:p>
      <text:p text:style-name="P29"/>
      <text:p text:style-name="P29"><draw:frame draw:style-name="fr1" draw:name="Quadro1" text:anchor-type="paragraph" svg:width="11.573cm" draw:z-index="1"><draw:text-box fo:min-height="7.684cm"><text:p text:style-name="P15">Figura <text:sequence text:ref-name="refIllustration1" text:name="Illustration" text:formula="ooow:Illustration+1" style:num-format="1">2</text:sequence><text:span text:style-name="T267"><text:s/>– </text:span>Estrutura de <text:span text:style-name="T214">um</text:span> neurônio biológico</text:p><text:p text:style-name="P14"><draw:frame draw:style-name="fr5" draw:name="Figura1" text:anchor-type="as-char" svg:width="11.573cm" style:rel-width="100%" svg:height="7.684cm" style:rel-height="scale" draw:z-index="2"><draw:image xlink:href="Pictures/1000020100000292000001B5F1A9C85CB182F342.png" xlink:type="simple" xlink:show="embed" xlink:actuate="onLoad" loext:mime-type="image/png"/></draw:frame><text:line-break/><text:span text:style-name="T257">Fonte – Furtado (2019)</text:span></text:p></draw:text-box></draw:frame></text:p>
      <text:p text:style-name="P29"><text:soft-page-break/><text:span text:style-name="T122"><text:tab/>O</text:span> envio e recebimento dos impulsos entre os neurônios dependem das sinapses, que são uma estrutura no qual ocorre o contato entre um axônio de um neurônio e um dendrito de outro neurônio, podendo ser excitatórias ou inibitórias (FURTADO, 2019).</text:p>
      <text:p text:style-name="P29"><text:span text:style-name="T143"><text:tab/>De acordo com Finocchio (2014), o</text:span><text:span text:style-name="T277"> cérebro humano, uma das partes </text:span><text:span text:style-name="T144">do sistema</text:span><text:span text:style-name="T277"> nervoso, é responsável pelo controle das funções e dos movimentos do organismo, no qual é composto por aproximadamente 100 bilhões de neurônios e cada neurônio se encontra conectado </text:span><text:span text:style-name="T144">a outros</text:span><text:span text:style-name="T277"> (aproximadamente 100 neurônios) através de sinapses, formando uma grande rede neural biológica, permitindo uma grande capacidade de processamento e armazenamento de informações.</text:span></text:p>
      <text:h text:style-name="Heading_20_3" text:outline-level="3"><text:bookmark-start text:name="__RefHeading___Toc385_13295668901213"/>Neurônio Artificial<text:bookmark-end text:name="__RefHeading___Toc385_13295668901213"/></text:h>
      <text:p text:style-name="P29"><text:tab/><text:span text:style-name="T122">Um neurônio artificial é uma estrutura lógico-matemática que tem por objetivo simular o comportamento e funcionamento de um neurônio biológico, realizando o processa</text:span><text:span text:style-name="T293">mento</text:span><text:span text:style-name="T122"> a partir de diversas entradas e fornecendo saídas (FURTADO, 2019).</text:span></text:p>
      <text:p text:style-name="P29"><text:tab/>Comparando um neurônio biológico com um artificial, como pode ser observado na figura abaixo, observa-se três elementos básicos, que são:</text:p>
      <text:list xml:id="list806136837" text:style-name="L6">
        <text:list-item>
          <text:p text:style-name="P57"><text:span text:style-name="T122">Entrada e Pesos: Os dendritos seriam os sinais de entradas (</text:span><text:span text:style-name="T6">Input signals</text:span><text:span text:style-name="T122">, representados por</text:span><text:span text:style-name="T122"><draw:frame draw:style-name="fr8" draw:name="Objeto11" text:anchor-type="as-char" svg:y="-0.377cm" svg:width="2.247cm" svg:height="0.531cm" draw:z-index="23"><draw:object xlink:href="./Object 11" xlink:type="simple" xlink:show="embed" xlink:actuate="onLoad"/><draw:image xlink:href="./ObjectReplacements/Object 11" xlink:type="simple" xlink:show="embed" xlink:actuate="onLoad"/><svg:desc>fórmula</svg:desc></draw:frame></text:span><text:span text:style-name="T122">), no qual se comunicam com o corpo celular através de canais que possuem pesos sinápticos (</text:span><text:span text:style-name="T6">Synaptic weights</text:span><text:span text:style-name="T122">, representados po</text:span><text:span text:style-name="T280">r</text:span><text:span text:style-name="T122"><draw:frame draw:style-name="fr8" draw:name="Objeto12" text:anchor-type="as-char" svg:y="-0.377cm" svg:width="2.917cm" svg:height="0.531cm" draw:z-index="25"><draw:object xlink:href="./Object 12" xlink:type="simple" xlink:show="embed" xlink:actuate="onLoad"/><draw:image xlink:href="./ObjectReplacements/Object 12" xlink:type="simple" xlink:show="embed" xlink:actuate="onLoad"/><svg:desc>fórmula</svg:desc></draw:frame></text:span><text:span text:style-name="T122">), neste caso os pesos são as sinapses do neurônio biológico (FURTADO, 2019). Cada entrada possui um peso ou força própria, um sinal</text:span><text:span text:style-name="T122"><draw:frame draw:style-name="fr8" draw:name="Objeto16" text:anchor-type="as-char" svg:y="-0.377cm" svg:width="0.619cm" svg:height="0.531cm" draw:z-index="26"><draw:object xlink:href="./Object 16" xlink:type="simple" xlink:show="embed" xlink:actuate="onLoad"/><draw:image xlink:href="./ObjectReplacements/Object 16" xlink:type="simple" xlink:show="embed" xlink:actuate="onLoad"/><svg:desc>fórmula</svg:desc></draw:frame></text:span><text:span text:style-name="T122">na entrada da sinapse</text:span><text:span text:style-name="T122"><draw:frame draw:style-name="fr8" draw:name="Objeto13" text:anchor-type="as-char" svg:y="-0.377cm" svg:width="0.515cm" svg:height="0.467cm" draw:z-index="27"><draw:object xlink:href="./Object 13" xlink:type="simple" xlink:show="embed" xlink:actuate="onLoad"/><draw:image xlink:href="./ObjectReplacements/Object 13" xlink:type="simple" xlink:show="embed" xlink:actuate="onLoad"/><svg:desc>fórmula</svg:desc></draw:frame></text:span><text:span text:style-name="T281">c</text:span><text:span text:style-name="T122">onectado ao neurônio</text:span><text:span text:style-name="T122"><draw:frame draw:style-name="fr8" draw:name="Objeto14" text:anchor-type="as-char" svg:y="-0.377cm" svg:width="0.423cm" svg:height="0.467cm" draw:z-index="28"><draw:object xlink:href="./Object 14" xlink:type="simple" xlink:show="embed" xlink:actuate="onLoad"/><draw:image xlink:href="./ObjectReplacements/Object 14" xlink:type="simple" xlink:show="embed" xlink:actuate="onLoad"/><svg:desc>fórmula</svg:desc></draw:frame></text:span><text:span text:style-name="T282">é</text:span><text:span text:style-name="T122"> multiplicado pelo peso sináptico</text:span><text:span text:style-name="T122"><draw:frame draw:style-name="fr8" draw:name="Objeto15" text:anchor-type="as-char" svg:y="-0.377cm" svg:width="0.706cm" svg:height="0.531cm" draw:z-index="29"><draw:object xlink:href="./Object 15" xlink:type="simple" xlink:show="embed" xlink:actuate="onLoad"/><draw:image xlink:href="./ObjectReplacements/Object 15" xlink:type="simple" xlink:show="embed" xlink:actuate="onLoad"/><svg:desc>fórmula</svg:desc></draw:frame></text:span><text:span text:style-name="T122">(Neste caso, o</text:span><text:span text:style-name="T122"><draw:frame draw:style-name="fr8" draw:name="Objeto9" text:anchor-type="as-char" svg:y="-0.377cm" svg:width="0.423cm" svg:height="0.467cm" draw:z-index="30"><draw:object xlink:href="./Object 9" xlink:type="simple" xlink:show="embed" xlink:actuate="onLoad"/><draw:image xlink:href="./ObjectReplacements/Object 9" xlink:type="simple" xlink:show="embed" xlink:actuate="onLoad"/><svg:desc>fórmula</svg:desc></draw:frame></text:span><text:span text:style-name="T122">simboliza o neurônio em questão e</text:span><text:span text:style-name="T122"><draw:frame draw:style-name="fr8" draw:name="Objeto10" text:anchor-type="as-char" svg:y="-0.377cm" svg:width="0.515cm" svg:height="0.467cm" draw:z-index="31"><draw:object xlink:href="./Object 10" xlink:type="simple" xlink:show="embed" xlink:actuate="onLoad"/><draw:image xlink:href="./ObjectReplacements/Object 10" xlink:type="simple" xlink:show="embed" xlink:actuate="onLoad"/><svg:desc>fórmula</svg:desc></draw:frame></text:span><text:span text:style-name="T122">refere-se a sinapse à qual o peso se refere) (HAYKIN, 2009).</text:span></text:p>
        </text:list-item>
        <text:list-item>
          <text:p text:style-name="P57"><text:span text:style-name="T122">Função Soma: Após os estímulos serem captados, são processados a partir da função soma (</text:span><text:span text:style-name="T6">Summing junction</text:span><text:span text:style-name="T122">) (FURTADO, 2019). No qual, é realizado a soma dos sinais de entrada, ponderados pelas respectivas forças sinápticas do neurônio, representando uma combinação linear (HAYKIN, 2009).</text:span></text:p>
        </text:list-item>
        <text:list-item>
          <text:p text:style-name="P57">Função de Ativação: Responsável por limitar a amplitude da saída de um neurônio, limita a faixa de amplitude permitida do sinal de saída para algum valor finito.</text:p>
        </text:list-item>
      </text:list>
      <text:p text:style-name="P29"><draw:frame draw:style-name="fr1" draw:name="Quadro2" text:anchor-type="paragraph" svg:width="13.716cm" draw:z-index="3"><draw:text-box fo:min-height="9.273cm"><text:p text:style-name="P27"><text:span text:style-name="T220">Figura </text:span><text:span text:style-name="T220"><text:sequence text:ref-name="refIllustration2" text:name="Illustration" text:formula="ooow:Illustration+1" style:num-format="1">3</text:sequence></text:span><text:span text:style-name="T221"><text:s/>– </text:span><text:span text:style-name="T220">Estrutura de um neurônio artificial</text:span></text:p><text:p text:style-name="P27"><text:span text:style-name="T220"><text:s text:c="2"/></text:span><text:span text:style-name="T220"><draw:frame draw:style-name="fr6" draw:name="Figura2" text:anchor-type="as-char" svg:y="-8.551cm" svg:width="13.686cm" style:rel-width="100%" svg:height="8.026cm" style:rel-height="scale" draw:z-index="4"><draw:image xlink:href="Pictures/10000201000004D6000002D61E61FB9DBB6FBA54.png" xlink:type="simple" xlink:show="embed" xlink:actuate="onLoad" loext:mime-type="image/png"/></draw:frame></text:span><text:span text:style-name="T220"><text:line-break/></text:span>Fonte – Haykin (2009)</text:p></draw:text-box></draw:frame><text:soft-page-break/></text:p>
      <text:p text:style-name="P29"><text:tab/>De acordo com figura acima, observa-se também que a função soma possui um viés aplicado externamente, o limiar de ativação chamado de Bias, representado por<draw:frame draw:style-name="fr8" draw:name="Objeto8" text:anchor-type="as-char" svg:y="-0.377cm" svg:width="0.559cm" svg:height="0.531cm" draw:z-index="32"><draw:object xlink:href="./Object 8" xlink:type="simple" xlink:show="embed" xlink:actuate="onLoad"/><draw:image xlink:href="./ObjectReplacements/Object 8" xlink:type="simple" xlink:show="embed" xlink:actuate="onLoad"/><svg:desc>fórmula</svg:desc></draw:frame>. Permite aumentar ou diminuir a entrada líquida da função de ativação, dependendo se é positivo ou negativo, respectivamente (HAYKIN, 2009).</text:p>
      <text:p text:style-name="P29"><text:tab/>Segundo Haykin (2009), o modelo da figura acima, na forma matemática pode ser representado <text:span text:style-name="T278">a partir das equações </text:span><text:sequence-ref text:reference-format="value" text:ref-name="refText0">1</text:sequence-ref><text:s/><text:span text:style-name="T278">e </text:span><text:span text:style-name="T278"><text:sequence-ref text:reference-format="value" text:ref-name="refText1">2</text:sequence-ref></text:span><text:span text:style-name="T278"><text:s/>apresentad</text:span><text:span text:style-name="T294">as</text:span><text:span text:style-name="T278"> abaixo.</text:span></text:p>
      <table:table table:name="Tabela9" table:style-name="Tabela9">
        <table:table-column table:style-name="Tabela9.A"/>
        <table:table-column table:style-name="Tabela9.B"/>
        <table:table-header-rows>
          <table:table-row table:style-name="Tabela9.1">
            <table:table-cell table:style-name="Tabela9.A1" office:value-type="string">
              <text:p text:style-name="P45"><draw:frame draw:style-name="fr8" draw:name="Objeto3" text:anchor-type="as-char" svg:y="-0.713cm" svg:width="2.358cm" svg:height="1.139cm" draw:z-index="33"><draw:object xlink:href="./Object 3" xlink:type="simple" xlink:show="embed" xlink:actuate="onLoad"/><draw:image xlink:href="./ObjectReplacements/Object 3" xlink:type="simple" xlink:show="embed" xlink:actuate="onLoad"/><svg:desc>fórmula</svg:desc></draw:frame></text:p>
            </table:table-cell>
            <table:table-cell table:style-name="Tabela9.A1" office:value-type="string">
              <text:p text:style-name="P46">(<text:sequence text:ref-name="refText0" text:name="Text" text:formula="ooow:Text+1" style:num-format="1">1</text:sequence>)</text:p>
            </table:table-cell>
          </table:table-row>
        </table:table-header-rows>
      </table:table>
      <text:p text:style-name="Standard"/>
      <table:table table:name="Tabela8" table:style-name="Tabela8">
        <table:table-column table:style-name="Tabela8.A"/>
        <table:table-column table:style-name="Tabela8.B"/>
        <table:table-header-rows>
          <table:table-row table:style-name="Tabela8.1">
            <table:table-cell table:style-name="Tabela8.A1" office:value-type="string">
              <text:p text:style-name="P45"><draw:frame draw:style-name="fr8" draw:name="Objeto1" text:anchor-type="as-char" svg:y="-0.386cm" svg:width="2.568cm" svg:height="0.54cm" draw:z-index="34"><draw:object xlink:href="./Object 1" xlink:type="simple" xlink:show="embed" xlink:actuate="onLoad"/><draw:image xlink:href="./ObjectReplacements/Object 1" xlink:type="simple" xlink:show="embed" xlink:actuate="onLoad"/><svg:desc>fórmula</svg:desc></draw:frame></text:p>
            </table:table-cell>
            <table:table-cell table:style-name="Tabela8.A1" office:value-type="string">
              <text:p text:style-name="P46">(<text:sequence text:ref-name="refText1" text:name="Text" text:formula="ooow:Text+1" style:num-format="1">2</text:sequence>)</text:p>
            </table:table-cell>
          </table:table-row>
        </table:table-header-rows>
      </table:table>
      <text:p text:style-name="P32"/>
      <text:p text:style-name="P35"><text:span text:style-name="T122"><text:tab/>No qual, </text:span><text:span text:style-name="T279">de acordo com a figura </text:span><text:span text:style-name="T279"><text:sequence-ref text:reference-format="value" text:ref-name="refIllustration2">3</text:sequence-ref></text:span><text:span text:style-name="T279"><text:s/>e as equações</text:span><text:span text:style-name="T278"> </text:span><text:span text:style-name="T279"><text:sequence-ref text:reference-format="value" text:ref-name="refText0">1</text:sequence-ref></text:span><text:span text:style-name="T279"><text:s/></text:span><text:span text:style-name="T278">e </text:span><text:span text:style-name="T278"><text:sequence-ref text:reference-format="value" text:ref-name="refText1">2</text:sequence-ref></text:span><text:span text:style-name="T122">: Os valores de</text:span><text:span text:style-name="T122"><draw:frame draw:style-name="fr8" draw:name="Objeto2" text:anchor-type="as-char" svg:y="-0.377cm" svg:width="2.247cm" svg:height="0.531cm" draw:z-index="35"><draw:object xlink:href="./Object 2" xlink:type="simple" xlink:show="embed" xlink:actuate="onLoad"/><draw:image xlink:href="./ObjectReplacements/Object 2" xlink:type="simple" xlink:show="embed" xlink:actuate="onLoad"/></draw:frame></text:span><text:span text:style-name="T122">são os sinais de entrada; os valores representados por</text:span><text:span text:style-name="T122"><draw:frame draw:style-name="fr8" draw:name="Objeto4" text:anchor-type="as-char" svg:y="-0.377cm" svg:width="2.917cm" svg:height="0.531cm" draw:z-index="36"><draw:object xlink:href="./Object 4" xlink:type="simple" xlink:show="embed" xlink:actuate="onLoad"/><draw:image xlink:href="./ObjectReplacements/Object 4" xlink:type="simple" xlink:show="embed" xlink:actuate="onLoad"/><svg:desc>fórmula</svg:desc></draw:frame></text:span><text:span text:style-name="T122">são os pesos sinápticos;</text:span><text:span text:style-name="T122"><draw:frame draw:style-name="fr8" draw:name="Objeto5" text:anchor-type="as-char" svg:y="-0.377cm" svg:width="0.552cm" svg:height="0.531cm" draw:z-index="37"><draw:object xlink:href="./Object 5" xlink:type="simple" xlink:show="embed" xlink:actuate="onLoad"/><draw:image xlink:href="./ObjectReplacements/Object 5" xlink:type="simple" xlink:show="embed" xlink:actuate="onLoad"/><svg:desc>fórmula</svg:desc></draw:frame></text:span><text:span text:style-name="T122">é o resultado da combinação linear dos sinais de entrada e os pesos;</text:span><text:span text:style-name="T122"><draw:frame draw:style-name="fr8" draw:name="Objeto6" text:anchor-type="as-char" svg:y="-0.377cm" svg:width="0.559cm" svg:height="0.531cm" draw:z-index="38"><draw:object xlink:href="./Object 6" xlink:type="simple" xlink:show="embed" xlink:actuate="onLoad"/><draw:image xlink:href="./ObjectReplacements/Object 6" xlink:type="simple" xlink:show="embed" xlink:actuate="onLoad"/><svg:desc>fórmula</svg:desc></draw:frame></text:span><text:span text:style-name="T122">é o </text:span><text:span text:style-name="T6">bias</text:span><text:span text:style-name="T122">; A fórmula </text:span><text:span text:style-name="T278"><text:s/></text:span><text:span text:style-name="T278"><text:sequence-ref text:reference-format="value" text:ref-name="refText1">2</text:sequence-ref></text:span><text:span text:style-name="T122"><text:s/>representa a função de ativação; e</text:span><text:span text:style-name="T122"><draw:frame draw:style-name="fr8" draw:name="Objeto7" text:anchor-type="as-char" svg:y="-0.377cm" svg:width="0.6cm" svg:height="0.531cm" draw:z-index="39"><draw:object xlink:href="./Object 7" xlink:type="simple" xlink:show="embed" xlink:actuate="onLoad"/><draw:image xlink:href="./ObjectReplacements/Object 7" xlink:type="simple" xlink:show="embed" xlink:actuate="onLoad"/><svg:desc>fórmula</svg:desc></draw:frame></text:span><text:span text:style-name="T122">é o resultado do neurônio.</text:span></text:p>
      <text:h text:style-name="Heading_20_2" text:outline-level="2"><text:bookmark-start text:name="__RefHeading___Toc1975_13871682531"/><text:soft-page-break/>RNA’S UTILIZADAS<text:bookmark-end text:name="__RefHeading___Toc1975_13871682531"/></text:h>
      <text:p text:style-name="P40"><text:span text:style-name="T219"><text:tab/></text:span><text:span text:style-name="T246">Neste capítulo é apresentado as Redes Neurais Artificiais utilizadas neste trabalho. Primeiramente é apresentado a </text:span><text:span text:style-name="T247">rede neural </text:span><text:span text:style-name="T246">MLP e posteriormente é apresentado a rede </text:span><text:span text:style-name="T247">neural</text:span><text:span text:style-name="T246"> recorrente LSTM.</text:span></text:p>
      <text:h text:style-name="Heading_20_3" text:outline-level="3"><text:bookmark-start text:name="__RefHeading___Toc385_132956689012121"/>Multilayer Perceptron<text:bookmark-end text:name="__RefHeading___Toc385_132956689012121"/></text:h>
      <text:p text:style-name="P29"><text:tab/>De <text:span text:style-name="T145">acordo com Gualda (2008), as redes neurais artificiais são diferenciadas quando comparadas a outras técnicas, devido ao aprendizado que elas possuem. No qual, os valores são propagados pela rede através de pesos de conexão entre os neurônios, os pesos de conexão são ajustados através de um método de aprendizado, por exemplo o método de retropropagação.</text:span></text:p>
      <text:p text:style-name="P29"><text:tab/>As RNAs que possuem duas camadas, sendo uma camada de entrada e outra de saída possuem um desempenho muito limitado, o que torna necessário a adição de uma camada intermediária. Além disso, uma rede com três camadas é suficiente para representar qualquer função ou problema de classificação (GUALDA, 2008).</text:p>
      <text:p text:style-name="P29"><text:span text:style-name="T145"><text:tab/>De acordo com Rodriguez (2019), a dificuldade das redes neurais em resolver problemas linearmente não separáveis, por exemplo, o XOR (ou exclusivo), é uma das principais limitações dos modelos </text:span><text:span text:style-name="T13">perceptrons</text:span><text:span text:style-name="T145">. Com isso, novas estratégias foram utilizadas para combater esse problema, como adicionar camadas intermediárias a partir da criação da rede </text:span><text:span text:style-name="T13">multilayer perceptron</text:span><text:span text:style-name="T145"> – MLP.</text:span></text:p>
      <text:p text:style-name="P29"><text:tab/>As redes MLP possuem um poder computacional muito maior do que redes sem camadas intermediárias e permite a solução de problemas onde as classes são não-linearmente separáveis, adicionando camadas ocultas para o processamento e utilizando uma função de ativação não linear (GUALDA, 2008).</text:p>
      <text:p text:style-name="P29"><text:span text:style-name="T145"><text:tab/>O ajuste dos pesos nas camadas ocultas é realizado através do aprendizado supervisionado, para um conjunto de amostra de entrada existe uma respectiva saída. Além disso, cada neurônio de uma camada oculta ou de saída é projetado para calcular a saída de um sinal por meio de uma função não linear e calcular o valor do gradiente para minimizar o erro a partir do algoritmo de retropropagação (</text:span><text:span text:style-name="T13">backpropagation</text:span><text:span text:style-name="T145">) (RODRIGUES, 2019), baseado numa regra de aprendizagem que ajusta o erro durante o treinamento (GUALDA, 2008).</text:span></text:p>
      <text:p text:style-name="P29"><text:soft-page-break/><text:span text:style-name="T145"><text:tab/>A figura abaixo apresenta a arquitetura de uma rede </text:span><text:span text:style-name="T13">multilayer perceptron</text:span><text:span text:style-name="T145"> com uma camada de entrada, duas camadas ocultas e uma camada de saída (HAYKIN, 2009). A partir desta configuração, cada neurônio está ligado com todos os outros das camadas vizinhas em uma comunicação unidirecional, contudo neurônios da mesma camada não se comunicam (GUALDA, 2008). Os estímulos / sinais são apresentados a rede pela camada de entrada e são propagados para frente sem nenhuma alteração (</text:span><text:span text:style-name="T13">feedforward</text:span><text:span text:style-name="T145">) (RODRIGUES, 2019).</text:span></text:p>
      <text:p text:style-name="P29"><draw:frame draw:style-name="fr3" draw:name="Quadro3" text:anchor-type="paragraph" svg:width="15.136cm" draw:z-index="5"><draw:text-box fo:min-height="7.705cm"><text:p text:style-name="P16">Figura <text:sequence text:ref-name="refIllustration3" text:name="Illustration" text:formula="ooow:Illustration+1" style:num-format="1">4</text:sequence><text:span text:style-name="T268"><text:s/>– </text:span>Arquitetura de uma rede multilayer perceptron com duas camadas intermediárias</text:p><text:p text:style-name="P16"><draw:frame draw:style-name="fr6" draw:name="Figura4" text:anchor-type="as-char" svg:y="-8.139cm" svg:width="15.136cm" style:rel-width="100%" svg:height="7.705cm" style:rel-height="scale" draw:z-index="6"><draw:image xlink:href="Pictures/10000201000004BA00000268EC38E943A78AE70E.png" xlink:type="simple" xlink:show="embed" xlink:actuate="onLoad" loext:mime-type="image/png"/></draw:frame><text:line-break/><text:span text:style-name="T258">Fonte – </text:span><text:span text:style-name="T259">Haykin (2009)</text:span></text:p></draw:text-box></draw:frame></text:p>
      <text:p text:style-name="P29"><text:span text:style-name="T145"><text:tab/>Haykin (2009) descreve de acordo com observações da figura acima, os seguintes pontos: Os sinais de entrada (</text:span><text:span text:style-name="T13">input signal</text:span><text:span text:style-name="T145">) chegam a partir da camada de entrada (</text:span><text:span text:style-name="T13">input layer</text:span><text:span text:style-name="T145">) da rede e se propagam adiante, neurônio por neurônio. Na camada de saída (</text:span><text:span text:style-name="T13">output layer</text:span><text:span text:style-name="T145">) resultam os sinais de saída, que desempenham uma função útil na saída da rede e de acordo como atravessam a rede, o sinal é calculado como uma função das entradas e pesos associados aplicados a cada neurônio. Um sinal de erro se origina no neurônio de saída da rede e se propaga para trás (camada por camada) através da rede.</text:span></text:p>
      <text:h text:style-name="Heading_20_3" text:outline-level="3"><text:bookmark-start text:name="__RefHeading___Toc385_1329566890121211"/>Redes Neurais Recorrentes<text:bookmark-end text:name="__RefHeading___Toc385_1329566890121211"/></text:h>
      <text:p text:style-name="P29"><text:tab/><text:span text:style-name="T146">Os serem humanos ao realizarem, por exemplo, a leitura de um livro, entendem cada palavra com base na compreensão das palavras anteriores. Os pensamentos possuem </text:span><text:soft-page-break/><text:span text:style-name="T146">persistência, ou seja, as palavras lidas não são ignoradas e não são jogadas fora e iniciado o pensamento do zero novamente. Redes neurais tradicionais não possuem essa capacidade de persistência das informações, desta forma surgem as redes neurais recorrentes, redes com </text:span><text:span text:style-name="T14">loops</text:span><text:span text:style-name="T146"> que possibilitam que as informações persistam e sejam passadas de uma etapa da rede para a próxima (OLAH, 2015).</text:span></text:p>
      <text:p text:style-name="P29"><text:span text:style-name="T146"><text:tab/>Segundo Rodriguez (2019), redes neurais artificiais mais simples, como a </text:span><text:span text:style-name="T14">multilayer perceptron</text:span><text:span text:style-name="T146">, recebem os sinais a partir da camada de entrada e atravessam a rede até a camada de saída (</text:span><text:span text:style-name="T14">feedforward</text:span><text:span text:style-name="T146">). Entretanto, em uma rede neural recorrente a camada oculta pode receber tanto informações da camada de entrada quanto informação dela mesma na interação anterior (</text:span><text:span text:style-name="T14">feedback</text:span><text:span text:style-name="T146">), o que permite, por exemplo, trabalhar com modelagens temporais e espaciais.</text:span></text:p>
      <text:p text:style-name="P29"><text:tab/>De acordo com Olah (2015), redes neurais recorrentes são redes com <text:span text:style-name="T3">loops</text:span>, entretanto também podem ser vistas como várias cópias da mesma rede, cada uma passando uma mensagem para um sucessor. Ou seja, uma parte da rede neural analisa uma entrada<draw:frame draw:style-name="fr8" draw:name="Objeto17" text:anchor-type="as-char" svg:y="-0.377cm" svg:width="0.617cm" svg:height="0.531cm" draw:z-index="40"><draw:object xlink:href="./Object 17" xlink:type="simple" xlink:show="embed" xlink:actuate="onLoad"/><draw:image xlink:href="./ObjectReplacements/Object 17" xlink:type="simple" xlink:show="embed" xlink:actuate="onLoad"/></draw:frame>, com isso um resultado<draw:frame draw:style-name="fr8" draw:name="Objeto18" text:anchor-type="as-char" svg:y="-0.377cm" svg:width="0.51cm" svg:height="0.531cm" draw:z-index="41"><draw:object xlink:href="./Object 18" xlink:type="simple" xlink:show="embed" xlink:actuate="onLoad"/><draw:image xlink:href="./ObjectReplacements/Object 18" xlink:type="simple" xlink:show="embed" xlink:actuate="onLoad"/><svg:desc>fórmula</svg:desc></draw:frame>é obtido como resposta da etapa atual, mas também é persistido e passado para a próxima etapa da rede, como apresentado na figura abaixo.</text:p>
      <text:p text:style-name="P29"><draw:frame draw:style-name="fr4" draw:name="Quadro6" text:anchor-type="paragraph" svg:x="0.238cm" svg:y="0.072cm" svg:width="15.524cm" draw:z-index="10"><draw:text-box fo:min-height="4.078cm"><text:p text:style-name="P18">Figura <text:sequence text:ref-name="refIllustration4" text:name="Illustration" text:formula="ooow:Illustration+1" style:num-format="1">5</text:sequence><text:span text:style-name="T269"><text:s/>– </text:span>Funcionamento de uma rede neural recorrent<text:span text:style-name="T269">e</text:span></text:p><text:p text:style-name="P18"><draw:frame draw:style-name="fr6" draw:name="Figura7" text:anchor-type="as-char" svg:y="-4.318cm" svg:width="15.524cm" style:rel-width="100%" svg:height="4.078cm" style:rel-height="scale" draw:z-index="42"><draw:image xlink:href="Pictures/1000020100000A92000002C72FE6980BF9A22255.png" xlink:type="simple" xlink:show="embed" xlink:actuate="onLoad" loext:mime-type="image/png"/></draw:frame><text:line-break/><text:span text:style-name="T260">Fonte – Olah (2015)</text:span></text:p></draw:text-box></draw:frame></text:p>
      <text:p text:style-name="P29"><text:tab/><text:span text:style-name="T147">Dessa maneira</text:span>, a informação não flui em um único sentido. <text:span text:style-name="T147">Além disso,</text:span> a saída da rede não depende apenas da entrada corrente, mas também das entradas anteriores, <text:span text:style-name="T147">como pode ser visualizado na figura abaixo, onde</text:span><text:span text:style-name="T147"><draw:frame draw:style-name="fr8" draw:name="Objeto19" text:anchor-type="as-char" svg:y="-0.377cm" svg:width="1.081cm" svg:height="0.531cm" draw:z-index="43"><draw:object xlink:href="./Object 19" xlink:type="simple" xlink:show="embed" xlink:actuate="onLoad"/><draw:image xlink:href="./ObjectReplacements/Object 19" xlink:type="simple" xlink:show="embed" xlink:actuate="onLoad"/><svg:desc>fórmula</svg:desc></draw:frame></text:span><text:span text:style-name="T147">e</text:span><text:span text:style-name="T147"><draw:frame draw:style-name="fr8" draw:name="Objeto20" text:anchor-type="as-char" svg:y="-0.377cm" svg:width="0.542cm" svg:height="0.531cm" draw:z-index="44"><draw:object xlink:href="./Object 20" xlink:type="simple" xlink:show="embed" xlink:actuate="onLoad"/><draw:image xlink:href="./ObjectReplacements/Object 20" xlink:type="simple" xlink:show="embed" xlink:actuate="onLoad"/><svg:desc>fórmula</svg:desc></draw:frame></text:span><text:span text:style-name="T147">são informações dos próprios neurônios da iteração anterior</text:span>. O efeito prático disto é a existência de memória de curto prazo na rede<text:span text:style-name="T141"> (NELSON, 2017).</text:span></text:p>
      <text:p text:style-name="P29"><draw:frame draw:style-name="fr4" draw:name="Quadro5" text:anchor-type="paragraph" svg:x="3.496cm" svg:y="0.009cm" svg:width="8.262cm" draw:z-index="7"><draw:text-box fo:min-height="13.444cm"><text:p text:style-name="P19"><text:span text:style-name="T271">Figura </text:span><text:span text:style-name="T271"><text:sequence text:ref-name="refIllustration5" text:name="Illustration" text:formula="ooow:Illustration+1" style:num-format="1">6</text:sequence></text:span><text:span text:style-name="T273"><text:s/>– </text:span><text:span text:style-name="T271">Rede neural feedback</text:span></text:p><text:p text:style-name="P19"><draw:frame draw:style-name="fr6" draw:name="Figura6" text:anchor-type="as-char" svg:y="-12.696cm" svg:width="7.156cm" style:rel-width="100%" svg:height="10.896cm" style:rel-height="scale" draw:z-index="8"><draw:image xlink:href="Pictures/10000201000002140000032A597384BB20A115DB.png" xlink:type="simple" xlink:show="embed" xlink:actuate="onLoad" loext:mime-type="image/png"/></draw:frame><text:line-break/><text:span text:style-name="T261">Fonte – Jones (2017)</text:span></text:p></draw:text-box></draw:frame><text:soft-page-break/></text:p>
      <text:p text:style-name="P29"><text:span text:style-name="T146"><text:tab/>O processo de </text:span><text:span text:style-name="T14">feedback</text:span><text:span text:style-name="T146"> permite que o estado oculto passe a funcionar como uma memória de curto prazo através dos </text:span><text:span text:style-name="T14">feedbacks</text:span><text:span text:style-name="T146"> existentes na rede. Com isso, o estado oculto pode fornecer informações para a camada de saída a fim de realizar uma previsão bem como fornecer informações para o estado oculto do próximo passo (RODRIGUEZ, 2019). R</text:span>edes neurais recorrentes podem criar modelos mais complexos, <text:span text:style-name="T148">com uma </text:span>compreensão mais difícil <text:span text:style-name="T148">e com a </text:span>capacidade de resolver uma gama maior de problemas <text:span text:style-name="T148">(NELSON, 2017)</text:span>.</text:p>
      <text:p text:style-name="P29"><text:tab/>Segundo Olah (2015), a partir de informações das etapas anteriores, as RNNs são capazes de compreender a etapa atual. Por exemplo, a frase “As nuvens estão no”, prever que a próxima palavra será “céu” não é difícil, devido ao fato da diferença entre as informações importantes e o local necessário ser pequeno, neste caso a rede é capaz de aprender a partir das informações passadas.</text:p>
      <text:p text:style-name="P29"><text:soft-page-break/><text:tab/><text:span text:style-name="T149">No entanto, utilizando a frase “Eu cresci na França, no dia 14 de maio, tenho 15 anos e falo”, provavelmente a próxima palavra será o nome de um o idioma, o “francês”, para descobrir qual o idioma é necessário possuir o contexto “França” no final da frase para descobrir a palavra, a lacuna entre as informações relevantes e o ponto em que é necessário tornar-se muito grande, surgindo o problema das dependências de longo prazo (OLAH, 2015).</text:span></text:p>
      <text:p text:style-name="P29"><text:span text:style-name="T149"><text:tab/>Na teoria, as RNNs são capazes de lidar com as dependências de longo prazo, assim como um ser humano é capaz de escolher cuidadosamente parâmetros para resolver problemas. Na prática, as RNNs não parecem capazes de aprendê-las, entretanto as redes </text:span><text:span text:style-name="T15">Long Short-Term Memory</text:span><text:span text:style-name="T149"> conseguem lidar com esse problema e são apresentadas no próximo capítulo (OLAH, 2015).</text:span></text:p>
      <text:h text:style-name="Heading_20_4" text:outline-level="4"><text:bookmark-start text:name="__RefHeading___Toc1982_1268758836"/>Long Short-Term Memory<text:bookmark-end text:name="__RefHeading___Toc1982_1268758836"/></text:h>
      <text:p text:style-name="P29"><text:tab/><text:span text:style-name="T150">Segundo Hochreiter e Schmidhuber (1997), redes neurais recorrentes por meio de suas conexões de </text:span><text:span text:style-name="T16">feedback</text:span><text:span text:style-name="T151"> podem armazenar representações de eventos de entrada recentes em forma de ativações, chamadas de memória de curto prazo (</text:span><text:span text:style-name="T16">short-term memory</text:span><text:span text:style-name="T151">). O que permite a sua utilização em diversas aplicações, como o processamento de fala e composição musical.</text:span></text:p>
      <text:p text:style-name="P29"><text:tab/>Um grande problema relacionado a redes neurais recorrentes são os algoritmos utilizados para aprender o que colocar na memória de curto prazo, no qual levam muito tempo ou não funcionam muito bem (HOCHREITER; SCHMIDHUBER, 1997).</text:p>
      <text:p text:style-name="P29"><text:tab/>Utilizando aprendizagem recorrente em tempo real, sinais de erro que retrocedem no tempo tendem a explodir ou desaparecer, a evolução temporal do erro retropropagado depende exponencialmente do tamanho dos pesos, o que pode levar, por exemplo, a pesos oscilantes ou a tempos que inválidos (HOCHREITER; SCHMIDHUBER, 1997).</text:p>
      <text:p text:style-name="P29"><text:span text:style-name="T151"><text:tab/>A arquitetura recorrente chamada Memória de Longo Prazo (</text:span><text:span text:style-name="T16">Long Short-Term Memory – </text:span><text:span text:style-name="T151">LSTM), proposta por Hochreiter e Schmidhuber (1997), foi desenvolvida para superar esses problemas de retorno de erros. As LSTMs são projetados explicitamente para evitar o problema de dependência a longo prazo, lembrar informações por longos períodos de tempo é a principal característica dessa arquitetura (OLAH, 2015).</text:span></text:p>
      <text:p text:style-name="P29"><text:tab/>As LSTMs aprendem a diminuir os intervalos de tempo em excesso de 1000 etapas, mesmo no caso de sequências de entrada barulhentas e incompressíveis. Além disso, é um algoritmo eficiente e baseado em gradiente para uma arquitetura que aplica erros <text:soft-page-break/>constantes, impedindo que explodam e desapareçam (HOCHREITER; SCHMIDHUBER, 1997).</text:p>
      <text:p text:style-name="P29"><text:tab/>Segundo o autor Olah (2015), redes neurais recorrentes possuem o formato de uma cadeia de módulos repetidos de rede neural, como exemplificado na imagem abaixo, no qual o<draw:frame draw:style-name="fr8" draw:name="Objeto21" text:anchor-type="as-char" svg:y="-0.377cm" svg:width="0.527cm" svg:height="0.467cm" draw:z-index="45"><draw:object xlink:href="./Object 21" xlink:type="simple" xlink:show="embed" xlink:actuate="onLoad"/><draw:image xlink:href="./ObjectReplacements/Object 21" xlink:type="simple" xlink:show="embed" xlink:actuate="onLoad"/><svg:desc>fórmula</svg:desc></draw:frame>é a entrada da rede,<draw:frame draw:style-name="fr8" draw:name="Objeto22" text:anchor-type="as-char" svg:y="-0.377cm" svg:width="0.422cm" svg:height="0.467cm" draw:z-index="46"><draw:object xlink:href="./Object 22" xlink:type="simple" xlink:show="embed" xlink:actuate="onLoad"/><draw:image xlink:href="./ObjectReplacements/Object 22" xlink:type="simple" xlink:show="embed" xlink:actuate="onLoad"/><svg:desc>fórmula</svg:desc></draw:frame>é a resposta e<draw:frame draw:style-name="fr8" draw:name="Objeto23" text:anchor-type="as-char" svg:y="-0.377cm" svg:width="0.349cm" svg:height="0.467cm" draw:z-index="47"><draw:object xlink:href="./Object 23" xlink:type="simple" xlink:show="embed" xlink:actuate="onLoad"/><draw:image xlink:href="./ObjectReplacements/Object 23" xlink:type="simple" xlink:show="embed" xlink:actuate="onLoad"/><svg:desc>fórmula</svg:desc></draw:frame>representa em qual iteração a rede se encontra. Além disso, nas RNNs padrões o módulo de repetição possui uma estrutura muito simples, como uma única camada <text:span text:style-name="T3">tanh</text:span>.</text:p>
      <text:p text:style-name="P29"><draw:frame draw:style-name="fr3" draw:name="Quadro7" text:anchor-type="paragraph" svg:width="14.093cm" draw:z-index="11"><draw:text-box fo:min-height="5.274cm"><text:p text:style-name="P20"><text:span text:style-name="T271">Figura </text:span><text:span text:style-name="T271"><text:sequence text:ref-name="refIllustration6" text:name="Illustration" text:formula="ooow:Illustration+1" style:num-format="1">7</text:sequence></text:span><text:span text:style-name="T272"><text:s/>– </text:span><text:span text:style-name="T271">Módulo de repetição em uma RNN padrão</text:span></text:p><text:p text:style-name="P20"><draw:frame draw:style-name="fr5" draw:name="Figura8" text:anchor-type="as-char" svg:width="14.093cm" style:rel-width="100%" svg:height="5.274cm" style:rel-height="scale" draw:z-index="14"><draw:image xlink:href="Pictures/10000201000008C200000347986D72F00A322574.png" xlink:type="simple" xlink:show="embed" xlink:actuate="onLoad" loext:mime-type="image/png"/></draw:frame><text:line-break/><text:span text:style-name="T262">Fonte – Olah (2015)</text:span></text:p></draw:text-box></draw:frame></text:p>
      <text:p text:style-name="P29"><text:span text:style-name="T152"><text:tab/>Diferentemente das uma RNNs padrões, as LSTMs possuem quatro camadas no módulo de repetição, como apresentado na figura abaixo, por meio dos retângulos amarelos. Além disso, cada linha carrega um vetor inteiro, os círculos na cor rosa representam operações pontuais, as linhas mescladas representam concatenação e as linhas com bifurcações representam que o valor é encaminhado para mais de um local</text:span> (OLAH, 2015).</text:p>
      <text:p text:style-name="P29"><draw:frame draw:style-name="fr3" draw:name="Quadro8" text:anchor-type="paragraph" svg:width="14.633cm" draw:z-index="12"><draw:text-box fo:min-height="6.713cm"><text:p text:style-name="P24">Figura <text:sequence text:ref-name="refIllustration7" text:name="Illustration" text:formula="ooow:Illustration+1" style:num-format="1">8</text:sequence><text:span text:style-name="T270"><text:s/>– </text:span>Módulo de rep<text:span text:style-name="T215">e</text:span>tição em uma LSTM</text:p><text:p text:style-name="P24"><draw:frame draw:style-name="fr6" draw:name="Figura9" text:anchor-type="as-char" svg:y="-3.766cm" svg:width="14.104cm" style:rel-width="100%" svg:height="5.299cm" style:rel-height="scale" draw:z-index="16"><draw:image xlink:href="Pictures/10000201000008B9000003478A37BD9B38025C52.png" xlink:type="simple" xlink:show="embed" xlink:actuate="onLoad" loext:mime-type="image/png"/></draw:frame><text:line-break/><text:span text:style-name="T262">Fonte – Olah (2015)</text:span></text:p></draw:text-box></draw:frame></text:p>
      <text:p text:style-name="P29"><text:soft-page-break/><text:tab/>De acordo com Olah (2015), uma rede LSTM possui a capacidade de remover ou adicionar informações ao estado da célula, representado pela linha horizontal na parte superior da figura apresentada acima. Além disso, o estado da célula é regulado a partir de estruturas chamadas portões.</text:p>
      <text:p text:style-name="P29"><text:span text:style-name="T153"><text:tab/>A camada </text:span><text:span text:style-name="T17">sigmóide</text:span><text:span text:style-name="T153"> gera números entre zero e um, que representam a probabilidade de cada componente ser liberado. A rede LSTM possui três portões com a camada </text:span><text:span text:style-name="T17">sigmóide</text:span><text:span text:style-name="T153">, para proteger e controlar o estado da célula (OLAH, 2015).</text:span></text:p>
      <text:p text:style-name="P29"><text:span text:style-name="T153"><text:tab/>O primeiro passo realizado na rede LSTM é exercido pela camada </text:span><text:span text:style-name="T18">sigmóide</text:span><text:span text:style-name="T154"> chamada de “portão do esquecimento” (</text:span><text:span text:style-name="T18">forget gate</text:span><text:span text:style-name="T154">), no qual são determinados quais informações serão removidas do estado da célula. Como pode ser visualizado na figura abaixo, é obtido a saída da última unidade LSTM (</text:span><text:span text:style-name="T154"><draw:frame draw:style-name="fr8" draw:name="Objeto24" text:anchor-type="as-char" svg:y="-0.377cm" svg:width="1.032cm" svg:height="0.554cm" draw:z-index="48"><draw:object xlink:href="./Object 24" xlink:type="simple" xlink:show="embed" xlink:actuate="onLoad"/><draw:image xlink:href="./ObjectReplacements/Object 24" xlink:type="simple" xlink:show="embed" xlink:actuate="onLoad"/><svg:desc>fórmula</svg:desc></draw:frame></text:span><text:span text:style-name="T154">) no tempo</text:span><text:span text:style-name="T154"><draw:frame draw:style-name="fr8" draw:name="Objeto25" text:anchor-type="as-char" svg:y="-0.377cm" svg:width="0.914cm" svg:height="0.467cm" draw:z-index="49"><draw:object xlink:href="./Object 25" xlink:type="simple" xlink:show="embed" xlink:actuate="onLoad"/><draw:image xlink:href="./ObjectReplacements/Object 25" xlink:type="simple" xlink:show="embed" xlink:actuate="onLoad"/><svg:desc>fórmula</svg:desc></draw:frame></text:span><text:span text:style-name="T154">e a entrada atual (</text:span><text:span text:style-name="T18"><draw:frame draw:style-name="fr8" draw:name="Objeto26" text:anchor-type="as-char" svg:y="-0.377cm" svg:width="0.52cm" svg:height="0.531cm" draw:z-index="50"><draw:object xlink:href="./Object 26" xlink:type="simple" xlink:show="embed" xlink:actuate="onLoad"/><draw:image xlink:href="./ObjectReplacements/Object 26" xlink:type="simple" xlink:show="embed" xlink:actuate="onLoad"/><svg:desc>fórmula</svg:desc></draw:frame></text:span><text:span text:style-name="T154">) no tempo</text:span><text:span text:style-name="T154"><draw:frame draw:style-name="fr8" draw:name="Objeto27" text:anchor-type="as-char" svg:y="-0.377cm" svg:width="0.349cm" svg:height="0.467cm" draw:z-index="51"><draw:object xlink:href="./Object 27" xlink:type="simple" xlink:show="embed" xlink:actuate="onLoad"/><draw:image xlink:href="./ObjectReplacements/Object 27" xlink:type="simple" xlink:show="embed" xlink:actuate="onLoad"/><svg:desc>fórmula</svg:desc></draw:frame></text:span><text:span text:style-name="T154">. A função </text:span><text:span text:style-name="T19">sigmóide</text:span><text:span text:style-name="T155"> determina qual parte da saída antiga deve ser eliminada e, com isso,</text:span><text:span text:style-name="T155"><draw:frame draw:style-name="fr8" draw:name="Objeto28" text:anchor-type="as-char" svg:y="-0.377cm" svg:width="0.492cm" svg:height="0.531cm" draw:z-index="52"><draw:object xlink:href="./Object 28" xlink:type="simple" xlink:show="embed" xlink:actuate="onLoad"/><draw:image xlink:href="./ObjectReplacements/Object 28" xlink:type="simple" xlink:show="embed" xlink:actuate="onLoad"/><svg:desc>fórmula</svg:desc></draw:frame></text:span><text:span text:style-name="T155">é representado a partir de um vetor com valores entre</text:span><text:span text:style-name="T155"><draw:frame draw:style-name="fr8" draw:name="Objeto54" text:anchor-type="as-char" svg:y="-0.377cm" svg:width="0.422cm" svg:height="0.467cm" draw:z-index="53"><draw:object xlink:href="./Object 54" xlink:type="simple" xlink:show="embed" xlink:actuate="onLoad"/><draw:image xlink:href="./ObjectReplacements/Object 54" xlink:type="simple" xlink:show="embed" xlink:actuate="onLoad"/><svg:desc>fórmula</svg:desc></draw:frame></text:span><text:span text:style-name="T155">e</text:span><text:span text:style-name="T155"><draw:frame draw:style-name="fr8" draw:name="Objeto55" text:anchor-type="as-char" svg:y="-0.377cm" svg:width="0.411cm" svg:height="0.467cm" draw:z-index="54"><draw:object xlink:href="./Object 55" xlink:type="simple" xlink:show="embed" xlink:actuate="onLoad"/><draw:image xlink:href="./ObjectReplacements/Object 55" xlink:type="simple" xlink:show="embed" xlink:actuate="onLoad"/><svg:desc>fórmula</svg:desc></draw:frame></text:span><text:span text:style-name="T155">para cada número no estado da célula</text:span><text:span text:style-name="T155"><draw:frame draw:style-name="fr8" draw:name="Objeto29" text:anchor-type="as-char" svg:y="-0.377cm" svg:width="1.117cm" svg:height="0.554cm" draw:z-index="55"><draw:object xlink:href="./Object 29" xlink:type="simple" xlink:show="embed" xlink:actuate="onLoad"/><draw:image xlink:href="./ObjectReplacements/Object 29" xlink:type="simple" xlink:show="embed" xlink:actuate="onLoad"/><svg:desc>fórmula</svg:desc></draw:frame></text:span><text:span text:style-name="T154">, no qual o valor um mantém a informação e zero realiza a exclusão da informação (LE et al., 2019).</text:span></text:p>
      <text:p text:style-name="P29"><draw:frame draw:style-name="fr1" draw:name="Quadro9" text:anchor-type="paragraph" svg:width="13.838cm" draw:z-index="13"><draw:text-box fo:min-height="5.122cm"><text:p text:style-name="P21">Figura <text:sequence text:ref-name="refIllustration8" text:name="Illustration" text:formula="ooow:Illustration+1" style:num-format="1">9</text:sequence><text:span text:style-name="T274"><text:s/>– </text:span>Camada <text:span text:style-name="T3">sigmóide</text:span> (Portão do esquecimento)</text:p><text:p text:style-name="P21"><draw:frame draw:style-name="fr5" draw:name="Figura10" text:anchor-type="as-char" svg:width="11.984cm" style:rel-width="100%" svg:height="3.701cm" style:rel-height="scale" draw:z-index="18"><draw:image xlink:href="Pictures/100002010000072200000234100724656D92A74D.png" xlink:type="simple" xlink:show="embed" xlink:actuate="onLoad" loext:mime-type="image/png"/></draw:frame><text:line-break/><text:span text:style-name="T263">Fonte – Olah (2015)</text:span></text:p></draw:text-box></draw:frame></text:p>
      <text:p text:style-name="P29"><text:tab/>De acordo com a equação da camada do portão do esquecimento da figura acima,<draw:frame draw:style-name="fr8" draw:name="Objeto30" text:anchor-type="as-char" svg:y="-0.226cm" svg:width="0.543cm" svg:height="0.25cm" draw:z-index="56"><draw:object xlink:href="./Object 30" xlink:type="simple" xlink:show="embed" xlink:actuate="onLoad"/><draw:image xlink:href="./ObjectReplacements/Object 30" xlink:type="simple" xlink:show="embed" xlink:actuate="onLoad"/><svg:desc>fórmula</svg:desc></draw:frame>é a função <text:span text:style-name="T3">sigmóide</text:span>,<draw:frame draw:style-name="fr8" draw:name="Objeto31" text:anchor-type="as-char" svg:y="-0.377cm" svg:width="0.727cm" svg:height="0.531cm" draw:z-index="57"><draw:object xlink:href="./Object 31" xlink:type="simple" xlink:show="embed" xlink:actuate="onLoad"/><draw:image xlink:href="./ObjectReplacements/Object 31" xlink:type="simple" xlink:show="embed" xlink:actuate="onLoad"/><svg:desc>fórmula</svg:desc></draw:frame>são as matrizes de peso e<draw:frame draw:style-name="fr8" draw:name="Objeto32" text:anchor-type="as-char" svg:y="-0.377cm" svg:width="0.547cm" svg:height="0.531cm" draw:z-index="58"><draw:object xlink:href="./Object 32" xlink:type="simple" xlink:show="embed" xlink:actuate="onLoad"/><draw:image xlink:href="./ObjectReplacements/Object 32" xlink:type="simple" xlink:show="embed" xlink:actuate="onLoad"/><svg:desc>fórmula</svg:desc></draw:frame>é o <text:span text:style-name="T3">bias</text:span><text:span text:style-name="T100">.</text:span></text:p>
      <text:p text:style-name="P60"><text:span text:style-name="T248"><text:tab/>De acordo com </text:span><text:span text:style-name="T249">Olah (</text:span><text:span text:style-name="T248">2015), o segundo passo é realizado pela camada </text:span><text:span text:style-name="T235">sigmóide</text:span><text:span text:style-name="T248"> chamada de “portão de entrada” (</text:span><text:span text:style-name="T235">Input Gate</text:span><text:span text:style-name="T248">), no qual são determinados quais valores serão atualizados a partir do valor um ou zero. Posteriormente, a camada </text:span><text:span text:style-name="T235">tanh</text:span><text:span text:style-name="T248"> cria um vetor de novos valores candidatos, chamado</text:span><text:span text:style-name="T248"><draw:frame draw:style-name="fr8" draw:name="Objeto33" text:anchor-type="as-char" svg:y="-0.415cm" svg:width="0.596cm" svg:height="0.57cm" draw:z-index="59"><draw:object xlink:href="./Object 33" xlink:type="simple" xlink:show="embed" xlink:actuate="onLoad"/><draw:image xlink:href="./ObjectReplacements/Object 33" xlink:type="simple" xlink:show="embed" xlink:actuate="onLoad"/><svg:desc>fórmula</svg:desc></draw:frame></text:span><text:span text:style-name="T248">, atribui pesos aos valores que passaram e define um nível de importância, variando entre um e menos um, como apresentado na figura abaixo.</text:span></text:p>
      <text:p text:style-name="P29"><draw:frame draw:style-name="fr2" draw:name="Quadro10" text:anchor-type="paragraph" svg:x="0.624cm" svg:y="-0.072cm" svg:width="13.85cm" draw:z-index="15"><draw:text-box fo:min-height="5.81cm"><text:p text:style-name="P22">Figura <text:sequence text:ref-name="refIllustration9" text:name="Illustration" text:formula="ooow:Illustration+1" style:num-format="1">10</text:sequence><text:span text:style-name="T275"><text:s/>– </text:span><text:span text:style-name="T216">Camada </text:span><text:span text:style-name="T32">sigmóide</text:span><text:span text:style-name="T216"> (Portão de entrada) e camada </text:span><text:span text:style-name="T32">tanh</text:span></text:p><text:p text:style-name="P22"><draw:frame draw:style-name="fr5" draw:name="Figura11" text:anchor-type="as-char" svg:width="11.984cm" style:rel-width="100%" svg:height="3.701cm" style:rel-height="scale" draw:z-index="20"><draw:image xlink:href="Pictures/1000020100000722000002343C89A40EDA0B1A3F.png" xlink:type="simple" xlink:show="embed" xlink:actuate="onLoad" loext:mime-type="image/png"/></draw:frame><text:line-break/><text:span text:style-name="T264">Fonte – Olah (2015)</text:span></text:p></draw:text-box></draw:frame><text:soft-page-break/></text:p>
      <text:p text:style-name="Standard"><text:span text:style-name="T219"><text:tab/>De acordo com a</text:span><text:span text:style-name="T252">s</text:span><text:span text:style-name="T219"> equaç</text:span><text:span text:style-name="T252">ões acima, </text:span><text:span text:style-name="T253">o</text:span><text:span text:style-name="T222"><draw:frame draw:style-name="fr8" draw:name="Objeto34" text:anchor-type="as-char" svg:y="-0.415cm" svg:width="0.596cm" svg:height="0.57cm" draw:z-index="77"><draw:object xlink:href="./Object 34" xlink:type="simple" xlink:show="embed" xlink:actuate="onLoad"/><draw:image xlink:href="./ObjectReplacements/Object 34" xlink:type="simple" xlink:show="embed" xlink:actuate="onLoad"/><svg:desc>fórmula</svg:desc></draw:frame></text:span><text:span text:style-name="T225">é o </text:span><text:span text:style-name="T223">vetor de valores candidatos,</text:span><text:span text:style-name="T219"><draw:frame draw:style-name="fr8" draw:name="Objeto36" text:anchor-type="as-char" svg:y="-0.377cm" svg:width="0.605cm" svg:height="0.467cm" draw:z-index="60"><draw:object xlink:href="./Object 36" xlink:type="simple" xlink:show="embed" xlink:actuate="onLoad"/><draw:image xlink:href="./ObjectReplacements/Object 36" xlink:type="simple" xlink:show="embed" xlink:actuate="onLoad"/><svg:desc>fórmula</svg:desc></draw:frame></text:span><text:span text:style-name="T220">são as matrizes de peso e</text:span><text:span text:style-name="T220"><draw:frame draw:style-name="fr8" draw:name="Objeto37" text:anchor-type="as-char" svg:y="-0.377cm" svg:width="0.425cm" svg:height="0.467cm" draw:z-index="61"><draw:object xlink:href="./Object 37" xlink:type="simple" xlink:show="embed" xlink:actuate="onLoad"/><draw:image xlink:href="./ObjectReplacements/Object 37" xlink:type="simple" xlink:show="embed" xlink:actuate="onLoad"/><svg:desc>fórmula</svg:desc></draw:frame></text:span><text:span text:style-name="T220">é o </text:span><text:span text:style-name="T234">bias</text:span><text:span text:style-name="T220">.</text:span></text:p>
      <text:p text:style-name="Standard"><text:span text:style-name="T219"><text:tab/>A próxima etapa é responsável por atualizar o antigo estado da célula</text:span><text:span text:style-name="T219"><draw:frame draw:style-name="fr8" draw:name="Objeto41" text:anchor-type="as-char" svg:y="-0.377cm" svg:width="1.117cm" svg:height="0.554cm" draw:z-index="62"><draw:object xlink:href="./Object 41" xlink:type="simple" xlink:show="embed" xlink:actuate="onLoad"/><draw:image xlink:href="./ObjectReplacements/Object 41" xlink:type="simple" xlink:show="embed" xlink:actuate="onLoad"/><svg:desc>fórmula</svg:desc></draw:frame></text:span><text:span text:style-name="T219">para o novo estado da célula</text:span><text:span text:style-name="T219"><draw:frame draw:style-name="fr8" draw:name="Objeto38" text:anchor-type="as-char" svg:y="-0.377cm" svg:width="0.596cm" svg:height="0.531cm" draw:z-index="63"><draw:object xlink:href="./Object 38" xlink:type="simple" xlink:show="embed" xlink:actuate="onLoad"/><draw:image xlink:href="./ObjectReplacements/Object 38" xlink:type="simple" xlink:show="embed" xlink:actuate="onLoad"/><svg:desc>fórmula</svg:desc></draw:frame></text:span><text:span text:style-name="T219">. </text:span><text:span text:style-name="T250">Primeiro, é realizado a multiplicação do antigo estado</text:span><text:span text:style-name="T250"><draw:frame draw:style-name="fr8" draw:name="Objeto56" text:anchor-type="as-char" svg:y="-0.377cm" svg:width="1.117cm" svg:height="0.554cm" draw:z-index="78"><draw:object xlink:href="./Object 56" xlink:type="simple" xlink:show="embed" xlink:actuate="onLoad"/><draw:image xlink:href="./ObjectReplacements/Object 56" xlink:type="simple" xlink:show="embed" xlink:actuate="onLoad"/><svg:desc>fórmula</svg:desc></draw:frame></text:span><text:span text:style-name="T219">pelo</text:span><text:span text:style-name="T219"><draw:frame draw:style-name="fr8" draw:name="Objeto39" text:anchor-type="as-char" svg:y="-0.377cm" svg:width="0.492cm" svg:height="0.531cm" draw:z-index="64"><draw:object xlink:href="./Object 39" xlink:type="simple" xlink:show="embed" xlink:actuate="onLoad"/><draw:image xlink:href="./ObjectReplacements/Object 39" xlink:type="simple" xlink:show="embed" xlink:actuate="onLoad"/><svg:desc>fórmula</svg:desc></draw:frame></text:span><text:span text:style-name="T219">, com </text:span><text:span text:style-name="T250">o objetivo de retirar o que deve-se esquecer. Em seguida, </text:span><text:span text:style-name="T251">é somado com</text:span><text:span text:style-name="T251"><draw:frame draw:style-name="fr8" draw:name="Objeto57" text:anchor-type="as-char" svg:y="-0.415cm" svg:width="1.088cm" svg:height="0.57cm" draw:z-index="79"><draw:object xlink:href="./Object 57" xlink:type="simple" xlink:show="embed" xlink:actuate="onLoad"/><draw:image xlink:href="./ObjectReplacements/Object 57" xlink:type="simple" xlink:show="embed" xlink:actuate="onLoad"/><svg:desc>fórmula</svg:desc></draw:frame></text:span><text:span text:style-name="T251">gerando os novos valores </text:span><text:span text:style-name="T219">dimensionados o quanto foi decidido atualizar cada valor de estado (OLAH, 2015).</text:span></text:p>
      <text:p text:style-name="P29"><draw:frame draw:style-name="fr1" draw:name="Quadro12" text:anchor-type="paragraph" svg:width="13.85cm" draw:z-index="17"><draw:text-box fo:min-height="5.378cm"><text:p text:style-name="P23">Figura <text:sequence text:ref-name="refIllustration10" text:name="Illustration" text:formula="ooow:Illustration+1" style:num-format="1">11</text:sequence><text:span text:style-name="T276"><text:s/>– </text:span><text:span text:style-name="T217">Atualização do antigo estado da célula</text:span></text:p><text:p text:style-name="P23"><draw:frame draw:style-name="fr5" draw:name="Figura13" text:anchor-type="as-char" svg:width="11.984cm" style:rel-width="100%" svg:height="3.701cm" style:rel-height="scale" draw:z-index="22"><draw:image xlink:href="Pictures/100002010000072200000234A25EB91FC3AF730E.png" xlink:type="simple" xlink:show="embed" xlink:actuate="onLoad" loext:mime-type="image/png"/></draw:frame><text:line-break/><text:span text:style-name="T265">Fonte – Olah (2015)</text:span></text:p></draw:text-box></draw:frame></text:p>
      <text:p text:style-name="P59"><text:tab/>De acordo com a<text:span text:style-name="T156">s</text:span> equaç<text:span text:style-name="T156">ões acima,</text:span><text:span text:style-name="T156"><draw:frame draw:style-name="fr8" draw:name="Objeto42" text:anchor-type="as-char" svg:y="-0.377cm" svg:width="0.596cm" svg:height="0.531cm" draw:z-index="65"><draw:object xlink:href="./Object 42" xlink:type="simple" xlink:show="embed" xlink:actuate="onLoad"/><draw:image xlink:href="./ObjectReplacements/Object 42" xlink:type="simple" xlink:show="embed" xlink:actuate="onLoad"/><svg:desc>fórmula</svg:desc></draw:frame></text:span><text:span text:style-name="T107">é </text:span><text:span text:style-name="T108">estado da célula</text:span><text:span text:style-name="T106"> no tempo</text:span><text:span text:style-name="T106"><draw:frame draw:style-name="fr8" draw:name="Objeto45" text:anchor-type="as-char" svg:y="-0.377cm" svg:width="0.349cm" svg:height="0.467cm" draw:z-index="66"><draw:object xlink:href="./Object 45" xlink:type="simple" xlink:show="embed" xlink:actuate="onLoad"/><draw:image xlink:href="./ObjectReplacements/Object 45" xlink:type="simple" xlink:show="embed" xlink:actuate="onLoad"/><svg:desc>fórmula</svg:desc></draw:frame></text:span><text:span text:style-name="T106">,</text:span><text:span text:style-name="T106"><draw:frame draw:style-name="fr8" draw:name="Objeto35" text:anchor-type="as-char" svg:y="-0.377cm" svg:width="1.117cm" svg:height="0.554cm" draw:z-index="80"><draw:object xlink:href="./Object 35" xlink:type="simple" xlink:show="embed" xlink:actuate="onLoad"/><draw:image xlink:href="./ObjectReplacements/Object 35" xlink:type="simple" xlink:show="embed" xlink:actuate="onLoad"/><svg:desc>fórmula</svg:desc></draw:frame></text:span><text:span text:style-name="T107">é </text:span><text:span text:style-name="T108">estado da célula</text:span><text:span text:style-name="T106"> no tempo</text:span><text:span text:style-name="T106"><draw:frame draw:style-name="fr8" draw:name="Objeto40" text:anchor-type="as-char" svg:y="-0.377cm" svg:width="0.914cm" svg:height="0.467cm" draw:z-index="81"><draw:object xlink:href="./Object 40" xlink:type="simple" xlink:show="embed" xlink:actuate="onLoad"/><draw:image xlink:href="./ObjectReplacements/Object 40" xlink:type="simple" xlink:show="embed" xlink:actuate="onLoad"/><svg:desc>fórmula</svg:desc></draw:frame></text:span><text:span text:style-name="T106">,</text:span><text:span text:style-name="T100"><draw:frame draw:style-name="fr8" draw:name="Objeto43" text:anchor-type="as-char" svg:y="-0.377cm" svg:width="0.605cm" svg:height="0.467cm" draw:z-index="67"><draw:object xlink:href="./Object 43" xlink:type="simple" xlink:show="embed" xlink:actuate="onLoad"/><draw:image xlink:href="./ObjectReplacements/Object 43" xlink:type="simple" xlink:show="embed" xlink:actuate="onLoad"/><svg:desc>fórmula</svg:desc></draw:frame></text:span><text:span text:style-name="T100">são as matrizes de peso e</text:span><text:span text:style-name="T100"><draw:frame draw:style-name="fr8" draw:name="Objeto44" text:anchor-type="as-char" svg:y="-0.377cm" svg:width="0.425cm" svg:height="0.467cm" draw:z-index="68"><draw:object xlink:href="./Object 44" xlink:type="simple" xlink:show="embed" xlink:actuate="onLoad"/><draw:image xlink:href="./ObjectReplacements/Object 44" xlink:type="simple" xlink:show="embed" xlink:actuate="onLoad"/><svg:desc>fórmula</svg:desc></draw:frame></text:span><text:span text:style-name="T100">é o </text:span><text:span text:style-name="T3">bias</text:span><text:span text:style-name="T100">.</text:span></text:p>
      <text:p text:style-name="P29"><text:span text:style-name="T153"><text:tab/>Na última etapa, os valores de saída (</text:span><text:span text:style-name="T153"><draw:frame draw:style-name="fr8" draw:name="Objeto46" text:anchor-type="as-char" svg:y="-0.377cm" svg:width="0.51cm" svg:height="0.531cm" draw:z-index="69"><draw:object xlink:href="./Object 46" xlink:type="simple" xlink:show="embed" xlink:actuate="onLoad"/><draw:image xlink:href="./ObjectReplacements/Object 46" xlink:type="simple" xlink:show="embed" xlink:actuate="onLoad"/><svg:desc>fórmula</svg:desc></draw:frame></text:span><text:span text:style-name="T153">) são baseados no estado da célula de saída (</text:span><text:span text:style-name="T153"><draw:frame draw:style-name="fr8" draw:name="Objeto47" text:anchor-type="as-char" svg:y="-0.377cm" svg:width="0.517cm" svg:height="0.531cm" draw:z-index="70"><draw:object xlink:href="./Object 47" xlink:type="simple" xlink:show="embed" xlink:actuate="onLoad"/><draw:image xlink:href="./ObjectReplacements/Object 47" xlink:type="simple" xlink:show="embed" xlink:actuate="onLoad"/><svg:desc>fórmula</svg:desc></draw:frame></text:span><text:span text:style-name="T153">), entretanto não estão filtrados. Com isso, é executado a camada </text:span><text:span text:style-name="T17">sigmóide</text:span><text:span text:style-name="T108"> </text:span><text:span text:style-name="T109">chamada de “p</text:span><text:span text:style-name="T110">ortão de saída” </text:span><text:span text:style-name="T111">(</text:span><text:span text:style-name="T20">Output gate</text:span><text:span text:style-name="T111">)</text:span><text:span text:style-name="T153"> que decide quais partes do estado da célula chegam à saída. Em seguida, a saída da porta </text:span><text:span text:style-name="T17">sigmóide</text:span><text:span text:style-name="T153"> (</text:span><text:span text:style-name="T153"><draw:frame draw:style-name="fr8" draw:name="Objeto48" text:anchor-type="as-char" svg:y="-0.377cm" svg:width="0.517cm" svg:height="0.531cm" draw:z-index="71"><draw:object xlink:href="./Object 48" xlink:type="simple" xlink:show="embed" xlink:actuate="onLoad"/><draw:image xlink:href="./ObjectReplacements/Object 48" xlink:type="simple" xlink:show="embed" xlink:actuate="onLoad"/><svg:desc>fórmula</svg:desc></draw:frame></text:span><text:span text:style-name="T153">) é multiplicada pelos novos </text:span><text:soft-page-break/><text:span text:style-name="T153">valores criados pela camada </text:span><text:span text:style-name="T17">tanh</text:span><text:span text:style-name="T153"> a partir do estado da célula (</text:span><text:span text:style-name="T153"><draw:frame draw:style-name="fr8" draw:name="Objeto49" text:anchor-type="as-char" svg:y="-0.377cm" svg:width="0.596cm" svg:height="0.531cm" draw:z-index="72"><draw:object xlink:href="./Object 49" xlink:type="simple" xlink:show="embed" xlink:actuate="onLoad"/><draw:image xlink:href="./ObjectReplacements/Object 49" xlink:type="simple" xlink:show="embed" xlink:actuate="onLoad"/><svg:desc>fórmula</svg:desc></draw:frame></text:span><text:span text:style-name="T153">), com um valor que varia entre</text:span><text:span text:style-name="T153"><draw:frame draw:style-name="fr8" draw:name="Objeto50" text:anchor-type="as-char" svg:y="-0.377cm" svg:width="0.755cm" svg:height="0.467cm" draw:z-index="75"><draw:object xlink:href="./Object 50" xlink:type="simple" xlink:show="embed" xlink:actuate="onLoad"/><draw:image xlink:href="./ObjectReplacements/Object 50" xlink:type="simple" xlink:show="embed" xlink:actuate="onLoad"/><svg:desc>fórmula</svg:desc></draw:frame></text:span><text:span text:style-name="T153">e</text:span><text:span text:style-name="T153"><draw:frame draw:style-name="fr8" draw:name="Objeto51" text:anchor-type="as-char" svg:y="-0.377cm" svg:width="0.411cm" svg:height="0.467cm" draw:z-index="76"><draw:object xlink:href="./Object 51" xlink:type="simple" xlink:show="embed" xlink:actuate="onLoad"/><draw:image xlink:href="./ObjectReplacements/Object 51" xlink:type="simple" xlink:show="embed" xlink:actuate="onLoad"/><svg:desc>fórmula</svg:desc></draw:frame></text:span><text:span text:style-name="T153">, como visualizado na figura abaixo (LE et al., 2019).</text:span></text:p>
      <text:p text:style-name="P29"><draw:frame draw:style-name="fr1" draw:name="Quadro13" text:anchor-type="paragraph" svg:width="13.85cm" draw:z-index="19"><draw:text-box fo:min-height="5.81cm"><text:p text:style-name="P23">Figura <text:sequence text:ref-name="refIllustration11" text:name="Illustration" text:formula="ooow:Illustration+1" style:num-format="1">12</text:sequence><text:span text:style-name="T276"><text:s/>– </text:span><text:span text:style-name="T216">Camada </text:span><text:span text:style-name="T32">sigmóide</text:span><text:span text:style-name="T216"> (Portão de saída)</text:span></text:p><text:p text:style-name="P23"><draw:frame draw:style-name="fr5" draw:name="Figura14" text:anchor-type="as-char" svg:width="11.984cm" style:rel-width="100%" svg:height="3.701cm" style:rel-height="scale" draw:z-index="24"><draw:image xlink:href="Pictures/100002010000072200000234F3E318F76558D848.png" xlink:type="simple" xlink:show="embed" xlink:actuate="onLoad" loext:mime-type="image/png"/></draw:frame><text:line-break/><text:span text:style-name="T265">Fonte – Olah (2015)</text:span></text:p></draw:text-box></draw:frame></text:p>
      <text:p text:style-name="P61"><text:span text:style-name="T219"><text:tab/>De acordo com a</text:span><text:span text:style-name="T252">s</text:span><text:span text:style-name="T219"> equaç</text:span><text:span text:style-name="T252">ões acima,</text:span><text:span text:style-name="T252"><draw:frame draw:style-name="fr8" draw:name="Objeto52" text:anchor-type="as-char" svg:y="-0.377cm" svg:width="0.741cm" svg:height="0.531cm" draw:z-index="73"><draw:object xlink:href="./Object 52" xlink:type="simple" xlink:show="embed" xlink:actuate="onLoad"/><draw:image xlink:href="./ObjectReplacements/Object 52" xlink:type="simple" xlink:show="embed" xlink:actuate="onLoad"/><svg:desc>fórmula</svg:desc></draw:frame></text:span><text:span text:style-name="T252">e</text:span><text:span text:style-name="T252"><draw:frame draw:style-name="fr8" draw:name="Objeto53" text:anchor-type="as-char" svg:y="-0.377cm" svg:width="0.561cm" svg:height="0.531cm" draw:z-index="74"><draw:object xlink:href="./Object 53" xlink:type="simple" xlink:show="embed" xlink:actuate="onLoad"/><draw:image xlink:href="./ObjectReplacements/Object 53" xlink:type="simple" xlink:show="embed" xlink:actuate="onLoad"/><svg:desc>fórmula</svg:desc></draw:frame></text:span><text:span text:style-name="T252">são as matrizes de peso e o </text:span><text:span text:style-name="T236">bias</text:span><text:span text:style-name="T252">, ambas </text:span><text:span text:style-name="T254">do </text:span><text:span text:style-name="T226">p</text:span><text:span text:style-name="T227">ortão de saída.</text:span></text:p>
      <text:h text:style-name="P49" text:outline-level="1"><text:bookmark-start text:name="__RefHeading___Toc726_246650157"/>TRABALHOS CORRELATOS<text:bookmark-end text:name="__RefHeading___Toc726_246650157"/></text:h>
      <text:p text:style-name="P29"><text:span text:style-name="T35"><text:tab/></text:span><text:span text:style-name="T36">No decorrer deste trabalho realizou-se uma revisão bibliográfica da literatura com o objetivo de identificar o estado da arte de modelos e métodos utilizados para a detecção de </text:span><text:span text:style-name="T69">fake news</text:span><text:span text:style-name="T36">. Deste modo, foi possível identificar as principais características utilizadas nas detecções, tais como: Variáveis utilizadas nos modelos; Arquiteturas de Redes Neurais utilizadas; Métricas de erro para análise de qualidade da detecção.</text:span></text:p>
      <text:p text:style-name="P29"><text:span text:style-name="T36"><text:tab/></text:span><text:span text:style-name="T37">Nas próximas seções, </text:span><text:span text:style-name="T36">são elucidados os trabalhos selecionados e comparados suas principais características que respondem as perguntas de pesquisa da revisão sistemática. </text:span></text:p>
      <text:h text:style-name="Heading_20_2" text:outline-level="2"><text:bookmark-start text:name="__RefHeading___Toc1975_138716825311"/>AUTOMATIC IDENTIFICATION OF FAKE NEWS USING DEEP LEARNING<text:bookmark-end text:name="__RefHeading___Toc1975_138716825311"/></text:h>
      <text:p text:style-name="P29"><text:span text:style-name="T38"><text:tab/></text:span><text:span text:style-name="T157">Adbullah, Qawasmeh e Tawalbeh (2019) desenvolveram dois modelos com base no conjunto de dados fornecido pelo </text:span><text:span text:style-name="T21">Fake News Challenge</text:span><text:span text:style-name="T157"> (FNC), sendo um o conjunto correspondente a um total de 49.972 pares de títulos e textos (na língua inglesa), separados em 60% para treinamento, 20% para validação e 20% para teste.</text:span></text:p>
      <text:p text:style-name="P29"><text:span text:style-name="T157"><text:tab/>Segundo os autores, as entradas foram transformados em espaço vetorial usando o modelo vetorial de quatro palavras do Google </text:span><text:span text:style-name="T21">News</text:span><text:span text:style-name="T157"> pré treinado com 300 dimensões, retirado de 3 bilhões de palavras em execução da Wikipédia, além disso também foi utilizado a biblioteca Gensim para o mapeamento das palavras em vetores de números reais como pesos iniciais.</text:span></text:p>
      <text:p text:style-name="P29"><text:span text:style-name="T157"><text:tab/>Após diversos testes em diferentes arquiteturas de redes neurais artificiais, os dois modelos que apresentaram resultados satisfatórios são o LSTM bidirecional (</text:span><text:span text:style-name="T21">Bidirectional LSTM</text:span><text:span text:style-name="T157">) e o LSTM de várias cabeças (</text:span><text:span text:style-name="T21">Multi-head</text:span><text:span text:style-name="T157"> LSTM). O modelo LSTM bidirecional apresentou a maior </text:span><text:span text:style-name="T21">accuracy, </text:span><text:span text:style-name="T112">com</text:span><text:span text:style-name="T157"> 85% e precisão de 77%, o segundo modelo é o LSTM de várias cabeças gerou uma </text:span><text:span text:style-name="T21">accuracy</text:span><text:span text:style-name="T157"> de cerca de 83% e precisão de 84,5%. Em termos de precisão, o modelo LSTM apresentou o maior valor, com 88% </text:span><text:span text:style-name="T36">(ADBULLAH; QAWASMEH; TAWALBEH, 2019).</text:span></text:p>
      <text:h text:style-name="Heading_20_2" text:outline-level="2"><text:bookmark-start text:name="__RefHeading___Toc1975_1387168253111"/>FIND: FAKE INFORMATION AND NEWS DETECTIONS USING DEEP LEARNING<text:bookmark-end text:name="__RefHeading___Toc1975_1387168253111"/></text:h>
      <text:p text:style-name="P29"><text:span text:style-name="T38"><text:tab/></text:span><text:span text:style-name="T39">Verma, Mittal e Dawn (2019)</text:span><text:span text:style-name="T157"> comentam que para o conjunto dados de notícias possam ser aproveitados nos algoritmos, foi necessário o uso da biblioteca NLTK (</text:span><text:span text:style-name="T21">Natural </text:span><text:soft-page-break/><text:span text:style-name="T21">Language Toolkit</text:span><text:span text:style-name="T157">). Os dados textuais são compostos por muitas palavras irrelevantes, chamadas de </text:span><text:span text:style-name="T21">Stopwords</text:span><text:span text:style-name="T157">, que não influenciam o contexto da frase e nem ajudam na classificação do contexto, como “isto”, “de”, “ou”, “e”. Essas palavras podem ser removidas para melhorar o desempenho do algoritmo.</text:span></text:p>
      <text:p text:style-name="P29"><text:tab/><text:span text:style-name="T158">Além da biblioteca NLTK, também foi utilizada a biblioteca </text:span><text:span text:style-name="T22">FastText</text:span><text:span text:style-name="T158"> para incorporação de palavras, divisão das palavras em n-gramas, permitindo que as palavras sejam representadas corretamente a partir de n-gramas de outras palavras. Foi utilizado a tokenização de texto de pré-processamento do </text:span><text:span text:style-name="T22">keras</text:span><text:span text:style-name="T158">, no qual cada texto é transformando em um vetor utilizado para criar uma matriz de palavras incorporadas para servirem de pesos padrão para a rede neural</text:span><text:span text:style-name="T40"> </text:span><text:span text:style-name="T39">(VERMA; MITTAL; DAWN, 2019)</text:span><text:span text:style-name="T40">.</text:span></text:p>
      <text:p text:style-name="P29"><text:span text:style-name="T158"><text:tab/>Segundo os autores, o conjunto de dados (na língua inglesa) em sua grande parte possui apenas notícias indianas e foi buscado a partir dos sites: </text:span><text:span text:style-name="T21">Faking News, Rising Kashmir e Germany investigating unprecedented spread of fake news online</text:span><text:span text:style-name="T157">. </text:span></text:p>
      <text:p text:style-name="P29"><text:span text:style-name="T157"><text:tab/>De acordo com Verma, Mittal e Dawn (2019), para a avaliação dos resultados foi utilizado a matriz de confusão e um conjunto de dados de 20.000 artigos de notícias, o modelo LSTM mostrou uma precisão de 94,3% e perda de 0,209. O modelo GRU (Unidades Recorrentes Raladas – </text:span><text:span text:style-name="T21">Grated Recurrent Units</text:span><text:span text:style-name="T157">) gerou uma precisão de 91,9% e perda de 0,011. </text:span></text:p>
      <text:p text:style-name="P29"><text:tab/>Após o primeiro teste, o modelo que apresentou o melhor resultado, neste caso o modelo LSTM, foi utilizado em um segundo teste com um conjunto de dados de 72.000 notícias, no qual obteve uma precisão de 99,04% e perda de 0,11165. 88%<text:span text:style-name="T34"> </text:span><text:span text:style-name="T39">(VERMA; MITTAL; DAWN, 2019)</text:span><text:span text:style-name="T34">.</text:span></text:p>
      <text:h text:style-name="Heading_20_2" text:outline-level="2"><text:bookmark-start text:name="__RefHeading___Toc2971_140291769"/>DEEP LEARNING PARA CLASSIFICAÇÃO DE FAKE NEWS POR SUMARIZAÇÃO DE TEXTO<text:bookmark-end text:name="__RefHeading___Toc2971_140291769"/></text:h>
      <text:p text:style-name="P29"><text:span text:style-name="T38"><text:tab/></text:span><text:span text:style-name="T41">Segundo </text:span><text:span text:style-name="T157">Marumo (2018), para a construção do conjunto de dados foi buscado notícias verdadeiras a partir do site de notícias da Universidade Estadual de Londrina, a Agência UEL e o site do G1. Já as falsas notícias foram buscadas a partir de sites como o Diário de Pernambuco e o Sensacionalista. </text:span></text:p>
      <text:p text:style-name="P29"><text:span text:style-name="T41"><text:tab/></text:span><text:span text:style-name="T42">De acordo com </text:span><text:span text:style-name="T157">Marumo (2018), para o desenvolvimento do trabalho primeiro foi necessário realizar a mineração do texto, com o objetivo de identificar </text:span>padrões e <text:span text:style-name="T159">extrair </text:span>informações úteis e implícitas para facilitar o entendimento d<text:span text:style-name="T160">os</text:span> documentos textuais, <text:span text:style-name="T159">esse </text:span><text:soft-page-break/><text:span text:style-name="T159">processo pode ser dividido em: Obtenção dos dados;</text:span> pré-processamento / <text:span text:style-name="T159">limpeza</text:span> d<text:span text:style-name="T159">os</text:span> dados; transformação <text:span text:style-name="T159">dos dados a partir</text:span> <text:span text:style-name="T159">técnicas de conversão para representação numérica;</text:span> mineração d<text:span text:style-name="T161">os</text:span> dados / <text:span text:style-name="T159">aplicação dos algoritmos; A</text:span>valiação.</text:p>
      <text:p text:style-name="P29"><text:span text:style-name="T162"><text:tab/>Foi realizado o </text:span>pré-processamento <text:span text:style-name="T162">dos dados, </text:span>uma etapa de limpeza no texto para garantir a qualidade dos dados <text:span text:style-name="T162">e </text:span>diminuir o tempo de processamento. <text:span text:style-name="T163">Todas letras foram convertidas para letras minúsculas, </text:span>foram removidos dígitos de números, utilizando <text:span text:style-name="T3">Gensim</text:span> <text:span text:style-name="T163">e </text:span><text:span text:style-name="T3">stop words</text:span> utilizando <text:span text:style-name="T163">NLTK</text:span>. <text:span text:style-name="T162">Além disso, também foi aplicado a técnica de sumarização, criação de resumos, </text:span>não se limitando apenas a análise de algumas frases, <text:span text:style-name="T162">a partir de abordagens como </text:span><text:span text:style-name="T23">Extract</text:span><text:span text:style-name="T162"> e </text:span><text:span text:style-name="T23">Abstract</text:span><text:span text:style-name="T162"> (MARUMO, 2018).</text:span></text:p>
      <text:p text:style-name="P29"><text:span text:style-name="T162"><text:tab/>Segundo o autor, para a transformação dos dados foi utilizado a técnica </text:span><text:span text:style-name="T24">Word2Vec</text:span><text:span text:style-name="T164"> e um dos seus respectivos métodos de </text:span><text:span text:style-name="T3">Word Embedding</text:span>, representação <text:span text:style-name="T164">vetorial das </text:span>palavras que permite que palavras de significados parecidos tenham representações similares.</text:p>
      <text:p text:style-name="P29"><text:span text:style-name="T165"><text:tab/>O conjunto de dados foi separado em 80% para treinamento e 20% para teste e a avaliação dos resultados é realizada a partir das métricas acurácia, precisão e revocação (</text:span><text:span text:style-name="T21">recall</text:span><text:span text:style-name="T157">). A tabela abaixo apresenta os resultados obtidos a partir conjunto de dados com textos preprocessados, sendo um total de 799 notícias, no qual 286 são </text:span><text:span text:style-name="T21">fake news</text:span><text:span text:style-name="T157"> e 513 são reais (MARUMO, 2018).</text:span></text:p>
      <text:p text:style-name="P44">Tabela <text:sequence text:ref-name="refTable1" text:name="Table" text:formula="ooow:Table+1" style:num-format="1">2</text:sequence><text:span text:style-name="T171"><text:s/>– </text:span>Resultados das RNA em textos <text:span text:style-name="T166">preprocessados</text:span></text:p>
      <table:table table:name="Tabela2" table:style-name="Tabela2">
        <table:table-column table:style-name="Tabela2.A"/>
        <table:table-column table:style-name="Tabela2.B" table:number-columns-repeated="3"/>
        <table:table-column table:style-name="Tabela2.E"/>
        <table:table-row>
          <table:table-cell table:style-name="Tabela2.A1" office:value-type="string">
            <text:p text:style-name="P29"/>
          </table:table-cell>
          <table:table-cell table:style-name="Tabela2.B1" office:value-type="string">
            <text:p text:style-name="P29">RF</text:p>
          </table:table-cell>
          <table:table-cell table:style-name="Tabela2.A1" office:value-type="string">
            <text:p text:style-name="P29">SVM</text:p>
          </table:table-cell>
          <table:table-cell table:style-name="Tabela2.A1" office:value-type="string">
            <text:p text:style-name="P29">LSTM</text:p>
          </table:table-cell>
          <table:table-cell table:style-name="Tabela2.E1" office:value-type="string">
            <text:p text:style-name="P29">RNN</text:p>
          </table:table-cell>
        </table:table-row>
        <table:table-row>
          <table:table-cell table:style-name="Tabela2.A7" office:value-type="string">
            <text:p text:style-name="P29">Análise e texto são FN <text:span text:style-name="T167">(%)</text:span></text:p>
          </table:table-cell>
          <table:table-cell table:style-name="Tabela2.B2" office:value-type="string">
            <text:p text:style-name="P29">74 </text:p>
          </table:table-cell>
          <table:table-cell table:style-name="Tabela2.C2" office:value-type="string">
            <text:p text:style-name="P29">69 </text:p>
          </table:table-cell>
          <table:table-cell table:style-name="Tabela2.D2" office:value-type="string">
            <text:p text:style-name="P29">77 </text:p>
          </table:table-cell>
          <table:table-cell table:style-name="Tabela2.E2" office:value-type="string">
            <text:p text:style-name="P29">24 </text:p>
          </table:table-cell>
        </table:table-row>
        <table:table-row>
          <table:table-cell table:style-name="Tabela2.A7" office:value-type="string">
            <text:p text:style-name="P29">Análise e texto não são FN <text:span text:style-name="T167">(%)</text:span></text:p>
          </table:table-cell>
          <table:table-cell table:style-name="Tabela2.B3" office:value-type="string">
            <text:p text:style-name="P29">82 </text:p>
          </table:table-cell>
          <table:table-cell table:style-name="Tabela2.C3" office:value-type="string">
            <text:p text:style-name="P29">66 </text:p>
          </table:table-cell>
          <table:table-cell table:style-name="Tabela2.D3" office:value-type="string">
            <text:p text:style-name="P29">81 </text:p>
          </table:table-cell>
          <table:table-cell table:style-name="Tabela2.E3" office:value-type="string">
            <text:p text:style-name="P29">79 </text:p>
          </table:table-cell>
        </table:table-row>
        <table:table-row>
          <table:table-cell table:style-name="Tabela2.A7" office:value-type="string">
            <text:p text:style-name="P29">Análise não é FN e texto é FN <text:span text:style-name="T167">(%)</text:span></text:p>
          </table:table-cell>
          <table:table-cell table:style-name="Tabela2.B4" office:value-type="string">
            <text:p text:style-name="P29">18 </text:p>
          </table:table-cell>
          <table:table-cell table:style-name="Tabela2.C4" office:value-type="string">
            <text:p text:style-name="P29">34 </text:p>
          </table:table-cell>
          <table:table-cell table:style-name="Tabela2.D4" office:value-type="string">
            <text:p text:style-name="P29">19 </text:p>
          </table:table-cell>
          <table:table-cell table:style-name="Tabela2.E4" office:value-type="string">
            <text:p text:style-name="P29">21 </text:p>
          </table:table-cell>
        </table:table-row>
        <table:table-row>
          <table:table-cell table:style-name="Tabela2.A7" office:value-type="string">
            <text:p text:style-name="P29">Análise é FN e texto não é FN <text:span text:style-name="T167">(%)</text:span></text:p>
          </table:table-cell>
          <table:table-cell table:style-name="Tabela2.B5" office:value-type="string">
            <text:p text:style-name="P29">26 </text:p>
          </table:table-cell>
          <table:table-cell table:style-name="Tabela2.C5" office:value-type="string">
            <text:p text:style-name="P29">31 </text:p>
          </table:table-cell>
          <table:table-cell table:style-name="Tabela2.D5" office:value-type="string">
            <text:p text:style-name="P29">23 </text:p>
          </table:table-cell>
          <table:table-cell table:style-name="Tabela2.E5" office:value-type="string">
            <text:p text:style-name="P29">74 </text:p>
          </table:table-cell>
        </table:table-row>
        <table:table-row>
          <table:table-cell table:style-name="Tabela2.A7" office:value-type="string">
            <text:p text:style-name="P29">Acurácia (%) </text:p>
          </table:table-cell>
          <table:table-cell table:style-name="Tabela2.B6" office:value-type="string">
            <text:p text:style-name="P29">78.2 </text:p>
          </table:table-cell>
          <table:table-cell table:style-name="Tabela2.C6" office:value-type="string">
            <text:p text:style-name="P29">67.2 </text:p>
          </table:table-cell>
          <table:table-cell table:style-name="Tabela2.D6" office:value-type="string">
            <text:p text:style-name="P29">79.3 </text:p>
          </table:table-cell>
          <table:table-cell table:style-name="Tabela2.E6" office:value-type="string">
            <text:p text:style-name="P29">52.5 </text:p>
          </table:table-cell>
        </table:table-row>
        <table:table-row>
          <table:table-cell table:style-name="Tabela2.A7" office:value-type="string">
            <text:p text:style-name="P29">Precisão </text:p>
          </table:table-cell>
          <table:table-cell table:style-name="Tabela2.B7" office:value-type="string">
            <text:p text:style-name="P29">0.807 </text:p>
          </table:table-cell>
          <table:table-cell table:style-name="Tabela2.C7" office:value-type="string">
            <text:p text:style-name="P29">0.667 </text:p>
          </table:table-cell>
          <table:table-cell table:style-name="Tabela2.D7" office:value-type="string">
            <text:p text:style-name="P29">0.805 </text:p>
          </table:table-cell>
          <table:table-cell table:style-name="Tabela2.E7" office:value-type="string">
            <text:p text:style-name="P29">0.555 </text:p>
          </table:table-cell>
        </table:table-row>
        <table:table-row>
          <table:table-cell table:style-name="Tabela2.A8" office:value-type="string">
            <text:p text:style-name="P29">Revocação </text:p>
          </table:table-cell>
          <table:table-cell table:style-name="Tabela2.B8" office:value-type="string">
            <text:p text:style-name="P29">0.743 </text:p>
          </table:table-cell>
          <table:table-cell table:style-name="Tabela2.C8" office:value-type="string">
            <text:p text:style-name="P29">0.689 </text:p>
          </table:table-cell>
          <table:table-cell table:style-name="Tabela2.D8" office:value-type="string">
            <text:p text:style-name="P29">0.772 </text:p>
          </table:table-cell>
          <table:table-cell table:style-name="Tabela2.E8" office:value-type="string">
            <text:p text:style-name="P29">0.258 </text:p>
          </table:table-cell>
        </table:table-row>
      </table:table>
      <text:p text:style-name="P31">Fonte: Adaptado de Maru<text:span text:style-name="T98">m</text:span>o (2018)</text:p>
      <text:p text:style-name="P29"/>
      <text:p text:style-name="P29"><text:span text:style-name="T157"><text:tab/>Segundo Marumo (2018), a tabela abaixo apresenta os resultados obtidos a partir conjunto de dados com textos sumarizados, sendo um total de 609 notícias, no qual 187 são </text:span><text:span text:style-name="T21">fake news</text:span><text:span text:style-name="T157"> e 422 são reais</text:span><text:span text:style-name="T41">.</text:span></text:p>
      <text:p text:style-name="P44"><text:soft-page-break/>Tabela <text:sequence text:ref-name="refTable2" text:name="Table" text:formula="ooow:Table+1" style:num-format="1">3</text:sequence><text:span text:style-name="T171"><text:s/>– </text:span>Resultados das RNA em textos <text:span text:style-name="T168">sumarizados</text:span></text:p>
      <table:table table:name="Tabela3" table:style-name="Tabela3">
        <table:table-column table:style-name="Tabela3.A"/>
        <table:table-column table:style-name="Tabela3.B" table:number-columns-repeated="3"/>
        <table:table-column table:style-name="Tabela3.E"/>
        <table:table-row>
          <table:table-cell table:style-name="Tabela3.A1" office:value-type="string">
            <text:p text:style-name="P29"/>
          </table:table-cell>
          <table:table-cell table:style-name="Tabela3.B1" office:value-type="string">
            <text:p text:style-name="P29">RF</text:p>
          </table:table-cell>
          <table:table-cell table:style-name="Tabela3.A1" office:value-type="string">
            <text:p text:style-name="P29">SVM</text:p>
          </table:table-cell>
          <table:table-cell table:style-name="Tabela3.A1" office:value-type="string">
            <text:p text:style-name="P29">LSTM</text:p>
          </table:table-cell>
          <table:table-cell table:style-name="Tabela3.E1" office:value-type="string">
            <text:p text:style-name="P29">RNN</text:p>
          </table:table-cell>
        </table:table-row>
        <table:table-row>
          <table:table-cell table:style-name="Tabela3.A7" office:value-type="string">
            <text:p text:style-name="P29">Análise e texto são FN <text:span text:style-name="T167">(%)</text:span></text:p>
          </table:table-cell>
          <table:table-cell table:style-name="Tabela3.B2" office:value-type="string">
            <text:p text:style-name="P29">56 </text:p>
          </table:table-cell>
          <table:table-cell table:style-name="Tabela3.C2" office:value-type="string">
            <text:p text:style-name="P29">67 </text:p>
          </table:table-cell>
          <table:table-cell table:style-name="Tabela3.D2" office:value-type="string">
            <text:p text:style-name="P29">59 </text:p>
          </table:table-cell>
          <table:table-cell table:style-name="Tabela3.E2" office:value-type="string">
            <text:p text:style-name="P29">39</text:p>
          </table:table-cell>
        </table:table-row>
        <table:table-row>
          <table:table-cell table:style-name="Tabela3.A7" office:value-type="string">
            <text:p text:style-name="P29">Análise e texto não são FN <text:span text:style-name="T167">(%)</text:span></text:p>
          </table:table-cell>
          <table:table-cell table:style-name="Tabela3.B3" office:value-type="string">
            <text:p text:style-name="P29">69 </text:p>
          </table:table-cell>
          <table:table-cell table:style-name="Tabela3.C3" office:value-type="string">
            <text:p text:style-name="P29">48 </text:p>
          </table:table-cell>
          <table:table-cell table:style-name="Tabela3.D3" office:value-type="string">
            <text:p text:style-name="P29">52 </text:p>
          </table:table-cell>
          <table:table-cell table:style-name="Tabela3.E3" office:value-type="string">
            <text:p text:style-name="P29">55 </text:p>
          </table:table-cell>
        </table:table-row>
        <table:table-row>
          <table:table-cell table:style-name="Tabela3.A7" office:value-type="string">
            <text:p text:style-name="P29">Análise não é FN e texto é FN <text:span text:style-name="T167">(%)</text:span></text:p>
          </table:table-cell>
          <table:table-cell table:style-name="Tabela3.B4" office:value-type="string">
            <text:p text:style-name="P29">31 </text:p>
          </table:table-cell>
          <table:table-cell table:style-name="Tabela3.C4" office:value-type="string">
            <text:p text:style-name="P29">52 </text:p>
          </table:table-cell>
          <table:table-cell table:style-name="Tabela3.D4" office:value-type="string">
            <text:p text:style-name="P29">48 </text:p>
          </table:table-cell>
          <table:table-cell table:style-name="Tabela3.E4" office:value-type="string">
            <text:p text:style-name="P29">61</text:p>
          </table:table-cell>
        </table:table-row>
        <table:table-row>
          <table:table-cell table:style-name="Tabela3.A7" office:value-type="string">
            <text:p text:style-name="P29">Análise é FN e texto não é FN <text:span text:style-name="T167">(%)</text:span></text:p>
          </table:table-cell>
          <table:table-cell table:style-name="Tabela3.B5" office:value-type="string">
            <text:p text:style-name="P29">44 </text:p>
          </table:table-cell>
          <table:table-cell table:style-name="Tabela3.C5" office:value-type="string">
            <text:p text:style-name="P29">33 </text:p>
          </table:table-cell>
          <table:table-cell table:style-name="Tabela3.D5" office:value-type="string">
            <text:p text:style-name="P29">41 </text:p>
          </table:table-cell>
          <table:table-cell table:style-name="Tabela3.E5" office:value-type="string">
            <text:p text:style-name="P29">45</text:p>
          </table:table-cell>
        </table:table-row>
        <table:table-row>
          <table:table-cell table:style-name="Tabela3.A7" office:value-type="string">
            <text:p text:style-name="P29">Acurácia (%) </text:p>
          </table:table-cell>
          <table:table-cell table:style-name="Tabela3.B6" office:value-type="string">
            <text:p text:style-name="P29">62.8 </text:p>
          </table:table-cell>
          <table:table-cell table:style-name="Tabela3.C6" office:value-type="string">
            <text:p text:style-name="P29">57.5 </text:p>
          </table:table-cell>
          <table:table-cell table:style-name="Tabela3.D6" office:value-type="string">
            <text:p text:style-name="P29">55.9 </text:p>
          </table:table-cell>
          <table:table-cell table:style-name="Tabela3.E6" office:value-type="string">
            <text:p text:style-name="P29">47.3 </text:p>
          </table:table-cell>
        </table:table-row>
        <table:table-row>
          <table:table-cell table:style-name="Tabela3.A7" office:value-type="string">
            <text:p text:style-name="P29">Precisão </text:p>
          </table:table-cell>
          <table:table-cell table:style-name="Tabela3.B7" office:value-type="string">
            <text:p text:style-name="P29">0.648 </text:p>
          </table:table-cell>
          <table:table-cell table:style-name="Tabela3.C7" office:value-type="string">
            <text:p text:style-name="P29">0.562 </text:p>
          </table:table-cell>
          <table:table-cell table:style-name="Tabela3.D7" office:value-type="string">
            <text:p text:style-name="P29">0.555 </text:p>
          </table:table-cell>
          <table:table-cell table:style-name="Tabela3.E7" office:value-type="string">
            <text:p text:style-name="P29">0.468 </text:p>
          </table:table-cell>
        </table:table-row>
        <table:table-row>
          <table:table-cell table:style-name="Tabela3.A8" office:value-type="string">
            <text:p text:style-name="P29">Revocação </text:p>
          </table:table-cell>
          <table:table-cell table:style-name="Tabela3.B8" office:value-type="string">
            <text:p text:style-name="P29">0.563 </text:p>
          </table:table-cell>
          <table:table-cell table:style-name="Tabela3.C8" office:value-type="string">
            <text:p text:style-name="P29">0.671 </text:p>
          </table:table-cell>
          <table:table-cell table:style-name="Tabela3.D8" office:value-type="string">
            <text:p text:style-name="P29">0.594 </text:p>
          </table:table-cell>
          <table:table-cell table:style-name="Tabela3.E8" office:value-type="string">
            <text:p text:style-name="P29">0.394 </text:p>
          </table:table-cell>
        </table:table-row>
      </table:table>
      <text:p text:style-name="P31">Fonte: Adaptado de Maru<text:span text:style-name="T98">m</text:span>o (2018)</text:p>
      <text:p text:style-name="P29"/>
      <text:p text:style-name="P29"><text:tab/><text:span text:style-name="T169">De acordo com as tabelas acima, </text:span><text:span text:style-name="T43">em textos sumarizados, </text:span><text:span text:style-name="T44">a </text:span><text:span text:style-name="T45">RF</text:span><text:span text:style-name="T41"> </text:span><text:span text:style-name="T44">obteve a melhor </text:span><text:span text:style-name="T41">acurácia, de </text:span><text:span text:style-name="T45">62.8</text:span><text:span text:style-name="T41">% seguida da SVM </text:span><text:span text:style-name="T36">(</text:span><text:span text:style-name="T69">Support Vector Machine</text:span><text:span text:style-name="T36">) </text:span><text:span text:style-name="T41">com 57.5%, </text:span><text:span text:style-name="T45">LSTM </text:span><text:span text:style-name="T41">com </text:span><text:span text:style-name="T45">55.9</text:span><text:span text:style-name="T41">% </text:span><text:span text:style-name="T45">e RNN </text:span><text:span text:style-name="T43">(</text:span><text:span text:style-name="T70">Recurrent Neural Network</text:span><text:span text:style-name="T43">)</text:span><text:span text:style-name="T45"> com 47.3%.</text:span><text:span text:style-name="T41"> </text:span><text:span text:style-name="T43">Contudo, em textos preprocessados a acurácia </text:span><text:span text:style-name="T45">geral </text:span><text:span text:style-name="T43">foi </text:span><text:span text:style-name="T45">maior,</text:span><text:span text:style-name="T43"> </text:span><text:span text:style-name="T44">a </text:span><text:span text:style-name="T41">LSTM </text:span><text:span text:style-name="T44">obteve a melhor </text:span><text:span text:style-name="T41">acurácia, de 79.3% seguida da RF</text:span><text:span text:style-name="T36"> </text:span><text:span text:style-name="T41">com 78.2%, SVM</text:span><text:span text:style-name="T36"> </text:span><text:span text:style-name="T41">com 67.2% </text:span><text:span text:style-name="T43">e, por fim, a RNN com 52.5%</text:span><text:span text:style-name="T41"> </text:span><text:span text:style-name="T36">(MARUMO, 2018).</text:span></text:p>
      <text:h text:style-name="Heading_20_2" text:outline-level="2"><text:bookmark-start text:name="__RefHeading___Toc2971_1402917691"/>FAKE NEWS DETECTION USING A DEEP NEURAL NETWORK<text:bookmark-end text:name="__RefHeading___Toc2971_1402917691"/></text:h>
      <text:p text:style-name="P29"><text:span text:style-name="T38"><text:tab/></text:span><text:span text:style-name="T157">Segundo Kaliyar (2018), para construção do algoritmo de detecção de </text:span><text:span text:style-name="T21">fake news </text:span><text:span text:style-name="T157">foram utilizados técnicas de processamento de linguagem natural, aprendizado de máquina e aprendizado profundo, após a etapa de implementação foi realizado a comparação de quais modelos fornecerão mais precisão.</text:span></text:p>
      <text:p text:style-name="P37"><text:span text:style-name="T219"><text:tab/>Para a construção do conjunto de dados, os artigos de notícias falsas e forjadas foram obtidos a partir da plataforma Kaggle</text:span><text:span text:style-name="T233"><text:note text:id="ftn1" text:note-class="footnote"><text:note-citation>1</text:note-citation><text:note-body><text:p text:style-name="P37"><text:a xlink:type="simple" xlink:href="https://www.kaggle.com/mrisdal/fake-news" text:style-name="Internet_20_link" text:visited-style-name="Visited_20_Internet_20_Link"><text:span text:style-name="T204">https://www.kaggle.com/mrisdal/fake-news</text:span></text:a></text:p></text:note-body></text:note></text:span><text:span text:style-name="T219">. Já os artigos de notícias verdadeiras foram obtidos a partir da companhia </text:span><text:span text:style-name="T234">Signal</text:span><text:span text:style-name="T220"><text:note text:id="ftn2" text:note-class="footnote"><text:note-citation>2</text:note-citation><text:note-body><text:p text:style-name="P37"><text:a xlink:type="simple" xlink:href="http://research.signalmedia.co/newsir16/signaldataset.html" text:style-name="Internet_20_link" text:visited-style-name="Visited_20_Internet_20_Link"><text:span text:style-name="T204">http://research.signalmedia.co/newsir16/signaldataset.html</text:span></text:a></text:p></text:note-body></text:note></text:span><text:span text:style-name="T219"> (KALIYAR, 2018).</text:span></text:p>
      <text:p text:style-name="P29"><text:tab/><text:span text:style-name="T116">De acordo com</text:span><text:span text:style-name="T157"> Kaliyar (2018), para preparação do conjunto de dados foram utilizadas diversas ferramentas, como a extração de recursos, a partir do n-grama e TF-IDF. Além disso, foi utilizado a incorporação de palavras e o word2vec nas redes e o uso do </text:span><text:span text:style-name="T21">select best</text:span><text:span text:style-name="T157"> e chi2 para extração de recursos no modelo de aprendizado de máquina.</text:span></text:p>
      <text:p text:style-name="P29"><text:soft-page-break/><text:tab/>Utilizando o modelo CNN, a precisão do modelo após duas épocas foi de 91,3%, após aumentar um pouco as camadas intermediárias o modelo teve sua precisão aumentada para 98,3%. Além disso, utilizando uma combinação dos modelos CNN e LSTM, resultou uma precisão de 97,3% (KALIYAR, 2018).</text:p>
      <text:p text:style-name="P29"><text:span text:style-name="T157"><text:tab/>A tabela abaixo apresenta os resultados obtidos a partir da utilização de outros modelos para a detecção de </text:span><text:span text:style-name="T25">fake news </text:span><text:span text:style-name="T113">e</text:span><text:span text:style-name="T170"> seus respectivos valores (KALIYAR, 2018).</text:span></text:p>
      <text:p text:style-name="P44">Tabela <text:sequence text:ref-name="refTable3" text:name="Table" text:formula="ooow:Table+1" style:num-format="1">4</text:sequence><text:span text:style-name="T171"><text:s/>– </text:span>Resultados <text:span text:style-name="T171">de outros modelos utilizados</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29"/>
          </table:table-cell>
          <table:table-cell table:style-name="Tabela4.B1" office:value-type="string">
            <text:p text:style-name="P29">Accuracy <text:span text:style-name="T172">(%)</text:span></text:p>
          </table:table-cell>
          <table:table-cell table:style-name="Tabela4.A1" office:value-type="string">
            <text:p text:style-name="P29">Precision <text:span text:style-name="T172">(%)</text:span></text:p>
          </table:table-cell>
          <table:table-cell table:style-name="Tabela4.A1" office:value-type="string">
            <text:p text:style-name="P29">Recall <text:span text:style-name="T172">(%)</text:span></text:p>
          </table:table-cell>
          <table:table-cell table:style-name="Tabela4.E1" office:value-type="string">
            <text:p text:style-name="P29">F1-Score <text:span text:style-name="T172">(%)</text:span></text:p>
          </table:table-cell>
        </table:table-row>
        <table:table-row>
          <table:table-cell table:style-name="Tabela4.A4" office:value-type="string">
            <text:p text:style-name="P29">Naïve Bayes model </text:p>
          </table:table-cell>
          <table:table-cell table:style-name="Tabela4.B2" office:value-type="string">
            <text:p text:style-name="P29">89</text:p>
          </table:table-cell>
          <table:table-cell table:style-name="Tabela4.C2" office:value-type="string">
            <text:p text:style-name="P29">90</text:p>
          </table:table-cell>
          <table:table-cell table:style-name="Tabela4.D2" office:value-type="string">
            <text:p text:style-name="P29">90</text:p>
          </table:table-cell>
          <table:table-cell table:style-name="Tabela4.E2" office:value-type="string">
            <text:p text:style-name="P29">90</text:p>
          </table:table-cell>
        </table:table-row>
        <table:table-row>
          <table:table-cell table:style-name="Tabela4.A4" office:value-type="string">
            <text:p text:style-name="P29">Decision Tree</text:p>
          </table:table-cell>
          <table:table-cell table:style-name="Tabela4.B3" office:value-type="string">
            <text:p text:style-name="P29">73</text:p>
          </table:table-cell>
          <table:table-cell table:style-name="Tabela4.C3" office:value-type="string">
            <text:p text:style-name="P29">75</text:p>
          </table:table-cell>
          <table:table-cell table:style-name="Tabela4.D3" office:value-type="string">
            <text:p text:style-name="P29">74</text:p>
          </table:table-cell>
          <table:table-cell table:style-name="Tabela4.E3" office:value-type="string">
            <text:p text:style-name="P29">73</text:p>
          </table:table-cell>
        </table:table-row>
        <table:table-row>
          <table:table-cell table:style-name="Tabela4.A4" office:value-type="string">
            <text:p text:style-name="P29">Random Forest </text:p>
          </table:table-cell>
          <table:table-cell table:style-name="Tabela4.B4" office:value-type="string">
            <text:p text:style-name="P29">71</text:p>
          </table:table-cell>
          <table:table-cell table:style-name="Tabela4.C4" office:value-type="string">
            <text:p text:style-name="P29">72</text:p>
          </table:table-cell>
          <table:table-cell table:style-name="Tabela4.D4" office:value-type="string">
            <text:p text:style-name="P29">71</text:p>
          </table:table-cell>
          <table:table-cell table:style-name="Tabela4.E4" office:value-type="string">
            <text:p text:style-name="P29">71</text:p>
          </table:table-cell>
        </table:table-row>
        <table:table-row>
          <table:table-cell table:style-name="Tabela4.A5" office:value-type="string">
            <text:p text:style-name="P29">K Nearest Neighbors </text:p>
          </table:table-cell>
          <table:table-cell table:style-name="Tabela4.B5" office:value-type="string">
            <text:p text:style-name="P29">53</text:p>
          </table:table-cell>
          <table:table-cell table:style-name="Tabela4.C5" office:value-type="string">
            <text:p text:style-name="P29">54</text:p>
          </table:table-cell>
          <table:table-cell table:style-name="Tabela4.D5" office:value-type="string">
            <text:p text:style-name="P29">53</text:p>
          </table:table-cell>
          <table:table-cell table:style-name="Tabela4.E5" office:value-type="string">
            <text:p text:style-name="P29">50</text:p>
          </table:table-cell>
        </table:table-row>
      </table:table>
      <text:p text:style-name="P31">Fonte: Adaptado de <text:span text:style-name="T173">Kaliyar</text:span> (2018)</text:p>
      <text:p text:style-name="P29"/>
      <text:p text:style-name="P29"><text:span text:style-name="T174"><text:tab/>Segundo o autor, o modelo com a melhor precisão foi o modelo CNN, com 98,3%. Entretanto, quando comparado os outros modelos, o que apresentou o melhor desempenho geral é o modelo </text:span><text:span text:style-name="T23">Naïve Bayes</text:span><text:span text:style-name="T162">, com acurácia de 89% e precisão de 90%.</text:span></text:p>
      <text:h text:style-name="Heading_20_2" text:outline-level="2"><text:bookmark-start text:name="__RefHeading___Toc2971_14029176911"/>EARLY DETECTION OF FAKE NEWS “BEFORE IT FLIES HIGH”<text:bookmark-end text:name="__RefHeading___Toc2971_14029176911"/></text:h>
      <text:p text:style-name="P29"><text:span text:style-name="T38"><text:tab/></text:span><text:span text:style-name="T157">Segundo Gereme e Zhu (2019), o modelo para detecção de notícias falsas foi construído a partir do aprendizado profundo e conteúdo de notícias. Além disso, os experimentos foram realizados com base em conjuntos de dados do mundo real.</text:span></text:p>
      <text:p text:style-name="P29"><text:span text:style-name="T174"><text:tab/>A tabela abaixo apresenta a composição do </text:span><text:span text:style-name="T26">dataset</text:span><text:span text:style-name="T174">, no qual foram utilizados dois conjuntos de dados conhecidos, Kaggle e George Mclntire. O terceiro </text:span><text:span text:style-name="T26">dataset</text:span><text:span text:style-name="T174"> é uma concatenação dos dois conjuntos de dados, no qual foram embaralhados aleatoriamente para criar o conjunto de dados combinado (GEREME; ZHU, 2019).</text:span></text:p>
      <text:p text:style-name="Table">Tabela <text:sequence text:ref-name="refTable4" text:name="Table" text:formula="ooow:Table+1" style:num-format="1">5</text:sequence><text:span text:style-name="T171"><text:s/>– </text:span><text:span text:style-name="T175">Construção do dataset</text:span></text:p>
      <table:table table:name="Tabela5" table:style-name="Tabela5">
        <table:table-column table:style-name="Tabela5.A"/>
        <table:table-column table:style-name="Tabela5.B"/>
        <table:table-column table:style-name="Tabela5.C"/>
        <table:table-column table:style-name="Tabela5.D"/>
        <table:table-column table:style-name="Tabela5.E"/>
        <table:table-row>
          <table:table-cell table:style-name="Tabela5.A1" office:value-type="string">
            <text:p text:style-name="P29">Dataset</text:p>
          </table:table-cell>
          <table:table-cell table:style-name="Tabela5.B1" office:value-type="string">
            <text:p text:style-name="P29">Origem</text:p>
          </table:table-cell>
          <table:table-cell table:style-name="Tabela5.A1" office:value-type="string">
            <text:p text:style-name="P29">Fake news</text:p>
          </table:table-cell>
          <table:table-cell table:style-name="Tabela5.A1" office:value-type="string">
            <text:p text:style-name="P29">Real news</text:p>
          </table:table-cell>
          <table:table-cell table:style-name="Tabela5.E1" office:value-type="string">
            <text:p text:style-name="P29">Total</text:p>
          </table:table-cell>
        </table:table-row>
        <table:table-row>
          <table:table-cell table:style-name="Tabela5.A3" office:value-type="string">
            <text:p text:style-name="P29">Kaggle</text:p>
          </table:table-cell>
          <table:table-cell table:style-name="Tabela5.B2" office:value-type="string">
            <text:p text:style-name="P29"><text:span text:style-name="T176">Busca a partir de</text:span> 244 <text:span text:style-name="T176">sites pelo </text:span>BSDetecter</text:p>
          </table:table-cell>
          <table:table-cell table:style-name="Tabela5.C2" office:value-type="string">
            <text:p text:style-name="P29">10,349</text:p>
          </table:table-cell>
          <table:table-cell table:style-name="Tabela5.D2" office:value-type="string">
            <text:p text:style-name="P29">10,369</text:p>
          </table:table-cell>
          <table:table-cell table:style-name="Tabela5.E2" office:value-type="string">
            <text:p text:style-name="P29">20,718</text:p>
          </table:table-cell>
        </table:table-row>
        <text:soft-page-break/>
        <table:table-row>
          <table:table-cell table:style-name="Tabela5.A3" office:value-type="string">
            <text:p text:style-name="P29">George Mclntire</text:p>
          </table:table-cell>
          <table:table-cell table:style-name="Tabela5.B3" office:value-type="string">
            <text:p text:style-name="P29">The New York Times, WSJ, Bloomberg, NPR, the Guardian <text:span text:style-name="T176">e</text:span> Kaggle </text:p>
          </table:table-cell>
          <table:table-cell table:style-name="Tabela5.C3" office:value-type="string">
            <text:p text:style-name="P29">3,151</text:p>
          </table:table-cell>
          <table:table-cell table:style-name="Tabela5.D3" office:value-type="string">
            <text:p text:style-name="P29">3,160</text:p>
          </table:table-cell>
          <table:table-cell table:style-name="Tabela5.E3" office:value-type="string">
            <text:p text:style-name="P29">6,311</text:p>
          </table:table-cell>
        </table:table-row>
        <table:table-row>
          <table:table-cell table:style-name="Tabela5.A4" office:value-type="string">
            <text:p text:style-name="P29">KaggleMclntire</text:p>
          </table:table-cell>
          <table:table-cell table:style-name="Tabela5.B4" office:value-type="string">
            <text:p text:style-name="P29"><text:span text:style-name="T176">União das notícias do</text:span> Kaggle <text:span text:style-name="T176">e do </text:span>Mcnltire</text:p>
          </table:table-cell>
          <table:table-cell table:style-name="Tabela5.C4" office:value-type="string">
            <text:p text:style-name="P29">13,500</text:p>
          </table:table-cell>
          <table:table-cell table:style-name="Tabela5.D4" office:value-type="string">
            <text:p text:style-name="P29">13,529</text:p>
          </table:table-cell>
          <table:table-cell table:style-name="Tabela5.E4" office:value-type="string">
            <text:p text:style-name="P29">27,029</text:p>
          </table:table-cell>
        </table:table-row>
      </table:table>
      <text:p text:style-name="P31">Fonte: Adaptado de <text:span text:style-name="T175">Gereme e Zhu</text:span> (201<text:span text:style-name="T175">9</text:span>)</text:p>
      <text:p text:style-name="P29"/>
      <text:p text:style-name="P29"><text:tab/>Segundo os autores, o código foi escrito em Python 3.7.0 com o auxílio das bibliotecas TensorFlow, NumPy e Keras. Além disso, para o pré-processamento dos dados, foram necessárias algumas etapas, descritas abaixo:</text:p>
      <text:list xml:id="list2664553650" text:style-name="L7">
        <text:list-item>
          <text:p text:style-name="P58">Notícias não identificadas foram deletadas;</text:p>
        </text:list-item>
        <text:list-item>
          <text:p text:style-name="P58"><text:span text:style-name="T177">As </text:span><text:span text:style-name="T27">stopwords</text:span><text:span text:style-name="T177"> foram removidas;</text:span></text:p>
        </text:list-item>
        <text:list-item>
          <text:p text:style-name="P58"><text:span text:style-name="T177">Os dados de texto foram divididos com espaço, filtrado sinais de pontuação e alterado todo o texto para minúsculas a partir do método “</text:span><text:span text:style-name="T27">text_to_sequences()</text:span><text:span text:style-name="T177">” da classe Tokenizer de Keras;</text:span></text:p>
        </text:list-item>
        <text:list-item>
          <text:p text:style-name="P58"><text:span text:style-name="T178">As sequências foram geradas, preenchidas e truncadas a partir do método “</text:span><text:span text:style-name="T28">pad_sequence()</text:span><text:span text:style-name="T114">” </text:span><text:span text:style-name="T178">com o parâmetro </text:span><text:span text:style-name="T28">maxlen</text:span><text:span text:style-name="T178"> igual a 5000 para CNN e 500 para LSTM.</text:span></text:p>
        </text:list-item>
      </text:list>
      <text:p text:style-name="P29"><text:span text:style-name="T178"><text:tab/>Gereme e Zhu (2019) destacam que após todo o pré-processamento, cada conjunto de dados foi dividido em 80% dos dados para treinamento e os 20% para validação. Desta forma, os resultados obtidos nos três conjuntos de dados podem ser visualizados na tabela abaixo, a partir do uso dos modelos Classificador </text:span><text:span text:style-name="T28">Naive Bayes</text:span><text:span text:style-name="T178">, </text:span><text:span text:style-name="T28">Long Short-Term Memory</text:span><text:span text:style-name="T178"> (LSTM) e </text:span><text:span text:style-name="T28">Very Deep Convolutional Networks</text:span><text:span text:style-name="T178"> (VDCNN).</text:span></text:p>
      <text:p text:style-name="Table">Tabela <text:sequence text:ref-name="refTable5" text:name="Table" text:formula="ooow:Table+1" style:num-format="1">6</text:sequence><text:span text:style-name="T171"><text:s/>– </text:span><text:span text:style-name="T179">Desempenho dos modelos</text:span></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rows-spanned="2" office:value-type="string">
            <text:p text:style-name="P29"/>
            <text:p text:style-name="P29">Dataset</text:p>
          </table:table-cell>
          <table:table-cell table:style-name="Tabela6.B1" table:number-rows-spanned="2" office:value-type="string">
            <text:p text:style-name="P29"/>
            <text:p text:style-name="P29">Parâmetros</text:p>
          </table:table-cell>
          <table:table-cell table:style-name="Tabela6.C1" table:number-columns-spanned="3" office:value-type="string">
            <text:p text:style-name="P29">Modelos</text:p>
          </table:table-cell>
          <table:covered-table-cell/>
          <table:covered-table-cell/>
        </table:table-row>
        <table:table-row>
          <table:covered-table-cell/>
          <table:covered-table-cell/>
          <table:table-cell table:style-name="Tabela6.C2" office:value-type="string">
            <text:p text:style-name="P29">Naive Bayes</text:p>
          </table:table-cell>
          <table:table-cell table:style-name="Tabela6.D2" office:value-type="string">
            <text:p text:style-name="P29">LSTM</text:p>
          </table:table-cell>
          <table:table-cell table:style-name="Tabela6.E2" office:value-type="string">
            <text:p text:style-name="P29">VDCNN</text:p>
          </table:table-cell>
        </table:table-row>
        <table:table-row>
          <table:table-cell table:style-name="Tabela6.A6" table:number-rows-spanned="4" office:value-type="string">
            <text:p text:style-name="P29">Kaggle</text:p>
          </table:table-cell>
          <table:table-cell table:style-name="Tabela6.B3" office:value-type="string">
            <text:p text:style-name="P29">Accuracy <text:span text:style-name="T179">(%)</text:span></text:p>
          </table:table-cell>
          <table:table-cell table:style-name="Tabela6.C3" office:value-type="string">
            <text:p text:style-name="P29">89,64</text:p>
          </table:table-cell>
          <table:table-cell table:style-name="Tabela6.D3" office:value-type="string">
            <text:p text:style-name="P29">95,67</text:p>
          </table:table-cell>
          <table:table-cell table:style-name="Tabela6.E3" office:value-type="string">
            <text:p text:style-name="P29">99,04</text:p>
          </table:table-cell>
        </table:table-row>
        <table:table-row>
          <table:covered-table-cell/>
          <table:table-cell table:style-name="Tabela6.B4" office:value-type="string">
            <text:p text:style-name="P29">Recall <text:span text:style-name="T179">(%)</text:span></text:p>
          </table:table-cell>
          <table:table-cell table:style-name="Tabela6.C4" office:value-type="string">
            <text:p text:style-name="P29">-</text:p>
          </table:table-cell>
          <table:table-cell table:style-name="Tabela6.D4" office:value-type="string">
            <text:p text:style-name="P29">94,82</text:p>
          </table:table-cell>
          <table:table-cell table:style-name="Tabela6.E4" office:value-type="string">
            <text:p text:style-name="P29">98,76</text:p>
          </table:table-cell>
        </table:table-row>
        <table:table-row>
          <table:covered-table-cell/>
          <table:table-cell table:style-name="Tabela6.B5" office:value-type="string">
            <text:p text:style-name="P29">Precision <text:span text:style-name="T179">(%)</text:span></text:p>
          </table:table-cell>
          <table:table-cell table:style-name="Tabela6.C5" office:value-type="string">
            <text:p text:style-name="P29">-</text:p>
          </table:table-cell>
          <table:table-cell table:style-name="Tabela6.D5" office:value-type="string">
            <text:p text:style-name="P29">96,57</text:p>
          </table:table-cell>
          <table:table-cell table:style-name="Tabela6.E5" office:value-type="string">
            <text:p text:style-name="P29">99,33</text:p>
          </table:table-cell>
        </table:table-row>
        <table:table-row>
          <table:covered-table-cell/>
          <table:table-cell table:style-name="Tabela6.B13" office:value-type="string">
            <text:p text:style-name="P29">F1 Score <text:span text:style-name="T179">(%)</text:span></text:p>
          </table:table-cell>
          <table:table-cell table:style-name="Tabela6.C13" office:value-type="string">
            <text:p text:style-name="P29">-</text:p>
          </table:table-cell>
          <table:table-cell table:style-name="Tabela6.D13" office:value-type="string">
            <text:p text:style-name="P29">95,67</text:p>
          </table:table-cell>
          <table:table-cell table:style-name="Tabela6.E13" office:value-type="string">
            <text:p text:style-name="P29">99,05</text:p>
          </table:table-cell>
        </table:table-row>
        <table:table-row>
          <table:table-cell table:style-name="Tabela6.A10" table:number-rows-spanned="4" office:value-type="string">
            <text:p text:style-name="P29">George Mclntire</text:p>
          </table:table-cell>
          <table:table-cell table:style-name="Tabela6.B13" office:value-type="string">
            <text:p text:style-name="P29">Accuracy <text:span text:style-name="T179">(%)</text:span></text:p>
          </table:table-cell>
          <table:table-cell table:style-name="Tabela6.C13" office:value-type="string">
            <text:p text:style-name="P29">89,82</text:p>
          </table:table-cell>
          <table:table-cell table:style-name="Tabela6.D13" office:value-type="string">
            <text:p text:style-name="P29">90,89</text:p>
          </table:table-cell>
          <table:table-cell table:style-name="Tabela6.E13" office:value-type="string">
            <text:p text:style-name="P29">97,32</text:p>
          </table:table-cell>
        </table:table-row>
        <table:table-row>
          <table:covered-table-cell/>
          <table:table-cell table:style-name="Tabela6.B13" office:value-type="string">
            <text:p text:style-name="P29">Recall <text:span text:style-name="T179">(%)</text:span></text:p>
          </table:table-cell>
          <table:table-cell table:style-name="Tabela6.C13" office:value-type="string">
            <text:p text:style-name="P29">-</text:p>
          </table:table-cell>
          <table:table-cell table:style-name="Tabela6.D13" office:value-type="string">
            <text:p text:style-name="P29">90,07</text:p>
          </table:table-cell>
          <table:table-cell table:style-name="Tabela6.E13" office:value-type="string">
            <text:p text:style-name="P29">95,44</text:p>
          </table:table-cell>
        </table:table-row>
        <table:table-row>
          <table:covered-table-cell/>
          <table:table-cell table:style-name="Tabela6.B13" office:value-type="string">
            <text:p text:style-name="P29">Precision <text:span text:style-name="T179">(%)</text:span></text:p>
          </table:table-cell>
          <table:table-cell table:style-name="Tabela6.C13" office:value-type="string">
            <text:p text:style-name="P29">-</text:p>
          </table:table-cell>
          <table:table-cell table:style-name="Tabela6.D13" office:value-type="string">
            <text:p text:style-name="P29">91,74</text:p>
          </table:table-cell>
          <table:table-cell table:style-name="Tabela6.E13" office:value-type="string">
            <text:p text:style-name="P29">99,18</text:p>
          </table:table-cell>
        </table:table-row>
        <table:table-row>
          <table:covered-table-cell/>
          <table:table-cell table:style-name="Tabela6.B13" office:value-type="string">
            <text:p text:style-name="P29">F1 Score <text:span text:style-name="T179">(%)</text:span></text:p>
          </table:table-cell>
          <table:table-cell table:style-name="Tabela6.C13" office:value-type="string">
            <text:p text:style-name="P29">-</text:p>
          </table:table-cell>
          <table:table-cell table:style-name="Tabela6.D13" office:value-type="string">
            <text:p text:style-name="P29">90,90</text:p>
          </table:table-cell>
          <table:table-cell table:style-name="Tabela6.E13" office:value-type="string">
            <text:p text:style-name="P29">97,28</text:p>
          </table:table-cell>
        </table:table-row>
        <table:table-row>
          <table:table-cell table:style-name="Tabela6.A14" table:number-rows-spanned="4" office:value-type="string">
            <text:p text:style-name="P29">Ka<text:span text:style-name="T179">g</text:span>gleMclntire </text:p>
          </table:table-cell>
          <table:table-cell table:style-name="Tabela6.B13" office:value-type="string">
            <text:p text:style-name="P29">Accuracy <text:span text:style-name="T179">(%)</text:span></text:p>
          </table:table-cell>
          <table:table-cell table:style-name="Tabela6.C13" office:value-type="string">
            <text:p text:style-name="P29">89,64</text:p>
          </table:table-cell>
          <table:table-cell table:style-name="Tabela6.D13" office:value-type="string">
            <text:p text:style-name="P29">90,41</text:p>
          </table:table-cell>
          <table:table-cell table:style-name="Tabela6.E13" office:value-type="string">
            <text:p text:style-name="P29">94,22</text:p>
          </table:table-cell>
        </table:table-row>
        <table:table-row table:style-name="Tabela6.12">
          <table:covered-table-cell/>
          <table:table-cell table:style-name="Tabela6.B13" office:value-type="string">
            <text:p text:style-name="P29">Recall <text:span text:style-name="T179">(%)</text:span></text:p>
          </table:table-cell>
          <table:table-cell table:style-name="Tabela6.C13" office:value-type="string">
            <text:p text:style-name="P29">-</text:p>
          </table:table-cell>
          <table:table-cell table:style-name="Tabela6.D13" office:value-type="string">
            <text:p text:style-name="P29">91,40</text:p>
          </table:table-cell>
          <table:table-cell table:style-name="Tabela6.E13" office:value-type="string">
            <text:p text:style-name="P29">95,55</text:p>
          </table:table-cell>
        </table:table-row>
        <table:table-row>
          <table:covered-table-cell/>
          <table:table-cell table:style-name="Tabela6.B13" office:value-type="string">
            <text:p text:style-name="P29">Precision <text:span text:style-name="T179">(%)</text:span></text:p>
          </table:table-cell>
          <table:table-cell table:style-name="Tabela6.C13" office:value-type="string">
            <text:p text:style-name="P29">-</text:p>
          </table:table-cell>
          <table:table-cell table:style-name="Tabela6.D13" office:value-type="string">
            <text:p text:style-name="P29">89,55</text:p>
          </table:table-cell>
          <table:table-cell table:style-name="Tabela6.E13" office:value-type="string">
            <text:p text:style-name="P29">93,13</text:p>
          </table:table-cell>
        </table:table-row>
        <table:table-row>
          <table:covered-table-cell/>
          <table:table-cell table:style-name="Tabela6.B14" office:value-type="string">
            <text:p text:style-name="P29">F1 Score <text:span text:style-name="T179">(%)</text:span></text:p>
          </table:table-cell>
          <table:table-cell table:style-name="Tabela6.C14" office:value-type="string">
            <text:p text:style-name="P29">-</text:p>
          </table:table-cell>
          <table:table-cell table:style-name="Tabela6.D14" office:value-type="string">
            <text:p text:style-name="P29">90,46</text:p>
          </table:table-cell>
          <table:table-cell table:style-name="Tabela6.E14" office:value-type="string">
            <text:p text:style-name="P29">94,32</text:p>
          </table:table-cell>
        </table:table-row>
      </table:table>
      <text:p text:style-name="P31">Fonte: Adaptado de <text:span text:style-name="T175">Gereme e Zhu</text:span> (201<text:span text:style-name="T175">9</text:span>)</text:p>
      <text:p text:style-name="P29"/>
      <text:p text:style-name="P29"><text:span text:style-name="T174"><text:tab/>Todos os três modelos apresentaram ótimos resultados em seus testes, no entanto a melhor acurácia obtida foi no </text:span><text:span text:style-name="T26">dataset </text:span><text:span text:style-name="T174">Kaggle a partir do modelo VDCNN, com 99,04 %, enquanto o LSTM obteve 95,67 % e Naive Bayes 89,64 % (GEREME; ZHU, 2019).</text:span></text:p>
      <text:p text:style-name="P29"><text:span text:style-name="T174"><text:tab/>De acordo com Gereme e Zhu (2019), considerando o conjunto de dados combinado e mais diversificado, </text:span><text:span text:style-name="T180">Ka</text:span><text:span text:style-name="T181">g</text:span><text:span text:style-name="T180">gleMclntire, </text:span><text:span text:style-name="T182">a </text:span><text:span text:style-name="T183">acurácia obtida a partir do modelo VDCNN </text:span><text:span text:style-name="T182">foi de</text:span><text:span text:style-name="T183"> </text:span><text:span text:style-name="T182">94,22</text:span><text:span text:style-name="T183"> %, enquanto o LSTM obteve </text:span><text:span text:style-name="T182">90,41</text:span><text:span text:style-name="T183"> % e Naive Bayes 89,64 %.</text:span></text:p>
      <text:h text:style-name="P49" text:outline-level="1"><text:bookmark-start text:name="__RefHeading___Toc7376_1217568438"/>DESENVOLVIMENTO<text:bookmark-end text:name="__RefHeading___Toc7376_1217568438"/></text:h>
      <text:p text:style-name="P29"><text:span text:style-name="T46"><text:tab/></text:span><text:span text:style-name="T47">Neste capítulo </text:span><text:span text:style-name="T48">são</text:span><text:span text:style-name="T49"> apresentado</text:span><text:span text:style-name="T50">s</text:span><text:span text:style-name="T49"> e</text:span><text:span text:style-name="T47"> detalhado</text:span><text:span text:style-name="T50">s</text:span><text:span text:style-name="T47"> os dados disponíveis, sua forma de obtençã</text:span><text:span text:style-name="T49">o,</text:span><text:span text:style-name="T47"> os tratamentos realizados </text:span><text:span text:style-name="T49">e a conversão </text:span><text:span text:style-name="T51">do texto </text:span><text:span text:style-name="T49">para representação numérica </text:span><text:span text:style-name="T47">antes de realizar os treinamentos, </text:span><text:span text:style-name="T52">validações e testes</text:span><text:span text:style-name="T47"> das redes neurais.</text:span></text:p>
      <text:p text:style-name="P29"><text:span text:style-name="T47"><text:tab/>Este capítulo também descreve os recursos utilizados, </text:span><text:span text:style-name="T53">envolvendo uma breve explicação das bibliotecas utilizadas na conversão do texto para representação numérica, </text:span><text:span text:style-name="T47">as funções de ativação e os algoritmos de treinamento.</text:span></text:p>
      <text:p text:style-name="P29"><text:span text:style-name="T54"><text:tab/>S</text:span><text:span text:style-name="T55">ão apresentados</text:span><text:span text:style-name="T47"> os modelos de RNAs empregados, incluindo os parâmetros alterados durante o treinamento. Por último, </text:span><text:span text:style-name="T55">são evidenciados </text:span><text:span text:style-name="T47">as métricas de desempenho utilizadas para avaliar o desempenho dos modelos em questão e também como foi realizada a definição da melhor configuração de RNA.</text:span></text:p>
      <text:h text:style-name="Heading_20_2" text:outline-level="2"><text:bookmark-start text:name="__RefHeading___Toc383_13295668902"/>ESPECIFICAÇÕES FORMAIS<text:bookmark-end text:name="__RefHeading___Toc383_13295668902"/></text:h>
      <text:p text:style-name="P29"><text:span text:style-name="T47"><text:tab/>Nesta seção são apresentados </text:span><text:span text:style-name="T56">os dados obtidos para realização do treinamento, validação e teste dos modelos. Além disso, é retratado a forma de construção dos respectivos modelos.</text:span></text:p>
      <text:h text:style-name="Heading_20_3" text:outline-level="3"><text:bookmark-start text:name="__RefHeading___Toc385_13295668902"/>Dados disponíveis<text:bookmark-end text:name="__RefHeading___Toc385_13295668902"/></text:h>
      <text:p text:style-name="Standard"><text:span text:style-name="T77"><text:tab/></text:span><text:span text:style-name="T78">O </text:span><text:span text:style-name="T79">conjunto de dados escolhido para nesse trabalho, foi o </text:span><text:span text:style-name="T93">dataset</text:span><text:span text:style-name="T79"> </text:span><text:span text:style-name="T80">“Fake.Br Corpus”</text:span><text:span text:style-name="T80"><text:note text:id="ftn3" text:note-class="footnote"><text:note-citation>3</text:note-citation><text:note-body><text:p text:style-name="P38"><text:a xlink:type="simple" xlink:href="https://github.com/roneysco/Fake.br-Corpus" text:style-name="Internet_20_link" text:visited-style-name="Visited_20_Internet_20_Link"><text:span text:style-name="T204">https://github.com/roneysco/Fake.br-Corpus</text:span></text:a></text:p></text:note-body></text:note></text:span><text:span text:style-name="T80">, composto por notícias 7.200 notícias, com exatamente 3.600 verdadeiras e 3.600 falsas. </text:span><text:span text:style-name="T81">Além disso, todas as notícias estão</text:span><text:span text:style-name="T80"> </text:span><text:span text:style-name="T79">escritas na língua portuguesa</text:span><text:span text:style-name="T80"> </text:span><text:span text:style-name="T79">do Brasil </text:span><text:span text:style-name="T82">(MONTEIRO et al., 2018)</text:span><text:span text:style-name="T80">.</text:span></text:p>
      <text:p text:style-name="P29"><text:span text:style-name="T56"><text:tab/></text:span><text:span text:style-name="T185">Todos os textos estão sem formatação, possuem um tamanho semelhante entre si, cada um se encontra em um arquivo diferente e, além disso, todas as notícias foram buscadas em um intervalo de 2 anos, iniciado em janeiro de 2016 até janeiro de 2018 (MONTEIRO et al., 2018).</text:span></text:p>
      <text:p text:style-name="P29"><text:span text:style-name="T185"><text:tab/>De acordo Monteiro et al. (2018), para garantir a qualidade e confiabilidade do </text:span><text:span text:style-name="T29">dataset</text:span><text:span text:style-name="T185">, as notícias falsas coletadas foram verificadas manualmente (Incluindo seus títulos), </text:span><text:soft-page-break/><text:span text:style-name="T185">garantindo que são realmente falsas e, em seguida, foi realizado a busca de forma quase automática das notícias verdadeiras correspondentes para cada uma delas.</text:span></text:p>
      <text:p text:style-name="P29"><text:tab/>As notícias falsas foram retiradas de 4 sites, que são: Diário do Brasil (3.338 notícias), A Folha do Brasil (190 notícias), The Jornal Brasil (65 notícias) e Top Five TV (7 notícias). Entretanto, foram mantidas apenas as que eram inteiramente falsas e não representavam meias verdades (MONTEIRO et al., 2018).</text:p>
      <text:p text:style-name="P29"><text:tab/>Segundo Monteiro et al. (2018), as notícias verdadeiras foram buscadas a partir de um rastreador da web em 4 sites, que são: A saber, G1, Folha de São Paulo e Estação. A busca foi realizada a partir de palavras-chaves e as palavras mais frequentes nos textos das notícias falsas, para que cada falsa notícia possua um correspondente verdadeiro.</text:p>
      <text:p text:style-name="P29"><text:span text:style-name="T185"><text:tab/>Monteiro et al. (2018) destaca que as notícias do </text:span><text:span text:style-name="T30">dataset</text:span><text:span text:style-name="T186"> foram rotuladas manualmente em seis grandes categorias, a tabela abaixo apresenta a distribuição dos textos por categoria.</text:span></text:p>
      <text:p text:style-name="Table">Tabela <text:sequence text:ref-name="refTable6" text:name="Table" text:formula="ooow:Table+1" style:num-format="1">7</text:sequence><text:span text:style-name="T171"><text:s/>– </text:span><text:span text:style-name="T187">Distribuição das notícias do dataset por categoria</text:span></text:p>
      <table:table table:name="Tabela7" table:style-name="Tabela7">
        <table:table-column table:style-name="Tabela7.A"/>
        <table:table-column table:style-name="Tabela7.B"/>
        <table:table-column table:style-name="Tabela7.C"/>
        <table:table-row>
          <table:table-cell table:style-name="Tabela7.A1" office:value-type="string">
            <text:p text:style-name="P29">Categoria</text:p>
          </table:table-cell>
          <table:table-cell table:style-name="Tabela7.B1" office:value-type="string">
            <text:p text:style-name="P29">Quantidade</text:p>
          </table:table-cell>
          <table:table-cell table:style-name="Tabela7.C1" office:value-type="string">
            <text:p text:style-name="P29">Quantidade (%)</text:p>
          </table:table-cell>
        </table:table-row>
        <table:table-row>
          <table:table-cell table:style-name="Tabela7.A2" office:value-type="string">
            <text:p text:style-name="P29">Política</text:p>
          </table:table-cell>
          <table:table-cell table:style-name="Tabela7.B2" office:value-type="string">
            <text:p text:style-name="P29">4.180</text:p>
          </table:table-cell>
          <table:table-cell table:style-name="Tabela7.C2" office:value-type="string">
            <text:p text:style-name="P29">58,0</text:p>
          </table:table-cell>
        </table:table-row>
        <table:table-row>
          <table:table-cell table:style-name="Tabela7.A6" office:value-type="string">
            <text:p text:style-name="P29">TV &amp; Celebridades</text:p>
          </table:table-cell>
          <table:table-cell table:style-name="Tabela7.B2" office:value-type="string">
            <text:p text:style-name="P29">1.544</text:p>
          </table:table-cell>
          <table:table-cell table:style-name="Tabela7.C2" office:value-type="string">
            <text:p text:style-name="P29">21,4</text:p>
          </table:table-cell>
        </table:table-row>
        <table:table-row>
          <table:table-cell table:style-name="Tabela7.A6" office:value-type="string">
            <text:p text:style-name="P29">Sociedade &amp; Notícias diárias</text:p>
          </table:table-cell>
          <table:table-cell table:style-name="Tabela7.B2" office:value-type="string">
            <text:p text:style-name="P29">1.276</text:p>
          </table:table-cell>
          <table:table-cell table:style-name="Tabela7.C2" office:value-type="string">
            <text:p text:style-name="P29">17,7</text:p>
          </table:table-cell>
        </table:table-row>
        <table:table-row>
          <table:table-cell table:style-name="Tabela7.A6" office:value-type="string">
            <text:p text:style-name="P29">Ciência &amp; Tecnologia</text:p>
          </table:table-cell>
          <table:table-cell table:style-name="Tabela7.B2" office:value-type="string">
            <text:p text:style-name="P29">112</text:p>
          </table:table-cell>
          <table:table-cell table:style-name="Tabela7.C2" office:value-type="string">
            <text:p text:style-name="P29">1,5</text:p>
          </table:table-cell>
        </table:table-row>
        <table:table-row>
          <table:table-cell table:style-name="Tabela7.A6" office:value-type="string">
            <text:p text:style-name="P29">Economia</text:p>
          </table:table-cell>
          <table:table-cell table:style-name="Tabela7.B2" office:value-type="string">
            <text:p text:style-name="P29">44</text:p>
          </table:table-cell>
          <table:table-cell table:style-name="Tabela7.C2" office:value-type="string">
            <text:p text:style-name="P29">0,7</text:p>
          </table:table-cell>
        </table:table-row>
        <table:table-row>
          <table:table-cell table:style-name="Tabela7.A7" office:value-type="string">
            <text:p text:style-name="P29">Religião</text:p>
          </table:table-cell>
          <table:table-cell table:style-name="Tabela7.B2" office:value-type="string">
            <text:p text:style-name="P29">44</text:p>
          </table:table-cell>
          <table:table-cell table:style-name="Tabela7.C2" office:value-type="string">
            <text:p text:style-name="P29">0,7</text:p>
          </table:table-cell>
        </table:table-row>
      </table:table>
      <text:p text:style-name="P29"><text:tab/><text:span text:style-name="T255">Fonte: Adaptado de </text:span><text:span text:style-name="T266">Monteiro et al. (2018)</text:span></text:p>
      <text:p text:style-name="P29"/>
      <text:p text:style-name="P29"><text:span text:style-name="T174"><text:tab/>É interessante destacar do </text:span><text:span text:style-name="T26">dataset</text:span><text:span text:style-name="T174">, por exemplo, que os erros de ortografia foram mais frequentes nas notícias falsas, o percentual de notícias falsas com erros é de 36,0%, enquanto nas notícias verdadeiras esse valor cai para 3,0% (MONTEIRO et al., 2018).</text:span></text:p>
      <text:p text:style-name="P29"><text:span text:style-name="T185"><text:tab/>Monteiro et al. (2018) evidencia que cada notícia do </text:span><text:span text:style-name="T31">dataset</text:span><text:span text:style-name="T188">, além do texto e a informação se é uma falsa ou verdadeira notícia, ainda possui os seguintes metadados (Quando encontrado): “</text:span><text:span text:style-name="T31">author</text:span><text:span text:style-name="T188">”, “</text:span><text:span text:style-name="T31">link</text:span><text:span text:style-name="T188">”, “</text:span><text:span text:style-name="T31">category</text:span><text:span text:style-name="T188">”, “</text:span><text:span text:style-name="T31">date of publication</text:span><text:span text:style-name="T188">”, “</text:span><text:span text:style-name="T31">number of tokens</text:span><text:span text:style-name="T188">”, “</text:span><text:span text:style-name="T31">number of words without punctuation</text:span><text:span text:style-name="T188">”, “</text:span><text:span text:style-name="T31">number of types</text:span><text:span text:style-name="T188">”, “</text:span><text:span text:style-name="T31">number of links inside the news</text:span><text:span text:style-name="T188">”, “</text:span><text:span text:style-name="T31">number of words in upper case</text:span><text:span text:style-name="T188">”, “</text:span><text:span text:style-name="T31">number of verbs</text:span><text:span text:style-name="T188">”, “</text:span><text:span text:style-name="T31">number of subjuntive and </text:span><text:soft-page-break/><text:span text:style-name="T31">imperative verbs</text:span><text:span text:style-name="T188">”, “</text:span><text:span text:style-name="T31">number of nouns</text:span><text:span text:style-name="T188">”, “</text:span><text:span text:style-name="T31">number of adjectives</text:span><text:span text:style-name="T188">”, “</text:span><text:span text:style-name="T31">number of adverbs</text:span><text:span text:style-name="T188">”, “</text:span><text:span text:style-name="T31">number of modal verbs (mainly auxiliary verbs)</text:span><text:span text:style-name="T188">”, “</text:span><text:span text:style-name="T31">number of singular first and second personal pronouns</text:span><text:span text:style-name="T188">”, “</text:span><text:span text:style-name="T31">number of plural first personal pronouns</text:span><text:span text:style-name="T188">”, “</text:span><text:span text:style-name="T31">number of pronouns</text:span><text:span text:style-name="T188">”, “</text:span><text:span text:style-name="T31">pausality</text:span><text:span text:style-name="T188">”, “</text:span><text:span text:style-name="T31">number of characters</text:span><text:span text:style-name="T188">”, “</text:span><text:span text:style-name="T31">average sentence length</text:span><text:span text:style-name="T188">”, “</text:span><text:span text:style-name="T31">average word length</text:span><text:span text:style-name="T188">”, “</text:span><text:span text:style-name="T31">percentage of news with speeling errors</text:span><text:span text:style-name="T188">”, “</text:span><text:span text:style-name="T31">emotiveness</text:span><text:span text:style-name="T188">” e “</text:span><text:span text:style-name="T31">diversity</text:span><text:span text:style-name="T188">”.</text:span></text:p>
      <text:h text:style-name="Heading_20_3" text:outline-level="3"><text:bookmark-start text:name="__RefHeading___Toc385_132956689021"/>Modelagem dos modelos de RNAs<text:bookmark-end text:name="__RefHeading___Toc385_132956689021"/></text:h>
      <text:p text:style-name="P29"><text:span text:style-name="T47"><text:tab/></text:span><text:span text:style-name="T58">Após a realização do tratamento do </text:span><text:span text:style-name="T73">dataset</text:span><text:span text:style-name="T58"> e da conversão dos textos para representação numérica, cada notícia será um vetor de tamanho fixo e igual para todas as notícias, no qual cada posição do vetor é uma palavra do texto já em formato numérico, formato compreensível pelo modelo.</text:span></text:p>
      <text:p text:style-name="P29"><text:span text:style-name="T58"><text:tab/>Desta forma, as </text:span><text:span text:style-name="T59">entradas utilizadas para avaliação do desempenho</text:span><text:span text:style-name="T47"> dos modelos </text:span><text:span text:style-name="T59">para cada notícia serão o vetor obtido </text:span><text:span text:style-name="T58">da conversão dos textos para representação numérica.</text:span></text:p>
      <text:p text:style-name="P29"><text:span text:style-name="T57"><text:tab/></text:span><text:span text:style-name="T60">A saída obtida pelos modelos para cada notícia será um valor </text:span><text:span text:style-name="T74">booleano</text:span><text:span text:style-name="T57"> </text:span><text:span text:style-name="T60">determinando se a notícia é verdadeira (A saída será 1) ou é falsa (A saída será 0). Contudo, os modelos não considerarão caso</text:span><text:span text:style-name="T61">s</text:span><text:span text:style-name="T60"> em que a notícia pode ser considerada uma meia verdade.</text:span></text:p>
      <text:p text:style-name="P41">REFERÊNCIAS</text:p>
      <text:p text:style-name="P33">ADBULLAH, Malak; QAWASMEH, Ethar; TAWALBEH, Mais. Automatic Identification of Fake News Using Deep Learning. <text:span text:style-name="T189">2019 Sixth International Conference on Social Networks Analysis, Management and Security (SNAMS)</text:span>. IEEE. 2019.</text:p>
      <text:p text:style-name="P33"/>
      <text:p text:style-name="P33"><text:span text:style-name="T200">AOS FATOS. </text:span><text:span text:style-name="T190">Aos Fatos | Valorize o que é real</text:span><text:span text:style-name="T200">. Disponível em: https://aosfatos.org/. Acesso em: 08 abr. 2020.</text:span></text:p>
      <text:p text:style-name="P33"/>
      <text:p text:style-name="P33"><text:span text:style-name="T201">BARBOSA, Maria Luciene Sampaio; SANTI, Vilso Junior. A intencionalidade nas notícias falsas: A nota de repúdio como estratégia de defesa do jornalismo na era das</text:span><text:span text:style-name="T115"> fake news.</text:span><text:span text:style-name="T201"> </text:span><text:span text:style-name="T191">Revista Pan-amazônica de Comunicação</text:span><text:span text:style-name="T201">, Palmas, v. 3, n. 3, p. 93-109, 2019.</text:span></text:p>
      <text:p text:style-name="P33"/>
      <text:p text:style-name="P33">BAUM, Matthew A. et al. The science of fake news. <text:span text:style-name="T189">American Association for the Advancement of Science</text:span>, 1200 New York Avenue NW, Washington, DC 20005. Vol. 359, mar. 2018.</text:p>
      <text:p text:style-name="P33"/>
      <text:p text:style-name="P33">BENGIO, Yoshua; GOODFELLOW, Ian; COURVILLE, Aaron. <text:span text:style-name="T189">Deep Learning</text:span>. <text:span text:style-name="T202">The MIT Press, </text:span>2015.</text:p>
      <text:p text:style-name="P33"/>
      <text:p text:style-name="P28"><text:span text:style-name="T219">CHATURVEDI, Anumeha. </text:span><text:span text:style-name="T228">2019</text:span><text:span text:style-name="T229"> – </text:span><text:span text:style-name="T228">The year of fake news</text:span><text:span text:style-name="T219">. Disponível em:</text:span><text:span text:style-name="T230"> </text:span><text:a xlink:type="simple" xlink:href="https://economictimes.indiatimes.com/news/politics-and-nation/fake-news-still-a-menace-despite-government-crackdown-fact-checkers/articleshow/72895472.cms" text:style-name="Internet_20_link" text:visited-style-name="Visited_20_Internet_20_Link"><text:span text:style-name="T203">https://economictimes.indiatimes.com/news/politics-and-nation/fake-news-still-a-menace-despite-government-crackdown-fact-checkers/articleshow/72895472.cms</text:span></text:a><text:span text:style-name="T230">. </text:span><text:span text:style-name="T231">Acesso em: 08 abr. 2020.</text:span></text:p>
      <text:p text:style-name="P33"/>
      <text:p text:style-name="P33">DENG, Li; YU, Dong. Deep Learning: Methods and Applications. <text:span text:style-name="T189">Foundations and Trends® in Signal Processing</text:span>. Vol. 7. 2013.</text:p>
      <text:p text:style-name="P33"/>
      <text:p text:style-name="P33"><text:span text:style-name="T201">DELMAZO, Caroline; VALENTE, Jonas C. L.. Fake news on online social media: propagation and reactions to misinformation in search of clicks: Propagation and reactions to misinformation in search of clicks. </text:span><text:span text:style-name="T191">Media &amp; Jornalismo</text:span><text:span text:style-name="T201">, v. 18, n. 32, p. 155-169, 2018. Coimbra University Press.</text:span></text:p>
      <text:p text:style-name="P33"/>
      <text:p text:style-name="P33">FAKE NEWS. In: DICIONÁRIO Cambridge Advanced Learner’s Dictionary &amp; Thesaurus. Cambridge University Press, 2020.</text:p>
      <text:p text:style-name="P33"/>
      <text:p text:style-name="P33"><text:span text:style-name="T201">FURTADO, Maria Inês Vasconcellos. Redes Neurais Artificiais: Uma Abordagem Para Sala de Aula. </text:span><text:span text:style-name="T191">Ponta Grossa: Atena Editora</text:span><text:span text:style-name="T201">, 2019.</text:span></text:p>
      <text:p text:style-name="P33"/>
      <text:p text:style-name="P33">FINOCCHIO, Marco Antonio Ferreira. <text:span text:style-name="T189">Noções de Redes Neurais Artificiais</text:span>. 2014. Universidade Tecnológica Federal do Paraná.</text:p>
      <text:p text:style-name="P33"/>
      <text:p text:style-name="P33"><text:span text:style-name="T205">GEREME, Fantahun Bogale; ZHU, William. Early Detection of Fake News “Before It Flies High”. </text:span><text:span text:style-name="T192">Proceedings Of The 2nd International Conference On Big Data Technologies – Icbdt2019</text:span><text:span text:style-name="T205">, 2019. ACM Press.</text:span></text:p>
      <text:p text:style-name="P33"/>
      <text:p text:style-name="P33"><text:soft-page-break/><text:span text:style-name="T205">GUALDA, Isabella Peres. </text:span><text:span text:style-name="T193">Aplicação de Redes Neurais Artificiais na Ciência e Tecnologia de Alimentos: Estudo de Casos</text:span><text:span text:style-name="T145">. 2008. 152 f. Dissertação (Mestrado) - Curso de Ciência de Alimentos, Universidade Estadual de Londrina, Londrina, 2008.</text:span></text:p>
      <text:p text:style-name="P33"/>
      <text:p text:style-name="P33"><text:span text:style-name="T201">HAYKIN, Simon S. Neural networks and learning machines. Third. Upper Saddle River,</text:span><text:span text:style-name="T191"> NJ: Pearson Education</text:span><text:span text:style-name="T201">, 2009.</text:span></text:p>
      <text:p text:style-name="P33"/>
      <text:p text:style-name="P33">HIGINO, Jéssica. <text:span text:style-name="T189">Checagem contra fake news na campanha presidencial de 2018: O jornalismo do o Globo e a verificação da agência Lupa</text:span>. 2019. 31 f. TCC (Graduação) - Curso de Jornalismo, Universidade do Sul de Santa Catarina – Unisul, 2019.</text:p>
      <text:p text:style-name="P33"/>
      <text:p text:style-name="P33"><text:span text:style-name="T201">HOCHREITER, Sepp; SCHMIDHUBER, Jürgen. Long Short-Term Memory. </text:span><text:span text:style-name="T194">Neural Computation</text:span><text:span text:style-name="T206">, [s.l.], v. 9, n. 8, p. 1735-1780, nov. 1997. MIT Press - Journals. http://dx.doi.org/10.1162/neco.1997.9.8.1735.</text:span></text:p>
      <text:p text:style-name="P33"/>
      <text:p text:style-name="P33"><text:span text:style-name="T201">IFCN. </text:span><text:span text:style-name="T191">IFCN Code of Principles</text:span><text:span text:style-name="T201">. Disponível em: https://ifcncodeofprinciples.poynter.org/signatories. Acesso em: 08 abr. 2020.</text:span></text:p>
      <text:p text:style-name="P33"/>
      <text:p text:style-name="P33"><text:span text:style-name="T207">JONES, M. Tim. </text:span><text:span text:style-name="T195">Um mergulho profundo nas redes neurais recorrentes</text:span><text:span text:style-name="T207">. 2017. Disponível em: https://imasters.com.br/data/um-mergulho-profundo-nas-redes-neurais-recorrentes. Acesso em: 09 maio 2020.</text:span></text:p>
      <text:p text:style-name="P33"/>
      <text:p text:style-name="P33"><text:span text:style-name="T207">KALIYAR, Rohit Kumar. Fake News Detection Using A Deep Neural Network. </text:span><text:span text:style-name="T195">2018 4th International Conference On Computing Communication And Automation (iccca)</text:span><text:span text:style-name="T207">, [s.l.], dez. 2018. IEEE.</text:span></text:p>
      <text:p text:style-name="P33"/>
      <text:p text:style-name="P33"><text:span text:style-name="T207">LE, Xuan-hien et al. Application of Long Short-Term Memory (LSTM) Neural Network for Flood Forecasting. </text:span><text:span text:style-name="T195">Water</text:span><text:span text:style-name="T207">, [s.l.], v. 11, n. 7, p. 1387, 5 jul. 2019. MDPI AG. http://dx.doi.org/10.3390/w11071387.</text:span></text:p>
      <text:p text:style-name="P33"/>
      <text:p text:style-name="P33">LUPA, Equipe. <text:span text:style-name="T189">O que é a Agência Lupa?</text:span> 2015. Disponível em: https://piaui.folha.uol.com.br/lupa/2015/10/15/como-selecionamos-as-frases-que-serao-checadas/. Acesso em: 18 maio 2020.</text:p>
      <text:p text:style-name="P33"/>
      <text:p text:style-name="P33">MARUMO, <text:span text:style-name="T208">Fabiano Shiiti</text:span>. <text:span text:style-name="T189">Deep Learning para classificação de Fake News por sumarização de texto</text:span>. 2018. 54f. – Universidade Estadual de Londrina, Londrina, 2018.</text:p>
      <text:p text:style-name="P33"/>
      <text:p text:style-name="P33"><text:span text:style-name="T209">MONTEIRO, Rafael A. et al. (2018) Contributions to the Study of Fake News in Portuguese: New Corpus and Automatic Detection Results. In: Villavicencio A. et al. (eds) Computational Processing of the Portuguese Language. </text:span><text:span text:style-name="T196">PROPOR 2018</text:span><text:span text:style-name="T209">. Lecture Notes in Computer Science, vol 11122. Springer, Cham</text:span></text:p>
      <text:p text:style-name="P33"/>
      <text:p text:style-name="P33"><text:span text:style-name="T210">NELSON, David Michael Quirino. </text:span><text:span text:style-name="T197">Uso de redes neurais recorrentes para previsão de séries temporais financeiras</text:span><text:span text:style-name="T210">. 2017. 73 f. Dissertação (Mestrado) - Curso de Ciência da Computação, Instituto de Ciências Exatas da Universidade Federal de Minas Gerais, Belo Horizonte, 2017.</text:span></text:p>
      <text:p text:style-name="P33"/>
      <text:p text:style-name="P33"><text:soft-page-break/>OLAH, Christopher. <text:span text:style-name="T189">Understanding LSTM Networks</text:span>. 2015. <text:span text:style-name="T201">Disponível em: </text:span>http://colah.github.io/posts/2015-08-Understanding-LSTMs/<text:span text:style-name="T201">. Acesso em: 13 abr. 2020.</text:span></text:p>
      <text:p text:style-name="P33"/>
      <text:p text:style-name="P33"><text:span text:style-name="T201">RIBEIRO, Márcio Moretto; ORTELLADO, Pablo. O que são e como lidar com as notícias falsas. </text:span><text:span text:style-name="T191">Revista Internacional de Direitos Humanos</text:span><text:span text:style-name="T201">, Sc, v. 5, p. 71-83, 2018.</text:span></text:p>
      <text:p text:style-name="P33"/>
      <text:p text:style-name="P33"><text:span text:style-name="T201">SPINELLI, Egle Müller; SANTOS, Jéssica de Almeida. JORNALISMO NA ERA DA PÓS-VERDADE: fact-checking como ferramenta de combate às fake news. </text:span><text:span text:style-name="T191">Revista Observatório</text:span><text:span text:style-name="T201">, [s.l.], v. 4, n. 3, p. 759-782, 29 abr. 2018. Universidade Federal do Tocantins.</text:span></text:p>
      <text:p text:style-name="P33"/>
      <text:p text:style-name="P33"><text:span text:style-name="T201">RODRIGUES, Welington Galvão. </text:span><text:span text:style-name="T191">Predição de Diâmetros e Cálculo de Volume de Clones de Eucalipto</text:span><text:span text:style-name="T184">: uma abordagem com redes multilayer perceptron e long-short term memory</text:span><text:span text:style-name="T201">. 2019. 95 f. Dissertação (Mestrado) - Curso de Ciência da Computação, Universidade Federal de Goiás, Goiânia, 2019.</text:span></text:p>
      <text:p text:style-name="P33"/>
      <text:p text:style-name="P33"><text:span text:style-name="T201">TANDOC, Edson C.; LIM, Zheng Wei; LING, Richard. Defining “Fake News”. </text:span><text:span text:style-name="T198">Digital Journalism</text:span><text:span text:style-name="T211">, [s.l.], v. 6, n. 2, p. 137-153, 30 ago. 2017. Informa UK Limited.</text:span></text:p>
      <text:p text:style-name="P33"/>
      <text:p text:style-name="P33"><text:span text:style-name="T212">TIN, Pham T. A Study on Deep Learning for Fake News Detection. </text:span><text:span text:style-name="T189">Japan Advanced Institute of Science and Technology</text:span>. Mar, 2018.</text:p>
      <text:p text:style-name="P33"/>
      <text:p text:style-name="P33"><text:span text:style-name="T213">TRAUMANN, Thomas. </text:span><text:span text:style-name="T199">Como a indústria de notícias falsas dominou a eleição da França</text:span><text:span text:style-name="T213">: Os franceses escolhem seu novo presidente numa campanha dominada por notícias falsas e escândalos. O vale-tudo virou padrão mundial. 2017. ÉPOCA. Disponível em: https://epoca.globo.com/mundo/noticia/2017/04/como-industria-de-noticias-falsas-dominou-eleicao-da-franca.html. Acesso em: 08 abr. 2020.</text:span></text:p>
      <text:p text:style-name="P33"/>
      <text:p text:style-name="P33"><text:span text:style-name="T201">VERMA, Abhishek; MITTAL, Vanshika; DAWN, Suma. FIND: Fake Information and News Detections using Deep Learning. </text:span><text:span text:style-name="T191">2019 Twelfth International Conference On Contemporary Computing (ic3)</text:span><text:span text:style-name="T201">, ago. 2019. IEEE.</text:span></text:p>
      <text:p text:style-name="P33"/>
      <text:p text:style-name="P33">VETRITTI, Fabiana Grieco Cabral de Mello. Fact-checking: a Importância da Checagem das Informações para o Exercício da Cidadania da População em Rede. In: PENSACOM BRASIL, 2019, São Paul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Times New Roman4" svg:font-family="'Times New Roman'" style:font-family-generic="roman"/>
    <style:font-face style:name="Times New Roman5" svg:font-family="'Times New Roman'" style:font-adornments="Bold" style:font-family-generic="roman"/>
    <style:font-face style:name="Arial2" svg:font-family="Arial" style:font-family-generic="swiss"/>
    <style:font-face style:name="Arial1"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1" svg:font-family="'Times New Roman'" style:font-family-generic="roman" style:font-pitch="variable"/>
    <style:font-face style:name="Times New Roman2" svg:font-family="'Times New Roman'" style:font-adornments="Itálico" style:font-family-generic="roman" style:font-pitch="variable"/>
    <style:font-face style:name="Times New Roman6" svg:font-family="'Times New Roman'" style:font-adornments="Negrito" style:font-family-generic="roman" style:font-pitch="variable"/>
    <style:font-face style:name="Times New Roman3"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 fo:font-family="'Times New Roman'" style:font-style-name="Normal"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adrão" style:family="paragraph" style:default-outline-level="">
      <style:paragraph-properties fo:margin-top="0cm" fo:margin-bottom="0.353cm" loext:contextual-spacing="false" fo:line-height="115%" fo:text-align="start" style:justify-single-word="false" fo:orphans="2" fo:widows="2" fo:hyphenation-ladder-count="no-limit" fo:keep-with-next="always" style:vertical-align="baseline" style:writing-mode="lr-tb">
        <style:tab-stops>
          <style:tab-stop style:position="1.27cm"/>
        </style:tab-stops>
      </style:paragraph-properties>
      <style:text-properties style:use-window-font-color="true" style:font-name="Times New Roman1"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style:line-height-at-least="0.176cm">
        <style:tab-stops>
          <style:tab-stop style:position="1.27cm"/>
          <style:tab-stop style:position="7.5cm" style:type="center"/>
          <style:tab-stop style:position="15cm" style:type="right"/>
        </style:tab-stops>
      </style:paragraph-properties>
      <style:text-properties style:font-size-complex="10.5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0.42cm" fo:margin-bottom="1cm" loext:contextual-spacing="false" fo:line-height="100%" fo:text-align="start" style:justify-single-word="false" fo:orphans="0" fo:widows="0" fo:hyphenation-ladder-count="no-limit" fo:text-indent="0cm" style:auto-text-indent="false" style:page-number="auto" fo:background-color="transparent" fo:keep-with-next="always" style:vertical-align="baseline" style:writing-mode="lr-tb">
        <style:tab-stops>
          <style:tab-stop style:position="1.27cm"/>
          <style:tab-stop style:position="12.859cm"/>
        </style:tab-stops>
      </style:paragraph-properties>
      <style:text-properties style:font-name="Times New Roman4" fo:font-family="'Times New Roman'" style:font-family-generic="roman" fo:font-size="12pt" fo:font-weight="bold" style:font-size-asian="130%" style:font-weight-asian="bold" style:font-size-complex="130%" style:font-weight-complex="bold" fo:hyphenate="false" fo:hyphenation-remain-char-count="2" fo:hyphenation-push-char-count="2" loext:hyphenation-no-caps="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499cm" fo:margin-bottom="0.499cm" loext:contextual-spacing="false" fo:line-height="150%"/>
      <style:text-properties style:font-name="Times New Roman5" fo:font-family="'Times New Roman'" style:font-style-name="Bold" style:font-family-generic="roman"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499cm" fo:margin-bottom="0.499cm" loext:contextual-spacing="false" fo:line-height="150%" style:page-number="auto"/>
      <style:text-properties style:font-name="Times New Roman5" fo:font-family="'Times New Roman'" style:font-style-name="Bold" style:font-family-generic="roman" fo:font-size="12pt" fo:font-weight="bold" style:font-size-asian="101%" style:font-weight-asian="bold" style:font-size-complex="101%" style:font-weight-complex="bold"/>
    </style:style>
    <style:style style:name="Table" style:family="paragraph" style:parent-style-name="Caption" style:class="extra">
      <style:paragraph-properties fo:keep-with-next="always"/>
      <style:text-properties fo:font-style="normal" style:font-style-asian="normal" style:font-style-complex="normal"/>
    </style:style>
    <style:style style:name="Table_20_Contents" style:display-name="Table Contents" style:family="paragraph" style:parent-style-name="Padrão" style:default-outline-level="" style:class="extra"/>
    <style:style style:name="Heading_20_4" style:display-name="Heading 4" style:family="paragraph" style:parent-style-name="Heading" style:next-style-name="Text_20_body" style:default-outline-level="4" style:class="text">
      <style:paragraph-properties fo:margin-top="0.499cm" fo:margin-bottom="0.499cm" loext:contextual-spacing="false" style:writing-mode="lr-tb"/>
      <style:text-properties style:font-name="Times New Roman3" fo:font-family="'Times New Roman'" style:font-style-name="Negrito Itálico" style:font-family-generic="roman" style:font-pitch="variable" fo:font-size="12pt" fo:font-style="normal" fo:font-weight="normal"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text-properties style:font-name="Times New Roman5" fo:font-family="'Times New Roman'" style:font-style-name="Bold" style:font-family-generic="roman" fo:font-size="12pt" fo:font-weight="bold" style:font-size-asian="16pt" style:font-weight-asian="bold" style:font-size-complex="16pt" style:font-weight-complex="bold"/>
    </style:style>
    <style:style style:name="Illustration" style:family="paragraph" style:parent-style-name="Caption" style:class="extra"/>
    <style:style style:name="Contents_20_Heading" style:display-name="Contents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6" fo:font-family="'Times New Roman'" style:font-style-name="Negrito" style:font-family-generic="roman" style:font-pitch="variable" fo:font-size="12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2" fo:font-family="'Times New Roman'" style:font-style-name="Itálico" style:font-family-generic="roman" style:font-pitch="variable" fo:font-size="12pt" fo:font-style="normal"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6" fo:font-family="'Times New Roman'" style:font-style-name="Negrito" style:font-family-generic="roman"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User_20_Index_20_Heading" style:display-name="User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6" fo:font-family="'Times New Roman'" style:font-style-name="Negrito" style:font-family-generic="roman" style:font-pitch="variable" fo:font-size="12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nte_20_parág._20_padrão" style:display-name="Fonte parág. padrão"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space"/>
        </style:list-level-properties>
      </text:outline-level-style>
      <text:outline-level-style text:level="4" style:num-suffix=" " style:num-format="1" text:display-levels="4">
        <style:list-level-properties text:list-level-position-and-space-mode="label-alignment">
          <style:list-level-label-alignment text:label-followed-by="space"/>
        </style:list-level-properties>
      </text:outline-level-style>
      <text:outline-level-style text:level="5" style:num-suffix=" " style:num-format="1" text:display-levels="5">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MP3" style:family="paragraph" style:parent-style-name="Text_20_body">
      <style:paragraph-properties fo:margin-top="0cm" fo:margin-bottom="0cm" loext:contextual-spacing="false" style:line-height-at-least="0.176cm" fo:text-align="center" style:justify-single-word="false"/>
      <style:text-properties style:font-name="Arial1" style:font-name-complex="Arial"/>
    </style:style>
    <style:style style:name="MP4"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MP5"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M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MP7"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MT1" style:family="text">
      <style:text-properties style:font-name="Spranq eco sans" fo:font-size="11pt" fo:font-style="italic" style:font-size-asian="11pt" style:font-style-asian="italic" style:font-name-complex="Ecofont Vera Sans" style:font-size-complex="11pt"/>
    </style:style>
    <style:style style:name="MT2" style:family="text">
      <style:text-properties style:font-name="Spranq eco sans" fo:font-size="11pt" style:font-size-asian="11pt" style:font-name-complex="Ecofont Vera Sans" style:font-size-complex="11pt"/>
    </style:style>
    <style:style style:name="Mfr1"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2" style:layout-grid-base-height="0.57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page-layout>
  </office:automatic-styles>
  <office:master-styles>
    <style:master-page style:name="Standard" style:page-layout-name="Mpm1">
      <style:header>
        <text:p text:style-name="MP1"><text:page-number text:select-page="current">47</text:page-number></text:p>
      </style:header>
    </style:master-page>
    <style:master-page style:name="First_20_Page" style:display-name="First Page" style:page-layout-name="Mpm2" style:next-style-name="Standard">
      <style:header>
        <text:p text:style-name="MP2"><draw:frame draw:style-name="Mfr1" draw:name="Imagem 1" text:anchor-type="char" svg:x="7.211cm" svg:y="-0.598cm" svg:width="1.418cm" svg:height="1.305cm" draw:z-index="0"><draw:image xlink:href="Pictures/1000000000000057000000590EDEC488FA7FDB94.jpg" xlink:type="simple" xlink:show="embed" xlink:actuate="onLoad" loext:mime-type="image/jpeg"/></draw:frame></text:p>
        <text:p text:style-name="MP3"/>
        <text:p text:style-name="MP4">Ministério da Educação</text:p>
        <text:p text:style-name="MP4">Secretaria de Educação Profissional e Tecnológica</text:p>
        <text:p text:style-name="MP5">Instituto Federal Catarinense </text:p>
        <text:p text:style-name="MP6"><text:span text:style-name="MT1">Campus</text:span><text:span text:style-name="MT2"> Rio do Sul</text:span></text:p>
        <text:p text:style-name="MP7"/>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6T20:51:12.270000000</meta:creation-date>
    <dc:date>2020-06-23T09:45:01.078000000</dc:date>
    <meta:editing-duration>PT9H45M1S</meta:editing-duration>
    <meta:editing-cycles>164</meta:editing-cycles>
    <meta:generator>LibreOffice/6.4.4.2$Windows_X86_64 LibreOffice_project/3d775be2011f3886db32dfd395a6a6d1ca2630ff</meta:generator>
    <meta:document-statistic meta:table-count="9" meta:image-count="13" meta:object-count="57" meta:page-count="47" meta:paragraph-count="590" meta:word-count="11538" meta:character-count="74043" meta:non-whitespace-character-count="62787"/>
  </office:meta>
</office:document-meta>
</file>

<file path=Object 1/content.xml><?xml version="1.0" encoding="utf-8"?>
<math xmlns="http://www.w3.org/1998/Math/MathML" display="block">
  <semantics>
    <mrow>
      <mrow>
        <msub>
          <mi>y</mi>
          <mi>k</mi>
        </msub>
        <mo stretchy="false">=</mo>
        <mi>ϕ</mi>
      </mrow>
      <mrow>
        <mo fence="true" stretchy="false">(</mo>
        <mrow>
          <mrow>
            <msub>
              <mi>u</mi>
              <mi>k</mi>
            </msub>
            <mo stretchy="false">+</mo>
            <msub>
              <mi>b</mi>
              <mi>k</mi>
            </msub>
          </mrow>
        </mrow>
        <mo fence="true" stretchy="false">)</mo>
      </mrow>
    </mrow>
    <annotation encoding="StarMath 5.0">y_k = %phi (u_k + b_k)</annotation>
  </semantics>
</math>
</file>

<file path=Object 10/content.xml><?xml version="1.0" encoding="utf-8"?>
<math xmlns="http://www.w3.org/1998/Math/MathML" display="block">
  <semantics>
    <mi>m</mi>
    <annotation encoding="StarMath 5.0">m</annotation>
  </semantics>
</math>
</file>

<file path=Object 11/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12/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13/content.xml><?xml version="1.0" encoding="utf-8"?>
<math xmlns="http://www.w3.org/1998/Math/MathML" display="block">
  <semantics>
    <mi>m</mi>
    <annotation encoding="StarMath 5.0">m</annotation>
  </semantics>
</math>
</file>

<file path=Object 14/content.xml><?xml version="1.0" encoding="utf-8"?>
<math xmlns="http://www.w3.org/1998/Math/MathML" display="block">
  <semantics>
    <mi>k</mi>
    <annotation encoding="StarMath 5.0">k</annotation>
  </semantics>
</math>
</file>

<file path=Object 15/content.xml><?xml version="1.0" encoding="utf-8"?>
<math xmlns="http://www.w3.org/1998/Math/MathML" display="block">
  <semantics>
    <msub>
      <mi>w</mi>
      <mi mathvariant="italic">kj</mi>
    </msub>
    <annotation encoding="StarMath 5.0">w_kj</annotation>
  </semantics>
</math>
</file>

<file path=Object 16/content.xml><?xml version="1.0" encoding="utf-8"?>
<math xmlns="http://www.w3.org/1998/Math/MathML" display="block">
  <semantics>
    <msub>
      <mi>x</mi>
      <mi>m</mi>
    </msub>
    <annotation encoding="StarMath 5.0">x_m</annotation>
  </semantics>
</math>
</file>

<file path=Object 17/content.xml><?xml version="1.0" encoding="utf-8"?>
<math xmlns="http://www.w3.org/1998/Math/MathML" display="block">
  <semantics>
    <msub>
      <mi>X</mi>
      <mi>t</mi>
    </msub>
    <annotation encoding="StarMath 5.0">X_t</annotation>
  </semantics>
</math>
</file>

<file path=Object 18/content.xml><?xml version="1.0" encoding="utf-8"?>
<math xmlns="http://www.w3.org/1998/Math/MathML" display="block">
  <semantics>
    <msub>
      <mi>h</mi>
      <mi>t</mi>
    </msub>
    <annotation encoding="StarMath 5.0">h_t</annotation>
  </semantics>
</math>
</file>

<file path=Object 19/content.xml><?xml version="1.0" encoding="utf-8"?>
<math xmlns="http://www.w3.org/1998/Math/MathML" display="block">
  <semantics>
    <mrow>
      <msub>
        <mi>c</mi>
        <mn>0</mn>
      </msub>
      <mi>,</mi>
      <msub>
        <mi>c</mi>
        <mn>1</mn>
      </msub>
    </mrow>
    <annotation encoding="StarMath 5.0">c_0, c_1</annotation>
  </semantics>
</math>
</file>

<file path=Object 2/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20/content.xml><?xml version="1.0" encoding="utf-8"?>
<math xmlns="http://www.w3.org/1998/Math/MathML" display="block">
  <semantics>
    <msub>
      <mi>c</mi>
      <mn>2</mn>
    </msub>
    <annotation encoding="StarMath 5.0">c_2</annotation>
  </semantics>
</math>
</file>

<file path=Object 21/content.xml><?xml version="1.0" encoding="utf-8"?>
<math xmlns="http://www.w3.org/1998/Math/MathML" display="block">
  <semantics>
    <mi>X</mi>
    <annotation encoding="StarMath 5.0">X</annotation>
  </semantics>
</math>
</file>

<file path=Object 22/content.xml><?xml version="1.0" encoding="utf-8"?>
<math xmlns="http://www.w3.org/1998/Math/MathML" display="block">
  <semantics>
    <mi>h</mi>
    <annotation encoding="StarMath 5.0">h</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sub>
      <mi>h</mi>
      <mrow>
        <mo fence="true" stretchy="false">(</mo>
        <mrow>
          <mrow>
            <mi>t</mi>
            <mo stretchy="false">−</mo>
            <mn>1</mn>
          </mrow>
        </mrow>
        <mo fence="true" stretchy="false">)</mo>
      </mrow>
    </msub>
    <annotation encoding="StarMath 5.0">h_(t-1)</annotation>
  </semantics>
</math>
</file>

<file path=Object 25/content.xml><?xml version="1.0" encoding="utf-8"?>
<math xmlns="http://www.w3.org/1998/Math/MathML" display="block">
  <semantics>
    <mrow>
      <mi>t</mi>
      <mo stretchy="false">−</mo>
      <mn>1</mn>
    </mrow>
    <annotation encoding="StarMath 5.0">t-1</annotation>
  </semantics>
</math>
</file>

<file path=Object 26/content.xml><?xml version="1.0" encoding="utf-8"?>
<math xmlns="http://www.w3.org/1998/Math/MathML" display="block">
  <semantics>
    <msub>
      <mi>x</mi>
      <mi>t</mi>
    </msub>
    <annotation encoding="StarMath 5.0">x_t</annotation>
  </semantics>
</math>
</file>

<file path=Object 27/content.xml><?xml version="1.0" encoding="utf-8"?>
<math xmlns="http://www.w3.org/1998/Math/MathML" display="block">
  <semantics>
    <mi>t</mi>
    <annotation encoding="StarMath 5.0">t</annotation>
  </semantics>
</math>
</file>

<file path=Object 28/content.xml><?xml version="1.0" encoding="utf-8"?>
<math xmlns="http://www.w3.org/1998/Math/MathML" display="block">
  <semantics>
    <msub>
      <mi>f</mi>
      <mi>t</mi>
    </msub>
    <annotation encoding="StarMath 5.0">f_t</annotation>
  </semantics>
</math>
</file>

<file path=Object 29/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content.xml><?xml version="1.0" encoding="utf-8"?>
<math xmlns="http://www.w3.org/1998/Math/MathML" display="block">
  <semantics>
    <mrow>
      <mrow>
        <msub>
          <mi>u</mi>
          <mi>k</mi>
        </msub>
        <mo stretchy="false">=</mo>
        <mrow>
          <munderover>
            <mo stretchy="false">∑</mo>
            <mrow>
              <mi>j</mi>
              <mo stretchy="false">=</mo>
              <mn>1</mn>
            </mrow>
            <mi>m</mi>
          </munderover>
          <msub>
            <mi>w</mi>
            <mi mathvariant="italic">kj</mi>
          </msub>
        </mrow>
      </mrow>
      <msub>
        <mi>x</mi>
        <mi>j</mi>
      </msub>
    </mrow>
    <annotation encoding="StarMath 5.0">u_k = sum from j=1 to m w_kj x_j</annotation>
  </semantics>
</math>
</file>

<file path=Object 30/content.xml><?xml version="1.0" encoding="utf-8"?>
<math xmlns="http://www.w3.org/1998/Math/MathML" display="block">
  <semantics>
    <mi>σ</mi>
    <annotation encoding="StarMath 5.0">%sigma</annotation>
  </semantics>
</math>
</file>

<file path=Object 31/content.xml><?xml version="1.0" encoding="utf-8"?>
<math xmlns="http://www.w3.org/1998/Math/MathML" display="block">
  <semantics>
    <msub>
      <mi>W</mi>
      <mi>f</mi>
    </msub>
    <annotation encoding="StarMath 5.0">W_f</annotation>
  </semantics>
</math>
</file>

<file path=Object 32/content.xml><?xml version="1.0" encoding="utf-8"?>
<math xmlns="http://www.w3.org/1998/Math/MathML" display="block">
  <semantics>
    <msub>
      <mi>b</mi>
      <mi>f</mi>
    </msub>
    <annotation encoding="StarMath 5.0">b_f</annotation>
  </semantics>
</math>
</file>

<file path=Object 33/content.xml><?xml version="1.0" encoding="utf-8"?>
<math xmlns="http://www.w3.org/1998/Math/MathML" display="block">
  <semantics>
    <mover accent="true">
      <msub>
        <mi>C</mi>
        <mi>t</mi>
      </msub>
      <mo stretchy="false">~</mo>
    </mover>
    <annotation encoding="StarMath 5.0">tilde C_t</annotation>
  </semantics>
</math>
</file>

<file path=Object 34/content.xml><?xml version="1.0" encoding="utf-8"?>
<math xmlns="http://www.w3.org/1998/Math/MathML" display="block">
  <semantics>
    <mover accent="true">
      <msub>
        <mi>C</mi>
        <mi>t</mi>
      </msub>
      <mo stretchy="false">~</mo>
    </mover>
    <annotation encoding="StarMath 5.0">tilde C_t</annotation>
  </semantics>
</math>
</file>

<file path=Object 35/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6/content.xml><?xml version="1.0" encoding="utf-8"?>
<math xmlns="http://www.w3.org/1998/Math/MathML" display="block">
  <semantics>
    <mi>W</mi>
    <annotation encoding="StarMath 5.0">W</annotation>
  </semantics>
</math>
</file>

<file path=Object 37/content.xml><?xml version="1.0" encoding="utf-8"?>
<math xmlns="http://www.w3.org/1998/Math/MathML" display="block">
  <semantics>
    <mi>b</mi>
    <annotation encoding="StarMath 5.0">b</annotation>
  </semantics>
</math>
</file>

<file path=Object 38/content.xml><?xml version="1.0" encoding="utf-8"?>
<math xmlns="http://www.w3.org/1998/Math/MathML" display="block">
  <semantics>
    <msub>
      <mi>C</mi>
      <mi>t</mi>
    </msub>
    <annotation encoding="StarMath 5.0">C_t</annotation>
  </semantics>
</math>
</file>

<file path=Object 39/content.xml><?xml version="1.0" encoding="utf-8"?>
<math xmlns="http://www.w3.org/1998/Math/MathML" display="block">
  <semantics>
    <msub>
      <mi>f</mi>
      <mi>t</mi>
    </msub>
    <annotation encoding="StarMath 5.0">f_t</annotation>
  </semantics>
</math>
</file>

<file path=Object 4/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40/content.xml><?xml version="1.0" encoding="utf-8"?>
<math xmlns="http://www.w3.org/1998/Math/MathML" display="block">
  <semantics>
    <mrow>
      <mi>t</mi>
      <mo stretchy="false">−</mo>
      <mn>1</mn>
    </mrow>
    <annotation encoding="StarMath 5.0">t-1</annotation>
  </semantics>
</math>
</file>

<file path=Object 41/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42/content.xml><?xml version="1.0" encoding="utf-8"?>
<math xmlns="http://www.w3.org/1998/Math/MathML" display="block">
  <semantics>
    <msub>
      <mi>C</mi>
      <mi>t</mi>
    </msub>
    <annotation encoding="StarMath 5.0">C_t</annotation>
  </semantics>
</math>
</file>

<file path=Object 43/content.xml><?xml version="1.0" encoding="utf-8"?>
<math xmlns="http://www.w3.org/1998/Math/MathML" display="block">
  <semantics>
    <mi>W</mi>
    <annotation encoding="StarMath 5.0">W</annotation>
  </semantics>
</math>
</file>

<file path=Object 44/content.xml><?xml version="1.0" encoding="utf-8"?>
<math xmlns="http://www.w3.org/1998/Math/MathML" display="block">
  <semantics>
    <mi>b</mi>
    <annotation encoding="StarMath 5.0">b</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sub>
      <mi>h</mi>
      <mi>t</mi>
    </msub>
    <annotation encoding="StarMath 5.0">h_t</annotation>
  </semantics>
</math>
</file>

<file path=Object 47/content.xml><?xml version="1.0" encoding="utf-8"?>
<math xmlns="http://www.w3.org/1998/Math/MathML" display="block">
  <semantics>
    <msub>
      <mi>o</mi>
      <mi>t</mi>
    </msub>
    <annotation encoding="StarMath 5.0">o_t</annotation>
  </semantics>
</math>
</file>

<file path=Object 48/content.xml><?xml version="1.0" encoding="utf-8"?>
<math xmlns="http://www.w3.org/1998/Math/MathML" display="block">
  <semantics>
    <msub>
      <mi>o</mi>
      <mi>t</mi>
    </msub>
    <annotation encoding="StarMath 5.0">o_t</annotation>
  </semantics>
</math>
</file>

<file path=Object 49/content.xml><?xml version="1.0" encoding="utf-8"?>
<math xmlns="http://www.w3.org/1998/Math/MathML" display="block">
  <semantics>
    <msub>
      <mi>C</mi>
      <mi>t</mi>
    </msub>
    <annotation encoding="StarMath 5.0">C_t</annotation>
  </semantics>
</math>
</file>

<file path=Object 5/content.xml><?xml version="1.0" encoding="utf-8"?>
<math xmlns="http://www.w3.org/1998/Math/MathML" display="block">
  <semantics>
    <msub>
      <mi>u</mi>
      <mi>k</mi>
    </msub>
    <annotation encoding="StarMath 5.0">u_k</annotation>
  </semantics>
</math>
</file>

<file path=Object 50/content.xml><?xml version="1.0" encoding="utf-8"?>
<math xmlns="http://www.w3.org/1998/Math/MathML" display="block">
  <semantics>
    <mrow>
      <mo stretchy="false">−</mo>
      <mn>1</mn>
    </mrow>
    <annotation encoding="StarMath 5.0">-1</annotation>
  </semantics>
</math>
</file>

<file path=Object 51/content.xml><?xml version="1.0" encoding="utf-8"?>
<math xmlns="http://www.w3.org/1998/Math/MathML" display="block">
  <semantics>
    <mn>1</mn>
    <annotation encoding="StarMath 5.0">1</annotation>
  </semantics>
</math>
</file>

<file path=Object 52/content.xml><?xml version="1.0" encoding="utf-8"?>
<math xmlns="http://www.w3.org/1998/Math/MathML" display="block">
  <semantics>
    <msub>
      <mi>W</mi>
      <mi>o</mi>
    </msub>
    <annotation encoding="StarMath 5.0">W_o</annotation>
  </semantics>
</math>
</file>

<file path=Object 53/content.xml><?xml version="1.0" encoding="utf-8"?>
<math xmlns="http://www.w3.org/1998/Math/MathML" display="block">
  <semantics>
    <msub>
      <mi>b</mi>
      <mi>o</mi>
    </msub>
    <annotation encoding="StarMath 5.0">b_o</annotation>
  </semantics>
</math>
</file>

<file path=Object 54/content.xml><?xml version="1.0" encoding="utf-8"?>
<math xmlns="http://www.w3.org/1998/Math/MathML" display="block">
  <semantics>
    <mn>0</mn>
    <annotation encoding="StarMath 5.0">0</annotation>
  </semantics>
</math>
</file>

<file path=Object 55/content.xml><?xml version="1.0" encoding="utf-8"?>
<math xmlns="http://www.w3.org/1998/Math/MathML" display="block">
  <semantics>
    <mn>1</mn>
    <annotation encoding="StarMath 5.0">1</annotation>
  </semantics>
</math>
</file>

<file path=Object 56/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57/content.xml><?xml version="1.0" encoding="utf-8"?>
<math xmlns="http://www.w3.org/1998/Math/MathML" display="block">
  <semantics>
    <mrow>
      <msub>
        <mi>i</mi>
        <mi>t</mi>
      </msub>
      <mo stretchy="false">∗</mo>
      <mover accent="true">
        <msub>
          <mi>C</mi>
          <mi>t</mi>
        </msub>
        <mo stretchy="false">~</mo>
      </mover>
    </mrow>
    <annotation encoding="StarMath 5.0">i_t * tilde C_t</annotation>
  </semantics>
</math>
</file>

<file path=Object 6/content.xml><?xml version="1.0" encoding="utf-8"?>
<math xmlns="http://www.w3.org/1998/Math/MathML" display="block">
  <semantics>
    <msub>
      <mi>b</mi>
      <mi>k</mi>
    </msub>
    <annotation encoding="StarMath 5.0">b_k</annotation>
  </semantics>
</math>
</file>

<file path=Object 7/content.xml><?xml version="1.0" encoding="utf-8"?>
<math xmlns="http://www.w3.org/1998/Math/MathML" display="block">
  <semantics>
    <msub>
      <mi>y</mi>
      <mi>k</mi>
    </msub>
    <annotation encoding="StarMath 5.0">y_k</annotation>
  </semantics>
</math>
</file>

<file path=Object 8/content.xml><?xml version="1.0" encoding="utf-8"?>
<math xmlns="http://www.w3.org/1998/Math/MathML" display="block">
  <semantics>
    <msub>
      <mi>b</mi>
      <mi>k</mi>
    </msub>
    <annotation encoding="StarMath 5.0">b_k</annotation>
  </semantics>
</math>
</file>

<file path=Object 9/content.xml><?xml version="1.0" encoding="utf-8"?>
<math xmlns="http://www.w3.org/1998/Math/MathML" display="block">
  <semantics>
    <mi>k</mi>
    <annotation encoding="StarMath 5.0">k</annotation>
  </semantics>
</math>
</file>